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文泉驿正黑" svg:font-family="文泉驿正黑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1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! /bin/sh</text:p>
      <text:p text:style-name="Preformatted_20_Text"># Guess values for system-dependent variables and create Makefiles.</text:p>
      <text:p text:style-name="Preformatted_20_Text"># Generated by GNU Autoconf 2.59.</text:p>
      <text:p text:style-name="Preformatted_20_Text">#</text:p>
      <text:p text:style-name="Preformatted_20_Text"># Copyright (C) 2003 Free Software Foundation, Inc.</text:p>
      <text:p text:style-name="Preformatted_20_Text"># This configure script is free software; the Free Software Foundation</text:p>
      <text:p text:style-name="Preformatted_20_Text"># gives unlimited permission to copy, distribute and modify it.</text:p>
      <text:p text:style-name="Preformatted_20_Text">## --------------------- ##</text:p>
      <text:p text:style-name="Preformatted_20_Text">## M4sh Initialization. <text:s/>##</text:p>
      <text:p text:style-name="Preformatted_20_Text">## --------------------- ##</text:p>
      <text:p text:style-name="Preformatted_20_Text"/>
      <text:p text:style-name="Preformatted_20_Text"># Be Bourne compatible</text:p>
      <text:p text:style-name="Preformatted_20_Text">if test -n "${ZSH_VERSION+set}" &amp;&amp; (emulate sh) &gt;/dev/null 2&gt;&amp;1; then</text:p>
      <text:p text:style-name="Preformatted_20_Text"><text:s text:c="2"/>emulate sh</text:p>
      <text:p text:style-name="Preformatted_20_Text"><text:s text:c="2"/>NULLCMD=:</text:p>
      <text:p text:style-name="Preformatted_20_Text"><text:s text:c="2"/># Zsh 3.x and 4.x performs word splitting on ${1+"$@"}, which</text:p>
      <text:p text:style-name="Preformatted_20_Text"><text:s text:c="2"/># is contrary to our usage. <text:s/>Disable this feature.</text:p>
      <text:p text:style-name="Preformatted_20_Text"><text:s text:c="2"/>alias -g '${1+"$@"}'='"$@"'</text:p>
      <text:p text:style-name="Preformatted_20_Text">elif test -n "${BASH_VERSION+set}" &amp;&amp; (set -o posix) &gt;/dev/null 2&gt;&amp;1; then</text:p>
      <text:p text:style-name="Preformatted_20_Text"><text:s text:c="2"/>set -o posix</text:p>
      <text:p text:style-name="Preformatted_20_Text">fi</text:p>
      <text:p text:style-name="Preformatted_20_Text">DUALCASE=1; export DUALCASE # for MKS sh</text:p>
      <text:p text:style-name="Preformatted_20_Text"/>
      <text:p text:style-name="Preformatted_20_Text"># Support unset when possible.</text:p>
      <text:p text:style-name="Preformatted_20_Text">if ( (MAIL=60; unset MAIL) || exit) &gt;/dev/null 2&gt;&amp;1; then</text:p>
      <text:p text:style-name="Preformatted_20_Text"><text:s text:c="2"/>as_unset=unset</text:p>
      <text:p text:style-name="Preformatted_20_Text">else</text:p>
      <text:p text:style-name="Preformatted_20_Text"><text:s text:c="2"/>as_unset=false</text:p>
      <text:p text:style-name="Preformatted_20_Text">fi</text:p>
      <text:p text:style-name="Preformatted_20_Text"/>
      <text:p text:style-name="Preformatted_20_Text"/>
      <text:p text:style-name="Preformatted_20_Text"># Work around bugs in pre-3.0 UWIN ksh.</text:p>
      <text:p text:style-name="Preformatted_20_Text">$as_unset ENV MAIL MAILPATH</text:p>
      <text:p text:style-name="Preformatted_20_Text">PS1='$ '</text:p>
      <text:p text:style-name="Preformatted_20_Text">PS2='&gt; '</text:p>
      <text:p text:style-name="Preformatted_20_Text">PS4='+ '</text:p>
      <text:p text:style-name="Preformatted_20_Text"/>
      <text:p text:style-name="Preformatted_20_Text"># NLS nuisances.</text:p>
      <text:p text:style-name="Preformatted_20_Text">for as_var in \</text:p>
      <text:p text:style-name="Preformatted_20_Text"><text:s text:c="2"/>LANG LANGUAGE LC_ADDRESS LC_ALL LC_COLLATE LC_CTYPE LC_IDENTIFICATION \</text:p>
      <text:p text:style-name="Preformatted_20_Text"><text:s text:c="2"/>LC_MEASUREMENT LC_MESSAGES LC_MONETARY LC_NAME LC_NUMERIC LC_PAPER \</text:p>
      <text:p text:style-name="Preformatted_20_Text"><text:s text:c="2"/>LC_TELEPHONE LC_TIME</text:p>
      <text:p text:style-name="Preformatted_20_Text">do</text:p>
      <text:p text:style-name="Preformatted_20_Text"><text:s text:c="2"/>if (set +x; test -z "`(eval $as_var=C; export $as_var) 2&gt;&amp;1`"); then</text:p>
      <text:p text:style-name="Preformatted_20_Text"><text:soft-page-break/><text:s text:c="4"/>eval $as_var=C; export $as_var</text:p>
      <text:p text:style-name="Preformatted_20_Text"><text:s text:c="2"/>else</text:p>
      <text:p text:style-name="Preformatted_20_Text"><text:s text:c="4"/>$as_unset $as_var</text:p>
      <text:p text:style-name="Preformatted_20_Text"><text:s text:c="2"/>fi</text:p>
      <text:p text:style-name="Preformatted_20_Text">done</text:p>
      <text:p text:style-name="Preformatted_20_Text"/>
      <text:p text:style-name="Preformatted_20_Text"># Required to use basename.</text:p>
      <text:p text:style-name="Preformatted_20_Text">if expr a : '\(a\)' &gt;/dev/null 2&gt;&amp;1; then</text:p>
      <text:p text:style-name="Preformatted_20_Text"><text:s text:c="2"/>as_expr=expr</text:p>
      <text:p text:style-name="Preformatted_20_Text">else</text:p>
      <text:p text:style-name="Preformatted_20_Text"><text:s text:c="2"/>as_expr=false</text:p>
      <text:p text:style-name="Preformatted_20_Text">fi</text:p>
      <text:p text:style-name="Preformatted_20_Text"/>
      <text:p text:style-name="Preformatted_20_Text">if (basename /) &gt;/dev/null 2&gt;&amp;1 &amp;&amp; test "X`basename / 2&gt;&amp;1`" = "X/"; then</text:p>
      <text:p text:style-name="Preformatted_20_Text"><text:s text:c="2"/>as_basename=basename</text:p>
      <text:p text:style-name="Preformatted_20_Text">else</text:p>
      <text:p text:style-name="Preformatted_20_Text"><text:s text:c="2"/>as_basename=false</text:p>
      <text:p text:style-name="Preformatted_20_Text">fi</text:p>
      <text:p text:style-name="Preformatted_20_Text"/>
      <text:p text:style-name="Preformatted_20_Text"/>
      <text:p text:style-name="Preformatted_20_Text"># Name of the executable.</text:p>
      <text:p text:style-name="Preformatted_20_Text">as_me=`$as_basename "$0" ||</text:p>
      <text:p text:style-name="Preformatted_20_Text">$as_expr X/"$0" : '.*/\([^/][^/]*\)/*$' \| \</text:p>
      <text:p text:style-name="Preformatted_20_Text"><text:tab/> X"$0" : 'X\(//\)$' \| \</text:p>
      <text:p text:style-name="Preformatted_20_Text"><text:tab/> X"$0" : 'X\(/\)$' \| \</text:p>
      <text:p text:style-name="Preformatted_20_Text"><text:tab/> . <text:s text:c="4"/>: '\(.\)' 2&gt;/dev/null ||</text:p>
      <text:p text:style-name="Preformatted_20_Text">echo X/"$0" |</text:p>
      <text:p text:style-name="Preformatted_20_Text"><text:s text:c="4"/>sed '/^.*\/\([^/][^/]*\)\/*$/{ s//\1/; q; }</text:p>
      <text:p text:style-name="Preformatted_20_Text"><text:s text:c="2"/><text:tab/> <text:s/>/^X\/\(\/\/\)$/{ s//\1/; q; }</text:p>
      <text:p text:style-name="Preformatted_20_Text"><text:s text:c="2"/><text:tab/> <text:s/>/^X\/\(\/\).*/{ s//\1/; q; }</text:p>
      <text:p text:style-name="Preformatted_20_Text"><text:s text:c="2"/><text:tab/> <text:s/>s/.*/./; q'`</text:p>
      <text:p text:style-name="Preformatted_20_Text"/>
      <text:p text:style-name="Preformatted_20_Text"/>
      <text:p text:style-name="Preformatted_20_Text"># PATH needs CR, and LINENO needs CR and PATH.</text:p>
      <text:p text:style-name="Preformatted_20_Text"># Avoid depending upon Character Ranges.</text:p>
      <text:p text:style-name="Preformatted_20_Text">as_cr_letters='abcdefghijklmnopqrstuvwxyz'</text:p>
      <text:p text:style-name="Preformatted_20_Text">as_cr_LETTERS='ABCDEFGHIJKLMNOPQRSTUVWXYZ'</text:p>
      <text:p text:style-name="Preformatted_20_Text">as_cr_Letters=$as_cr_letters$as_cr_LETTERS</text:p>
      <text:p text:style-name="Preformatted_20_Text">as_cr_digits='0123456789'</text:p>
      <text:p text:style-name="Preformatted_20_Text">as_cr_alnum=$as_cr_Letters$as_cr_digits</text:p>
      <text:p text:style-name="Preformatted_20_Text"/>
      <text:p text:style-name="Preformatted_20_Text"># The user is always right.</text:p>
      <text:p text:style-name="Preformatted_20_Text">if test "${PATH_SEPARATOR+set}" != set; then</text:p>
      <text:p text:style-name="Preformatted_20_Text"><text:s text:c="2"/>echo "#! /bin/sh" &gt;conf$$.sh</text:p>
      <text:p text:style-name="Preformatted_20_Text"><text:soft-page-break/><text:s text:c="2"/>echo <text:s/>"exit 0" <text:s text:c="2"/>&gt;&gt;conf$$.sh</text:p>
      <text:p text:style-name="Preformatted_20_Text"><text:s text:c="2"/>chmod +x conf$$.sh</text:p>
      <text:p text:style-name="Preformatted_20_Text"><text:s text:c="2"/>if (PATH="/nonexistent;."; conf$$.sh) &gt;/dev/null 2&gt;&amp;1; then</text:p>
      <text:p text:style-name="Preformatted_20_Text"><text:s text:c="4"/>PATH_SEPARATOR=';'</text:p>
      <text:p text:style-name="Preformatted_20_Text"><text:s text:c="2"/>else</text:p>
      <text:p text:style-name="Preformatted_20_Text"><text:s text:c="4"/>PATH_SEPARATOR=:</text:p>
      <text:p text:style-name="Preformatted_20_Text"><text:s text:c="2"/>fi</text:p>
      <text:p text:style-name="Preformatted_20_Text"><text:s text:c="2"/>rm -f conf$$.sh</text:p>
      <text:p text:style-name="Preformatted_20_Text">fi</text:p>
      <text:p text:style-name="Preformatted_20_Text"/>
      <text:p text:style-name="Preformatted_20_Text"/>
      <text:p text:style-name="Preformatted_20_Text"><text:s text:c="2"/>as_lineno_1=$LINENO</text:p>
      <text:p text:style-name="Preformatted_20_Text"><text:s text:c="2"/>as_lineno_2=$LINENO</text:p>
      <text:p text:style-name="Preformatted_20_Text"><text:s text:c="2"/>as_lineno_3=`(expr $as_lineno_1 + 1) 2&gt;/dev/null`</text:p>
      <text:p text:style-name="Preformatted_20_Text"><text:s text:c="2"/>test "x$as_lineno_1" != "x$as_lineno_2" &amp;&amp;</text:p>
      <text:p text:style-name="Preformatted_20_Text"><text:s text:c="2"/>test "x$as_lineno_3" <text:s/>= "x$as_lineno_2" <text:s/>|| {</text:p>
      <text:p text:style-name="Preformatted_20_Text"><text:s text:c="2"/># Find who we are. <text:s/>Look in the path if we contain no path at all</text:p>
      <text:p text:style-name="Preformatted_20_Text"><text:s text:c="2"/># relative or not.</text:p>
      <text:p text:style-name="Preformatted_20_Text"><text:s text:c="2"/>case $0 in</text:p>
      <text:p text:style-name="Preformatted_20_Text"><text:s text:c="4"/>*[\\/]* ) as_myself=$0 ;;</text:p>
      <text:p text:style-name="Preformatted_20_Text"><text:s text:c="4"/>*) as_save_IFS=$IFS; IFS=$PATH_SEPARATOR</text:p>
      <text:p text:style-name="Preformatted_20_Text">for as_dir in 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test -r "$as_dir/$0" &amp;&amp; as_myself=$as_dir/$0 &amp;&amp; break</text:p>
      <text:p text:style-name="Preformatted_20_Text">done</text:p>
      <text:p text:style-name="Preformatted_20_Text"/>
      <text:p text:style-name="Preformatted_20_Text"><text:s text:c="7"/>;;</text:p>
      <text:p text:style-name="Preformatted_20_Text"><text:s text:c="2"/>esac</text:p>
      <text:p text:style-name="Preformatted_20_Text"><text:s text:c="2"/># We did not find ourselves, most probably we were run as `sh COMMAND'</text:p>
      <text:p text:style-name="Preformatted_20_Text"><text:s text:c="2"/># in which case we are not to be found in the path.</text:p>
      <text:p text:style-name="Preformatted_20_Text"><text:s text:c="2"/>if test "x$as_myself" = x; then</text:p>
      <text:p text:style-name="Preformatted_20_Text"><text:s text:c="4"/>as_myself=$0</text:p>
      <text:p text:style-name="Preformatted_20_Text"><text:s text:c="2"/>fi</text:p>
      <text:p text:style-name="Preformatted_20_Text"><text:s text:c="2"/>if test ! -f "$as_myself"; then</text:p>
      <text:p text:style-name="Preformatted_20_Text"><text:s text:c="4"/>{ echo "$as_me: error: cannot find myself; rerun with an absolute path" &gt;&amp;2</text:p>
      <text:p text:style-name="Preformatted_20_Text"><text:s text:c="3"/>{ (exit 1); exit 1; }; }</text:p>
      <text:p text:style-name="Preformatted_20_Text"><text:s text:c="2"/>fi</text:p>
      <text:p text:style-name="Preformatted_20_Text"><text:s text:c="2"/>case $CONFIG_SHELL in</text:p>
      <text:p text:style-name="Preformatted_20_Text"><text:s text:c="2"/>'')</text:p>
      <text:p text:style-name="Preformatted_20_Text"><text:s text:c="4"/>as_save_IFS=$IFS; IFS=$PATH_SEPARATOR</text:p>
      <text:p text:style-name="Preformatted_20_Text">for as_dir in /bin$PATH_SEPARATOR/usr/bin$PATH_SEPARATOR$PATH</text:p>
      <text:p text:style-name="Preformatted_20_Text">do</text:p>
      <text:p text:style-name="Preformatted_20_Text"><text:soft-page-break/><text:s text:c="2"/>IFS=$as_save_IFS</text:p>
      <text:p text:style-name="Preformatted_20_Text"><text:s text:c="2"/>test -z "$as_dir" &amp;&amp; as_dir=.</text:p>
      <text:p text:style-name="Preformatted_20_Text"><text:s text:c="2"/>for as_base in sh bash ksh sh5; do</text:p>
      <text:p text:style-name="Preformatted_20_Text"><text:tab/> case $as_dir in</text:p>
      <text:p text:style-name="Preformatted_20_Text"><text:tab/> /*)</text:p>
      <text:p text:style-name="Preformatted_20_Text"><text:tab/> <text:s text:c="2"/>if ("$as_dir/$as_base" -c '</text:p>
      <text:p text:style-name="Preformatted_20_Text"><text:s text:c="2"/>as_lineno_1=$LINENO</text:p>
      <text:p text:style-name="Preformatted_20_Text"><text:s text:c="2"/>as_lineno_2=$LINENO</text:p>
      <text:p text:style-name="Preformatted_20_Text"><text:s text:c="2"/>as_lineno_3=`(expr $as_lineno_1 + 1) 2&gt;/dev/null`</text:p>
      <text:p text:style-name="Preformatted_20_Text"><text:s text:c="2"/>test "x$as_lineno_1" != "x$as_lineno_2" &amp;&amp;</text:p>
      <text:p text:style-name="Preformatted_20_Text"><text:s text:c="2"/>test "x$as_lineno_3" <text:s/>= "x$as_lineno_2" ') 2&gt;/dev/null; then</text:p>
      <text:p text:style-name="Preformatted_20_Text"><text:tab/> <text:s text:c="4"/>$as_unset BASH_ENV || test "${BASH_ENV+set}" != set || { BASH_ENV=; export BASH_ENV; }</text:p>
      <text:p text:style-name="Preformatted_20_Text"><text:tab/> <text:s text:c="4"/>$as_unset ENV || test "${ENV+set}" != set || { ENV=; export ENV; }</text:p>
      <text:p text:style-name="Preformatted_20_Text"><text:tab/> <text:s text:c="4"/>CONFIG_SHELL=$as_dir/$as_base</text:p>
      <text:p text:style-name="Preformatted_20_Text"><text:tab/> <text:s text:c="4"/>export CONFIG_SHELL</text:p>
      <text:p text:style-name="Preformatted_20_Text"><text:tab/> <text:s text:c="4"/>exec "$CONFIG_SHELL" "$0" ${1+"$@"}</text:p>
      <text:p text:style-name="Preformatted_20_Text"><text:tab/> <text:s text:c="2"/>fi;;</text:p>
      <text:p text:style-name="Preformatted_20_Text"><text:tab/> esac</text:p>
      <text:p text:style-name="Preformatted_20_Text"><text:s text:c="7"/>done</text:p>
      <text:p text:style-name="Preformatted_20_Text">done</text:p>
      <text:p text:style-name="Preformatted_20_Text">;;</text:p>
      <text:p text:style-name="Preformatted_20_Text"><text:s text:c="2"/>esac</text:p>
      <text:p text:style-name="Preformatted_20_Text"/>
      <text:p text:style-name="Preformatted_20_Text"><text:s text:c="2"/># Create $as_me.lineno as a copy of $as_myself, but with $LINENO</text:p>
      <text:p text:style-name="Preformatted_20_Text"><text:s text:c="2"/># uniformly replaced by the line number. <text:s/>The first 'sed' inserts a</text:p>
      <text:p text:style-name="Preformatted_20_Text"><text:s text:c="2"/># line-number line before each line; the second 'sed' does the real</text:p>
      <text:p text:style-name="Preformatted_20_Text"><text:s text:c="2"/># work. <text:s/>The second script uses 'N' to pair each line-number line</text:p>
      <text:p text:style-name="Preformatted_20_Text"><text:s text:c="2"/># with the numbered line, and appends trailing '-' during</text:p>
      <text:p text:style-name="Preformatted_20_Text"><text:s text:c="2"/># substitution so that $LINENO is not a special case at line end.</text:p>
      <text:p text:style-name="Preformatted_20_Text"><text:s text:c="2"/># (Raja R Harinath suggested sed '=', and Paul Eggert wrote the</text:p>
      <text:p text:style-name="Preformatted_20_Text"><text:s text:c="2"/># second 'sed' script. <text:s/>Blame Lee E. McMahon for sed's syntax. <text:s/>:-)</text:p>
      <text:p text:style-name="Preformatted_20_Text"><text:s text:c="2"/>sed '=' &lt;$as_myself |</text:p>
      <text:p text:style-name="Preformatted_20_Text"><text:s text:c="4"/>sed '</text:p>
      <text:p text:style-name="Preformatted_20_Text"><text:s text:c="6"/>N</text:p>
      <text:p text:style-name="Preformatted_20_Text"><text:s text:c="6"/>s,$,-,</text:p>
      <text:p text:style-name="Preformatted_20_Text"><text:s text:c="6"/>: loop</text:p>
      <text:p text:style-name="Preformatted_20_Text"><text:s text:c="6"/>s,^\(['$as_cr_digits']*\)\(.*\)[$]LINENO\([^'$as_cr_alnum'_]\),\1\2\1\3,</text:p>
      <text:p text:style-name="Preformatted_20_Text"><text:s text:c="6"/>t loop</text:p>
      <text:p text:style-name="Preformatted_20_Text"><text:s text:c="6"/>s,-$,,</text:p>
      <text:p text:style-name="Preformatted_20_Text"><text:s text:c="6"/>s,^['$as_cr_digits']*\n,,</text:p>
      <text:p text:style-name="Preformatted_20_Text"><text:s text:c="4"/>' &gt;$as_me.lineno &amp;&amp;</text:p>
      <text:p text:style-name="Preformatted_20_Text"><text:s text:c="2"/>chmod +x $as_me.lineno ||</text:p>
      <text:p text:style-name="Preformatted_20_Text"><text:s text:c="4"/>{ echo "$as_me: error: cannot create $as_me.lineno; rerun with a POSIX shell" &gt;&amp;2</text:p>
      <text:p text:style-name="Preformatted_20_Text"><text:s text:c="3"/>{ (exit 1); exit 1; }; }</text:p>
      <text:p text:style-name="Preformatted_20_Text"><text:soft-page-break/></text:p>
      <text:p text:style-name="Preformatted_20_Text"><text:s text:c="2"/># Don't try to exec as it changes $[0], causing all sort of problems</text:p>
      <text:p text:style-name="Preformatted_20_Text"><text:s text:c="2"/># (the dirname of $[0] is not the place where we might find the</text:p>
      <text:p text:style-name="Preformatted_20_Text"><text:s text:c="2"/># original and so on. <text:s/>Autoconf is especially sensible to this).</text:p>
      <text:p text:style-name="Preformatted_20_Text"><text:s text:c="2"/>. ./$as_me.lineno</text:p>
      <text:p text:style-name="Preformatted_20_Text"><text:s text:c="2"/># Exit status is that of the last command.</text:p>
      <text:p text:style-name="Preformatted_20_Text"><text:s text:c="2"/>exit</text:p>
      <text:p text:style-name="Preformatted_20_Text">}</text:p>
      <text:p text:style-name="Preformatted_20_Text"/>
      <text:p text:style-name="Preformatted_20_Text"/>
      <text:p text:style-name="Preformatted_20_Text">case `echo "testing\c"; echo 1,2,3`,`echo -n testing; echo 1,2,3` in</text:p>
      <text:p text:style-name="Preformatted_20_Text"><text:s text:c="2"/>*c*,-n*) ECHO_N= ECHO_C='</text:p>
      <text:p text:style-name="Preformatted_20_Text">' ECHO_T='<text:tab/>' ;;</text:p>
      <text:p text:style-name="Preformatted_20_Text"><text:s text:c="2"/>*c*,* <text:s/>) ECHO_N=-n ECHO_C= ECHO_T= ;;</text:p>
      <text:p text:style-name="Preformatted_20_Text"><text:s text:c="2"/>*) <text:s text:c="6"/>ECHO_N= ECHO_C='\c' ECHO_T= ;;</text:p>
      <text:p text:style-name="Preformatted_20_Text">esac</text:p>
      <text:p text:style-name="Preformatted_20_Text"/>
      <text:p text:style-name="Preformatted_20_Text">if expr a : '\(a\)' &gt;/dev/null 2&gt;&amp;1; then</text:p>
      <text:p text:style-name="Preformatted_20_Text"><text:s text:c="2"/>as_expr=expr</text:p>
      <text:p text:style-name="Preformatted_20_Text">else</text:p>
      <text:p text:style-name="Preformatted_20_Text"><text:s text:c="2"/>as_expr=false</text:p>
      <text:p text:style-name="Preformatted_20_Text">fi</text:p>
      <text:p text:style-name="Preformatted_20_Text"/>
      <text:p text:style-name="Preformatted_20_Text">rm -f conf$$ conf$$.exe conf$$.file</text:p>
      <text:p text:style-name="Preformatted_20_Text">echo &gt;conf$$.file</text:p>
      <text:p text:style-name="Preformatted_20_Text">if ln -s conf$$.file conf$$ 2&gt;/dev/null; then</text:p>
      <text:p text:style-name="Preformatted_20_Text"><text:s text:c="2"/># We could just check for DJGPP; but this test a) works b) is more generic</text:p>
      <text:p text:style-name="Preformatted_20_Text"><text:s text:c="2"/># and c) will remain valid once DJGPP supports symlinks (DJGPP 2.04).</text:p>
      <text:p text:style-name="Preformatted_20_Text"><text:s text:c="2"/>if test -f conf$$.exe; then</text:p>
      <text:p text:style-name="Preformatted_20_Text"><text:s text:c="4"/># Don't use ln at all; we don't have any links</text:p>
      <text:p text:style-name="Preformatted_20_Text"><text:s text:c="4"/>as_ln_s='cp -p'</text:p>
      <text:p text:style-name="Preformatted_20_Text"><text:s text:c="2"/>else</text:p>
      <text:p text:style-name="Preformatted_20_Text"><text:s text:c="4"/>as_ln_s='ln -s'</text:p>
      <text:p text:style-name="Preformatted_20_Text"><text:s text:c="2"/>fi</text:p>
      <text:p text:style-name="Preformatted_20_Text">elif ln conf$$.file conf$$ 2&gt;/dev/null; then</text:p>
      <text:p text:style-name="Preformatted_20_Text"><text:s text:c="2"/>as_ln_s=ln</text:p>
      <text:p text:style-name="Preformatted_20_Text">else</text:p>
      <text:p text:style-name="Preformatted_20_Text"><text:s text:c="2"/>as_ln_s='cp -p'</text:p>
      <text:p text:style-name="Preformatted_20_Text">fi</text:p>
      <text:p text:style-name="Preformatted_20_Text">rm -f conf$$ conf$$.exe conf$$.file</text:p>
      <text:p text:style-name="Preformatted_20_Text"/>
      <text:p text:style-name="Preformatted_20_Text">if mkdir -p . 2&gt;/dev/null; then</text:p>
      <text:p text:style-name="Preformatted_20_Text"><text:s text:c="2"/>as_mkdir_p=:</text:p>
      <text:p text:style-name="Preformatted_20_Text">else</text:p>
      <text:p text:style-name="Preformatted_20_Text"><text:soft-page-break/><text:s text:c="2"/>test -d ./-p &amp;&amp; rmdir ./-p</text:p>
      <text:p text:style-name="Preformatted_20_Text"><text:s text:c="2"/>as_mkdir_p=false</text:p>
      <text:p text:style-name="Preformatted_20_Text">fi</text:p>
      <text:p text:style-name="Preformatted_20_Text"/>
      <text:p text:style-name="Preformatted_20_Text">as_executable_p="test -f"</text:p>
      <text:p text:style-name="Preformatted_20_Text"/>
      <text:p text:style-name="Preformatted_20_Text"># Sed expression to map a string onto a valid CPP name.</text:p>
      <text:p text:style-name="Preformatted_20_Text">as_tr_cpp="eval sed 'y%*$as_cr_letters%P$as_cr_LETTERS%;s%[^_$as_cr_alnum]%_%g'"</text:p>
      <text:p text:style-name="Preformatted_20_Text"/>
      <text:p text:style-name="Preformatted_20_Text"># Sed expression to map a string onto a valid variable name.</text:p>
      <text:p text:style-name="Preformatted_20_Text">as_tr_sh="eval sed 'y%*+%pp%;s%[^_$as_cr_alnum]%_%g'"</text:p>
      <text:p text:style-name="Preformatted_20_Text"/>
      <text:p text:style-name="Preformatted_20_Text"/>
      <text:p text:style-name="Preformatted_20_Text"># IFS</text:p>
      <text:p text:style-name="Preformatted_20_Text"># We need space, tab and new line, in precisely that order.</text:p>
      <text:p text:style-name="Preformatted_20_Text">as_nl='</text:p>
      <text:p text:style-name="Preformatted_20_Text">'</text:p>
      <text:p text:style-name="Preformatted_20_Text">IFS=" <text:tab/>$as_nl"</text:p>
      <text:p text:style-name="Preformatted_20_Text"/>
      <text:p text:style-name="Preformatted_20_Text"># CDPATH.</text:p>
      <text:p text:style-name="Preformatted_20_Text">$as_unset CDPATH</text:p>
      <text:p text:style-name="Preformatted_20_Text"/>
      <text:p text:style-name="Preformatted_20_Text"/>
      <text:p text:style-name="Preformatted_20_Text"># Name of the host.</text:p>
      <text:p text:style-name="Preformatted_20_Text"># hostname on some systems (SVR3.2, Linux) returns a bogus exit status,</text:p>
      <text:p text:style-name="Preformatted_20_Text"># so uname gets run too.</text:p>
      <text:p text:style-name="Preformatted_20_Text">ac_hostname=`(hostname || uname -n) 2&gt;/dev/null | sed 1q`</text:p>
      <text:p text:style-name="Preformatted_20_Text"/>
      <text:p text:style-name="Preformatted_20_Text">exec 6&gt;&amp;1</text:p>
      <text:p text:style-name="Preformatted_20_Text"/>
      <text:p text:style-name="Preformatted_20_Text">#</text:p>
      <text:p text:style-name="Preformatted_20_Text"># Initializations.</text:p>
      <text:p text:style-name="Preformatted_20_Text">#</text:p>
      <text:p text:style-name="Preformatted_20_Text">ac_default_prefix=/usr/local</text:p>
      <text:p text:style-name="Preformatted_20_Text">ac_config_libobj_dir=.</text:p>
      <text:p text:style-name="Preformatted_20_Text">cross_compiling=no</text:p>
      <text:p text:style-name="Preformatted_20_Text">subdirs=</text:p>
      <text:p text:style-name="Preformatted_20_Text">MFLAGS=</text:p>
      <text:p text:style-name="Preformatted_20_Text">MAKEFLAGS=</text:p>
      <text:p text:style-name="Preformatted_20_Text">SHELL=${CONFIG_SHELL-/bin/sh}</text:p>
      <text:p text:style-name="Preformatted_20_Text"/>
      <text:p text:style-name="Preformatted_20_Text"># Maximum number of lines to put in a shell here document.</text:p>
      <text:p text:style-name="Preformatted_20_Text"># This variable seems obsolete. <text:s/>It should probably be removed, and</text:p>
      <text:p text:style-name="Preformatted_20_Text"># only ac_max_sed_lines should be used.</text:p>
      <text:p text:style-name="Preformatted_20_Text"><text:soft-page-break/>: ${ac_max_here_lines=38}</text:p>
      <text:p text:style-name="Preformatted_20_Text"/>
      <text:p text:style-name="Preformatted_20_Text"># Identity of this package.</text:p>
      <text:p text:style-name="Preformatted_20_Text">PACKAGE_NAME=</text:p>
      <text:p text:style-name="Preformatted_20_Text">PACKAGE_TARNAME=</text:p>
      <text:p text:style-name="Preformatted_20_Text">PACKAGE_VERSION=</text:p>
      <text:p text:style-name="Preformatted_20_Text">PACKAGE_STRING=</text:p>
      <text:p text:style-name="Preformatted_20_Text">PACKAGE_BUGREPORT=</text:p>
      <text:p text:style-name="Preformatted_20_Text"/>
      <text:p text:style-name="Preformatted_20_Text">ac_unique_file="src/libnids.c"</text:p>
      <text:p text:style-name="Preformatted_20_Text"># Factoring default headers for most tests.</text:p>
      <text:p text:style-name="Preformatted_20_Text">ac_includes_default="\</text:p>
      <text:p text:style-name="Preformatted_20_Text">#include &lt;stdio.h&gt;</text:p>
      <text:p text:style-name="Preformatted_20_Text">#if HAVE_SYS_TYPES_H</text:p>
      <text:p text:style-name="Preformatted_20_Text"># include &lt;sys/types.h&gt;</text:p>
      <text:p text:style-name="Preformatted_20_Text">#endif</text:p>
      <text:p text:style-name="Preformatted_20_Text">#if HAVE_SYS_STAT_H</text:p>
      <text:p text:style-name="Preformatted_20_Text"># include &lt;sys/stat.h&gt;</text:p>
      <text:p text:style-name="Preformatted_20_Text">#endif</text:p>
      <text:p text:style-name="Preformatted_20_Text">#if STDC_HEADERS</text:p>
      <text:p text:style-name="Preformatted_20_Text"># include &lt;stdlib.h&gt;</text:p>
      <text:p text:style-name="Preformatted_20_Text"># include &lt;stddef.h&gt;</text:p>
      <text:p text:style-name="Preformatted_20_Text">#else</text:p>
      <text:p text:style-name="Preformatted_20_Text"># if HAVE_STDLIB_H</text:p>
      <text:p text:style-name="Preformatted_20_Text"># <text:s/>include &lt;stdlib.h&gt;</text:p>
      <text:p text:style-name="Preformatted_20_Text"># endif</text:p>
      <text:p text:style-name="Preformatted_20_Text">#endif</text:p>
      <text:p text:style-name="Preformatted_20_Text">#if HAVE_STRING_H</text:p>
      <text:p text:style-name="Preformatted_20_Text"># if !STDC_HEADERS &amp;&amp; HAVE_MEMORY_H</text:p>
      <text:p text:style-name="Preformatted_20_Text"># <text:s/>include &lt;memory.h&gt;</text:p>
      <text:p text:style-name="Preformatted_20_Text"># endif</text:p>
      <text:p text:style-name="Preformatted_20_Text"># include &lt;string.h&gt;</text:p>
      <text:p text:style-name="Preformatted_20_Text">#endif</text:p>
      <text:p text:style-name="Preformatted_20_Text">#if HAVE_STRINGS_H</text:p>
      <text:p text:style-name="Preformatted_20_Text"># include &lt;strings.h&gt;</text:p>
      <text:p text:style-name="Preformatted_20_Text">#endif</text:p>
      <text:p text:style-name="Preformatted_20_Text">#if HAVE_INTTYPES_H</text:p>
      <text:p text:style-name="Preformatted_20_Text"># include &lt;inttypes.h&gt;</text:p>
      <text:p text:style-name="Preformatted_20_Text">#else</text:p>
      <text:p text:style-name="Preformatted_20_Text"># if HAVE_STDINT_H</text:p>
      <text:p text:style-name="Preformatted_20_Text"># <text:s/>include &lt;stdint.h&gt;</text:p>
      <text:p text:style-name="Preformatted_20_Text"># endif</text:p>
      <text:p text:style-name="Preformatted_20_Text">#endif</text:p>
      <text:p text:style-name="Preformatted_20_Text">#if HAVE_UNISTD_H</text:p>
      <text:p text:style-name="Preformatted_20_Text"><text:soft-page-break/># include &lt;unistd.h&gt;</text:p>
      <text:p text:style-name="Preformatted_20_Text">#endif"</text:p>
      <text:p text:style-name="Preformatted_20_Text"/>
      <text:p text:style-name="Preformatted_20_Text">ac_subst_vars='SHELL PATH_SEPARATOR PACKAGE_NAME PACKAGE_TARNAME PACKAGE_VERSION PACKAGE_STRING PACKAGE_BUGREPORT exec_prefix prefix program_transform_name bindir sbindir libexecdir datadir sysconfdir sharedstatedir localstatedir libdir includedir oldincludedir infodir mandir build_alias host_alias target_alias DEFS ECHO_C ECHO_N ECHO_T LIBS build build_cpu build_vendor build_os host host_cpu host_vendor host_os target target_cpu target_vendor target_os CC CFLAGS LDFLAGS CPPFLAGS ac_ct_CC EXEEXT OBJEXT RANLIB ac_ct_RANLIB INSTALL_PROGRAM INSTALL_SCRIPT INSTALL_DATA CPP EGREP PCAP_CFLAGS PCAPLIB PKG_CONFIG ac_pt_PKG_CONFIG GLIB_CFLAGS GLIB_LIBS GTHREAD_CFLAGS GTHREAD_LIBS LNET_CFLAGS LNETLIB BUILD_SHARED ICMPHEADER TCPSTATES HAVE_BSD_UDPHDR LIBNET_VER LIBOBJS LTLIBOBJS'</text:p>
      <text:p text:style-name="Preformatted_20_Text">ac_subst_files=''</text:p>
      <text:p text:style-name="Preformatted_20_Text"/>
      <text:p text:style-name="Preformatted_20_Text"># Initialize some variables set by options.</text:p>
      <text:p text:style-name="Preformatted_20_Text">ac_init_help=</text:p>
      <text:p text:style-name="Preformatted_20_Text">ac_init_version=false</text:p>
      <text:p text:style-name="Preformatted_20_Text"># The variables have the same names as the options, with</text:p>
      <text:p text:style-name="Preformatted_20_Text"># dashes changed to underlines.</text:p>
      <text:p text:style-name="Preformatted_20_Text">cache_file=/dev/null</text:p>
      <text:p text:style-name="Preformatted_20_Text">exec_prefix=NONE</text:p>
      <text:p text:style-name="Preformatted_20_Text">no_create=</text:p>
      <text:p text:style-name="Preformatted_20_Text">no_recursion=</text:p>
      <text:p text:style-name="Preformatted_20_Text">prefix=NONE</text:p>
      <text:p text:style-name="Preformatted_20_Text">program_prefix=NONE</text:p>
      <text:p text:style-name="Preformatted_20_Text">program_suffix=NONE</text:p>
      <text:p text:style-name="Preformatted_20_Text">program_transform_name=s,x,x,</text:p>
      <text:p text:style-name="Preformatted_20_Text">silent=</text:p>
      <text:p text:style-name="Preformatted_20_Text">site=</text:p>
      <text:p text:style-name="Preformatted_20_Text">srcdir=</text:p>
      <text:p text:style-name="Preformatted_20_Text">verbose=</text:p>
      <text:p text:style-name="Preformatted_20_Text">x_includes=NONE</text:p>
      <text:p text:style-name="Preformatted_20_Text">x_libraries=NONE</text:p>
      <text:p text:style-name="Preformatted_20_Text"/>
      <text:p text:style-name="Preformatted_20_Text"># Installation directory options.</text:p>
      <text:p text:style-name="Preformatted_20_Text"># These are left unexpanded so users can "make install exec_prefix=/foo"</text:p>
      <text:p text:style-name="Preformatted_20_Text"># and all the variables that are supposed to be based on exec_prefix</text:p>
      <text:p text:style-name="Preformatted_20_Text"># by default will actually change.</text:p>
      <text:p text:style-name="Preformatted_20_Text"># Use braces instead of parens because sh, perl, etc. also accept them.</text:p>
      <text:p text:style-name="Preformatted_20_Text">bindir='${exec_prefix}/bin'</text:p>
      <text:p text:style-name="Preformatted_20_Text">sbindir='${exec_prefix}/sbin'</text:p>
      <text:p text:style-name="Preformatted_20_Text">libexecdir='${exec_prefix}/libexec'</text:p>
      <text:p text:style-name="Preformatted_20_Text">datadir='${prefix}/share'</text:p>
      <text:p text:style-name="Preformatted_20_Text">sysconfdir='${prefix}/etc'</text:p>
      <text:p text:style-name="Preformatted_20_Text">sharedstatedir='${prefix}/com'</text:p>
      <text:p text:style-name="Preformatted_20_Text"><text:soft-page-break/>localstatedir='${prefix}/var'</text:p>
      <text:p text:style-name="Preformatted_20_Text">libdir='${exec_prefix}/lib'</text:p>
      <text:p text:style-name="Preformatted_20_Text">includedir='${prefix}/include'</text:p>
      <text:p text:style-name="Preformatted_20_Text">oldincludedir='/usr/include'</text:p>
      <text:p text:style-name="Preformatted_20_Text">infodir='${prefix}/info'</text:p>
      <text:p text:style-name="Preformatted_20_Text">mandir='${prefix}/man'</text:p>
      <text:p text:style-name="Preformatted_20_Text"/>
      <text:p text:style-name="Preformatted_20_Text">ac_prev=</text:p>
      <text:p text:style-name="Preformatted_20_Text">for ac_option</text:p>
      <text:p text:style-name="Preformatted_20_Text">do</text:p>
      <text:p text:style-name="Preformatted_20_Text"><text:s text:c="2"/># If the previous option needs an argument, assign it.</text:p>
      <text:p text:style-name="Preformatted_20_Text"><text:s text:c="2"/>if test -n "$ac_prev"; then</text:p>
      <text:p text:style-name="Preformatted_20_Text"><text:s text:c="4"/>eval "$ac_prev=\$ac_option"</text:p>
      <text:p text:style-name="Preformatted_20_Text"><text:s text:c="4"/>ac_prev=</text:p>
      <text:p text:style-name="Preformatted_20_Text"><text:s text:c="4"/>continue</text:p>
      <text:p text:style-name="Preformatted_20_Text"><text:s text:c="2"/>fi</text:p>
      <text:p text:style-name="Preformatted_20_Text"/>
      <text:p text:style-name="Preformatted_20_Text"><text:s text:c="2"/>ac_optarg=`expr "x$ac_option" : 'x[^=]*=\(.*\)'`</text:p>
      <text:p text:style-name="Preformatted_20_Text"/>
      <text:p text:style-name="Preformatted_20_Text"><text:s text:c="2"/># Accept the important Cygnus configure options, so we can diagnose typos.</text:p>
      <text:p text:style-name="Preformatted_20_Text"/>
      <text:p text:style-name="Preformatted_20_Text"><text:s text:c="2"/>case $ac_option in</text:p>
      <text:p text:style-name="Preformatted_20_Text"/>
      <text:p text:style-name="Preformatted_20_Text"><text:s text:c="2"/>-bindir | --bindir | --bindi | --bind | --bin | --bi)</text:p>
      <text:p text:style-name="Preformatted_20_Text"><text:s text:c="4"/>ac_prev=bindir ;;</text:p>
      <text:p text:style-name="Preformatted_20_Text"><text:s text:c="2"/>-bindir=* | --bindir=* | --bindi=* | --bind=* | --bin=* | --bi=*)</text:p>
      <text:p text:style-name="Preformatted_20_Text"><text:s text:c="4"/>bindir=$ac_optarg ;;</text:p>
      <text:p text:style-name="Preformatted_20_Text"/>
      <text:p text:style-name="Preformatted_20_Text"><text:s text:c="2"/>-build | --build | --buil | --bui | --bu)</text:p>
      <text:p text:style-name="Preformatted_20_Text"><text:s text:c="4"/>ac_prev=build_alias ;;</text:p>
      <text:p text:style-name="Preformatted_20_Text"><text:s text:c="2"/>-build=* | --build=* | --buil=* | --bui=* | --bu=*)</text:p>
      <text:p text:style-name="Preformatted_20_Text"><text:s text:c="4"/>build_alias=$ac_optarg ;;</text:p>
      <text:p text:style-name="Preformatted_20_Text"/>
      <text:p text:style-name="Preformatted_20_Text"><text:s text:c="2"/>-cache-file | --cache-file | --cache-fil | --cache-fi \</text:p>
      <text:p text:style-name="Preformatted_20_Text"><text:s text:c="2"/>| --cache-f | --cache- | --cache | --cach | --cac | --ca | --c)</text:p>
      <text:p text:style-name="Preformatted_20_Text"><text:s text:c="4"/>ac_prev=cache_file ;;</text:p>
      <text:p text:style-name="Preformatted_20_Text"><text:s text:c="2"/>-cache-file=* | --cache-file=* | --cache-fil=* | --cache-fi=* \</text:p>
      <text:p text:style-name="Preformatted_20_Text"><text:s text:c="2"/>| --cache-f=* | --cache-=* | --cache=* | --cach=* | --cac=* | --ca=* | --c=*)</text:p>
      <text:p text:style-name="Preformatted_20_Text"><text:s text:c="4"/>cache_file=$ac_optarg ;;</text:p>
      <text:p text:style-name="Preformatted_20_Text"/>
      <text:p text:style-name="Preformatted_20_Text"><text:s text:c="2"/>--config-cache | -C)</text:p>
      <text:p text:style-name="Preformatted_20_Text"><text:s text:c="4"/>cache_file=config.cache ;;</text:p>
      <text:p text:style-name="Preformatted_20_Text"/>
      <text:p text:style-name="Preformatted_20_Text"><text:s text:c="2"/>-datadir | --datadir | --datadi | --datad | --data | --dat | --da)</text:p>
      <text:p text:style-name="Preformatted_20_Text"><text:soft-page-break/><text:s text:c="4"/>ac_prev=datadir ;;</text:p>
      <text:p text:style-name="Preformatted_20_Text"><text:s text:c="2"/>-datadir=* | --datadir=* | --datadi=* | --datad=* | --data=* | --dat=* \</text:p>
      <text:p text:style-name="Preformatted_20_Text"><text:s text:c="2"/>| --da=*)</text:p>
      <text:p text:style-name="Preformatted_20_Text"><text:s text:c="4"/>datadir=$ac_optarg ;;</text:p>
      <text:p text:style-name="Preformatted_20_Text"/>
      <text:p text:style-name="Preformatted_20_Text"><text:s text:c="2"/>-disable-* | --disable-*)</text:p>
      <text:p text:style-name="Preformatted_20_Text"><text:s text:c="4"/>ac_feature=`expr "x$ac_option" : 'x-*disable-\(.*\)'`</text:p>
      <text:p text:style-name="Preformatted_20_Text"><text:s text:c="4"/># Reject names that are not valid shell variable names.</text:p>
      <text:p text:style-name="Preformatted_20_Text"><text:s text:c="4"/>expr "x$ac_feature" : ".*[^-_$as_cr_alnum]" &gt;/dev/null &amp;&amp;</text:p>
      <text:p text:style-name="Preformatted_20_Text"><text:s text:c="6"/>{ echo "$as_me: error: invalid feature name: $ac_feature" &gt;&amp;2</text:p>
      <text:p text:style-name="Preformatted_20_Text"><text:s text:c="3"/>{ (exit 1); exit 1; }; }</text:p>
      <text:p text:style-name="Preformatted_20_Text"><text:s text:c="4"/>ac_feature=`echo $ac_feature | sed 's/-/_/g'`</text:p>
      <text:p text:style-name="Preformatted_20_Text"><text:s text:c="4"/>eval "enable_$ac_feature=no" ;;</text:p>
      <text:p text:style-name="Preformatted_20_Text"/>
      <text:p text:style-name="Preformatted_20_Text"><text:s text:c="2"/>-enable-* | --enable-*)</text:p>
      <text:p text:style-name="Preformatted_20_Text"><text:s text:c="4"/>ac_feature=`expr "x$ac_option" : 'x-*enable-\([^=]*\)'`</text:p>
      <text:p text:style-name="Preformatted_20_Text"><text:s text:c="4"/># Reject names that are not valid shell variable names.</text:p>
      <text:p text:style-name="Preformatted_20_Text"><text:s text:c="4"/>expr "x$ac_feature" : ".*[^-_$as_cr_alnum]" &gt;/dev/null &amp;&amp;</text:p>
      <text:p text:style-name="Preformatted_20_Text"><text:s text:c="6"/>{ echo "$as_me: error: invalid feature name: $ac_feature" &gt;&amp;2</text:p>
      <text:p text:style-name="Preformatted_20_Text"><text:s text:c="3"/>{ (exit 1); exit 1; }; }</text:p>
      <text:p text:style-name="Preformatted_20_Text"><text:s text:c="4"/>ac_feature=`echo $ac_feature | sed 's/-/_/g'`</text:p>
      <text:p text:style-name="Preformatted_20_Text"><text:s text:c="4"/>case $ac_option in</text:p>
      <text:p text:style-name="Preformatted_20_Text"><text:s text:c="6"/>*=*) ac_optarg=`echo "$ac_optarg" | sed "s/'/'\\\\\\\\''/g"`;;</text:p>
      <text:p text:style-name="Preformatted_20_Text"><text:s text:c="6"/>*) ac_optarg=yes ;;</text:p>
      <text:p text:style-name="Preformatted_20_Text"><text:s text:c="4"/>esac</text:p>
      <text:p text:style-name="Preformatted_20_Text"><text:s text:c="4"/>eval "enable_$ac_feature='$ac_optarg'" ;;</text:p>
      <text:p text:style-name="Preformatted_20_Text"/>
      <text:p text:style-name="Preformatted_20_Text"><text:s text:c="2"/>-exec-prefix | --exec_prefix | --exec-prefix | --exec-prefi \</text:p>
      <text:p text:style-name="Preformatted_20_Text"><text:s text:c="2"/>| --exec-pref | --exec-pre | --exec-pr | --exec-p | --exec- \</text:p>
      <text:p text:style-name="Preformatted_20_Text"><text:s text:c="2"/>| --exec | --exe | --ex)</text:p>
      <text:p text:style-name="Preformatted_20_Text"><text:s text:c="4"/>ac_prev=exec_prefix ;;</text:p>
      <text:p text:style-name="Preformatted_20_Text"><text:s text:c="2"/>-exec-prefix=* | --exec_prefix=* | --exec-prefix=* | --exec-prefi=* \</text:p>
      <text:p text:style-name="Preformatted_20_Text"><text:s text:c="2"/>| --exec-pref=* | --exec-pre=* | --exec-pr=* | --exec-p=* | --exec-=* \</text:p>
      <text:p text:style-name="Preformatted_20_Text"><text:s text:c="2"/>| --exec=* | --exe=* | --ex=*)</text:p>
      <text:p text:style-name="Preformatted_20_Text"><text:s text:c="4"/>exec_prefix=$ac_optarg ;;</text:p>
      <text:p text:style-name="Preformatted_20_Text"/>
      <text:p text:style-name="Preformatted_20_Text"><text:s text:c="2"/>-gas | --gas | --ga | --g)</text:p>
      <text:p text:style-name="Preformatted_20_Text"><text:s text:c="4"/># Obsolete; use --with-gas.</text:p>
      <text:p text:style-name="Preformatted_20_Text"><text:s text:c="4"/>with_gas=yes ;;</text:p>
      <text:p text:style-name="Preformatted_20_Text"/>
      <text:p text:style-name="Preformatted_20_Text"><text:s text:c="2"/>-help | --help | --hel | --he | -h)</text:p>
      <text:p text:style-name="Preformatted_20_Text"><text:s text:c="4"/>ac_init_help=long ;;</text:p>
      <text:p text:style-name="Preformatted_20_Text"><text:s text:c="2"/>-help=r* | --help=r* | --hel=r* | --he=r* | -hr*)</text:p>
      <text:p text:style-name="Preformatted_20_Text"><text:s text:c="4"/>ac_init_help=recursive ;;</text:p>
      <text:p text:style-name="Preformatted_20_Text"><text:soft-page-break/><text:s text:c="2"/>-help=s* | --help=s* | --hel=s* | --he=s* | -hs*)</text:p>
      <text:p text:style-name="Preformatted_20_Text"><text:s text:c="4"/>ac_init_help=short ;;</text:p>
      <text:p text:style-name="Preformatted_20_Text"/>
      <text:p text:style-name="Preformatted_20_Text"><text:s text:c="2"/>-host | --host | --hos | --ho)</text:p>
      <text:p text:style-name="Preformatted_20_Text"><text:s text:c="4"/>ac_prev=host_alias ;;</text:p>
      <text:p text:style-name="Preformatted_20_Text"><text:s text:c="2"/>-host=* | --host=* | --hos=* | --ho=*)</text:p>
      <text:p text:style-name="Preformatted_20_Text"><text:s text:c="4"/>host_alias=$ac_optarg ;;</text:p>
      <text:p text:style-name="Preformatted_20_Text"/>
      <text:p text:style-name="Preformatted_20_Text"><text:s text:c="2"/>-includedir | --includedir | --includedi | --included | --include \</text:p>
      <text:p text:style-name="Preformatted_20_Text"><text:s text:c="2"/>| --includ | --inclu | --incl | --inc)</text:p>
      <text:p text:style-name="Preformatted_20_Text"><text:s text:c="4"/>ac_prev=includedir ;;</text:p>
      <text:p text:style-name="Preformatted_20_Text"><text:s text:c="2"/>-includedir=* | --includedir=* | --includedi=* | --included=* | --include=* \</text:p>
      <text:p text:style-name="Preformatted_20_Text"><text:s text:c="2"/>| --includ=* | --inclu=* | --incl=* | --inc=*)</text:p>
      <text:p text:style-name="Preformatted_20_Text"><text:s text:c="4"/>includedir=$ac_optarg ;;</text:p>
      <text:p text:style-name="Preformatted_20_Text"/>
      <text:p text:style-name="Preformatted_20_Text"><text:s text:c="2"/>-infodir | --infodir | --infodi | --infod | --info | --inf)</text:p>
      <text:p text:style-name="Preformatted_20_Text"><text:s text:c="4"/>ac_prev=infodir ;;</text:p>
      <text:p text:style-name="Preformatted_20_Text"><text:s text:c="2"/>-infodir=* | --infodir=* | --infodi=* | --infod=* | --info=* | --inf=*)</text:p>
      <text:p text:style-name="Preformatted_20_Text"><text:s text:c="4"/>infodir=$ac_optarg ;;</text:p>
      <text:p text:style-name="Preformatted_20_Text"/>
      <text:p text:style-name="Preformatted_20_Text"><text:s text:c="2"/>-libdir | --libdir | --libdi | --libd)</text:p>
      <text:p text:style-name="Preformatted_20_Text"><text:s text:c="4"/>ac_prev=libdir ;;</text:p>
      <text:p text:style-name="Preformatted_20_Text"><text:s text:c="2"/>-libdir=* | --libdir=* | --libdi=* | --libd=*)</text:p>
      <text:p text:style-name="Preformatted_20_Text"><text:s text:c="4"/>libdir=$ac_optarg ;;</text:p>
      <text:p text:style-name="Preformatted_20_Text"/>
      <text:p text:style-name="Preformatted_20_Text"><text:s text:c="2"/>-libexecdir | --libexecdir | --libexecdi | --libexecd | --libexec \</text:p>
      <text:p text:style-name="Preformatted_20_Text"><text:s text:c="2"/>| --libexe | --libex | --libe)</text:p>
      <text:p text:style-name="Preformatted_20_Text"><text:s text:c="4"/>ac_prev=libexecdir ;;</text:p>
      <text:p text:style-name="Preformatted_20_Text"><text:s text:c="2"/>-libexecdir=* | --libexecdir=* | --libexecdi=* | --libexecd=* | --libexec=* \</text:p>
      <text:p text:style-name="Preformatted_20_Text"><text:s text:c="2"/>| --libexe=* | --libex=* | --libe=*)</text:p>
      <text:p text:style-name="Preformatted_20_Text"><text:s text:c="4"/>libexecdir=$ac_optarg ;;</text:p>
      <text:p text:style-name="Preformatted_20_Text"/>
      <text:p text:style-name="Preformatted_20_Text"><text:s text:c="2"/>-localstatedir | --localstatedir | --localstatedi | --localstated \</text:p>
      <text:p text:style-name="Preformatted_20_Text"><text:s text:c="2"/>| --localstate | --localstat | --localsta | --localst \</text:p>
      <text:p text:style-name="Preformatted_20_Text"><text:s text:c="2"/>| --locals | --local | --loca | --loc | --lo)</text:p>
      <text:p text:style-name="Preformatted_20_Text"><text:s text:c="4"/>ac_prev=localstatedir ;;</text:p>
      <text:p text:style-name="Preformatted_20_Text"><text:s text:c="2"/>-localstatedir=* | --localstatedir=* | --localstatedi=* | --localstated=* \</text:p>
      <text:p text:style-name="Preformatted_20_Text"><text:s text:c="2"/>| --localstate=* | --localstat=* | --localsta=* | --localst=* \</text:p>
      <text:p text:style-name="Preformatted_20_Text"><text:s text:c="2"/>| --locals=* | --local=* | --loca=* | --loc=* | --lo=*)</text:p>
      <text:p text:style-name="Preformatted_20_Text"><text:s text:c="4"/>localstatedir=$ac_optarg ;;</text:p>
      <text:p text:style-name="Preformatted_20_Text"/>
      <text:p text:style-name="Preformatted_20_Text"><text:s text:c="2"/>-mandir | --mandir | --mandi | --mand | --man | --ma | --m)</text:p>
      <text:p text:style-name="Preformatted_20_Text"><text:s text:c="4"/>ac_prev=mandir ;;</text:p>
      <text:p text:style-name="Preformatted_20_Text"><text:s text:c="2"/>-mandir=* | --mandir=* | --mandi=* | --mand=* | --man=* | --ma=* | --m=*)</text:p>
      <text:p text:style-name="Preformatted_20_Text"><text:soft-page-break/><text:s text:c="4"/>mandir=$ac_optarg ;;</text:p>
      <text:p text:style-name="Preformatted_20_Text"/>
      <text:p text:style-name="Preformatted_20_Text"><text:s text:c="2"/>-nfp | --nfp | --nf)</text:p>
      <text:p text:style-name="Preformatted_20_Text"><text:s text:c="4"/># Obsolete; use --without-fp.</text:p>
      <text:p text:style-name="Preformatted_20_Text"><text:s text:c="4"/>with_fp=no ;;</text:p>
      <text:p text:style-name="Preformatted_20_Text"/>
      <text:p text:style-name="Preformatted_20_Text"><text:s text:c="2"/>-no-create | --no-create | --no-creat | --no-crea | --no-cre \</text:p>
      <text:p text:style-name="Preformatted_20_Text"><text:s text:c="2"/>| --no-cr | --no-c | -n)</text:p>
      <text:p text:style-name="Preformatted_20_Text"><text:s text:c="4"/>no_create=yes ;;</text:p>
      <text:p text:style-name="Preformatted_20_Text"/>
      <text:p text:style-name="Preformatted_20_Text"><text:s text:c="2"/>-no-recursion | --no-recursion | --no-recursio | --no-recursi \</text:p>
      <text:p text:style-name="Preformatted_20_Text"><text:s text:c="2"/>| --no-recurs | --no-recur | --no-recu | --no-rec | --no-re | --no-r)</text:p>
      <text:p text:style-name="Preformatted_20_Text"><text:s text:c="4"/>no_recursion=yes ;;</text:p>
      <text:p text:style-name="Preformatted_20_Text"/>
      <text:p text:style-name="Preformatted_20_Text"><text:s text:c="2"/>-oldincludedir | --oldincludedir | --oldincludedi | --oldincluded \</text:p>
      <text:p text:style-name="Preformatted_20_Text"><text:s text:c="2"/>| --oldinclude | --oldinclud | --oldinclu | --oldincl | --oldinc \</text:p>
      <text:p text:style-name="Preformatted_20_Text"><text:s text:c="2"/>| --oldin | --oldi | --old | --ol | --o)</text:p>
      <text:p text:style-name="Preformatted_20_Text"><text:s text:c="4"/>ac_prev=oldincludedir ;;</text:p>
      <text:p text:style-name="Preformatted_20_Text"><text:s text:c="2"/>-oldincludedir=* | --oldincludedir=* | --oldincludedi=* | --oldincluded=* \</text:p>
      <text:p text:style-name="Preformatted_20_Text"><text:s text:c="2"/>| --oldinclude=* | --oldinclud=* | --oldinclu=* | --oldincl=* | --oldinc=* \</text:p>
      <text:p text:style-name="Preformatted_20_Text"><text:s text:c="2"/>| --oldin=* | --oldi=* | --old=* | --ol=* | --o=*)</text:p>
      <text:p text:style-name="Preformatted_20_Text"><text:s text:c="4"/>oldincludedir=$ac_optarg ;;</text:p>
      <text:p text:style-name="Preformatted_20_Text"/>
      <text:p text:style-name="Preformatted_20_Text"><text:s text:c="2"/>-prefix | --prefix | --prefi | --pref | --pre | --pr | --p)</text:p>
      <text:p text:style-name="Preformatted_20_Text"><text:s text:c="4"/>ac_prev=prefix ;;</text:p>
      <text:p text:style-name="Preformatted_20_Text"><text:s text:c="2"/>-prefix=* | --prefix=* | --prefi=* | --pref=* | --pre=* | --pr=* | --p=*)</text:p>
      <text:p text:style-name="Preformatted_20_Text"><text:s text:c="4"/>prefix=$ac_optarg ;;</text:p>
      <text:p text:style-name="Preformatted_20_Text"/>
      <text:p text:style-name="Preformatted_20_Text"><text:s text:c="2"/>-program-prefix | --program-prefix | --program-prefi | --program-pref \</text:p>
      <text:p text:style-name="Preformatted_20_Text"><text:s text:c="2"/>| --program-pre | --program-pr | --program-p)</text:p>
      <text:p text:style-name="Preformatted_20_Text"><text:s text:c="4"/>ac_prev=program_prefix ;;</text:p>
      <text:p text:style-name="Preformatted_20_Text"><text:s text:c="2"/>-program-prefix=* | --program-prefix=* | --program-prefi=* \</text:p>
      <text:p text:style-name="Preformatted_20_Text"><text:s text:c="2"/>| --program-pref=* | --program-pre=* | --program-pr=* | --program-p=*)</text:p>
      <text:p text:style-name="Preformatted_20_Text"><text:s text:c="4"/>program_prefix=$ac_optarg ;;</text:p>
      <text:p text:style-name="Preformatted_20_Text"/>
      <text:p text:style-name="Preformatted_20_Text"><text:s text:c="2"/>-program-suffix | --program-suffix | --program-suffi | --program-suff \</text:p>
      <text:p text:style-name="Preformatted_20_Text"><text:s text:c="2"/>| --program-suf | --program-su | --program-s)</text:p>
      <text:p text:style-name="Preformatted_20_Text"><text:s text:c="4"/>ac_prev=program_suffix ;;</text:p>
      <text:p text:style-name="Preformatted_20_Text"><text:s text:c="2"/>-program-suffix=* | --program-suffix=* | --program-suffi=* \</text:p>
      <text:p text:style-name="Preformatted_20_Text"><text:s text:c="2"/>| --program-suff=* | --program-suf=* | --program-su=* | --program-s=*)</text:p>
      <text:p text:style-name="Preformatted_20_Text"><text:s text:c="4"/>program_suffix=$ac_optarg ;;</text:p>
      <text:p text:style-name="Preformatted_20_Text"/>
      <text:p text:style-name="Preformatted_20_Text"><text:s text:c="2"/>-program-transform-name | --program-transform-name \</text:p>
      <text:p text:style-name="Preformatted_20_Text"><text:s text:c="2"/>| --program-transform-nam | --program-transform-na \</text:p>
      <text:p text:style-name="Preformatted_20_Text"><text:soft-page-break/><text:s text:c="2"/>| --program-transform-n | --program-transform- \</text:p>
      <text:p text:style-name="Preformatted_20_Text"><text:s text:c="2"/>| --program-transform | --program-transfor \</text:p>
      <text:p text:style-name="Preformatted_20_Text"><text:s text:c="2"/>| --program-transfo | --program-transf \</text:p>
      <text:p text:style-name="Preformatted_20_Text"><text:s text:c="2"/>| --program-trans | --program-tran \</text:p>
      <text:p text:style-name="Preformatted_20_Text"><text:s text:c="2"/>| --progr-tra | --program-tr | --program-t)</text:p>
      <text:p text:style-name="Preformatted_20_Text"><text:s text:c="4"/>ac_prev=program_transform_name ;;</text:p>
      <text:p text:style-name="Preformatted_20_Text"><text:s text:c="2"/>-program-transform-name=* | --program-transform-name=* \</text:p>
      <text:p text:style-name="Preformatted_20_Text"><text:s text:c="2"/>| --program-transform-nam=* | --program-transform-na=* \</text:p>
      <text:p text:style-name="Preformatted_20_Text"><text:s text:c="2"/>| --program-transform-n=* | --program-transform-=* \</text:p>
      <text:p text:style-name="Preformatted_20_Text"><text:s text:c="2"/>| --program-transform=* | --program-transfor=* \</text:p>
      <text:p text:style-name="Preformatted_20_Text"><text:s text:c="2"/>| --program-transfo=* | --program-transf=* \</text:p>
      <text:p text:style-name="Preformatted_20_Text"><text:s text:c="2"/>| --program-trans=* | --program-tran=* \</text:p>
      <text:p text:style-name="Preformatted_20_Text"><text:s text:c="2"/>| --progr-tra=* | --program-tr=* | --program-t=*)</text:p>
      <text:p text:style-name="Preformatted_20_Text"><text:s text:c="4"/>program_transform_name=$ac_optarg ;;</text:p>
      <text:p text:style-name="Preformatted_20_Text"/>
      <text:p text:style-name="Preformatted_20_Text"><text:s text:c="2"/>-q | -quiet | --quiet | --quie | --qui | --qu | --q \</text:p>
      <text:p text:style-name="Preformatted_20_Text"><text:s text:c="2"/>| -silent | --silent | --silen | --sile | --sil)</text:p>
      <text:p text:style-name="Preformatted_20_Text"><text:s text:c="4"/>silent=yes ;;</text:p>
      <text:p text:style-name="Preformatted_20_Text"/>
      <text:p text:style-name="Preformatted_20_Text"><text:s text:c="2"/>-sbindir | --sbindir | --sbindi | --sbind | --sbin | --sbi | --sb)</text:p>
      <text:p text:style-name="Preformatted_20_Text"><text:s text:c="4"/>ac_prev=sbindir ;;</text:p>
      <text:p text:style-name="Preformatted_20_Text"><text:s text:c="2"/>-sbindir=* | --sbindir=* | --sbindi=* | --sbind=* | --sbin=* \</text:p>
      <text:p text:style-name="Preformatted_20_Text"><text:s text:c="2"/>| --sbi=* | --sb=*)</text:p>
      <text:p text:style-name="Preformatted_20_Text"><text:s text:c="4"/>sbindir=$ac_optarg ;;</text:p>
      <text:p text:style-name="Preformatted_20_Text"/>
      <text:p text:style-name="Preformatted_20_Text"><text:s text:c="2"/>-sharedstatedir | --sharedstatedir | --sharedstatedi \</text:p>
      <text:p text:style-name="Preformatted_20_Text"><text:s text:c="2"/>| --sharedstated | --sharedstate | --sharedstat | --sharedsta \</text:p>
      <text:p text:style-name="Preformatted_20_Text"><text:s text:c="2"/>| --sharedst | --shareds | --shared | --share | --shar \</text:p>
      <text:p text:style-name="Preformatted_20_Text"><text:s text:c="2"/>| --sha | --sh)</text:p>
      <text:p text:style-name="Preformatted_20_Text"><text:s text:c="4"/>ac_prev=sharedstatedir ;;</text:p>
      <text:p text:style-name="Preformatted_20_Text"><text:s text:c="2"/>-sharedstatedir=* | --sharedstatedir=* | --sharedstatedi=* \</text:p>
      <text:p text:style-name="Preformatted_20_Text"><text:s text:c="2"/>| --sharedstated=* | --sharedstate=* | --sharedstat=* | --sharedsta=* \</text:p>
      <text:p text:style-name="Preformatted_20_Text"><text:s text:c="2"/>| --sharedst=* | --shareds=* | --shared=* | --share=* | --shar=* \</text:p>
      <text:p text:style-name="Preformatted_20_Text"><text:s text:c="2"/>| --sha=* | --sh=*)</text:p>
      <text:p text:style-name="Preformatted_20_Text"><text:s text:c="4"/>sharedstatedir=$ac_optarg ;;</text:p>
      <text:p text:style-name="Preformatted_20_Text"/>
      <text:p text:style-name="Preformatted_20_Text"><text:s text:c="2"/>-site | --site | --sit)</text:p>
      <text:p text:style-name="Preformatted_20_Text"><text:s text:c="4"/>ac_prev=site ;;</text:p>
      <text:p text:style-name="Preformatted_20_Text"><text:s text:c="2"/>-site=* | --site=* | --sit=*)</text:p>
      <text:p text:style-name="Preformatted_20_Text"><text:s text:c="4"/>site=$ac_optarg ;;</text:p>
      <text:p text:style-name="Preformatted_20_Text"/>
      <text:p text:style-name="Preformatted_20_Text"><text:s text:c="2"/>-srcdir | --srcdir | --srcdi | --srcd | --src | --sr)</text:p>
      <text:p text:style-name="Preformatted_20_Text"><text:s text:c="4"/>ac_prev=srcdir ;;</text:p>
      <text:p text:style-name="Preformatted_20_Text"><text:s text:c="2"/>-srcdir=* | --srcdir=* | --srcdi=* | --srcd=* | --src=* | --sr=*)</text:p>
      <text:p text:style-name="Preformatted_20_Text"><text:soft-page-break/><text:s text:c="4"/>srcdir=$ac_optarg ;;</text:p>
      <text:p text:style-name="Preformatted_20_Text"/>
      <text:p text:style-name="Preformatted_20_Text"><text:s text:c="2"/>-sysconfdir | --sysconfdir | --sysconfdi | --sysconfd | --sysconf \</text:p>
      <text:p text:style-name="Preformatted_20_Text"><text:s text:c="2"/>| --syscon | --sysco | --sysc | --sys | --sy)</text:p>
      <text:p text:style-name="Preformatted_20_Text"><text:s text:c="4"/>ac_prev=sysconfdir ;;</text:p>
      <text:p text:style-name="Preformatted_20_Text"><text:s text:c="2"/>-sysconfdir=* | --sysconfdir=* | --sysconfdi=* | --sysconfd=* | --sysconf=* \</text:p>
      <text:p text:style-name="Preformatted_20_Text"><text:s text:c="2"/>| --syscon=* | --sysco=* | --sysc=* | --sys=* | --sy=*)</text:p>
      <text:p text:style-name="Preformatted_20_Text"><text:s text:c="4"/>sysconfdir=$ac_optarg ;;</text:p>
      <text:p text:style-name="Preformatted_20_Text"/>
      <text:p text:style-name="Preformatted_20_Text"><text:s text:c="2"/>-target | --target | --targe | --targ | --tar | --ta | --t)</text:p>
      <text:p text:style-name="Preformatted_20_Text"><text:s text:c="4"/>ac_prev=target_alias ;;</text:p>
      <text:p text:style-name="Preformatted_20_Text"><text:s text:c="2"/>-target=* | --target=* | --targe=* | --targ=* | --tar=* | --ta=* | --t=*)</text:p>
      <text:p text:style-name="Preformatted_20_Text"><text:s text:c="4"/>target_alias=$ac_optarg ;;</text:p>
      <text:p text:style-name="Preformatted_20_Text"/>
      <text:p text:style-name="Preformatted_20_Text"><text:s text:c="2"/>-v | -verbose | --verbose | --verbos | --verbo | --verb)</text:p>
      <text:p text:style-name="Preformatted_20_Text"><text:s text:c="4"/>verbose=yes ;;</text:p>
      <text:p text:style-name="Preformatted_20_Text"/>
      <text:p text:style-name="Preformatted_20_Text"><text:s text:c="2"/>-version | --version | --versio | --versi | --vers | -V)</text:p>
      <text:p text:style-name="Preformatted_20_Text"><text:s text:c="4"/>ac_init_version=: ;;</text:p>
      <text:p text:style-name="Preformatted_20_Text"/>
      <text:p text:style-name="Preformatted_20_Text"><text:s text:c="2"/>-with-* | --with-*)</text:p>
      <text:p text:style-name="Preformatted_20_Text"><text:s text:c="4"/>ac_package=`expr "x$ac_option" : 'x-*with-\([^=]*\)'`</text:p>
      <text:p text:style-name="Preformatted_20_Text"><text:s text:c="4"/># Reject names that are not valid shell variable names.</text:p>
      <text:p text:style-name="Preformatted_20_Text"><text:s text:c="4"/>expr "x$ac_package" : ".*[^-_$as_cr_alnum]" &gt;/dev/null &amp;&amp;</text:p>
      <text:p text:style-name="Preformatted_20_Text"><text:s text:c="6"/>{ echo "$as_me: error: invalid package name: $ac_package" &gt;&amp;2</text:p>
      <text:p text:style-name="Preformatted_20_Text"><text:s text:c="3"/>{ (exit 1); exit 1; }; }</text:p>
      <text:p text:style-name="Preformatted_20_Text"><text:s text:c="4"/>ac_package=`echo $ac_package| sed 's/-/_/g'`</text:p>
      <text:p text:style-name="Preformatted_20_Text"><text:s text:c="4"/>case $ac_option in</text:p>
      <text:p text:style-name="Preformatted_20_Text"><text:s text:c="6"/>*=*) ac_optarg=`echo "$ac_optarg" | sed "s/'/'\\\\\\\\''/g"`;;</text:p>
      <text:p text:style-name="Preformatted_20_Text"><text:s text:c="6"/>*) ac_optarg=yes ;;</text:p>
      <text:p text:style-name="Preformatted_20_Text"><text:s text:c="4"/>esac</text:p>
      <text:p text:style-name="Preformatted_20_Text"><text:s text:c="4"/>eval "with_$ac_package='$ac_optarg'" ;;</text:p>
      <text:p text:style-name="Preformatted_20_Text"/>
      <text:p text:style-name="Preformatted_20_Text"><text:s text:c="2"/>-without-* | --without-*)</text:p>
      <text:p text:style-name="Preformatted_20_Text"><text:s text:c="4"/>ac_package=`expr "x$ac_option" : 'x-*without-\(.*\)'`</text:p>
      <text:p text:style-name="Preformatted_20_Text"><text:s text:c="4"/># Reject names that are not valid shell variable names.</text:p>
      <text:p text:style-name="Preformatted_20_Text"><text:s text:c="4"/>expr "x$ac_package" : ".*[^-_$as_cr_alnum]" &gt;/dev/null &amp;&amp;</text:p>
      <text:p text:style-name="Preformatted_20_Text"><text:s text:c="6"/>{ echo "$as_me: error: invalid package name: $ac_package" &gt;&amp;2</text:p>
      <text:p text:style-name="Preformatted_20_Text"><text:s text:c="3"/>{ (exit 1); exit 1; }; }</text:p>
      <text:p text:style-name="Preformatted_20_Text"><text:s text:c="4"/>ac_package=`echo $ac_package | sed 's/-/_/g'`</text:p>
      <text:p text:style-name="Preformatted_20_Text"><text:s text:c="4"/>eval "with_$ac_package=no" ;;</text:p>
      <text:p text:style-name="Preformatted_20_Text"/>
      <text:p text:style-name="Preformatted_20_Text"><text:s text:c="2"/>--x)</text:p>
      <text:p text:style-name="Preformatted_20_Text"><text:s text:c="4"/># Obsolete; use --with-x.</text:p>
      <text:p text:style-name="Preformatted_20_Text"><text:soft-page-break/><text:s text:c="4"/>with_x=yes ;;</text:p>
      <text:p text:style-name="Preformatted_20_Text"/>
      <text:p text:style-name="Preformatted_20_Text"><text:s text:c="2"/>-x-includes | --x-includes | --x-include | --x-includ | --x-inclu \</text:p>
      <text:p text:style-name="Preformatted_20_Text"><text:s text:c="2"/>| --x-incl | --x-inc | --x-in | --x-i)</text:p>
      <text:p text:style-name="Preformatted_20_Text"><text:s text:c="4"/>ac_prev=x_includes ;;</text:p>
      <text:p text:style-name="Preformatted_20_Text"><text:s text:c="2"/>-x-includes=* | --x-includes=* | --x-include=* | --x-includ=* | --x-inclu=* \</text:p>
      <text:p text:style-name="Preformatted_20_Text"><text:s text:c="2"/>| --x-incl=* | --x-inc=* | --x-in=* | --x-i=*)</text:p>
      <text:p text:style-name="Preformatted_20_Text"><text:s text:c="4"/>x_includes=$ac_optarg ;;</text:p>
      <text:p text:style-name="Preformatted_20_Text"/>
      <text:p text:style-name="Preformatted_20_Text"><text:s text:c="2"/>-x-libraries | --x-libraries | --x-librarie | --x-librari \</text:p>
      <text:p text:style-name="Preformatted_20_Text"><text:s text:c="2"/>| --x-librar | --x-libra | --x-libr | --x-lib | --x-li | --x-l)</text:p>
      <text:p text:style-name="Preformatted_20_Text"><text:s text:c="4"/>ac_prev=x_libraries ;;</text:p>
      <text:p text:style-name="Preformatted_20_Text"><text:s text:c="2"/>-x-libraries=* | --x-libraries=* | --x-librarie=* | --x-librari=* \</text:p>
      <text:p text:style-name="Preformatted_20_Text"><text:s text:c="2"/>| --x-librar=* | --x-libra=* | --x-libr=* | --x-lib=* | --x-li=* | --x-l=*)</text:p>
      <text:p text:style-name="Preformatted_20_Text"><text:s text:c="4"/>x_libraries=$ac_optarg ;;</text:p>
      <text:p text:style-name="Preformatted_20_Text"/>
      <text:p text:style-name="Preformatted_20_Text"><text:s text:c="2"/>-*) { echo "$as_me: error: unrecognized option: $ac_option</text:p>
      <text:p text:style-name="Preformatted_20_Text">Try \`$0 --help' for more information." &gt;&amp;2</text:p>
      <text:p text:style-name="Preformatted_20_Text"><text:s text:c="3"/>{ (exit 1); exit 1; }; }</text:p>
      <text:p text:style-name="Preformatted_20_Text"><text:s text:c="4"/>;;</text:p>
      <text:p text:style-name="Preformatted_20_Text"/>
      <text:p text:style-name="Preformatted_20_Text"><text:s text:c="2"/>*=*)</text:p>
      <text:p text:style-name="Preformatted_20_Text"><text:s text:c="4"/>ac_envvar=`expr "x$ac_option" : 'x\([^=]*\)='`</text:p>
      <text:p text:style-name="Preformatted_20_Text"><text:s text:c="4"/># Reject names that are not valid shell variable names.</text:p>
      <text:p text:style-name="Preformatted_20_Text"><text:s text:c="4"/>expr "x$ac_envvar" : ".*[^_$as_cr_alnum]" &gt;/dev/null &amp;&amp;</text:p>
      <text:p text:style-name="Preformatted_20_Text"><text:s text:c="6"/>{ echo "$as_me: error: invalid variable name: $ac_envvar" &gt;&amp;2</text:p>
      <text:p text:style-name="Preformatted_20_Text"><text:s text:c="3"/>{ (exit 1); exit 1; }; }</text:p>
      <text:p text:style-name="Preformatted_20_Text"><text:s text:c="4"/>ac_optarg=`echo "$ac_optarg" | sed "s/'/'\\\\\\\\''/g"`</text:p>
      <text:p text:style-name="Preformatted_20_Text"><text:s text:c="4"/>eval "$ac_envvar='$ac_optarg'"</text:p>
      <text:p text:style-name="Preformatted_20_Text"><text:s text:c="4"/>export $ac_envvar ;;</text:p>
      <text:p text:style-name="Preformatted_20_Text"/>
      <text:p text:style-name="Preformatted_20_Text"><text:s text:c="2"/>*)</text:p>
      <text:p text:style-name="Preformatted_20_Text"><text:s text:c="4"/># FIXME: should be removed in autoconf 3.0.</text:p>
      <text:p text:style-name="Preformatted_20_Text"><text:s text:c="4"/>echo "$as_me: WARNING: you should use --build, --host, --target" &gt;&amp;2</text:p>
      <text:p text:style-name="Preformatted_20_Text"><text:s text:c="4"/>expr "x$ac_option" : ".*[^-._$as_cr_alnum]" &gt;/dev/null &amp;&amp;</text:p>
      <text:p text:style-name="Preformatted_20_Text"><text:s text:c="6"/>echo "$as_me: WARNING: invalid host type: $ac_option" &gt;&amp;2</text:p>
      <text:p text:style-name="Preformatted_20_Text"><text:s text:c="4"/>: ${build_alias=$ac_option} ${host_alias=$ac_option} ${target_alias=$ac_option}</text:p>
      <text:p text:style-name="Preformatted_20_Text"><text:s text:c="4"/>;;</text:p>
      <text:p text:style-name="Preformatted_20_Text"/>
      <text:p text:style-name="Preformatted_20_Text"><text:s text:c="2"/>esac</text:p>
      <text:p text:style-name="Preformatted_20_Text">done</text:p>
      <text:p text:style-name="Preformatted_20_Text"/>
      <text:p text:style-name="Preformatted_20_Text">if test -n "$ac_prev"; then</text:p>
      <text:p text:style-name="Preformatted_20_Text"><text:s text:c="2"/>ac_option=--`echo $ac_prev | sed 's/_/-/g'`</text:p>
      <text:p text:style-name="Preformatted_20_Text"><text:soft-page-break/><text:s text:c="2"/>{ echo "$as_me: error: missing argument to $ac_option" &gt;&amp;2</text:p>
      <text:p text:style-name="Preformatted_20_Text"><text:s text:c="3"/>{ (exit 1); exit 1; }; }</text:p>
      <text:p text:style-name="Preformatted_20_Text">fi</text:p>
      <text:p text:style-name="Preformatted_20_Text"/>
      <text:p text:style-name="Preformatted_20_Text"># Be sure to have absolute paths.</text:p>
      <text:p text:style-name="Preformatted_20_Text">for ac_var in exec_prefix prefix</text:p>
      <text:p text:style-name="Preformatted_20_Text">do</text:p>
      <text:p text:style-name="Preformatted_20_Text"><text:s text:c="2"/>eval ac_val=$`echo $ac_var`</text:p>
      <text:p text:style-name="Preformatted_20_Text"><text:s text:c="2"/>case $ac_val in</text:p>
      <text:p text:style-name="Preformatted_20_Text"><text:s text:c="4"/>[\\/$]* | ?:[\\/]* | NONE | '' ) ;;</text:p>
      <text:p text:style-name="Preformatted_20_Text"><text:s text:c="4"/>*) <text:s/>{ echo "$as_me: error: expected an absolute directory name for --$ac_var: $ac_val" &gt;&amp;2</text:p>
      <text:p text:style-name="Preformatted_20_Text"><text:s text:c="3"/>{ (exit 1); exit 1; }; };;</text:p>
      <text:p text:style-name="Preformatted_20_Text"><text:s text:c="2"/>esac</text:p>
      <text:p text:style-name="Preformatted_20_Text">done</text:p>
      <text:p text:style-name="Preformatted_20_Text"/>
      <text:p text:style-name="Preformatted_20_Text"># Be sure to have absolute paths.</text:p>
      <text:p text:style-name="Preformatted_20_Text">for ac_var in bindir sbindir libexecdir datadir sysconfdir sharedstatedir \</text:p>
      <text:p text:style-name="Preformatted_20_Text"><text:tab/> <text:s text:c="5"/>localstatedir libdir includedir oldincludedir infodir mandir</text:p>
      <text:p text:style-name="Preformatted_20_Text">do</text:p>
      <text:p text:style-name="Preformatted_20_Text"><text:s text:c="2"/>eval ac_val=$`echo $ac_var`</text:p>
      <text:p text:style-name="Preformatted_20_Text"><text:s text:c="2"/>case $ac_val in</text:p>
      <text:p text:style-name="Preformatted_20_Text"><text:s text:c="4"/>[\\/$]* | ?:[\\/]* ) ;;</text:p>
      <text:p text:style-name="Preformatted_20_Text"><text:s text:c="4"/>*) <text:s/>{ echo "$as_me: error: expected an absolute directory name for --$ac_var: $ac_val" &gt;&amp;2</text:p>
      <text:p text:style-name="Preformatted_20_Text"><text:s text:c="3"/>{ (exit 1); exit 1; }; };;</text:p>
      <text:p text:style-name="Preformatted_20_Text"><text:s text:c="2"/>esac</text:p>
      <text:p text:style-name="Preformatted_20_Text">done</text:p>
      <text:p text:style-name="Preformatted_20_Text"/>
      <text:p text:style-name="Preformatted_20_Text"># There might be people who depend on the old broken behavior: `$host'</text:p>
      <text:p text:style-name="Preformatted_20_Text"># used to hold the argument of --host etc.</text:p>
      <text:p text:style-name="Preformatted_20_Text"># FIXME: To remove some day.</text:p>
      <text:p text:style-name="Preformatted_20_Text">build=$build_alias</text:p>
      <text:p text:style-name="Preformatted_20_Text">host=$host_alias</text:p>
      <text:p text:style-name="Preformatted_20_Text">target=$target_alias</text:p>
      <text:p text:style-name="Preformatted_20_Text"/>
      <text:p text:style-name="Preformatted_20_Text"># FIXME: To remove some day.</text:p>
      <text:p text:style-name="Preformatted_20_Text">if test "x$host_alias" != x; then</text:p>
      <text:p text:style-name="Preformatted_20_Text"><text:s text:c="2"/>if test "x$build_alias" = x; then</text:p>
      <text:p text:style-name="Preformatted_20_Text"><text:s text:c="4"/>cross_compiling=maybe</text:p>
      <text:p text:style-name="Preformatted_20_Text"><text:s text:c="4"/>echo "$as_me: WARNING: If you wanted to set the --build type, don't use --host.</text:p>
      <text:p text:style-name="Preformatted_20_Text"><text:s text:c="4"/>If a cross compiler is detected then cross compile mode will be used." &gt;&amp;2</text:p>
      <text:p text:style-name="Preformatted_20_Text"><text:s text:c="2"/>elif test "x$build_alias" != "x$host_alias"; then</text:p>
      <text:p text:style-name="Preformatted_20_Text"><text:s text:c="4"/>cross_compiling=yes</text:p>
      <text:p text:style-name="Preformatted_20_Text"><text:s text:c="2"/>fi</text:p>
      <text:p text:style-name="Preformatted_20_Text">fi</text:p>
      <text:p text:style-name="Preformatted_20_Text"><text:soft-page-break/></text:p>
      <text:p text:style-name="Preformatted_20_Text">ac_tool_prefix=</text:p>
      <text:p text:style-name="Preformatted_20_Text">test -n "$host_alias" &amp;&amp; ac_tool_prefix=$host_alias-</text:p>
      <text:p text:style-name="Preformatted_20_Text"/>
      <text:p text:style-name="Preformatted_20_Text">test "$silent" = yes &amp;&amp; exec 6&gt;/dev/null</text:p>
      <text:p text:style-name="Preformatted_20_Text"/>
      <text:p text:style-name="Preformatted_20_Text"/>
      <text:p text:style-name="Preformatted_20_Text"># Find the source files, if location was not specified.</text:p>
      <text:p text:style-name="Preformatted_20_Text">if test -z "$srcdir"; then</text:p>
      <text:p text:style-name="Preformatted_20_Text"><text:s text:c="2"/>ac_srcdir_defaulted=yes</text:p>
      <text:p text:style-name="Preformatted_20_Text"><text:s text:c="2"/># Try the directory containing this script, then its parent.</text:p>
      <text:p text:style-name="Preformatted_20_Text"><text:s text:c="2"/>ac_confdir=`(dirname "$0") 2&gt;/dev/null ||</text:p>
      <text:p text:style-name="Preformatted_20_Text">$as_expr X"$0" : 'X\(.*[^/]\)//*[^/][^/]*/*$' \| \</text:p>
      <text:p text:style-name="Preformatted_20_Text"><text:tab/> X"$0" : 'X\(//\)[^/]' \| \</text:p>
      <text:p text:style-name="Preformatted_20_Text"><text:tab/> X"$0" : 'X\(//\)$' \| \</text:p>
      <text:p text:style-name="Preformatted_20_Text"><text:tab/> X"$0" : 'X\(/\)' \| \</text:p>
      <text:p text:style-name="Preformatted_20_Text"><text:tab/> . <text:s text:c="4"/>: '\(.\)' 2&gt;/dev/null ||</text:p>
      <text:p text:style-name="Preformatted_20_Text">echo X"$0" |</text:p>
      <text:p text:style-name="Preformatted_20_Text"><text:s text:c="4"/>sed '/^X\(.*[^/]\)\/\/*[^/][^/]*\/*$/{ s//\1/; q; }</text:p>
      <text:p text:style-name="Preformatted_20_Text"><text:s text:c="2"/><text:tab/> <text:s/>/^X\(\/\/\)[^/].*/{ s//\1/; q; }</text:p>
      <text:p text:style-name="Preformatted_20_Text"><text:s text:c="2"/><text:tab/> <text:s/>/^X\(\/\/\)$/{ s//\1/; q; }</text:p>
      <text:p text:style-name="Preformatted_20_Text"><text:s text:c="2"/><text:tab/> <text:s/>/^X\(\/\).*/{ s//\1/; q; }</text:p>
      <text:p text:style-name="Preformatted_20_Text"><text:s text:c="2"/><text:tab/> <text:s/>s/.*/./; q'`</text:p>
      <text:p text:style-name="Preformatted_20_Text"><text:s text:c="2"/>srcdir=$ac_confdir</text:p>
      <text:p text:style-name="Preformatted_20_Text"><text:s text:c="2"/>if test ! -r $srcdir/$ac_unique_file; then</text:p>
      <text:p text:style-name="Preformatted_20_Text"><text:s text:c="4"/>srcdir=..</text:p>
      <text:p text:style-name="Preformatted_20_Text"><text:s text:c="2"/>fi</text:p>
      <text:p text:style-name="Preformatted_20_Text">else</text:p>
      <text:p text:style-name="Preformatted_20_Text"><text:s text:c="2"/>ac_srcdir_defaulted=no</text:p>
      <text:p text:style-name="Preformatted_20_Text">fi</text:p>
      <text:p text:style-name="Preformatted_20_Text">if test ! -r $srcdir/$ac_unique_file; then</text:p>
      <text:p text:style-name="Preformatted_20_Text"><text:s text:c="2"/>if test "$ac_srcdir_defaulted" = yes; then</text:p>
      <text:p text:style-name="Preformatted_20_Text"><text:s text:c="4"/>{ echo "$as_me: error: cannot find sources ($ac_unique_file) in $ac_confdir or .." &gt;&amp;2</text:p>
      <text:p text:style-name="Preformatted_20_Text"><text:s text:c="3"/>{ (exit 1); exit 1; }; }</text:p>
      <text:p text:style-name="Preformatted_20_Text"><text:s text:c="2"/>else</text:p>
      <text:p text:style-name="Preformatted_20_Text"><text:s text:c="4"/>{ echo "$as_me: error: cannot find sources ($ac_unique_file) in $srcdir" &gt;&amp;2</text:p>
      <text:p text:style-name="Preformatted_20_Text"><text:s text:c="3"/>{ (exit 1); exit 1; }; }</text:p>
      <text:p text:style-name="Preformatted_20_Text"><text:s text:c="2"/>fi</text:p>
      <text:p text:style-name="Preformatted_20_Text">fi</text:p>
      <text:p text:style-name="Preformatted_20_Text">(cd $srcdir &amp;&amp; test -r ./$ac_unique_file) 2&gt;/dev/null ||</text:p>
      <text:p text:style-name="Preformatted_20_Text"><text:s text:c="2"/>{ echo "$as_me: error: sources are in $srcdir, but \`cd $srcdir' does not work" &gt;&amp;2</text:p>
      <text:p text:style-name="Preformatted_20_Text"><text:s text:c="3"/>{ (exit 1); exit 1; }; }</text:p>
      <text:p text:style-name="Preformatted_20_Text">srcdir=`echo "$srcdir" | sed 's%\([^\\/]\)[\\/]*$%\1%'`</text:p>
      <text:p text:style-name="Preformatted_20_Text">ac_env_build_alias_set=${build_alias+set}</text:p>
      <text:p text:style-name="Preformatted_20_Text"><text:soft-page-break/>ac_env_build_alias_value=$build_alias</text:p>
      <text:p text:style-name="Preformatted_20_Text">ac_cv_env_build_alias_set=${build_alias+set}</text:p>
      <text:p text:style-name="Preformatted_20_Text">ac_cv_env_build_alias_value=$build_alias</text:p>
      <text:p text:style-name="Preformatted_20_Text">ac_env_host_alias_set=${host_alias+set}</text:p>
      <text:p text:style-name="Preformatted_20_Text">ac_env_host_alias_value=$host_alias</text:p>
      <text:p text:style-name="Preformatted_20_Text">ac_cv_env_host_alias_set=${host_alias+set}</text:p>
      <text:p text:style-name="Preformatted_20_Text">ac_cv_env_host_alias_value=$host_alias</text:p>
      <text:p text:style-name="Preformatted_20_Text">ac_env_target_alias_set=${target_alias+set}</text:p>
      <text:p text:style-name="Preformatted_20_Text">ac_env_target_alias_value=$target_alias</text:p>
      <text:p text:style-name="Preformatted_20_Text">ac_cv_env_target_alias_set=${target_alias+set}</text:p>
      <text:p text:style-name="Preformatted_20_Text">ac_cv_env_target_alias_value=$target_alias</text:p>
      <text:p text:style-name="Preformatted_20_Text">ac_env_CC_set=${CC+set}</text:p>
      <text:p text:style-name="Preformatted_20_Text">ac_env_CC_value=$CC</text:p>
      <text:p text:style-name="Preformatted_20_Text">ac_cv_env_CC_set=${CC+set}</text:p>
      <text:p text:style-name="Preformatted_20_Text">ac_cv_env_CC_value=$CC</text:p>
      <text:p text:style-name="Preformatted_20_Text">ac_env_CFLAGS_set=${CFLAGS+set}</text:p>
      <text:p text:style-name="Preformatted_20_Text">ac_env_CFLAGS_value=$CFLAGS</text:p>
      <text:p text:style-name="Preformatted_20_Text">ac_cv_env_CFLAGS_set=${CFLAGS+set}</text:p>
      <text:p text:style-name="Preformatted_20_Text">ac_cv_env_CFLAGS_value=$CFLAGS</text:p>
      <text:p text:style-name="Preformatted_20_Text">ac_env_LDFLAGS_set=${LDFLAGS+set}</text:p>
      <text:p text:style-name="Preformatted_20_Text">ac_env_LDFLAGS_value=$LDFLAGS</text:p>
      <text:p text:style-name="Preformatted_20_Text">ac_cv_env_LDFLAGS_set=${LDFLAGS+set}</text:p>
      <text:p text:style-name="Preformatted_20_Text">ac_cv_env_LDFLAGS_value=$LDFLAGS</text:p>
      <text:p text:style-name="Preformatted_20_Text">ac_env_CPPFLAGS_set=${CPPFLAGS+set}</text:p>
      <text:p text:style-name="Preformatted_20_Text">ac_env_CPPFLAGS_value=$CPPFLAGS</text:p>
      <text:p text:style-name="Preformatted_20_Text">ac_cv_env_CPPFLAGS_set=${CPPFLAGS+set}</text:p>
      <text:p text:style-name="Preformatted_20_Text">ac_cv_env_CPPFLAGS_value=$CPPFLAGS</text:p>
      <text:p text:style-name="Preformatted_20_Text">ac_env_CPP_set=${CPP+set}</text:p>
      <text:p text:style-name="Preformatted_20_Text">ac_env_CPP_value=$CPP</text:p>
      <text:p text:style-name="Preformatted_20_Text">ac_cv_env_CPP_set=${CPP+set}</text:p>
      <text:p text:style-name="Preformatted_20_Text">ac_cv_env_CPP_value=$CPP</text:p>
      <text:p text:style-name="Preformatted_20_Text">ac_env_PKG_CONFIG_set=${PKG_CONFIG+set}</text:p>
      <text:p text:style-name="Preformatted_20_Text">ac_env_PKG_CONFIG_value=$PKG_CONFIG</text:p>
      <text:p text:style-name="Preformatted_20_Text">ac_cv_env_PKG_CONFIG_set=${PKG_CONFIG+set}</text:p>
      <text:p text:style-name="Preformatted_20_Text">ac_cv_env_PKG_CONFIG_value=$PKG_CONFIG</text:p>
      <text:p text:style-name="Preformatted_20_Text">ac_env_GLIB_CFLAGS_set=${GLIB_CFLAGS+set}</text:p>
      <text:p text:style-name="Preformatted_20_Text">ac_env_GLIB_CFLAGS_value=$GLIB_CFLAGS</text:p>
      <text:p text:style-name="Preformatted_20_Text">ac_cv_env_GLIB_CFLAGS_set=${GLIB_CFLAGS+set}</text:p>
      <text:p text:style-name="Preformatted_20_Text">ac_cv_env_GLIB_CFLAGS_value=$GLIB_CFLAGS</text:p>
      <text:p text:style-name="Preformatted_20_Text">ac_env_GLIB_LIBS_set=${GLIB_LIBS+set}</text:p>
      <text:p text:style-name="Preformatted_20_Text">ac_env_GLIB_LIBS_value=$GLIB_LIBS</text:p>
      <text:p text:style-name="Preformatted_20_Text">ac_cv_env_GLIB_LIBS_set=${GLIB_LIBS+set}</text:p>
      <text:p text:style-name="Preformatted_20_Text">ac_cv_env_GLIB_LIBS_value=$GLIB_LIBS</text:p>
      <text:p text:style-name="Preformatted_20_Text">ac_env_GTHREAD_CFLAGS_set=${GTHREAD_CFLAGS+set}</text:p>
      <text:p text:style-name="Preformatted_20_Text"><text:soft-page-break/>ac_env_GTHREAD_CFLAGS_value=$GTHREAD_CFLAGS</text:p>
      <text:p text:style-name="Preformatted_20_Text">ac_cv_env_GTHREAD_CFLAGS_set=${GTHREAD_CFLAGS+set}</text:p>
      <text:p text:style-name="Preformatted_20_Text">ac_cv_env_GTHREAD_CFLAGS_value=$GTHREAD_CFLAGS</text:p>
      <text:p text:style-name="Preformatted_20_Text">ac_env_GTHREAD_LIBS_set=${GTHREAD_LIBS+set}</text:p>
      <text:p text:style-name="Preformatted_20_Text">ac_env_GTHREAD_LIBS_value=$GTHREAD_LIBS</text:p>
      <text:p text:style-name="Preformatted_20_Text">ac_cv_env_GTHREAD_LIBS_set=${GTHREAD_LIBS+set}</text:p>
      <text:p text:style-name="Preformatted_20_Text">ac_cv_env_GTHREAD_LIBS_value=$GTHREAD_LIBS</text:p>
      <text:p text:style-name="Preformatted_20_Text"/>
      <text:p text:style-name="Preformatted_20_Text">#</text:p>
      <text:p text:style-name="Preformatted_20_Text"># Report the --help message.</text:p>
      <text:p text:style-name="Preformatted_20_Text">#</text:p>
      <text:p text:style-name="Preformatted_20_Text">if test "$ac_init_help" = "long"; then</text:p>
      <text:p text:style-name="Preformatted_20_Text"><text:s text:c="2"/># Omit some internal or obsolete options to make the list less imposing.</text:p>
      <text:p text:style-name="Preformatted_20_Text"><text:s text:c="2"/># This message is too long to be a string in the A/UX 3.1 sh.</text:p>
      <text:p text:style-name="Preformatted_20_Text"><text:s text:c="2"/>cat &lt;&lt;_ACEOF</text:p>
      <text:p text:style-name="Preformatted_20_Text">\`configure' configures this package to adapt to many kinds of systems.</text:p>
      <text:p text:style-name="Preformatted_20_Text"/>
      <text:p text:style-name="Preformatted_20_Text">Usage: $0 [OPTION]... [VAR=VALUE]...</text:p>
      <text:p text:style-name="Preformatted_20_Text"/>
      <text:p text:style-name="Preformatted_20_Text">To assign environment variables (e.g., CC, CFLAGS...), specify them as</text:p>
      <text:p text:style-name="Preformatted_20_Text">VAR=VALUE. <text:s/>See below for descriptions of some of the useful variables.</text:p>
      <text:p text:style-name="Preformatted_20_Text"/>
      <text:p text:style-name="Preformatted_20_Text">Defaults for the options are specified in brackets.</text:p>
      <text:p text:style-name="Preformatted_20_Text"/>
      <text:p text:style-name="Preformatted_20_Text">Configuration:</text:p>
      <text:p text:style-name="Preformatted_20_Text"><text:s text:c="2"/>-h, --help <text:s text:c="13"/>display this help and exit</text:p>
      <text:p text:style-name="Preformatted_20_Text"><text:s text:c="6"/>--help=short <text:s text:c="7"/>display options specific to this package</text:p>
      <text:p text:style-name="Preformatted_20_Text"><text:s text:c="6"/>--help=recursive <text:s text:c="3"/>display the short help of all the included packages</text:p>
      <text:p text:style-name="Preformatted_20_Text"><text:s text:c="2"/>-V, --version <text:s text:c="10"/>display version information and exit</text:p>
      <text:p text:style-name="Preformatted_20_Text"><text:s text:c="2"/>-q, --quiet, --silent <text:s text:c="2"/>do not print \`checking...' messages</text:p>
      <text:p text:style-name="Preformatted_20_Text"><text:s text:c="6"/>--cache-file=FILE <text:s text:c="2"/>cache test results in FILE [disabled]</text:p>
      <text:p text:style-name="Preformatted_20_Text"><text:s text:c="2"/>-C, --config-cache <text:s text:c="5"/>alias for \`--cache-file=config.cache'</text:p>
      <text:p text:style-name="Preformatted_20_Text"><text:s text:c="2"/>-n, --no-create <text:s text:c="8"/>do not create output files</text:p>
      <text:p text:style-name="Preformatted_20_Text"><text:s text:c="6"/>--srcdir=DIR <text:s text:c="7"/>find the sources in DIR [configure dir or \`..']</text:p>
      <text:p text:style-name="Preformatted_20_Text"/>
      <text:p text:style-name="Preformatted_20_Text">_ACEOF</text:p>
      <text:p text:style-name="Preformatted_20_Text"/>
      <text:p text:style-name="Preformatted_20_Text"><text:s text:c="2"/>cat &lt;&lt;_ACEOF</text:p>
      <text:p text:style-name="Preformatted_20_Text">Installation directories:</text:p>
      <text:p text:style-name="Preformatted_20_Text"><text:s text:c="2"/>--prefix=PREFIX <text:s text:c="8"/>install architecture-independent files in PREFIX</text:p>
      <text:p text:style-name="Preformatted_20_Text"><text:tab/><text:tab/><text:tab/> <text:s/>[$ac_default_prefix]</text:p>
      <text:p text:style-name="Preformatted_20_Text"><text:s text:c="2"/>--exec-prefix=EPREFIX <text:s text:c="2"/>install architecture-dependent files in EPREFIX</text:p>
      <text:p text:style-name="Preformatted_20_Text"><text:tab/><text:tab/><text:tab/> <text:s/>[PREFIX]</text:p>
      <text:p text:style-name="Preformatted_20_Text"/>
      <text:p text:style-name="Preformatted_20_Text"><text:soft-page-break/>By default, \`make install' will install all the files in</text:p>
      <text:p text:style-name="Preformatted_20_Text">\`$ac_default_prefix/bin', \`$ac_default_prefix/lib' etc. <text:s/>You can specify</text:p>
      <text:p text:style-name="Preformatted_20_Text">an installation prefix other than \`$ac_default_prefix' using \`--prefix',</text:p>
      <text:p text:style-name="Preformatted_20_Text">for instance \`--prefix=\$HOME'.</text:p>
      <text:p text:style-name="Preformatted_20_Text"/>
      <text:p text:style-name="Preformatted_20_Text">For better control, use the options below.</text:p>
      <text:p text:style-name="Preformatted_20_Text"/>
      <text:p text:style-name="Preformatted_20_Text">Fine tuning of the installation directories:</text:p>
      <text:p text:style-name="Preformatted_20_Text"><text:s text:c="2"/>--bindir=DIR <text:s text:c="10"/>user executables [EPREFIX/bin]</text:p>
      <text:p text:style-name="Preformatted_20_Text"><text:s text:c="2"/>--sbindir=DIR <text:s text:c="9"/>system admin executables [EPREFIX/sbin]</text:p>
      <text:p text:style-name="Preformatted_20_Text"><text:s text:c="2"/>--libexecdir=DIR <text:s text:c="6"/>program executables [EPREFIX/libexec]</text:p>
      <text:p text:style-name="Preformatted_20_Text"><text:s text:c="2"/>--datadir=DIR <text:s text:c="9"/>read-only architecture-independent data [PREFIX/share]</text:p>
      <text:p text:style-name="Preformatted_20_Text"><text:s text:c="2"/>--sysconfdir=DIR <text:s text:c="6"/>read-only single-machine data [PREFIX/etc]</text:p>
      <text:p text:style-name="Preformatted_20_Text"><text:s text:c="2"/>--sharedstatedir=DIR <text:s text:c="2"/>modifiable architecture-independent data [PREFIX/com]</text:p>
      <text:p text:style-name="Preformatted_20_Text"><text:s text:c="2"/>--localstatedir=DIR <text:s text:c="3"/>modifiable single-machine data [PREFIX/var]</text:p>
      <text:p text:style-name="Preformatted_20_Text"><text:s text:c="2"/>--libdir=DIR <text:s text:c="10"/>object code libraries [EPREFIX/lib]</text:p>
      <text:p text:style-name="Preformatted_20_Text"><text:s text:c="2"/>--includedir=DIR <text:s text:c="6"/>C header files [PREFIX/include]</text:p>
      <text:p text:style-name="Preformatted_20_Text"><text:s text:c="2"/>--oldincludedir=DIR <text:s text:c="3"/>C header files for non-gcc [/usr/include]</text:p>
      <text:p text:style-name="Preformatted_20_Text"><text:s text:c="2"/>--infodir=DIR <text:s text:c="9"/>info documentation [PREFIX/info]</text:p>
      <text:p text:style-name="Preformatted_20_Text"><text:s text:c="2"/>--mandir=DIR <text:s text:c="10"/>man documentation [PREFIX/man]</text:p>
      <text:p text:style-name="Preformatted_20_Text">_ACEOF</text:p>
      <text:p text:style-name="Preformatted_20_Text"/>
      <text:p text:style-name="Preformatted_20_Text"><text:s text:c="2"/>cat &lt;&lt;\_ACEOF</text:p>
      <text:p text:style-name="Preformatted_20_Text"/>
      <text:p text:style-name="Preformatted_20_Text">System types:</text:p>
      <text:p text:style-name="Preformatted_20_Text"><text:s text:c="2"/>--build=BUILD <text:s text:c="4"/>configure for building on BUILD [guessed]</text:p>
      <text:p text:style-name="Preformatted_20_Text"><text:s text:c="2"/>--host=HOST <text:s text:c="6"/>cross-compile to build programs to run on HOST [BUILD]</text:p>
      <text:p text:style-name="Preformatted_20_Text"><text:s text:c="2"/>--target=TARGET <text:s text:c="2"/>configure for building compilers for TARGET [HOST]</text:p>
      <text:p text:style-name="Preformatted_20_Text">_ACEOF</text:p>
      <text:p text:style-name="Preformatted_20_Text">fi</text:p>
      <text:p text:style-name="Preformatted_20_Text"/>
      <text:p text:style-name="Preformatted_20_Text">if test -n "$ac_init_help"; then</text:p>
      <text:p text:style-name="Preformatted_20_Text"/>
      <text:p text:style-name="Preformatted_20_Text"><text:s text:c="2"/>cat &lt;&lt;\_ACEOF</text:p>
      <text:p text:style-name="Preformatted_20_Text"/>
      <text:p text:style-name="Preformatted_20_Text">Optional Features:</text:p>
      <text:p text:style-name="Preformatted_20_Text"><text:s text:c="2"/>--disable-FEATURE <text:s text:c="6"/>do not include FEATURE (same as --enable-FEATURE=no)</text:p>
      <text:p text:style-name="Preformatted_20_Text"><text:s text:c="2"/>--enable-FEATURE[=ARG] <text:s/>include FEATURE [ARG=yes]</text:p>
      <text:p text:style-name="Preformatted_20_Text"><text:s text:c="2"/>--disable-libglib<text:tab/>use glib2 for multiprocessing support</text:p>
      <text:p text:style-name="Preformatted_20_Text"><text:s text:c="2"/>--disable-libnet<text:tab/>whether to include code requiring libnet</text:p>
      <text:p text:style-name="Preformatted_20_Text"><text:s text:c="2"/>--enable-shared<text:tab/>enable building shared libraries</text:p>
      <text:p text:style-name="Preformatted_20_Text"/>
      <text:p text:style-name="Preformatted_20_Text">Optional Packages:</text:p>
      <text:p text:style-name="Preformatted_20_Text"><text:s text:c="2"/>--with-PACKAGE[=ARG] <text:s text:c="3"/>use PACKAGE [ARG=yes]</text:p>
      <text:p text:style-name="Preformatted_20_Text"><text:soft-page-break/><text:s text:c="2"/>--without-PACKAGE <text:s text:c="6"/>do not use PACKAGE (same as --with-PACKAGE=no)</text:p>
      <text:p text:style-name="Preformatted_20_Text"><text:s text:c="2"/>--with-libpcap=DIR<text:tab/>use libpcap build directory</text:p>
      <text:p text:style-name="Preformatted_20_Text"><text:s text:c="2"/>--with-libnet=DIR<text:tab/>use libnet build directory</text:p>
      <text:p text:style-name="Preformatted_20_Text"/>
      <text:p text:style-name="Preformatted_20_Text">Some influential environment variables:</text:p>
      <text:p text:style-name="Preformatted_20_Text"><text:s text:c="2"/>CC <text:s text:c="9"/>C compiler command</text:p>
      <text:p text:style-name="Preformatted_20_Text"><text:s text:c="2"/>CFLAGS <text:s text:c="5"/>C compiler flags</text:p>
      <text:p text:style-name="Preformatted_20_Text"><text:s text:c="2"/>LDFLAGS <text:s text:c="4"/>linker flags, e.g. -L&lt;lib dir&gt; if you have libraries in a</text:p>
      <text:p text:style-name="Preformatted_20_Text"><text:s text:c="14"/>nonstandard directory &lt;lib dir&gt;</text:p>
      <text:p text:style-name="Preformatted_20_Text"><text:s text:c="2"/>CPPFLAGS <text:s text:c="3"/>C/C++ preprocessor flags, e.g. -I&lt;include dir&gt; if you have</text:p>
      <text:p text:style-name="Preformatted_20_Text"><text:s text:c="14"/>headers in a nonstandard directory &lt;include dir&gt;</text:p>
      <text:p text:style-name="Preformatted_20_Text"><text:s text:c="2"/>CPP <text:s text:c="8"/>C preprocessor</text:p>
      <text:p text:style-name="Preformatted_20_Text"><text:s text:c="2"/>PKG_CONFIG <text:s/>path to pkg-config utility</text:p>
      <text:p text:style-name="Preformatted_20_Text"><text:s text:c="2"/>GLIB_CFLAGS C compiler flags for GLIB, overriding pkg-config</text:p>
      <text:p text:style-name="Preformatted_20_Text"><text:s text:c="2"/>GLIB_LIBS <text:s text:c="2"/>linker flags for GLIB, overriding pkg-config</text:p>
      <text:p text:style-name="Preformatted_20_Text"><text:s text:c="2"/>GTHREAD_CFLAGS</text:p>
      <text:p text:style-name="Preformatted_20_Text"><text:s text:c="14"/>C compiler flags for GTHREAD, overriding pkg-config</text:p>
      <text:p text:style-name="Preformatted_20_Text"><text:s text:c="2"/>GTHREAD_LIBS</text:p>
      <text:p text:style-name="Preformatted_20_Text"><text:s text:c="14"/>linker flags for GTHREAD, overriding pkg-config</text:p>
      <text:p text:style-name="Preformatted_20_Text"/>
      <text:p text:style-name="Preformatted_20_Text">Use these variables to override the choices made by `configure' or to help</text:p>
      <text:p text:style-name="Preformatted_20_Text">it to find libraries and programs with nonstandard names/locations.</text:p>
      <text:p text:style-name="Preformatted_20_Text"/>
      <text:p text:style-name="Preformatted_20_Text">_ACEOF</text:p>
      <text:p text:style-name="Preformatted_20_Text">fi</text:p>
      <text:p text:style-name="Preformatted_20_Text"/>
      <text:p text:style-name="Preformatted_20_Text">if test "$ac_init_help" = "recursive"; then</text:p>
      <text:p text:style-name="Preformatted_20_Text"><text:s text:c="2"/># If there are subdirs, report their specific --help.</text:p>
      <text:p text:style-name="Preformatted_20_Text"><text:s text:c="2"/>ac_popdir=`pwd`</text:p>
      <text:p text:style-name="Preformatted_20_Text"><text:s text:c="2"/>for ac_dir in : $ac_subdirs_all; do test "x$ac_dir" = x: &amp;&amp; continue</text:p>
      <text:p text:style-name="Preformatted_20_Text"><text:s text:c="4"/>test -d $ac_dir || continue</text:p>
      <text:p text:style-name="Preformatted_20_Text"><text:s text:c="4"/>ac_builddir=.</text:p>
      <text:p text:style-name="Preformatted_20_Text"/>
      <text:p text:style-name="Preformatted_20_Text">if test "$ac_dir" != .; then</text:p>
      <text:p text:style-name="Preformatted_20_Text"><text:s text:c="2"/>ac_dir_suffix=/`echo "$ac_dir" | sed 's,^\.[\\/],,'`</text:p>
      <text:p text:style-name="Preformatted_20_Text"><text:s text:c="2"/># A "../" for each directory in $ac_dir_suffix.</text:p>
      <text:p text:style-name="Preformatted_20_Text"><text:s text:c="2"/>ac_top_builddir=`echo "$ac_dir_suffix" | sed 's,/[^\\/]*,../,g'`</text:p>
      <text:p text:style-name="Preformatted_20_Text">else</text:p>
      <text:p text:style-name="Preformatted_20_Text"><text:s text:c="2"/>ac_dir_suffix= ac_top_builddir=</text:p>
      <text:p text:style-name="Preformatted_20_Text">fi</text:p>
      <text:p text:style-name="Preformatted_20_Text"/>
      <text:p text:style-name="Preformatted_20_Text">case $srcdir in</text:p>
      <text:p text:style-name="Preformatted_20_Text"><text:s text:c="2"/>.) <text:s/># No --srcdir option. <text:s/>We are building in place.</text:p>
      <text:p text:style-name="Preformatted_20_Text"><text:s text:c="4"/>ac_srcdir=.</text:p>
      <text:p text:style-name="Preformatted_20_Text"><text:soft-page-break/><text:s text:c="4"/>if test -z "$ac_top_builddir"; then</text:p>
      <text:p text:style-name="Preformatted_20_Text"><text:s text:c="7"/>ac_top_srcdir=.</text:p>
      <text:p text:style-name="Preformatted_20_Text"><text:s text:c="4"/>else</text:p>
      <text:p text:style-name="Preformatted_20_Text"><text:s text:c="7"/>ac_top_srcdir=`echo $ac_top_builddir | sed 's,/$,,'`</text:p>
      <text:p text:style-name="Preformatted_20_Text"><text:s text:c="4"/>fi ;;</text:p>
      <text:p text:style-name="Preformatted_20_Text"><text:s text:c="2"/>[\\/]* | ?:[\\/]* ) <text:s/># Absolute path.</text:p>
      <text:p text:style-name="Preformatted_20_Text"><text:s text:c="4"/>ac_srcdir=$srcdir$ac_dir_suffix;</text:p>
      <text:p text:style-name="Preformatted_20_Text"><text:s text:c="4"/>ac_top_srcdir=$srcdir ;;</text:p>
      <text:p text:style-name="Preformatted_20_Text"><text:s text:c="2"/>*) # Relative path.</text:p>
      <text:p text:style-name="Preformatted_20_Text"><text:s text:c="4"/>ac_srcdir=$ac_top_builddir$srcdir$ac_dir_suffix</text:p>
      <text:p text:style-name="Preformatted_20_Text"><text:s text:c="4"/>ac_top_srcdir=$ac_top_builddir$srcdir ;;</text:p>
      <text:p text:style-name="Preformatted_20_Text">esac</text:p>
      <text:p text:style-name="Preformatted_20_Text"/>
      <text:p text:style-name="Preformatted_20_Text"># Do not use `cd foo &amp;&amp; pwd` to compute absolute paths, because</text:p>
      <text:p text:style-name="Preformatted_20_Text"># the directories may not exist.</text:p>
      <text:p text:style-name="Preformatted_20_Text">case `pwd` in</text:p>
      <text:p text:style-name="Preformatted_20_Text">.) ac_abs_builddir="$ac_dir";;</text:p>
      <text:p text:style-name="Preformatted_20_Text">*)</text:p>
      <text:p text:style-name="Preformatted_20_Text"><text:s text:c="2"/>case "$ac_dir" in</text:p>
      <text:p text:style-name="Preformatted_20_Text"><text:s text:c="2"/>.) ac_abs_builddir=`pwd`;;</text:p>
      <text:p text:style-name="Preformatted_20_Text"><text:s text:c="2"/>[\\/]* | ?:[\\/]* ) ac_abs_builddir="$ac_dir";;</text:p>
      <text:p text:style-name="Preformatted_20_Text"><text:s text:c="2"/>*) ac_abs_builddir=`pwd`/"$ac_dir";;</text:p>
      <text:p text:style-name="Preformatted_20_Text"><text:s text:c="2"/>esac;;</text:p>
      <text:p text:style-name="Preformatted_20_Text">esac</text:p>
      <text:p text:style-name="Preformatted_20_Text">case $ac_abs_builddir in</text:p>
      <text:p text:style-name="Preformatted_20_Text">.) ac_abs_top_builddir=${ac_top_builddir}.;;</text:p>
      <text:p text:style-name="Preformatted_20_Text">*)</text:p>
      <text:p text:style-name="Preformatted_20_Text"><text:s text:c="2"/>case ${ac_top_builddir}. in</text:p>
      <text:p text:style-name="Preformatted_20_Text"><text:s text:c="2"/>.) ac_abs_top_builddir=$ac_abs_builddir;;</text:p>
      <text:p text:style-name="Preformatted_20_Text"><text:s text:c="2"/>[\\/]* | ?:[\\/]* ) ac_abs_top_builddir=${ac_top_builddir}.;;</text:p>
      <text:p text:style-name="Preformatted_20_Text"><text:s text:c="2"/>*) ac_abs_top_builddir=$ac_abs_builddir/${ac_top_builddir}.;;</text:p>
      <text:p text:style-name="Preformatted_20_Text"><text:s text:c="2"/>esac;;</text:p>
      <text:p text:style-name="Preformatted_20_Text">esac</text:p>
      <text:p text:style-name="Preformatted_20_Text">case $ac_abs_builddir in</text:p>
      <text:p text:style-name="Preformatted_20_Text">.) ac_abs_srcdir=$ac_srcdir;;</text:p>
      <text:p text:style-name="Preformatted_20_Text">*)</text:p>
      <text:p text:style-name="Preformatted_20_Text"><text:s text:c="2"/>case $ac_srcdir in</text:p>
      <text:p text:style-name="Preformatted_20_Text"><text:s text:c="2"/>.) ac_abs_srcdir=$ac_abs_builddir;;</text:p>
      <text:p text:style-name="Preformatted_20_Text"><text:s text:c="2"/>[\\/]* | ?:[\\/]* ) ac_abs_srcdir=$ac_srcdir;;</text:p>
      <text:p text:style-name="Preformatted_20_Text"><text:s text:c="2"/>*) ac_abs_srcdir=$ac_abs_builddir/$ac_srcdir;;</text:p>
      <text:p text:style-name="Preformatted_20_Text"><text:s text:c="2"/>esac;;</text:p>
      <text:p text:style-name="Preformatted_20_Text">esac</text:p>
      <text:p text:style-name="Preformatted_20_Text">case $ac_abs_builddir in</text:p>
      <text:p text:style-name="Preformatted_20_Text">.) ac_abs_top_srcdir=$ac_top_srcdir;;</text:p>
      <text:p text:style-name="Preformatted_20_Text"><text:soft-page-break/>*)</text:p>
      <text:p text:style-name="Preformatted_20_Text"><text:s text:c="2"/>case $ac_top_srcdir in</text:p>
      <text:p text:style-name="Preformatted_20_Text"><text:s text:c="2"/>.) ac_abs_top_srcdir=$ac_abs_builddir;;</text:p>
      <text:p text:style-name="Preformatted_20_Text"><text:s text:c="2"/>[\\/]* | ?:[\\/]* ) ac_abs_top_srcdir=$ac_top_srcdir;;</text:p>
      <text:p text:style-name="Preformatted_20_Text"><text:s text:c="2"/>*) ac_abs_top_srcdir=$ac_abs_builddir/$ac_top_srcdir;;</text:p>
      <text:p text:style-name="Preformatted_20_Text"><text:s text:c="2"/>esac;;</text:p>
      <text:p text:style-name="Preformatted_20_Text">esac</text:p>
      <text:p text:style-name="Preformatted_20_Text"/>
      <text:p text:style-name="Preformatted_20_Text"><text:s text:c="4"/>cd $ac_dir</text:p>
      <text:p text:style-name="Preformatted_20_Text"><text:s text:c="4"/># Check for guested configure; otherwise get Cygnus style configure.</text:p>
      <text:p text:style-name="Preformatted_20_Text"><text:s text:c="4"/>if test -f $ac_srcdir/configure.gnu; then</text:p>
      <text:p text:style-name="Preformatted_20_Text"><text:s text:c="6"/>echo</text:p>
      <text:p text:style-name="Preformatted_20_Text"><text:s text:c="6"/>$SHELL $ac_srcdir/configure.gnu <text:s/>--help=recursive</text:p>
      <text:p text:style-name="Preformatted_20_Text"><text:s text:c="4"/>elif test -f $ac_srcdir/configure; then</text:p>
      <text:p text:style-name="Preformatted_20_Text"><text:s text:c="6"/>echo</text:p>
      <text:p text:style-name="Preformatted_20_Text"><text:s text:c="6"/>$SHELL $ac_srcdir/configure <text:s/>--help=recursive</text:p>
      <text:p text:style-name="Preformatted_20_Text"><text:s text:c="4"/>elif test -f $ac_srcdir/configure.ac ||</text:p>
      <text:p text:style-name="Preformatted_20_Text"><text:tab/> <text:s text:c="2"/>test -f $ac_srcdir/configure.in; then</text:p>
      <text:p text:style-name="Preformatted_20_Text"><text:s text:c="6"/>echo</text:p>
      <text:p text:style-name="Preformatted_20_Text"><text:s text:c="6"/>$ac_configure --help</text:p>
      <text:p text:style-name="Preformatted_20_Text"><text:s text:c="4"/>else</text:p>
      <text:p text:style-name="Preformatted_20_Text"><text:s text:c="6"/>echo "$as_me: WARNING: no configuration information is in $ac_dir" &gt;&amp;2</text:p>
      <text:p text:style-name="Preformatted_20_Text"><text:s text:c="4"/>fi</text:p>
      <text:p text:style-name="Preformatted_20_Text"><text:s text:c="4"/>cd "$ac_popdir"</text:p>
      <text:p text:style-name="Preformatted_20_Text"><text:s text:c="2"/>done</text:p>
      <text:p text:style-name="Preformatted_20_Text">fi</text:p>
      <text:p text:style-name="Preformatted_20_Text"/>
      <text:p text:style-name="Preformatted_20_Text">test -n "$ac_init_help" &amp;&amp; exit 0</text:p>
      <text:p text:style-name="Preformatted_20_Text">if $ac_init_version; then</text:p>
      <text:p text:style-name="Preformatted_20_Text"><text:s text:c="2"/>cat &lt;&lt;\_ACEOF</text:p>
      <text:p text:style-name="Preformatted_20_Text"/>
      <text:p text:style-name="Preformatted_20_Text">Copyright (C) 2003 Free Software Foundation, Inc.</text:p>
      <text:p text:style-name="Preformatted_20_Text">This configure script is free software; the Free Software Foundation</text:p>
      <text:p text:style-name="Preformatted_20_Text">gives unlimited permission to copy, distribute and modify it.</text:p>
      <text:p text:style-name="Preformatted_20_Text">_ACEOF</text:p>
      <text:p text:style-name="Preformatted_20_Text"><text:s text:c="2"/>exit 0</text:p>
      <text:p text:style-name="Preformatted_20_Text">fi</text:p>
      <text:p text:style-name="Preformatted_20_Text">exec 5&gt;config.log</text:p>
      <text:p text:style-name="Preformatted_20_Text">cat &gt;&amp;5 &lt;&lt;_ACEOF</text:p>
      <text:p text:style-name="Preformatted_20_Text">This file contains any messages produced by compilers while</text:p>
      <text:p text:style-name="Preformatted_20_Text">running configure, to aid debugging if configure makes a mistake.</text:p>
      <text:p text:style-name="Preformatted_20_Text"/>
      <text:p text:style-name="Preformatted_20_Text">It was created by $as_me, which was</text:p>
      <text:p text:style-name="Preformatted_20_Text">generated by GNU Autoconf 2.59. <text:s/>Invocation command line was</text:p>
      <text:p text:style-name="Preformatted_20_Text"><text:soft-page-break/></text:p>
      <text:p text:style-name="Preformatted_20_Text"><text:s text:c="2"/>$ $0 $@</text:p>
      <text:p text:style-name="Preformatted_20_Text"/>
      <text:p text:style-name="Preformatted_20_Text">_ACEOF</text:p>
      <text:p text:style-name="Preformatted_20_Text">{</text:p>
      <text:p text:style-name="Preformatted_20_Text">cat &lt;&lt;_ASUNAME</text:p>
      <text:p text:style-name="Preformatted_20_Text">## --------- ##</text:p>
      <text:p text:style-name="Preformatted_20_Text">## Platform. ##</text:p>
      <text:p text:style-name="Preformatted_20_Text">## --------- ##</text:p>
      <text:p text:style-name="Preformatted_20_Text"/>
      <text:p text:style-name="Preformatted_20_Text">hostname = `(hostname || uname -n) 2&gt;/dev/null | sed 1q`</text:p>
      <text:p text:style-name="Preformatted_20_Text">uname -m = `(uname -m) 2&gt;/dev/null || echo unknown`</text:p>
      <text:p text:style-name="Preformatted_20_Text">uname -r = `(uname -r) 2&gt;/dev/null || echo unknown`</text:p>
      <text:p text:style-name="Preformatted_20_Text">uname -s = `(uname -s) 2&gt;/dev/null || echo unknown`</text:p>
      <text:p text:style-name="Preformatted_20_Text">uname -v = `(uname -v) 2&gt;/dev/null || echo unknown`</text:p>
      <text:p text:style-name="Preformatted_20_Text"/>
      <text:p text:style-name="Preformatted_20_Text">/usr/bin/uname -p = `(/usr/bin/uname -p) 2&gt;/dev/null || echo unknown`</text:p>
      <text:p text:style-name="Preformatted_20_Text">/bin/uname -X <text:s text:c="4"/>= `(/bin/uname -X) 2&gt;/dev/null <text:s text:c="4"/>|| echo unknown`</text:p>
      <text:p text:style-name="Preformatted_20_Text"/>
      <text:p text:style-name="Preformatted_20_Text">/bin/arch <text:s text:c="13"/>= `(/bin/arch) 2&gt;/dev/null <text:s text:c="13"/>|| echo unknown`</text:p>
      <text:p text:style-name="Preformatted_20_Text">/usr/bin/arch -k <text:s text:c="6"/>= `(/usr/bin/arch -k) 2&gt;/dev/null <text:s text:c="6"/>|| echo unknown`</text:p>
      <text:p text:style-name="Preformatted_20_Text">/usr/convex/getsysinfo = `(/usr/convex/getsysinfo) 2&gt;/dev/null || echo unknown`</text:p>
      <text:p text:style-name="Preformatted_20_Text">hostinfo <text:s text:c="14"/>= `(hostinfo) 2&gt;/dev/null <text:s text:c="14"/>|| echo unknown`</text:p>
      <text:p text:style-name="Preformatted_20_Text">/bin/machine <text:s text:c="10"/>= `(/bin/machine) 2&gt;/dev/null <text:s text:c="10"/>|| echo unknown`</text:p>
      <text:p text:style-name="Preformatted_20_Text">/usr/bin/oslevel <text:s text:c="6"/>= `(/usr/bin/oslevel) 2&gt;/dev/null <text:s text:c="6"/>|| echo unknown`</text:p>
      <text:p text:style-name="Preformatted_20_Text">/bin/universe <text:s text:c="9"/>= `(/bin/universe) 2&gt;/dev/null <text:s text:c="9"/>|| echo unknown`</text:p>
      <text:p text:style-name="Preformatted_20_Text"/>
      <text:p text:style-name="Preformatted_20_Text">_ASUNAME</text:p>
      <text:p text:style-name="Preformatted_20_Text"/>
      <text:p text:style-name="Preformatted_20_Text">as_save_IFS=$IFS; IFS=$PATH_SEPARATOR</text:p>
      <text:p text:style-name="Preformatted_20_Text">for as_dir in 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echo "PATH: $as_dir"</text:p>
      <text:p text:style-name="Preformatted_20_Text">done</text:p>
      <text:p text:style-name="Preformatted_20_Text"/>
      <text:p text:style-name="Preformatted_20_Text">} &gt;&amp;5</text:p>
      <text:p text:style-name="Preformatted_20_Text"/>
      <text:p text:style-name="Preformatted_20_Text">cat &gt;&amp;5 &lt;&lt;_ACEOF</text:p>
      <text:p text:style-name="Preformatted_20_Text"/>
      <text:p text:style-name="Preformatted_20_Text"/>
      <text:p text:style-name="Preformatted_20_Text">## ----------- ##</text:p>
      <text:p text:style-name="Preformatted_20_Text">## Core tests. ##</text:p>
      <text:p text:style-name="Preformatted_20_Text"><text:soft-page-break/>## ----------- ##</text:p>
      <text:p text:style-name="Preformatted_20_Text"/>
      <text:p text:style-name="Preformatted_20_Text">_ACEOF</text:p>
      <text:p text:style-name="Preformatted_20_Text"/>
      <text:p text:style-name="Preformatted_20_Text"/>
      <text:p text:style-name="Preformatted_20_Text"># Keep a trace of the command line.</text:p>
      <text:p text:style-name="Preformatted_20_Text"># Strip out --no-create and --no-recursion so they do not pile up.</text:p>
      <text:p text:style-name="Preformatted_20_Text"># Strip out --silent because we don't want to record it for future runs.</text:p>
      <text:p text:style-name="Preformatted_20_Text"># Also quote any args containing shell meta-characters.</text:p>
      <text:p text:style-name="Preformatted_20_Text"># Make two passes to allow for proper duplicate-argument suppression.</text:p>
      <text:p text:style-name="Preformatted_20_Text">ac_configure_args=</text:p>
      <text:p text:style-name="Preformatted_20_Text">ac_configure_args0=</text:p>
      <text:p text:style-name="Preformatted_20_Text">ac_configure_args1=</text:p>
      <text:p text:style-name="Preformatted_20_Text">ac_sep=</text:p>
      <text:p text:style-name="Preformatted_20_Text">ac_must_keep_next=false</text:p>
      <text:p text:style-name="Preformatted_20_Text">for ac_pass in 1 2</text:p>
      <text:p text:style-name="Preformatted_20_Text">do</text:p>
      <text:p text:style-name="Preformatted_20_Text"><text:s text:c="2"/>for ac_arg</text:p>
      <text:p text:style-name="Preformatted_20_Text"><text:s text:c="2"/>do</text:p>
      <text:p text:style-name="Preformatted_20_Text"><text:s text:c="4"/>case $ac_arg in</text:p>
      <text:p text:style-name="Preformatted_20_Text"><text:s text:c="4"/>-no-create | --no-c* | -n | -no-recursion | --no-r*) continue ;;</text:p>
      <text:p text:style-name="Preformatted_20_Text"><text:s text:c="4"/>-q | -quiet | --quiet | --quie | --qui | --qu | --q \</text:p>
      <text:p text:style-name="Preformatted_20_Text"><text:s text:c="4"/>| -silent | --silent | --silen | --sile | --sil)</text:p>
      <text:p text:style-name="Preformatted_20_Text"><text:s text:c="6"/>continue ;;</text:p>
      <text:p text:style-name="Preformatted_20_Text"><text:s text:c="4"/>*" "*|*"<text:tab/>"*|*[\[\]\~\#\$\^\&amp;\*\(\)\{\}\\\|\;\&lt;\&gt;\?\"\']*)</text:p>
      <text:p text:style-name="Preformatted_20_Text"><text:s text:c="6"/>ac_arg=`echo "$ac_arg" | sed "s/'/'\\\\\\\\''/g"` ;;</text:p>
      <text:p text:style-name="Preformatted_20_Text"><text:s text:c="4"/>esac</text:p>
      <text:p text:style-name="Preformatted_20_Text"><text:s text:c="4"/>case $ac_pass in</text:p>
      <text:p text:style-name="Preformatted_20_Text"><text:s text:c="4"/>1) ac_configure_args0="$ac_configure_args0 '$ac_arg'" ;;</text:p>
      <text:p text:style-name="Preformatted_20_Text"><text:s text:c="4"/>2)</text:p>
      <text:p text:style-name="Preformatted_20_Text"><text:s text:c="6"/>ac_configure_args1="$ac_configure_args1 '$ac_arg'"</text:p>
      <text:p text:style-name="Preformatted_20_Text"><text:s text:c="6"/>if test $ac_must_keep_next = true; then</text:p>
      <text:p text:style-name="Preformatted_20_Text"><text:tab/>ac_must_keep_next=false # Got value, back to normal.</text:p>
      <text:p text:style-name="Preformatted_20_Text"><text:s text:c="6"/>else</text:p>
      <text:p text:style-name="Preformatted_20_Text"><text:tab/>case $ac_arg in</text:p>
      <text:p text:style-name="Preformatted_20_Text"><text:tab/> <text:s/>*=* | --config-cache | -C | -disable-* | --disable-* \</text:p>
      <text:p text:style-name="Preformatted_20_Text"><text:tab/> <text:s/>| -enable-* | --enable-* | -gas | --g* | -nfp | --nf* \</text:p>
      <text:p text:style-name="Preformatted_20_Text"><text:tab/> <text:s/>| -q | -quiet | --q* | -silent | --sil* | -v | -verb* \</text:p>
      <text:p text:style-name="Preformatted_20_Text"><text:tab/> <text:s/>| -with-* | --with-* | -without-* | --without-* | --x)</text:p>
      <text:p text:style-name="Preformatted_20_Text"><text:tab/> <text:s text:c="3"/>case "$ac_configure_args0 " in</text:p>
      <text:p text:style-name="Preformatted_20_Text"><text:tab/> <text:s text:c="5"/>"$ac_configure_args1"*" '$ac_arg' "* ) continue ;;</text:p>
      <text:p text:style-name="Preformatted_20_Text"><text:tab/> <text:s text:c="3"/>esac</text:p>
      <text:p text:style-name="Preformatted_20_Text"><text:tab/> <text:s text:c="3"/>;;</text:p>
      <text:p text:style-name="Preformatted_20_Text"><text:tab/> <text:s/>-* ) ac_must_keep_next=true ;;</text:p>
      <text:p text:style-name="Preformatted_20_Text"><text:soft-page-break/><text:tab/>esac</text:p>
      <text:p text:style-name="Preformatted_20_Text"><text:s text:c="6"/>fi</text:p>
      <text:p text:style-name="Preformatted_20_Text"><text:s text:c="6"/>ac_configure_args="$ac_configure_args$ac_sep'$ac_arg'"</text:p>
      <text:p text:style-name="Preformatted_20_Text"><text:s text:c="6"/># Get rid of the leading space.</text:p>
      <text:p text:style-name="Preformatted_20_Text"><text:s text:c="6"/>ac_sep=" "</text:p>
      <text:p text:style-name="Preformatted_20_Text"><text:s text:c="6"/>;;</text:p>
      <text:p text:style-name="Preformatted_20_Text"><text:s text:c="4"/>esac</text:p>
      <text:p text:style-name="Preformatted_20_Text"><text:s text:c="2"/>done</text:p>
      <text:p text:style-name="Preformatted_20_Text">done</text:p>
      <text:p text:style-name="Preformatted_20_Text">$as_unset ac_configure_args0 || test "${ac_configure_args0+set}" != set || { ac_configure_args0=; export ac_configure_args0; }</text:p>
      <text:p text:style-name="Preformatted_20_Text">$as_unset ac_configure_args1 || test "${ac_configure_args1+set}" != set || { ac_configure_args1=; export ac_configure_args1; }</text:p>
      <text:p text:style-name="Preformatted_20_Text"/>
      <text:p text:style-name="Preformatted_20_Text"># When interrupted or exit'd, cleanup temporary files, and complete</text:p>
      <text:p text:style-name="Preformatted_20_Text"># config.log. <text:s/>We remove comments because anyway the quotes in there</text:p>
      <text:p text:style-name="Preformatted_20_Text"># would cause problems or look ugly.</text:p>
      <text:p text:style-name="Preformatted_20_Text"># WARNING: Be sure not to use single quotes in there, as some shells,</text:p>
      <text:p text:style-name="Preformatted_20_Text"># such as our DU 5.0 friend, will then `close' the trap.</text:p>
      <text:p text:style-name="Preformatted_20_Text">trap 'exit_status=$?</text:p>
      <text:p text:style-name="Preformatted_20_Text"><text:s text:c="2"/># Save into config.log some information that might help in debugging.</text:p>
      <text:p text:style-name="Preformatted_20_Text"><text:s text:c="2"/>{</text:p>
      <text:p text:style-name="Preformatted_20_Text"><text:s text:c="4"/>echo</text:p>
      <text:p text:style-name="Preformatted_20_Text"/>
      <text:p text:style-name="Preformatted_20_Text"><text:s text:c="4"/>cat &lt;&lt;\_ASBOX</text:p>
      <text:p text:style-name="Preformatted_20_Text">## ---------------- ##</text:p>
      <text:p text:style-name="Preformatted_20_Text">## Cache variables. ##</text:p>
      <text:p text:style-name="Preformatted_20_Text">## ---------------- ##</text:p>
      <text:p text:style-name="Preformatted_20_Text">_ASBOX</text:p>
      <text:p text:style-name="Preformatted_20_Text"><text:s text:c="4"/>echo</text:p>
      <text:p text:style-name="Preformatted_20_Text"><text:s text:c="4"/># The following way of writing the cache mishandles newlines in values,</text:p>
      <text:p text:style-name="Preformatted_20_Text">{</text:p>
      <text:p text:style-name="Preformatted_20_Text"><text:s text:c="2"/>(set) 2&gt;&amp;1 |</text:p>
      <text:p text:style-name="Preformatted_20_Text"><text:s text:c="4"/>case `(ac_space='"'"' '"'"'; set | grep ac_space) 2&gt;&amp;1` in</text:p>
      <text:p text:style-name="Preformatted_20_Text"><text:s text:c="4"/>*ac_space=\ *)</text:p>
      <text:p text:style-name="Preformatted_20_Text"><text:s text:c="6"/>sed -n \</text:p>
      <text:p text:style-name="Preformatted_20_Text"><text:tab/>"s/'"'"'/'"'"'\\\\'"'"''"'"'/g;</text:p>
      <text:p text:style-name="Preformatted_20_Text"><text:tab/> <text:s/>s/^\\([_$as_cr_alnum]*_cv_[_$as_cr_alnum]*\\)=\\(.*\\)/\\1='"'"'\\2'"'"'/p"</text:p>
      <text:p text:style-name="Preformatted_20_Text"><text:s text:c="6"/>;;</text:p>
      <text:p text:style-name="Preformatted_20_Text"><text:s text:c="4"/>*)</text:p>
      <text:p text:style-name="Preformatted_20_Text"><text:s text:c="6"/>sed -n \</text:p>
      <text:p text:style-name="Preformatted_20_Text"><text:tab/>"s/^\\([_$as_cr_alnum]*_cv_[_$as_cr_alnum]*\\)=\\(.*\\)/\\1=\\2/p"</text:p>
      <text:p text:style-name="Preformatted_20_Text"><text:s text:c="6"/>;;</text:p>
      <text:p text:style-name="Preformatted_20_Text"><text:s text:c="4"/>esac;</text:p>
      <text:p text:style-name="Preformatted_20_Text"><text:soft-page-break/>}</text:p>
      <text:p text:style-name="Preformatted_20_Text"><text:s text:c="4"/>echo</text:p>
      <text:p text:style-name="Preformatted_20_Text"/>
      <text:p text:style-name="Preformatted_20_Text"><text:s text:c="4"/>cat &lt;&lt;\_ASBOX</text:p>
      <text:p text:style-name="Preformatted_20_Text">## ----------------- ##</text:p>
      <text:p text:style-name="Preformatted_20_Text">## Output variables. ##</text:p>
      <text:p text:style-name="Preformatted_20_Text">## ----------------- ##</text:p>
      <text:p text:style-name="Preformatted_20_Text">_ASBOX</text:p>
      <text:p text:style-name="Preformatted_20_Text"><text:s text:c="4"/>echo</text:p>
      <text:p text:style-name="Preformatted_20_Text"><text:s text:c="4"/>for ac_var in $ac_subst_vars</text:p>
      <text:p text:style-name="Preformatted_20_Text"><text:s text:c="4"/>do</text:p>
      <text:p text:style-name="Preformatted_20_Text"><text:s text:c="6"/>eval ac_val=$`echo $ac_var`</text:p>
      <text:p text:style-name="Preformatted_20_Text"><text:s text:c="6"/>echo "$ac_var='"'"'$ac_val'"'"'"</text:p>
      <text:p text:style-name="Preformatted_20_Text"><text:s text:c="4"/>done | sort</text:p>
      <text:p text:style-name="Preformatted_20_Text"><text:s text:c="4"/>echo</text:p>
      <text:p text:style-name="Preformatted_20_Text"/>
      <text:p text:style-name="Preformatted_20_Text"><text:s text:c="4"/>if test -n "$ac_subst_files"; then</text:p>
      <text:p text:style-name="Preformatted_20_Text"><text:s text:c="6"/>cat &lt;&lt;\_ASBOX</text:p>
      <text:p text:style-name="Preformatted_20_Text">## ------------- ##</text:p>
      <text:p text:style-name="Preformatted_20_Text">## Output files. ##</text:p>
      <text:p text:style-name="Preformatted_20_Text">## ------------- ##</text:p>
      <text:p text:style-name="Preformatted_20_Text">_ASBOX</text:p>
      <text:p text:style-name="Preformatted_20_Text"><text:s text:c="6"/>echo</text:p>
      <text:p text:style-name="Preformatted_20_Text"><text:s text:c="6"/>for ac_var in $ac_subst_files</text:p>
      <text:p text:style-name="Preformatted_20_Text"><text:s text:c="6"/>do</text:p>
      <text:p text:style-name="Preformatted_20_Text"><text:tab/>eval ac_val=$`echo $ac_var`</text:p>
      <text:p text:style-name="Preformatted_20_Text"><text:tab/>echo "$ac_var='"'"'$ac_val'"'"'"</text:p>
      <text:p text:style-name="Preformatted_20_Text"><text:s text:c="6"/>done | sort</text:p>
      <text:p text:style-name="Preformatted_20_Text"><text:s text:c="6"/>echo</text:p>
      <text:p text:style-name="Preformatted_20_Text"><text:s text:c="4"/>fi</text:p>
      <text:p text:style-name="Preformatted_20_Text"/>
      <text:p text:style-name="Preformatted_20_Text"><text:s text:c="4"/>if test -s confdefs.h; then</text:p>
      <text:p text:style-name="Preformatted_20_Text"><text:s text:c="6"/>cat &lt;&lt;\_ASBOX</text:p>
      <text:p text:style-name="Preformatted_20_Text">## ----------- ##</text:p>
      <text:p text:style-name="Preformatted_20_Text">## confdefs.h. ##</text:p>
      <text:p text:style-name="Preformatted_20_Text">## ----------- ##</text:p>
      <text:p text:style-name="Preformatted_20_Text">_ASBOX</text:p>
      <text:p text:style-name="Preformatted_20_Text"><text:s text:c="6"/>echo</text:p>
      <text:p text:style-name="Preformatted_20_Text"><text:s text:c="6"/>sed "/^$/d" confdefs.h | sort</text:p>
      <text:p text:style-name="Preformatted_20_Text"><text:s text:c="6"/>echo</text:p>
      <text:p text:style-name="Preformatted_20_Text"><text:s text:c="4"/>fi</text:p>
      <text:p text:style-name="Preformatted_20_Text"><text:s text:c="4"/>test "$ac_signal" != 0 &amp;&amp;</text:p>
      <text:p text:style-name="Preformatted_20_Text"><text:s text:c="6"/>echo "$as_me: caught signal $ac_signal"</text:p>
      <text:p text:style-name="Preformatted_20_Text"><text:s text:c="4"/>echo "$as_me: exit $exit_status"</text:p>
      <text:p text:style-name="Preformatted_20_Text"><text:soft-page-break/><text:s text:c="2"/>} &gt;&amp;5</text:p>
      <text:p text:style-name="Preformatted_20_Text"><text:s text:c="2"/>rm -f core *.core &amp;&amp;</text:p>
      <text:p text:style-name="Preformatted_20_Text"><text:s text:c="2"/>rm -rf conftest* confdefs* conf$$* $ac_clean_files &amp;&amp;</text:p>
      <text:p text:style-name="Preformatted_20_Text"><text:s text:c="4"/>exit $exit_status</text:p>
      <text:p text:style-name="Preformatted_20_Text"><text:s text:c="5"/>' 0</text:p>
      <text:p text:style-name="Preformatted_20_Text">for ac_signal in 1 2 13 15; do</text:p>
      <text:p text:style-name="Preformatted_20_Text"><text:s text:c="2"/>trap 'ac_signal='$ac_signal'; { (exit 1); exit 1; }' $ac_signal</text:p>
      <text:p text:style-name="Preformatted_20_Text">done</text:p>
      <text:p text:style-name="Preformatted_20_Text">ac_signal=0</text:p>
      <text:p text:style-name="Preformatted_20_Text"/>
      <text:p text:style-name="Preformatted_20_Text"># confdefs.h avoids OS command line length limits that DEFS can exceed.</text:p>
      <text:p text:style-name="Preformatted_20_Text">rm -rf conftest* confdefs.h</text:p>
      <text:p text:style-name="Preformatted_20_Text"># AIX cpp loses on an empty file, so make sure it contains at least a newline.</text:p>
      <text:p text:style-name="Preformatted_20_Text">echo &gt;confdefs.h</text:p>
      <text:p text:style-name="Preformatted_20_Text"/>
      <text:p text:style-name="Preformatted_20_Text"># Predefined preprocessor variables.</text:p>
      <text:p text:style-name="Preformatted_20_Text"/>
      <text:p text:style-name="Preformatted_20_Text">cat &gt;&gt;confdefs.h &lt;&lt;_ACEOF</text:p>
      <text:p text:style-name="Preformatted_20_Text">#define PACKAGE_NAME "$PACKAGE_NAME"</text:p>
      <text:p text:style-name="Preformatted_20_Text">_ACEOF</text:p>
      <text:p text:style-name="Preformatted_20_Text"/>
      <text:p text:style-name="Preformatted_20_Text"/>
      <text:p text:style-name="Preformatted_20_Text">cat &gt;&gt;confdefs.h &lt;&lt;_ACEOF</text:p>
      <text:p text:style-name="Preformatted_20_Text">#define PACKAGE_TARNAME "$PACKAGE_TARNAME"</text:p>
      <text:p text:style-name="Preformatted_20_Text">_ACEOF</text:p>
      <text:p text:style-name="Preformatted_20_Text"/>
      <text:p text:style-name="Preformatted_20_Text"/>
      <text:p text:style-name="Preformatted_20_Text">cat &gt;&gt;confdefs.h &lt;&lt;_ACEOF</text:p>
      <text:p text:style-name="Preformatted_20_Text">#define PACKAGE_VERSION "$PACKAGE_VERSION"</text:p>
      <text:p text:style-name="Preformatted_20_Text">_ACEOF</text:p>
      <text:p text:style-name="Preformatted_20_Text"/>
      <text:p text:style-name="Preformatted_20_Text"/>
      <text:p text:style-name="Preformatted_20_Text">cat &gt;&gt;confdefs.h &lt;&lt;_ACEOF</text:p>
      <text:p text:style-name="Preformatted_20_Text">#define PACKAGE_STRING "$PACKAGE_STRING"</text:p>
      <text:p text:style-name="Preformatted_20_Text">_ACEOF</text:p>
      <text:p text:style-name="Preformatted_20_Text"/>
      <text:p text:style-name="Preformatted_20_Text"/>
      <text:p text:style-name="Preformatted_20_Text">cat &gt;&gt;confdefs.h &lt;&lt;_ACEOF</text:p>
      <text:p text:style-name="Preformatted_20_Text">#define PACKAGE_BUGREPORT "$PACKAGE_BUGREPORT"</text:p>
      <text:p text:style-name="Preformatted_20_Text">_ACEOF</text:p>
      <text:p text:style-name="Preformatted_20_Text"/>
      <text:p text:style-name="Preformatted_20_Text"/>
      <text:p text:style-name="Preformatted_20_Text"># Let the site file select an alternate cache file if it wants to.</text:p>
      <text:p text:style-name="Preformatted_20_Text"># Prefer explicitly selected file to automatically selected ones.</text:p>
      <text:p text:style-name="Preformatted_20_Text"><text:soft-page-break/>if test -z "$CONFIG_SITE"; then</text:p>
      <text:p text:style-name="Preformatted_20_Text"><text:s text:c="2"/>if test "x$prefix" != xNONE; then</text:p>
      <text:p text:style-name="Preformatted_20_Text"><text:s text:c="4"/>CONFIG_SITE="$prefix/share/config.site $prefix/etc/config.site"</text:p>
      <text:p text:style-name="Preformatted_20_Text"><text:s text:c="2"/>else</text:p>
      <text:p text:style-name="Preformatted_20_Text"><text:s text:c="4"/>CONFIG_SITE="$ac_default_prefix/share/config.site $ac_default_prefix/etc/config.site"</text:p>
      <text:p text:style-name="Preformatted_20_Text"><text:s text:c="2"/>fi</text:p>
      <text:p text:style-name="Preformatted_20_Text">fi</text:p>
      <text:p text:style-name="Preformatted_20_Text">for ac_site_file in $CONFIG_SITE; do</text:p>
      <text:p text:style-name="Preformatted_20_Text"><text:s text:c="2"/>if test -r "$ac_site_file"; then</text:p>
      <text:p text:style-name="Preformatted_20_Text"><text:s text:c="4"/>{ echo "$as_me:$LINENO: loading site script $ac_site_file" &gt;&amp;5</text:p>
      <text:p text:style-name="Preformatted_20_Text">echo "$as_me: loading site script $ac_site_file" &gt;&amp;6;}</text:p>
      <text:p text:style-name="Preformatted_20_Text"><text:s text:c="4"/>sed 's/^/| /' "$ac_site_file" &gt;&amp;5</text:p>
      <text:p text:style-name="Preformatted_20_Text"><text:s text:c="4"/>. "$ac_site_file"</text:p>
      <text:p text:style-name="Preformatted_20_Text"><text:s text:c="2"/>fi</text:p>
      <text:p text:style-name="Preformatted_20_Text">done</text:p>
      <text:p text:style-name="Preformatted_20_Text"/>
      <text:p text:style-name="Preformatted_20_Text">if test -r "$cache_file"; then</text:p>
      <text:p text:style-name="Preformatted_20_Text"><text:s text:c="2"/># Some versions of bash will fail to source /dev/null (special</text:p>
      <text:p text:style-name="Preformatted_20_Text"><text:s text:c="2"/># files actually), so we avoid doing that.</text:p>
      <text:p text:style-name="Preformatted_20_Text"><text:s text:c="2"/>if test -f "$cache_file"; then</text:p>
      <text:p text:style-name="Preformatted_20_Text"><text:s text:c="4"/>{ echo "$as_me:$LINENO: loading cache $cache_file" &gt;&amp;5</text:p>
      <text:p text:style-name="Preformatted_20_Text">echo "$as_me: loading cache $cache_file" &gt;&amp;6;}</text:p>
      <text:p text:style-name="Preformatted_20_Text"><text:s text:c="4"/>case $cache_file in</text:p>
      <text:p text:style-name="Preformatted_20_Text"><text:s text:c="6"/>[\\/]* | ?:[\\/]* ) . $cache_file;;</text:p>
      <text:p text:style-name="Preformatted_20_Text"><text:s text:c="6"/>*) <text:s text:c="21"/>. ./$cache_file;;</text:p>
      <text:p text:style-name="Preformatted_20_Text"><text:s text:c="4"/>esac</text:p>
      <text:p text:style-name="Preformatted_20_Text"><text:s text:c="2"/>fi</text:p>
      <text:p text:style-name="Preformatted_20_Text">else</text:p>
      <text:p text:style-name="Preformatted_20_Text"><text:s text:c="2"/>{ echo "$as_me:$LINENO: creating cache $cache_file" &gt;&amp;5</text:p>
      <text:p text:style-name="Preformatted_20_Text">echo "$as_me: creating cache $cache_file" &gt;&amp;6;}</text:p>
      <text:p text:style-name="Preformatted_20_Text"><text:s text:c="2"/>&gt;$cache_file</text:p>
      <text:p text:style-name="Preformatted_20_Text">fi</text:p>
      <text:p text:style-name="Preformatted_20_Text"/>
      <text:p text:style-name="Preformatted_20_Text"># Check that the precious variables saved in the cache have kept the same</text:p>
      <text:p text:style-name="Preformatted_20_Text"># value.</text:p>
      <text:p text:style-name="Preformatted_20_Text">ac_cache_corrupted=false</text:p>
      <text:p text:style-name="Preformatted_20_Text">for ac_var in `(set) 2&gt;&amp;1 |</text:p>
      <text:p text:style-name="Preformatted_20_Text"><text:tab/> <text:s text:c="6"/>sed -n 's/^ac_env_\([a-zA-Z_0-9]*\)_set=.*/\1/p'`; do</text:p>
      <text:p text:style-name="Preformatted_20_Text"><text:s text:c="2"/>eval ac_old_set=\$ac_cv_env_${ac_var}_set</text:p>
      <text:p text:style-name="Preformatted_20_Text"><text:s text:c="2"/>eval ac_new_set=\$ac_env_${ac_var}_set</text:p>
      <text:p text:style-name="Preformatted_20_Text"><text:s text:c="2"/>eval ac_old_val="\$ac_cv_env_${ac_var}_value"</text:p>
      <text:p text:style-name="Preformatted_20_Text"><text:s text:c="2"/>eval ac_new_val="\$ac_env_${ac_var}_value"</text:p>
      <text:p text:style-name="Preformatted_20_Text"><text:s text:c="2"/>case $ac_old_set,$ac_new_set in</text:p>
      <text:p text:style-name="Preformatted_20_Text"><text:s text:c="4"/>set,)</text:p>
      <text:p text:style-name="Preformatted_20_Text"><text:soft-page-break/><text:s text:c="6"/>{ echo "$as_me:$LINENO: error: \`$ac_var' was set to \`$ac_old_val' in the previous run" &gt;&amp;5</text:p>
      <text:p text:style-name="Preformatted_20_Text">echo "$as_me: error: \`$ac_var' was set to \`$ac_old_val' in the previous run" &gt;&amp;2;}</text:p>
      <text:p text:style-name="Preformatted_20_Text"><text:s text:c="6"/>ac_cache_corrupted=: ;;</text:p>
      <text:p text:style-name="Preformatted_20_Text"><text:s text:c="4"/>,set)</text:p>
      <text:p text:style-name="Preformatted_20_Text"><text:s text:c="6"/>{ echo "$as_me:$LINENO: error: \`$ac_var' was not set in the previous run" &gt;&amp;5</text:p>
      <text:p text:style-name="Preformatted_20_Text">echo "$as_me: error: \`$ac_var' was not set in the previous run" &gt;&amp;2;}</text:p>
      <text:p text:style-name="Preformatted_20_Text"><text:s text:c="6"/>ac_cache_corrupted=: ;;</text:p>
      <text:p text:style-name="Preformatted_20_Text"><text:s text:c="4"/>,);;</text:p>
      <text:p text:style-name="Preformatted_20_Text"><text:s text:c="4"/>*)</text:p>
      <text:p text:style-name="Preformatted_20_Text"><text:s text:c="6"/>if test "x$ac_old_val" != "x$ac_new_val"; then</text:p>
      <text:p text:style-name="Preformatted_20_Text"><text:tab/>{ echo "$as_me:$LINENO: error: \`$ac_var' has changed since the previous run:" &gt;&amp;5</text:p>
      <text:p text:style-name="Preformatted_20_Text">echo "$as_me: error: \`$ac_var' has changed since the previous run:" &gt;&amp;2;}</text:p>
      <text:p text:style-name="Preformatted_20_Text"><text:tab/>{ echo "$as_me:$LINENO: <text:s text:c="2"/>former value: <text:s/>$ac_old_val" &gt;&amp;5</text:p>
      <text:p text:style-name="Preformatted_20_Text">echo "$as_me: <text:s text:c="2"/>former value: <text:s/>$ac_old_val" &gt;&amp;2;}</text:p>
      <text:p text:style-name="Preformatted_20_Text"><text:tab/>{ echo "$as_me:$LINENO: <text:s text:c="2"/>current value: $ac_new_val" &gt;&amp;5</text:p>
      <text:p text:style-name="Preformatted_20_Text">echo "$as_me: <text:s text:c="2"/>current value: $ac_new_val" &gt;&amp;2;}</text:p>
      <text:p text:style-name="Preformatted_20_Text"><text:tab/>ac_cache_corrupted=:</text:p>
      <text:p text:style-name="Preformatted_20_Text"><text:s text:c="6"/>fi;;</text:p>
      <text:p text:style-name="Preformatted_20_Text"><text:s text:c="2"/>esac</text:p>
      <text:p text:style-name="Preformatted_20_Text"><text:s text:c="2"/># Pass precious variables to config.status.</text:p>
      <text:p text:style-name="Preformatted_20_Text"><text:s text:c="2"/>if test "$ac_new_set" = set; then</text:p>
      <text:p text:style-name="Preformatted_20_Text"><text:s text:c="4"/>case $ac_new_val in</text:p>
      <text:p text:style-name="Preformatted_20_Text"><text:s text:c="4"/>*" "*|*"<text:tab/>"*|*[\[\]\~\#\$\^\&amp;\*\(\)\{\}\\\|\;\&lt;\&gt;\?\"\']*)</text:p>
      <text:p text:style-name="Preformatted_20_Text"><text:s text:c="6"/>ac_arg=$ac_var=`echo "$ac_new_val" | sed "s/'/'\\\\\\\\''/g"` ;;</text:p>
      <text:p text:style-name="Preformatted_20_Text"><text:s text:c="4"/>*) ac_arg=$ac_var=$ac_new_val ;;</text:p>
      <text:p text:style-name="Preformatted_20_Text"><text:s text:c="4"/>esac</text:p>
      <text:p text:style-name="Preformatted_20_Text"><text:s text:c="4"/>case " $ac_configure_args " in</text:p>
      <text:p text:style-name="Preformatted_20_Text"><text:s text:c="6"/>*" '$ac_arg' "*) ;; # Avoid dups. <text:s/>Use of quotes ensures accuracy.</text:p>
      <text:p text:style-name="Preformatted_20_Text"><text:s text:c="6"/>*) ac_configure_args="$ac_configure_args '$ac_arg'" ;;</text:p>
      <text:p text:style-name="Preformatted_20_Text"><text:s text:c="4"/>esac</text:p>
      <text:p text:style-name="Preformatted_20_Text"><text:s text:c="2"/>fi</text:p>
      <text:p text:style-name="Preformatted_20_Text">done</text:p>
      <text:p text:style-name="Preformatted_20_Text">if $ac_cache_corrupted; then</text:p>
      <text:p text:style-name="Preformatted_20_Text"><text:s text:c="2"/>{ echo "$as_me:$LINENO: error: changes in the environment can compromise the build" &gt;&amp;5</text:p>
      <text:p text:style-name="Preformatted_20_Text">echo "$as_me: error: changes in the environment can compromise the build" &gt;&amp;2;}</text:p>
      <text:p text:style-name="Preformatted_20_Text"><text:s text:c="2"/>{ { echo "$as_me:$LINENO: error: run \`make distclean' and/or \`rm $cache_file' and start over" &gt;&amp;5</text:p>
      <text:p text:style-name="Preformatted_20_Text">echo "$as_me: error: run \`make distclean' and/or \`rm $cache_file' and start over" &gt;&amp;2;}</text:p>
      <text:p text:style-name="Preformatted_20_Text"><text:s text:c="3"/>{ (exit 1); exit 1; }; }</text:p>
      <text:p text:style-name="Preformatted_20_Text">fi</text:p>
      <text:p text:style-name="Preformatted_20_Text"/>
      <text:p text:style-name="Preformatted_20_Text">ac_ext=c</text:p>
      <text:p text:style-name="Preformatted_20_Text">ac_cpp='$CPP $CPPFLAGS'</text:p>
      <text:p text:style-name="Preformatted_20_Text">ac_compile='$CC -c $CFLAGS $CPPFLAGS conftest.$ac_ext &gt;&amp;5'</text:p>
      <text:p text:style-name="Preformatted_20_Text">ac_link='$CC -o conftest$ac_exeext $CFLAGS $CPPFLAGS $LDFLAGS conftest.$ac_ext $LIBS &gt;&amp;5'</text:p>
      <text:p text:style-name="Preformatted_20_Text"><text:soft-page-break/>ac_compiler_gnu=$ac_cv_c_compiler_gnu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ac_aux_dir=</text:p>
      <text:p text:style-name="Preformatted_20_Text">for ac_dir in $srcdir $srcdir/.. $srcdir/../..; do</text:p>
      <text:p text:style-name="Preformatted_20_Text"><text:s text:c="2"/>if test -f $ac_dir/install-sh; then</text:p>
      <text:p text:style-name="Preformatted_20_Text"><text:s text:c="4"/>ac_aux_dir=$ac_dir</text:p>
      <text:p text:style-name="Preformatted_20_Text"><text:s text:c="4"/>ac_install_sh="$ac_aux_dir/install-sh -c"</text:p>
      <text:p text:style-name="Preformatted_20_Text"><text:s text:c="4"/>break</text:p>
      <text:p text:style-name="Preformatted_20_Text"><text:s text:c="2"/>elif test -f $ac_dir/install.sh; then</text:p>
      <text:p text:style-name="Preformatted_20_Text"><text:s text:c="4"/>ac_aux_dir=$ac_dir</text:p>
      <text:p text:style-name="Preformatted_20_Text"><text:s text:c="4"/>ac_install_sh="$ac_aux_dir/install.sh -c"</text:p>
      <text:p text:style-name="Preformatted_20_Text"><text:s text:c="4"/>break</text:p>
      <text:p text:style-name="Preformatted_20_Text"><text:s text:c="2"/>elif test -f $ac_dir/shtool; then</text:p>
      <text:p text:style-name="Preformatted_20_Text"><text:s text:c="4"/>ac_aux_dir=$ac_dir</text:p>
      <text:p text:style-name="Preformatted_20_Text"><text:s text:c="4"/>ac_install_sh="$ac_aux_dir/shtool install -c"</text:p>
      <text:p text:style-name="Preformatted_20_Text"><text:s text:c="4"/>break</text:p>
      <text:p text:style-name="Preformatted_20_Text"><text:s text:c="2"/>fi</text:p>
      <text:p text:style-name="Preformatted_20_Text">done</text:p>
      <text:p text:style-name="Preformatted_20_Text">if test -z "$ac_aux_dir"; then</text:p>
      <text:p text:style-name="Preformatted_20_Text"><text:s text:c="2"/>{ { echo "$as_me:$LINENO: error: cannot find install-sh or install.sh in $srcdir $srcdir/.. $srcdir/../.." &gt;&amp;5</text:p>
      <text:p text:style-name="Preformatted_20_Text">echo "$as_me: error: cannot find install-sh or install.sh in $srcdir $srcdir/.. $srcdir/../.." &gt;&amp;2;}</text:p>
      <text:p text:style-name="Preformatted_20_Text"><text:s text:c="3"/>{ (exit 1); exit 1; }; }</text:p>
      <text:p text:style-name="Preformatted_20_Text">fi</text:p>
      <text:p text:style-name="Preformatted_20_Text">ac_config_guess="$SHELL $ac_aux_dir/config.guess"</text:p>
      <text:p text:style-name="Preformatted_20_Text">ac_config_sub="$SHELL $ac_aux_dir/config.sub"</text:p>
      <text:p text:style-name="Preformatted_20_Text"><text:soft-page-break/>ac_configure="$SHELL $ac_aux_dir/configure" # This should be Cygnus configure.</text:p>
      <text:p text:style-name="Preformatted_20_Text"/>
      <text:p text:style-name="Preformatted_20_Text"># Make sure we can run config.sub.</text:p>
      <text:p text:style-name="Preformatted_20_Text">$ac_config_sub sun4 &gt;/dev/null 2&gt;&amp;1 ||</text:p>
      <text:p text:style-name="Preformatted_20_Text"><text:s text:c="2"/>{ { echo "$as_me:$LINENO: error: cannot run $ac_config_sub" &gt;&amp;5</text:p>
      <text:p text:style-name="Preformatted_20_Text">echo "$as_me: error: cannot run $ac_config_sub" &gt;&amp;2;}</text:p>
      <text:p text:style-name="Preformatted_20_Text"><text:s text:c="3"/>{ (exit 1); exit 1; }; }</text:p>
      <text:p text:style-name="Preformatted_20_Text"/>
      <text:p text:style-name="Preformatted_20_Text">echo "$as_me:$LINENO: checking build system type" &gt;&amp;5</text:p>
      <text:p text:style-name="Preformatted_20_Text">echo $ECHO_N "checking build system type... $ECHO_C" &gt;&amp;6</text:p>
      <text:p text:style-name="Preformatted_20_Text">if test "${ac_cv_build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ac_cv_build_alias=$build_alias</text:p>
      <text:p text:style-name="Preformatted_20_Text">test -z "$ac_cv_build_alias" &amp;&amp;</text:p>
      <text:p text:style-name="Preformatted_20_Text"><text:s text:c="2"/>ac_cv_build_alias=`$ac_config_guess`</text:p>
      <text:p text:style-name="Preformatted_20_Text">test -z "$ac_cv_build_alias" &amp;&amp;</text:p>
      <text:p text:style-name="Preformatted_20_Text"><text:s text:c="2"/>{ { echo "$as_me:$LINENO: error: cannot guess build type; you must specify one" &gt;&amp;5</text:p>
      <text:p text:style-name="Preformatted_20_Text">echo "$as_me: error: cannot guess build type; you must specify one" &gt;&amp;2;}</text:p>
      <text:p text:style-name="Preformatted_20_Text"><text:s text:c="3"/>{ (exit 1); exit 1; }; }</text:p>
      <text:p text:style-name="Preformatted_20_Text">ac_cv_build=`$ac_config_sub $ac_cv_build_alias` ||</text:p>
      <text:p text:style-name="Preformatted_20_Text"><text:s text:c="2"/>{ { echo "$as_me:$LINENO: error: $ac_config_sub $ac_cv_build_alias failed" &gt;&amp;5</text:p>
      <text:p text:style-name="Preformatted_20_Text">echo "$as_me: error: $ac_config_sub $ac_cv_build_alias failed" &gt;&amp;2;}</text:p>
      <text:p text:style-name="Preformatted_20_Text"><text:s text:c="3"/>{ (exit 1); exit 1; }; }</text:p>
      <text:p text:style-name="Preformatted_20_Text"/>
      <text:p text:style-name="Preformatted_20_Text">fi</text:p>
      <text:p text:style-name="Preformatted_20_Text">echo "$as_me:$LINENO: result: $ac_cv_build" &gt;&amp;5</text:p>
      <text:p text:style-name="Preformatted_20_Text">echo "${ECHO_T}$ac_cv_build" &gt;&amp;6</text:p>
      <text:p text:style-name="Preformatted_20_Text">build=$ac_cv_build</text:p>
      <text:p text:style-name="Preformatted_20_Text">build_cpu=`echo $ac_cv_build | sed 's/^\([^-]*\)-\([^-]*\)-\(.*\)$/\1/'`</text:p>
      <text:p text:style-name="Preformatted_20_Text">build_vendor=`echo $ac_cv_build | sed 's/^\([^-]*\)-\([^-]*\)-\(.*\)$/\2/'`</text:p>
      <text:p text:style-name="Preformatted_20_Text">build_os=`echo $ac_cv_build | sed 's/^\([^-]*\)-\([^-]*\)-\(.*\)$/\3/'`</text:p>
      <text:p text:style-name="Preformatted_20_Text"/>
      <text:p text:style-name="Preformatted_20_Text"/>
      <text:p text:style-name="Preformatted_20_Text">echo "$as_me:$LINENO: checking host system type" &gt;&amp;5</text:p>
      <text:p text:style-name="Preformatted_20_Text">echo $ECHO_N "checking host system type... $ECHO_C" &gt;&amp;6</text:p>
      <text:p text:style-name="Preformatted_20_Text">if test "${ac_cv_host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ac_cv_host_alias=$host_alias</text:p>
      <text:p text:style-name="Preformatted_20_Text">test -z "$ac_cv_host_alias" &amp;&amp;</text:p>
      <text:p text:style-name="Preformatted_20_Text"><text:s text:c="2"/>ac_cv_host_alias=$ac_cv_build_alias</text:p>
      <text:p text:style-name="Preformatted_20_Text">ac_cv_host=`$ac_config_sub $ac_cv_host_alias` ||</text:p>
      <text:p text:style-name="Preformatted_20_Text"><text:s text:c="2"/>{ { echo "$as_me:$LINENO: error: $ac_config_sub $ac_cv_host_alias failed" &gt;&amp;5</text:p>
      <text:p text:style-name="Preformatted_20_Text"><text:soft-page-break/>echo "$as_me: error: $ac_config_sub $ac_cv_host_alias failed" &gt;&amp;2;}</text:p>
      <text:p text:style-name="Preformatted_20_Text"><text:s text:c="3"/>{ (exit 1); exit 1; }; }</text:p>
      <text:p text:style-name="Preformatted_20_Text"/>
      <text:p text:style-name="Preformatted_20_Text">fi</text:p>
      <text:p text:style-name="Preformatted_20_Text">echo "$as_me:$LINENO: result: $ac_cv_host" &gt;&amp;5</text:p>
      <text:p text:style-name="Preformatted_20_Text">echo "${ECHO_T}$ac_cv_host" &gt;&amp;6</text:p>
      <text:p text:style-name="Preformatted_20_Text">host=$ac_cv_host</text:p>
      <text:p text:style-name="Preformatted_20_Text">host_cpu=`echo $ac_cv_host | sed 's/^\([^-]*\)-\([^-]*\)-\(.*\)$/\1/'`</text:p>
      <text:p text:style-name="Preformatted_20_Text">host_vendor=`echo $ac_cv_host | sed 's/^\([^-]*\)-\([^-]*\)-\(.*\)$/\2/'`</text:p>
      <text:p text:style-name="Preformatted_20_Text">host_os=`echo $ac_cv_host | sed 's/^\([^-]*\)-\([^-]*\)-\(.*\)$/\3/'`</text:p>
      <text:p text:style-name="Preformatted_20_Text"/>
      <text:p text:style-name="Preformatted_20_Text"/>
      <text:p text:style-name="Preformatted_20_Text">echo "$as_me:$LINENO: checking target system type" &gt;&amp;5</text:p>
      <text:p text:style-name="Preformatted_20_Text">echo $ECHO_N "checking target system type... $ECHO_C" &gt;&amp;6</text:p>
      <text:p text:style-name="Preformatted_20_Text">if test "${ac_cv_target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ac_cv_target_alias=$target_alias</text:p>
      <text:p text:style-name="Preformatted_20_Text">test "x$ac_cv_target_alias" = "x" &amp;&amp;</text:p>
      <text:p text:style-name="Preformatted_20_Text"><text:s text:c="2"/>ac_cv_target_alias=$ac_cv_host_alias</text:p>
      <text:p text:style-name="Preformatted_20_Text">ac_cv_target=`$ac_config_sub $ac_cv_target_alias` ||</text:p>
      <text:p text:style-name="Preformatted_20_Text"><text:s text:c="2"/>{ { echo "$as_me:$LINENO: error: $ac_config_sub $ac_cv_target_alias failed" &gt;&amp;5</text:p>
      <text:p text:style-name="Preformatted_20_Text">echo "$as_me: error: $ac_config_sub $ac_cv_target_alias failed" &gt;&amp;2;}</text:p>
      <text:p text:style-name="Preformatted_20_Text"><text:s text:c="3"/>{ (exit 1); exit 1; }; }</text:p>
      <text:p text:style-name="Preformatted_20_Text"/>
      <text:p text:style-name="Preformatted_20_Text">fi</text:p>
      <text:p text:style-name="Preformatted_20_Text">echo "$as_me:$LINENO: result: $ac_cv_target" &gt;&amp;5</text:p>
      <text:p text:style-name="Preformatted_20_Text">echo "${ECHO_T}$ac_cv_target" &gt;&amp;6</text:p>
      <text:p text:style-name="Preformatted_20_Text">target=$ac_cv_target</text:p>
      <text:p text:style-name="Preformatted_20_Text">target_cpu=`echo $ac_cv_target | sed 's/^\([^-]*\)-\([^-]*\)-\(.*\)$/\1/'`</text:p>
      <text:p text:style-name="Preformatted_20_Text">target_vendor=`echo $ac_cv_target | sed 's/^\([^-]*\)-\([^-]*\)-\(.*\)$/\2/'`</text:p>
      <text:p text:style-name="Preformatted_20_Text">target_os=`echo $ac_cv_target | sed 's/^\([^-]*\)-\([^-]*\)-\(.*\)$/\3/'`</text:p>
      <text:p text:style-name="Preformatted_20_Text"/>
      <text:p text:style-name="Preformatted_20_Text"/>
      <text:p text:style-name="Preformatted_20_Text"># The aliases save the names the user supplied, while $host etc.</text:p>
      <text:p text:style-name="Preformatted_20_Text"># will get canonicalized.</text:p>
      <text:p text:style-name="Preformatted_20_Text">test -n "$target_alias" &amp;&amp;</text:p>
      <text:p text:style-name="Preformatted_20_Text"><text:s text:c="2"/>test "$program_prefix$program_suffix$program_transform_name" = \</text:p>
      <text:p text:style-name="Preformatted_20_Text"><text:s text:c="4"/>NONENONEs,x,x, &amp;&amp;</text:p>
      <text:p text:style-name="Preformatted_20_Text"><text:s text:c="2"/>program_prefix=${target_alias}-</text:p>
      <text:p text:style-name="Preformatted_20_Text"/>
      <text:p text:style-name="Preformatted_20_Text"><text:s text:c="10"/>ac_config_headers="$ac_config_headers src/config.h"</text:p>
      <text:p text:style-name="Preformatted_20_Text"/>
      <text:p text:style-name="Preformatted_20_Text"/>
      <text:p text:style-name="Preformatted_20_Text"><text:soft-page-break/>if test "$prefix" = "NONE" ; then</text:p>
      <text:p text:style-name="Preformatted_20_Text"><text:s text:c="3"/>prefix="/usr/local"</text:p>
      <text:p text:style-name="Preformatted_20_Text">fi</text:p>
      <text:p text:style-name="Preformatted_20_Text"/>
      <text:p text:style-name="Preformatted_20_Text">if test "$exec_prefix" = "NONE" ; then</text:p>
      <text:p text:style-name="Preformatted_20_Text"><text:tab/>exec_prefix=$prefix</text:p>
      <text:p text:style-name="Preformatted_20_Text">fi</text:p>
      <text:p text:style-name="Preformatted_20_Text"/>
      <text:p text:style-name="Preformatted_20_Text">ac_ext=c</text:p>
      <text:p text:style-name="Preformatted_20_Text">ac_cpp='$CPP $CPPFLAGS'</text:p>
      <text:p text:style-name="Preformatted_20_Text">ac_compile='$CC -c $CFLAGS $CPPFLAGS conftest.$ac_ext &gt;&amp;5'</text:p>
      <text:p text:style-name="Preformatted_20_Text">ac_link='$CC -o conftest$ac_exeext $CFLAGS $CPPFLAGS $LDFLAGS conftest.$ac_ext $LIBS &gt;&amp;5'</text:p>
      <text:p text:style-name="Preformatted_20_Text">ac_compiler_gnu=$ac_cv_c_compiler_gnu</text:p>
      <text:p text:style-name="Preformatted_20_Text">if test -n "$ac_tool_prefix"; then</text:p>
      <text:p text:style-name="Preformatted_20_Text"><text:s text:c="2"/># Extract the first word of "${ac_tool_prefix}gcc", so it can be a program name with args.</text:p>
      <text:p text:style-name="Preformatted_20_Text">set dummy ${ac_tool_prefix}gcc; ac_word=$2</text:p>
      <text:p text:style-name="Preformatted_20_Text">echo "$as_me:$LINENO: checking for $ac_word" &gt;&amp;5</text:p>
      <text:p text:style-name="Preformatted_20_Text">echo $ECHO_N "checking for $ac_word... $ECHO_C" &gt;&amp;6</text:p>
      <text:p text:style-name="Preformatted_20_Text">if test "${ac_cv_prog_CC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if test -n "$CC"; then</text:p>
      <text:p text:style-name="Preformatted_20_Text"><text:s text:c="2"/>ac_cv_prog_CC="$CC" # Let the user override the test.</text:p>
      <text:p text:style-name="Preformatted_20_Text">else</text:p>
      <text:p text:style-name="Preformatted_20_Text">as_save_IFS=$IFS; IFS=$PATH_SEPARATOR</text:p>
      <text:p text:style-name="Preformatted_20_Text">for as_dir in 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for ac_exec_ext in '' $ac_executable_extensions; do</text:p>
      <text:p text:style-name="Preformatted_20_Text"><text:s text:c="2"/>if $as_executable_p "$as_dir/$ac_word$ac_exec_ext"; then</text:p>
      <text:p text:style-name="Preformatted_20_Text"><text:s text:c="4"/>ac_cv_prog_CC="${ac_tool_prefix}gcc"</text:p>
      <text:p text:style-name="Preformatted_20_Text"><text:s text:c="4"/>echo "$as_me:$LINENO: found $as_dir/$ac_word$ac_exec_ext" &gt;&amp;5</text:p>
      <text:p text:style-name="Preformatted_20_Text"><text:s text:c="4"/>break 2</text:p>
      <text:p text:style-name="Preformatted_20_Text"><text:s text:c="2"/>fi</text:p>
      <text:p text:style-name="Preformatted_20_Text">done</text:p>
      <text:p text:style-name="Preformatted_20_Text">done</text:p>
      <text:p text:style-name="Preformatted_20_Text"/>
      <text:p text:style-name="Preformatted_20_Text">fi</text:p>
      <text:p text:style-name="Preformatted_20_Text">fi</text:p>
      <text:p text:style-name="Preformatted_20_Text">CC=$ac_cv_prog_CC</text:p>
      <text:p text:style-name="Preformatted_20_Text">if test -n "$CC"; then</text:p>
      <text:p text:style-name="Preformatted_20_Text"><text:s text:c="2"/>echo "$as_me:$LINENO: result: $CC" &gt;&amp;5</text:p>
      <text:p text:style-name="Preformatted_20_Text">echo "${ECHO_T}$CC" &gt;&amp;6</text:p>
      <text:p text:style-name="Preformatted_20_Text"><text:soft-page-break/>else</text:p>
      <text:p text:style-name="Preformatted_20_Text"><text:s text:c="2"/>echo "$as_me:$LINENO: result: no" &gt;&amp;5</text:p>
      <text:p text:style-name="Preformatted_20_Text">echo "${ECHO_T}no" &gt;&amp;6</text:p>
      <text:p text:style-name="Preformatted_20_Text">fi</text:p>
      <text:p text:style-name="Preformatted_20_Text"/>
      <text:p text:style-name="Preformatted_20_Text">fi</text:p>
      <text:p text:style-name="Preformatted_20_Text">if test -z "$ac_cv_prog_CC"; then</text:p>
      <text:p text:style-name="Preformatted_20_Text"><text:s text:c="2"/>ac_ct_CC=$CC</text:p>
      <text:p text:style-name="Preformatted_20_Text"><text:s text:c="2"/># Extract the first word of "gcc", so it can be a program name with args.</text:p>
      <text:p text:style-name="Preformatted_20_Text">set dummy gcc; ac_word=$2</text:p>
      <text:p text:style-name="Preformatted_20_Text">echo "$as_me:$LINENO: checking for $ac_word" &gt;&amp;5</text:p>
      <text:p text:style-name="Preformatted_20_Text">echo $ECHO_N "checking for $ac_word... $ECHO_C" &gt;&amp;6</text:p>
      <text:p text:style-name="Preformatted_20_Text">if test "${ac_cv_prog_ac_ct_CC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if test -n "$ac_ct_CC"; then</text:p>
      <text:p text:style-name="Preformatted_20_Text"><text:s text:c="2"/>ac_cv_prog_ac_ct_CC="$ac_ct_CC" # Let the user override the test.</text:p>
      <text:p text:style-name="Preformatted_20_Text">else</text:p>
      <text:p text:style-name="Preformatted_20_Text">as_save_IFS=$IFS; IFS=$PATH_SEPARATOR</text:p>
      <text:p text:style-name="Preformatted_20_Text">for as_dir in 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for ac_exec_ext in '' $ac_executable_extensions; do</text:p>
      <text:p text:style-name="Preformatted_20_Text"><text:s text:c="2"/>if $as_executable_p "$as_dir/$ac_word$ac_exec_ext"; then</text:p>
      <text:p text:style-name="Preformatted_20_Text"><text:s text:c="4"/>ac_cv_prog_ac_ct_CC="gcc"</text:p>
      <text:p text:style-name="Preformatted_20_Text"><text:s text:c="4"/>echo "$as_me:$LINENO: found $as_dir/$ac_word$ac_exec_ext" &gt;&amp;5</text:p>
      <text:p text:style-name="Preformatted_20_Text"><text:s text:c="4"/>break 2</text:p>
      <text:p text:style-name="Preformatted_20_Text"><text:s text:c="2"/>fi</text:p>
      <text:p text:style-name="Preformatted_20_Text">done</text:p>
      <text:p text:style-name="Preformatted_20_Text">done</text:p>
      <text:p text:style-name="Preformatted_20_Text"/>
      <text:p text:style-name="Preformatted_20_Text">fi</text:p>
      <text:p text:style-name="Preformatted_20_Text">fi</text:p>
      <text:p text:style-name="Preformatted_20_Text">ac_ct_CC=$ac_cv_prog_ac_ct_CC</text:p>
      <text:p text:style-name="Preformatted_20_Text">if test -n "$ac_ct_CC"; then</text:p>
      <text:p text:style-name="Preformatted_20_Text"><text:s text:c="2"/>echo "$as_me:$LINENO: result: $ac_ct_CC" &gt;&amp;5</text:p>
      <text:p text:style-name="Preformatted_20_Text">echo "${ECHO_T}$ac_ct_CC" &gt;&amp;6</text:p>
      <text:p text:style-name="Preformatted_20_Text">else</text:p>
      <text:p text:style-name="Preformatted_20_Text"><text:s text:c="2"/>echo "$as_me:$LINENO: result: no" &gt;&amp;5</text:p>
      <text:p text:style-name="Preformatted_20_Text">echo "${ECHO_T}no" &gt;&amp;6</text:p>
      <text:p text:style-name="Preformatted_20_Text">fi</text:p>
      <text:p text:style-name="Preformatted_20_Text"/>
      <text:p text:style-name="Preformatted_20_Text"><text:s text:c="2"/>CC=$ac_ct_CC</text:p>
      <text:p text:style-name="Preformatted_20_Text"><text:soft-page-break/>else</text:p>
      <text:p text:style-name="Preformatted_20_Text"><text:s text:c="2"/>CC="$ac_cv_prog_CC"</text:p>
      <text:p text:style-name="Preformatted_20_Text">fi</text:p>
      <text:p text:style-name="Preformatted_20_Text"/>
      <text:p text:style-name="Preformatted_20_Text">if test -z "$CC"; then</text:p>
      <text:p text:style-name="Preformatted_20_Text"><text:s text:c="2"/>if test -n "$ac_tool_prefix"; then</text:p>
      <text:p text:style-name="Preformatted_20_Text"><text:s text:c="2"/># Extract the first word of "${ac_tool_prefix}cc", so it can be a program name with args.</text:p>
      <text:p text:style-name="Preformatted_20_Text">set dummy ${ac_tool_prefix}cc; ac_word=$2</text:p>
      <text:p text:style-name="Preformatted_20_Text">echo "$as_me:$LINENO: checking for $ac_word" &gt;&amp;5</text:p>
      <text:p text:style-name="Preformatted_20_Text">echo $ECHO_N "checking for $ac_word... $ECHO_C" &gt;&amp;6</text:p>
      <text:p text:style-name="Preformatted_20_Text">if test "${ac_cv_prog_CC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if test -n "$CC"; then</text:p>
      <text:p text:style-name="Preformatted_20_Text"><text:s text:c="2"/>ac_cv_prog_CC="$CC" # Let the user override the test.</text:p>
      <text:p text:style-name="Preformatted_20_Text">else</text:p>
      <text:p text:style-name="Preformatted_20_Text">as_save_IFS=$IFS; IFS=$PATH_SEPARATOR</text:p>
      <text:p text:style-name="Preformatted_20_Text">for as_dir in 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for ac_exec_ext in '' $ac_executable_extensions; do</text:p>
      <text:p text:style-name="Preformatted_20_Text"><text:s text:c="2"/>if $as_executable_p "$as_dir/$ac_word$ac_exec_ext"; then</text:p>
      <text:p text:style-name="Preformatted_20_Text"><text:s text:c="4"/>ac_cv_prog_CC="${ac_tool_prefix}cc"</text:p>
      <text:p text:style-name="Preformatted_20_Text"><text:s text:c="4"/>echo "$as_me:$LINENO: found $as_dir/$ac_word$ac_exec_ext" &gt;&amp;5</text:p>
      <text:p text:style-name="Preformatted_20_Text"><text:s text:c="4"/>break 2</text:p>
      <text:p text:style-name="Preformatted_20_Text"><text:s text:c="2"/>fi</text:p>
      <text:p text:style-name="Preformatted_20_Text">done</text:p>
      <text:p text:style-name="Preformatted_20_Text">done</text:p>
      <text:p text:style-name="Preformatted_20_Text"/>
      <text:p text:style-name="Preformatted_20_Text">fi</text:p>
      <text:p text:style-name="Preformatted_20_Text">fi</text:p>
      <text:p text:style-name="Preformatted_20_Text">CC=$ac_cv_prog_CC</text:p>
      <text:p text:style-name="Preformatted_20_Text">if test -n "$CC"; then</text:p>
      <text:p text:style-name="Preformatted_20_Text"><text:s text:c="2"/>echo "$as_me:$LINENO: result: $CC" &gt;&amp;5</text:p>
      <text:p text:style-name="Preformatted_20_Text">echo "${ECHO_T}$CC" &gt;&amp;6</text:p>
      <text:p text:style-name="Preformatted_20_Text">else</text:p>
      <text:p text:style-name="Preformatted_20_Text"><text:s text:c="2"/>echo "$as_me:$LINENO: result: no" &gt;&amp;5</text:p>
      <text:p text:style-name="Preformatted_20_Text">echo "${ECHO_T}no" &gt;&amp;6</text:p>
      <text:p text:style-name="Preformatted_20_Text">fi</text:p>
      <text:p text:style-name="Preformatted_20_Text"/>
      <text:p text:style-name="Preformatted_20_Text">fi</text:p>
      <text:p text:style-name="Preformatted_20_Text">if test -z "$ac_cv_prog_CC"; then</text:p>
      <text:p text:style-name="Preformatted_20_Text"><text:s text:c="2"/>ac_ct_CC=$CC</text:p>
      <text:p text:style-name="Preformatted_20_Text"><text:soft-page-break/><text:s text:c="2"/># Extract the first word of "cc", so it can be a program name with args.</text:p>
      <text:p text:style-name="Preformatted_20_Text">set dummy cc; ac_word=$2</text:p>
      <text:p text:style-name="Preformatted_20_Text">echo "$as_me:$LINENO: checking for $ac_word" &gt;&amp;5</text:p>
      <text:p text:style-name="Preformatted_20_Text">echo $ECHO_N "checking for $ac_word... $ECHO_C" &gt;&amp;6</text:p>
      <text:p text:style-name="Preformatted_20_Text">if test "${ac_cv_prog_ac_ct_CC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if test -n "$ac_ct_CC"; then</text:p>
      <text:p text:style-name="Preformatted_20_Text"><text:s text:c="2"/>ac_cv_prog_ac_ct_CC="$ac_ct_CC" # Let the user override the test.</text:p>
      <text:p text:style-name="Preformatted_20_Text">else</text:p>
      <text:p text:style-name="Preformatted_20_Text">as_save_IFS=$IFS; IFS=$PATH_SEPARATOR</text:p>
      <text:p text:style-name="Preformatted_20_Text">for as_dir in 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for ac_exec_ext in '' $ac_executable_extensions; do</text:p>
      <text:p text:style-name="Preformatted_20_Text"><text:s text:c="2"/>if $as_executable_p "$as_dir/$ac_word$ac_exec_ext"; then</text:p>
      <text:p text:style-name="Preformatted_20_Text"><text:s text:c="4"/>ac_cv_prog_ac_ct_CC="cc"</text:p>
      <text:p text:style-name="Preformatted_20_Text"><text:s text:c="4"/>echo "$as_me:$LINENO: found $as_dir/$ac_word$ac_exec_ext" &gt;&amp;5</text:p>
      <text:p text:style-name="Preformatted_20_Text"><text:s text:c="4"/>break 2</text:p>
      <text:p text:style-name="Preformatted_20_Text"><text:s text:c="2"/>fi</text:p>
      <text:p text:style-name="Preformatted_20_Text">done</text:p>
      <text:p text:style-name="Preformatted_20_Text">done</text:p>
      <text:p text:style-name="Preformatted_20_Text"/>
      <text:p text:style-name="Preformatted_20_Text">fi</text:p>
      <text:p text:style-name="Preformatted_20_Text">fi</text:p>
      <text:p text:style-name="Preformatted_20_Text">ac_ct_CC=$ac_cv_prog_ac_ct_CC</text:p>
      <text:p text:style-name="Preformatted_20_Text">if test -n "$ac_ct_CC"; then</text:p>
      <text:p text:style-name="Preformatted_20_Text"><text:s text:c="2"/>echo "$as_me:$LINENO: result: $ac_ct_CC" &gt;&amp;5</text:p>
      <text:p text:style-name="Preformatted_20_Text">echo "${ECHO_T}$ac_ct_CC" &gt;&amp;6</text:p>
      <text:p text:style-name="Preformatted_20_Text">else</text:p>
      <text:p text:style-name="Preformatted_20_Text"><text:s text:c="2"/>echo "$as_me:$LINENO: result: no" &gt;&amp;5</text:p>
      <text:p text:style-name="Preformatted_20_Text">echo "${ECHO_T}no" &gt;&amp;6</text:p>
      <text:p text:style-name="Preformatted_20_Text">fi</text:p>
      <text:p text:style-name="Preformatted_20_Text"/>
      <text:p text:style-name="Preformatted_20_Text"><text:s text:c="2"/>CC=$ac_ct_CC</text:p>
      <text:p text:style-name="Preformatted_20_Text">else</text:p>
      <text:p text:style-name="Preformatted_20_Text"><text:s text:c="2"/>CC="$ac_cv_prog_CC"</text:p>
      <text:p text:style-name="Preformatted_20_Text">fi</text:p>
      <text:p text:style-name="Preformatted_20_Text"/>
      <text:p text:style-name="Preformatted_20_Text">fi</text:p>
      <text:p text:style-name="Preformatted_20_Text">if test -z "$CC"; then</text:p>
      <text:p text:style-name="Preformatted_20_Text"><text:s text:c="2"/># Extract the first word of "cc", so it can be a program name with args.</text:p>
      <text:p text:style-name="Preformatted_20_Text">set dummy cc; ac_word=$2</text:p>
      <text:p text:style-name="Preformatted_20_Text"><text:soft-page-break/>echo "$as_me:$LINENO: checking for $ac_word" &gt;&amp;5</text:p>
      <text:p text:style-name="Preformatted_20_Text">echo $ECHO_N "checking for $ac_word... $ECHO_C" &gt;&amp;6</text:p>
      <text:p text:style-name="Preformatted_20_Text">if test "${ac_cv_prog_CC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if test -n "$CC"; then</text:p>
      <text:p text:style-name="Preformatted_20_Text"><text:s text:c="2"/>ac_cv_prog_CC="$CC" # Let the user override the test.</text:p>
      <text:p text:style-name="Preformatted_20_Text">else</text:p>
      <text:p text:style-name="Preformatted_20_Text"><text:s text:c="2"/>ac_prog_rejected=no</text:p>
      <text:p text:style-name="Preformatted_20_Text">as_save_IFS=$IFS; IFS=$PATH_SEPARATOR</text:p>
      <text:p text:style-name="Preformatted_20_Text">for as_dir in 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for ac_exec_ext in '' $ac_executable_extensions; do</text:p>
      <text:p text:style-name="Preformatted_20_Text"><text:s text:c="2"/>if $as_executable_p "$as_dir/$ac_word$ac_exec_ext"; then</text:p>
      <text:p text:style-name="Preformatted_20_Text"><text:s text:c="4"/>if test "$as_dir/$ac_word$ac_exec_ext" = "/usr/ucb/cc"; then</text:p>
      <text:p text:style-name="Preformatted_20_Text"><text:s text:c="7"/>ac_prog_rejected=yes</text:p>
      <text:p text:style-name="Preformatted_20_Text"><text:s text:c="7"/>continue</text:p>
      <text:p text:style-name="Preformatted_20_Text"><text:s text:c="5"/>fi</text:p>
      <text:p text:style-name="Preformatted_20_Text"><text:s text:c="4"/>ac_cv_prog_CC="cc"</text:p>
      <text:p text:style-name="Preformatted_20_Text"><text:s text:c="4"/>echo "$as_me:$LINENO: found $as_dir/$ac_word$ac_exec_ext" &gt;&amp;5</text:p>
      <text:p text:style-name="Preformatted_20_Text"><text:s text:c="4"/>break 2</text:p>
      <text:p text:style-name="Preformatted_20_Text"><text:s text:c="2"/>fi</text:p>
      <text:p text:style-name="Preformatted_20_Text">done</text:p>
      <text:p text:style-name="Preformatted_20_Text">done</text:p>
      <text:p text:style-name="Preformatted_20_Text"/>
      <text:p text:style-name="Preformatted_20_Text">if test $ac_prog_rejected = yes; then</text:p>
      <text:p text:style-name="Preformatted_20_Text"><text:s text:c="2"/># We found a bogon in the path, so make sure we never use it.</text:p>
      <text:p text:style-name="Preformatted_20_Text"><text:s text:c="2"/>set dummy $ac_cv_prog_CC</text:p>
      <text:p text:style-name="Preformatted_20_Text"><text:s text:c="2"/>shift</text:p>
      <text:p text:style-name="Preformatted_20_Text"><text:s text:c="2"/>if test $# != 0; then</text:p>
      <text:p text:style-name="Preformatted_20_Text"><text:s text:c="4"/># We chose a different compiler from the bogus one.</text:p>
      <text:p text:style-name="Preformatted_20_Text"><text:s text:c="4"/># However, it has the same basename, so the bogon will be chosen</text:p>
      <text:p text:style-name="Preformatted_20_Text"><text:s text:c="4"/># first if we set CC to just the basename; use the full file name.</text:p>
      <text:p text:style-name="Preformatted_20_Text"><text:s text:c="4"/>shift</text:p>
      <text:p text:style-name="Preformatted_20_Text"><text:s text:c="4"/>ac_cv_prog_CC="$as_dir/$ac_word${1+' '}$@"</text:p>
      <text:p text:style-name="Preformatted_20_Text"><text:s text:c="2"/>fi</text:p>
      <text:p text:style-name="Preformatted_20_Text">fi</text:p>
      <text:p text:style-name="Preformatted_20_Text">fi</text:p>
      <text:p text:style-name="Preformatted_20_Text">fi</text:p>
      <text:p text:style-name="Preformatted_20_Text">CC=$ac_cv_prog_CC</text:p>
      <text:p text:style-name="Preformatted_20_Text">if test -n "$CC"; then</text:p>
      <text:p text:style-name="Preformatted_20_Text"><text:s text:c="2"/>echo "$as_me:$LINENO: result: $CC" &gt;&amp;5</text:p>
      <text:p text:style-name="Preformatted_20_Text"><text:soft-page-break/>echo "${ECHO_T}$CC" &gt;&amp;6</text:p>
      <text:p text:style-name="Preformatted_20_Text">else</text:p>
      <text:p text:style-name="Preformatted_20_Text"><text:s text:c="2"/>echo "$as_me:$LINENO: result: no" &gt;&amp;5</text:p>
      <text:p text:style-name="Preformatted_20_Text">echo "${ECHO_T}no" &gt;&amp;6</text:p>
      <text:p text:style-name="Preformatted_20_Text">fi</text:p>
      <text:p text:style-name="Preformatted_20_Text"/>
      <text:p text:style-name="Preformatted_20_Text">fi</text:p>
      <text:p text:style-name="Preformatted_20_Text">if test -z "$CC"; then</text:p>
      <text:p text:style-name="Preformatted_20_Text"><text:s text:c="2"/>if test -n "$ac_tool_prefix"; then</text:p>
      <text:p text:style-name="Preformatted_20_Text"><text:s text:c="2"/>for ac_prog in cl</text:p>
      <text:p text:style-name="Preformatted_20_Text"><text:s text:c="2"/>do</text:p>
      <text:p text:style-name="Preformatted_20_Text"><text:s text:c="4"/># Extract the first word of "$ac_tool_prefix$ac_prog", so it can be a program name with args.</text:p>
      <text:p text:style-name="Preformatted_20_Text">set dummy $ac_tool_prefix$ac_prog; ac_word=$2</text:p>
      <text:p text:style-name="Preformatted_20_Text">echo "$as_me:$LINENO: checking for $ac_word" &gt;&amp;5</text:p>
      <text:p text:style-name="Preformatted_20_Text">echo $ECHO_N "checking for $ac_word... $ECHO_C" &gt;&amp;6</text:p>
      <text:p text:style-name="Preformatted_20_Text">if test "${ac_cv_prog_CC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if test -n "$CC"; then</text:p>
      <text:p text:style-name="Preformatted_20_Text"><text:s text:c="2"/>ac_cv_prog_CC="$CC" # Let the user override the test.</text:p>
      <text:p text:style-name="Preformatted_20_Text">else</text:p>
      <text:p text:style-name="Preformatted_20_Text">as_save_IFS=$IFS; IFS=$PATH_SEPARATOR</text:p>
      <text:p text:style-name="Preformatted_20_Text">for as_dir in 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for ac_exec_ext in '' $ac_executable_extensions; do</text:p>
      <text:p text:style-name="Preformatted_20_Text"><text:s text:c="2"/>if $as_executable_p "$as_dir/$ac_word$ac_exec_ext"; then</text:p>
      <text:p text:style-name="Preformatted_20_Text"><text:s text:c="4"/>ac_cv_prog_CC="$ac_tool_prefix$ac_prog"</text:p>
      <text:p text:style-name="Preformatted_20_Text"><text:s text:c="4"/>echo "$as_me:$LINENO: found $as_dir/$ac_word$ac_exec_ext" &gt;&amp;5</text:p>
      <text:p text:style-name="Preformatted_20_Text"><text:s text:c="4"/>break 2</text:p>
      <text:p text:style-name="Preformatted_20_Text"><text:s text:c="2"/>fi</text:p>
      <text:p text:style-name="Preformatted_20_Text">done</text:p>
      <text:p text:style-name="Preformatted_20_Text">done</text:p>
      <text:p text:style-name="Preformatted_20_Text"/>
      <text:p text:style-name="Preformatted_20_Text">fi</text:p>
      <text:p text:style-name="Preformatted_20_Text">fi</text:p>
      <text:p text:style-name="Preformatted_20_Text">CC=$ac_cv_prog_CC</text:p>
      <text:p text:style-name="Preformatted_20_Text">if test -n "$CC"; then</text:p>
      <text:p text:style-name="Preformatted_20_Text"><text:s text:c="2"/>echo "$as_me:$LINENO: result: $CC" &gt;&amp;5</text:p>
      <text:p text:style-name="Preformatted_20_Text">echo "${ECHO_T}$CC" &gt;&amp;6</text:p>
      <text:p text:style-name="Preformatted_20_Text">else</text:p>
      <text:p text:style-name="Preformatted_20_Text"><text:s text:c="2"/>echo "$as_me:$LINENO: result: no" &gt;&amp;5</text:p>
      <text:p text:style-name="Preformatted_20_Text">echo "${ECHO_T}no" &gt;&amp;6</text:p>
      <text:p text:style-name="Preformatted_20_Text"><text:soft-page-break/>fi</text:p>
      <text:p text:style-name="Preformatted_20_Text"/>
      <text:p text:style-name="Preformatted_20_Text"><text:s text:c="4"/>test -n "$CC" &amp;&amp; break</text:p>
      <text:p text:style-name="Preformatted_20_Text"><text:s text:c="2"/>done</text:p>
      <text:p text:style-name="Preformatted_20_Text">fi</text:p>
      <text:p text:style-name="Preformatted_20_Text">if test -z "$CC"; then</text:p>
      <text:p text:style-name="Preformatted_20_Text"><text:s text:c="2"/>ac_ct_CC=$CC</text:p>
      <text:p text:style-name="Preformatted_20_Text"><text:s text:c="2"/>for ac_prog in cl</text:p>
      <text:p text:style-name="Preformatted_20_Text">do</text:p>
      <text:p text:style-name="Preformatted_20_Text"><text:s text:c="2"/># Extract the first word of "$ac_prog", so it can be a program name with args.</text:p>
      <text:p text:style-name="Preformatted_20_Text">set dummy $ac_prog; ac_word=$2</text:p>
      <text:p text:style-name="Preformatted_20_Text">echo "$as_me:$LINENO: checking for $ac_word" &gt;&amp;5</text:p>
      <text:p text:style-name="Preformatted_20_Text">echo $ECHO_N "checking for $ac_word... $ECHO_C" &gt;&amp;6</text:p>
      <text:p text:style-name="Preformatted_20_Text">if test "${ac_cv_prog_ac_ct_CC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if test -n "$ac_ct_CC"; then</text:p>
      <text:p text:style-name="Preformatted_20_Text"><text:s text:c="2"/>ac_cv_prog_ac_ct_CC="$ac_ct_CC" # Let the user override the test.</text:p>
      <text:p text:style-name="Preformatted_20_Text">else</text:p>
      <text:p text:style-name="Preformatted_20_Text">as_save_IFS=$IFS; IFS=$PATH_SEPARATOR</text:p>
      <text:p text:style-name="Preformatted_20_Text">for as_dir in 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for ac_exec_ext in '' $ac_executable_extensions; do</text:p>
      <text:p text:style-name="Preformatted_20_Text"><text:s text:c="2"/>if $as_executable_p "$as_dir/$ac_word$ac_exec_ext"; then</text:p>
      <text:p text:style-name="Preformatted_20_Text"><text:s text:c="4"/>ac_cv_prog_ac_ct_CC="$ac_prog"</text:p>
      <text:p text:style-name="Preformatted_20_Text"><text:s text:c="4"/>echo "$as_me:$LINENO: found $as_dir/$ac_word$ac_exec_ext" &gt;&amp;5</text:p>
      <text:p text:style-name="Preformatted_20_Text"><text:s text:c="4"/>break 2</text:p>
      <text:p text:style-name="Preformatted_20_Text"><text:s text:c="2"/>fi</text:p>
      <text:p text:style-name="Preformatted_20_Text">done</text:p>
      <text:p text:style-name="Preformatted_20_Text">done</text:p>
      <text:p text:style-name="Preformatted_20_Text"/>
      <text:p text:style-name="Preformatted_20_Text">fi</text:p>
      <text:p text:style-name="Preformatted_20_Text">fi</text:p>
      <text:p text:style-name="Preformatted_20_Text">ac_ct_CC=$ac_cv_prog_ac_ct_CC</text:p>
      <text:p text:style-name="Preformatted_20_Text">if test -n "$ac_ct_CC"; then</text:p>
      <text:p text:style-name="Preformatted_20_Text"><text:s text:c="2"/>echo "$as_me:$LINENO: result: $ac_ct_CC" &gt;&amp;5</text:p>
      <text:p text:style-name="Preformatted_20_Text">echo "${ECHO_T}$ac_ct_CC" &gt;&amp;6</text:p>
      <text:p text:style-name="Preformatted_20_Text">else</text:p>
      <text:p text:style-name="Preformatted_20_Text"><text:s text:c="2"/>echo "$as_me:$LINENO: result: no" &gt;&amp;5</text:p>
      <text:p text:style-name="Preformatted_20_Text">echo "${ECHO_T}no" &gt;&amp;6</text:p>
      <text:p text:style-name="Preformatted_20_Text">fi</text:p>
      <text:p text:style-name="Preformatted_20_Text"/>
      <text:p text:style-name="Preformatted_20_Text"><text:soft-page-break/><text:s text:c="2"/>test -n "$ac_ct_CC" &amp;&amp; break</text:p>
      <text:p text:style-name="Preformatted_20_Text">done</text:p>
      <text:p text:style-name="Preformatted_20_Text"/>
      <text:p text:style-name="Preformatted_20_Text"><text:s text:c="2"/>CC=$ac_ct_CC</text:p>
      <text:p text:style-name="Preformatted_20_Text">fi</text:p>
      <text:p text:style-name="Preformatted_20_Text"/>
      <text:p text:style-name="Preformatted_20_Text">fi</text:p>
      <text:p text:style-name="Preformatted_20_Text"/>
      <text:p text:style-name="Preformatted_20_Text"/>
      <text:p text:style-name="Preformatted_20_Text">test -z "$CC" &amp;&amp; { { echo "$as_me:$LINENO: error: no acceptable C compiler found in \$PATH</text:p>
      <text:p text:style-name="Preformatted_20_Text">See \`config.log' for more details." &gt;&amp;5</text:p>
      <text:p text:style-name="Preformatted_20_Text">echo "$as_me: error: no acceptable C compiler found in \$PATH</text:p>
      <text:p text:style-name="Preformatted_20_Text">See \`config.log' for more details." &gt;&amp;2;}</text:p>
      <text:p text:style-name="Preformatted_20_Text"><text:s text:c="3"/>{ (exit 1); exit 1; }; }</text:p>
      <text:p text:style-name="Preformatted_20_Text"/>
      <text:p text:style-name="Preformatted_20_Text"># Provide some information about the compiler.</text:p>
      <text:p text:style-name="Preformatted_20_Text">echo "$as_me:$LINENO:" \</text:p>
      <text:p text:style-name="Preformatted_20_Text"><text:s text:c="5"/>"checking for C compiler version" &gt;&amp;5</text:p>
      <text:p text:style-name="Preformatted_20_Text">ac_compiler=`set X $ac_compile; echo $2`</text:p>
      <text:p text:style-name="Preformatted_20_Text">{ (eval echo "$as_me:$LINENO: \"$ac_compiler --version &lt;/dev/null &gt;&amp;5\"") &gt;&amp;5</text:p>
      <text:p text:style-name="Preformatted_20_Text"><text:s text:c="2"/>(eval $ac_compiler --version &lt;/dev/null &gt;&amp;5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</text:p>
      <text:p text:style-name="Preformatted_20_Text">{ (eval echo "$as_me:$LINENO: \"$ac_compiler -v &lt;/dev/null &gt;&amp;5\"") &gt;&amp;5</text:p>
      <text:p text:style-name="Preformatted_20_Text"><text:s text:c="2"/>(eval $ac_compiler -v &lt;/dev/null &gt;&amp;5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</text:p>
      <text:p text:style-name="Preformatted_20_Text">{ (eval echo "$as_me:$LINENO: \"$ac_compiler -V &lt;/dev/null &gt;&amp;5\"") &gt;&amp;5</text:p>
      <text:p text:style-name="Preformatted_20_Text"><text:s text:c="2"/>(eval $ac_compiler -V &lt;/dev/null &gt;&amp;5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</text:p>
      <text:p text:style-name="Preformatted_20_Text"/>
      <text:p text:style-name="Preformatted_20_Text"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/>
      <text:p text:style-name="Preformatted_20_Text">int</text:p>
      <text:p text:style-name="Preformatted_20_Text">main ()</text:p>
      <text:p text:style-name="Preformatted_20_Text"><text:soft-page-break/>{</text:p>
      <text:p text:style-name="Preformatted_20_Text"/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ac_clean_files_save=$ac_clean_files</text:p>
      <text:p text:style-name="Preformatted_20_Text">ac_clean_files="$ac_clean_files a.out a.exe b.out"</text:p>
      <text:p text:style-name="Preformatted_20_Text"># Try to create an executable without -o first, disregard a.out.</text:p>
      <text:p text:style-name="Preformatted_20_Text"># It will help us diagnose broken compilers, and finding out an intuition</text:p>
      <text:p text:style-name="Preformatted_20_Text"># of exeext.</text:p>
      <text:p text:style-name="Preformatted_20_Text">echo "$as_me:$LINENO: checking for C compiler default output file name" &gt;&amp;5</text:p>
      <text:p text:style-name="Preformatted_20_Text">echo $ECHO_N "checking for C compiler default output file name... $ECHO_C" &gt;&amp;6</text:p>
      <text:p text:style-name="Preformatted_20_Text">ac_link_default=`echo "$ac_link" | sed 's/ -o *conftest[^ ]*//'`</text:p>
      <text:p text:style-name="Preformatted_20_Text">if { (eval echo "$as_me:$LINENO: \"$ac_link_default\"") &gt;&amp;5</text:p>
      <text:p text:style-name="Preformatted_20_Text"><text:s text:c="2"/>(eval $ac_link_default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then</text:p>
      <text:p text:style-name="Preformatted_20_Text"><text:s text:c="2"/># Find the output, starting from the most likely. <text:s/>This scheme is</text:p>
      <text:p text:style-name="Preformatted_20_Text"># not robust to junk in `.', hence go to wildcards (a.*) only as a last</text:p>
      <text:p text:style-name="Preformatted_20_Text"># resort.</text:p>
      <text:p text:style-name="Preformatted_20_Text"/>
      <text:p text:style-name="Preformatted_20_Text"># Be careful to initialize this variable, since it used to be cached.</text:p>
      <text:p text:style-name="Preformatted_20_Text"># Otherwise an old cache value of `no' led to `EXEEXT = no' in a Makefile.</text:p>
      <text:p text:style-name="Preformatted_20_Text">ac_cv_exeext=</text:p>
      <text:p text:style-name="Preformatted_20_Text"># b.out is created by i960 compilers.</text:p>
      <text:p text:style-name="Preformatted_20_Text">for ac_file in a_out.exe a.exe conftest.exe a.out conftest a.* conftest.* b.out</text:p>
      <text:p text:style-name="Preformatted_20_Text">do</text:p>
      <text:p text:style-name="Preformatted_20_Text"><text:s text:c="2"/>test -f "$ac_file" || continue</text:p>
      <text:p text:style-name="Preformatted_20_Text"><text:s text:c="2"/>case $ac_file in</text:p>
      <text:p text:style-name="Preformatted_20_Text"><text:s text:c="4"/>*.$ac_ext | *.xcoff | *.tds | *.d | *.pdb | *.xSYM | *.bb | *.bbg | *.o | *.obj )</text:p>
      <text:p text:style-name="Preformatted_20_Text"><text:tab/>;;</text:p>
      <text:p text:style-name="Preformatted_20_Text"><text:s text:c="4"/>conftest.$ac_ext )</text:p>
      <text:p text:style-name="Preformatted_20_Text"><text:tab/># This is the source file.</text:p>
      <text:p text:style-name="Preformatted_20_Text"><text:tab/>;;</text:p>
      <text:p text:style-name="Preformatted_20_Text"><text:s text:c="4"/>[ab].out )</text:p>
      <text:p text:style-name="Preformatted_20_Text"><text:tab/># We found the default executable, but exeext='' is most</text:p>
      <text:p text:style-name="Preformatted_20_Text"><text:tab/># certainly right.</text:p>
      <text:p text:style-name="Preformatted_20_Text"><text:tab/>break;;</text:p>
      <text:p text:style-name="Preformatted_20_Text"><text:s text:c="4"/>*.* )</text:p>
      <text:p text:style-name="Preformatted_20_Text"><text:tab/>ac_cv_exeext=`expr "$ac_file" : '[^.]*\(\..*\)'`</text:p>
      <text:p text:style-name="Preformatted_20_Text"><text:tab/># FIXME: I believe we export ac_cv_exeext for Libtool,</text:p>
      <text:p text:style-name="Preformatted_20_Text"><text:tab/># but it would be cool to find out if it's true. <text:s/>Does anybody</text:p>
      <text:p text:style-name="Preformatted_20_Text"><text:soft-page-break/><text:tab/># maintain Libtool? --akim.</text:p>
      <text:p text:style-name="Preformatted_20_Text"><text:tab/>export ac_cv_exeext</text:p>
      <text:p text:style-name="Preformatted_20_Text"><text:tab/>break;;</text:p>
      <text:p text:style-name="Preformatted_20_Text"><text:s text:c="4"/>* )</text:p>
      <text:p text:style-name="Preformatted_20_Text"><text:tab/>break;;</text:p>
      <text:p text:style-name="Preformatted_20_Text"><text:s text:c="2"/>esac</text:p>
      <text:p text:style-name="Preformatted_20_Text">done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{ { echo "$as_me:$LINENO: error: C compiler cannot create executables</text:p>
      <text:p text:style-name="Preformatted_20_Text">See \`config.log' for more details." &gt;&amp;5</text:p>
      <text:p text:style-name="Preformatted_20_Text">echo "$as_me: error: C compiler cannot create executables</text:p>
      <text:p text:style-name="Preformatted_20_Text">See \`config.log' for more details." &gt;&amp;2;}</text:p>
      <text:p text:style-name="Preformatted_20_Text"><text:s text:c="3"/>{ (exit 77); exit 77; }; }</text:p>
      <text:p text:style-name="Preformatted_20_Text">fi</text:p>
      <text:p text:style-name="Preformatted_20_Text"/>
      <text:p text:style-name="Preformatted_20_Text">ac_exeext=$ac_cv_exeext</text:p>
      <text:p text:style-name="Preformatted_20_Text">echo "$as_me:$LINENO: result: $ac_file" &gt;&amp;5</text:p>
      <text:p text:style-name="Preformatted_20_Text">echo "${ECHO_T}$ac_file" &gt;&amp;6</text:p>
      <text:p text:style-name="Preformatted_20_Text"/>
      <text:p text:style-name="Preformatted_20_Text"># Check the compiler produces executables we can run. <text:s/>If not, either</text:p>
      <text:p text:style-name="Preformatted_20_Text"># the compiler is broken, or we cross compile.</text:p>
      <text:p text:style-name="Preformatted_20_Text">echo "$as_me:$LINENO: checking whether the C compiler works" &gt;&amp;5</text:p>
      <text:p text:style-name="Preformatted_20_Text">echo $ECHO_N "checking whether the C compiler works... $ECHO_C" &gt;&amp;6</text:p>
      <text:p text:style-name="Preformatted_20_Text"># FIXME: These cross compiler hacks should be removed for Autoconf 3.0</text:p>
      <text:p text:style-name="Preformatted_20_Text"># If not cross compiling, check that we can run a simple program.</text:p>
      <text:p text:style-name="Preformatted_20_Text">if test "$cross_compiling" != yes; then</text:p>
      <text:p text:style-name="Preformatted_20_Text"><text:s text:c="2"/>if { ac_try='./$ac_file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4"/>cross_compiling=no</text:p>
      <text:p text:style-name="Preformatted_20_Text"><text:s text:c="2"/>else</text:p>
      <text:p text:style-name="Preformatted_20_Text"><text:s text:c="4"/>if test "$cross_compiling" = maybe; then</text:p>
      <text:p text:style-name="Preformatted_20_Text"><text:tab/>cross_compiling=yes</text:p>
      <text:p text:style-name="Preformatted_20_Text"><text:s text:c="4"/>else</text:p>
      <text:p text:style-name="Preformatted_20_Text"><text:tab/>{ { echo "$as_me:$LINENO: error: cannot run C compiled programs.</text:p>
      <text:p text:style-name="Preformatted_20_Text">If you meant to cross compile, use \`--host'.</text:p>
      <text:p text:style-name="Preformatted_20_Text">See \`config.log' for more details." &gt;&amp;5</text:p>
      <text:p text:style-name="Preformatted_20_Text">echo "$as_me: error: cannot run C compiled programs.</text:p>
      <text:p text:style-name="Preformatted_20_Text"><text:soft-page-break/>If you meant to cross compile, use \`--host'.</text:p>
      <text:p text:style-name="Preformatted_20_Text">See \`config.log' for more details." &gt;&amp;2;}</text:p>
      <text:p text:style-name="Preformatted_20_Text"><text:s text:c="3"/>{ (exit 1); exit 1; }; }</text:p>
      <text:p text:style-name="Preformatted_20_Text"><text:s text:c="4"/>fi</text:p>
      <text:p text:style-name="Preformatted_20_Text"><text:s text:c="2"/>fi</text:p>
      <text:p text:style-name="Preformatted_20_Text">fi</text:p>
      <text:p text:style-name="Preformatted_20_Text">echo "$as_me:$LINENO: result: yes" &gt;&amp;5</text:p>
      <text:p text:style-name="Preformatted_20_Text">echo "${ECHO_T}yes" &gt;&amp;6</text:p>
      <text:p text:style-name="Preformatted_20_Text"/>
      <text:p text:style-name="Preformatted_20_Text">rm -f a.out a.exe conftest$ac_cv_exeext b.out</text:p>
      <text:p text:style-name="Preformatted_20_Text">ac_clean_files=$ac_clean_files_save</text:p>
      <text:p text:style-name="Preformatted_20_Text"># Check the compiler produces executables we can run. <text:s/>If not, either</text:p>
      <text:p text:style-name="Preformatted_20_Text"># the compiler is broken, or we cross compile.</text:p>
      <text:p text:style-name="Preformatted_20_Text">echo "$as_me:$LINENO: checking whether we are cross compiling" &gt;&amp;5</text:p>
      <text:p text:style-name="Preformatted_20_Text">echo $ECHO_N "checking whether we are cross compiling... $ECHO_C" &gt;&amp;6</text:p>
      <text:p text:style-name="Preformatted_20_Text">echo "$as_me:$LINENO: result: $cross_compiling" &gt;&amp;5</text:p>
      <text:p text:style-name="Preformatted_20_Text">echo "${ECHO_T}$cross_compiling" &gt;&amp;6</text:p>
      <text:p text:style-name="Preformatted_20_Text"/>
      <text:p text:style-name="Preformatted_20_Text">echo "$as_me:$LINENO: checking for suffix of executables" &gt;&amp;5</text:p>
      <text:p text:style-name="Preformatted_20_Text">echo $ECHO_N "checking for suffix of executables... $ECHO_C" &gt;&amp;6</text:p>
      <text:p text:style-name="Preformatted_20_Text">if { (eval echo "$as_me:$LINENO: \"$ac_link\"") &gt;&amp;5</text:p>
      <text:p text:style-name="Preformatted_20_Text"><text:s text:c="2"/>(eval $ac_link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then</text:p>
      <text:p text:style-name="Preformatted_20_Text"><text:s text:c="2"/># If both `conftest.exe' and `conftest' are `present' (well, observable)</text:p>
      <text:p text:style-name="Preformatted_20_Text"># catch `conftest.exe'. <text:s/>For instance with Cygwin, `ls conftest' will</text:p>
      <text:p text:style-name="Preformatted_20_Text"># work properly (i.e., refer to `conftest.exe'), while it won't with</text:p>
      <text:p text:style-name="Preformatted_20_Text"># `rm'.</text:p>
      <text:p text:style-name="Preformatted_20_Text">for ac_file in conftest.exe conftest conftest.*; do</text:p>
      <text:p text:style-name="Preformatted_20_Text"><text:s text:c="2"/>test -f "$ac_file" || continue</text:p>
      <text:p text:style-name="Preformatted_20_Text"><text:s text:c="2"/>case $ac_file in</text:p>
      <text:p text:style-name="Preformatted_20_Text"><text:s text:c="4"/>*.$ac_ext | *.xcoff | *.tds | *.d | *.pdb | *.xSYM | *.bb | *.bbg | *.o | *.obj ) ;;</text:p>
      <text:p text:style-name="Preformatted_20_Text"><text:s text:c="4"/>*.* ) ac_cv_exeext=`expr "$ac_file" : '[^.]*\(\..*\)'`</text:p>
      <text:p text:style-name="Preformatted_20_Text"><text:tab/> <text:s/>export ac_cv_exeext</text:p>
      <text:p text:style-name="Preformatted_20_Text"><text:tab/> <text:s/>break;;</text:p>
      <text:p text:style-name="Preformatted_20_Text"><text:s text:c="4"/>* ) break;;</text:p>
      <text:p text:style-name="Preformatted_20_Text"><text:s text:c="2"/>esac</text:p>
      <text:p text:style-name="Preformatted_20_Text">done</text:p>
      <text:p text:style-name="Preformatted_20_Text">else</text:p>
      <text:p text:style-name="Preformatted_20_Text"><text:s text:c="2"/>{ { echo "$as_me:$LINENO: error: cannot compute suffix of executables: cannot compile and link</text:p>
      <text:p text:style-name="Preformatted_20_Text">See \`config.log' for more details." &gt;&amp;5</text:p>
      <text:p text:style-name="Preformatted_20_Text">echo "$as_me: error: cannot compute suffix of executables: cannot compile and link</text:p>
      <text:p text:style-name="Preformatted_20_Text">See \`config.log' for more details." &gt;&amp;2;}</text:p>
      <text:p text:style-name="Preformatted_20_Text"><text:soft-page-break/><text:s text:c="3"/>{ (exit 1); exit 1; }; }</text:p>
      <text:p text:style-name="Preformatted_20_Text">fi</text:p>
      <text:p text:style-name="Preformatted_20_Text"/>
      <text:p text:style-name="Preformatted_20_Text">rm -f conftest$ac_cv_exeext</text:p>
      <text:p text:style-name="Preformatted_20_Text">echo "$as_me:$LINENO: result: $ac_cv_exeext" &gt;&amp;5</text:p>
      <text:p text:style-name="Preformatted_20_Text">echo "${ECHO_T}$ac_cv_exeext" &gt;&amp;6</text:p>
      <text:p text:style-name="Preformatted_20_Text"/>
      <text:p text:style-name="Preformatted_20_Text">rm -f conftest.$ac_ext</text:p>
      <text:p text:style-name="Preformatted_20_Text">EXEEXT=$ac_cv_exeext</text:p>
      <text:p text:style-name="Preformatted_20_Text">ac_exeext=$EXEEXT</text:p>
      <text:p text:style-name="Preformatted_20_Text">echo "$as_me:$LINENO: checking for suffix of object files" &gt;&amp;5</text:p>
      <text:p text:style-name="Preformatted_20_Text">echo $ECHO_N "checking for suffix of object files... $ECHO_C" &gt;&amp;6</text:p>
      <text:p text:style-name="Preformatted_20_Text">if test "${ac_cv_objext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/>
      <text:p text:style-name="Preformatted_20_Text">int</text:p>
      <text:p text:style-name="Preformatted_20_Text">main ()</text:p>
      <text:p text:style-name="Preformatted_20_Text">{</text:p>
      <text:p text:style-name="Preformatted_20_Text"/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o conftest.obj</text:p>
      <text:p text:style-name="Preformatted_20_Text">if { (eval echo "$as_me:$LINENO: \"$ac_compile\"") &gt;&amp;5</text:p>
      <text:p text:style-name="Preformatted_20_Text"><text:s text:c="2"/>(eval $ac_compile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then</text:p>
      <text:p text:style-name="Preformatted_20_Text"><text:s text:c="2"/>for ac_file in `(ls conftest.o conftest.obj; ls conftest.*) 2&gt;/dev/null`; do</text:p>
      <text:p text:style-name="Preformatted_20_Text"><text:s text:c="2"/>case $ac_file in</text:p>
      <text:p text:style-name="Preformatted_20_Text"><text:s text:c="4"/>*.$ac_ext | *.xcoff | *.tds | *.d | *.pdb | *.xSYM | *.bb | *.bbg ) ;;</text:p>
      <text:p text:style-name="Preformatted_20_Text"><text:s text:c="4"/>*) ac_cv_objext=`expr "$ac_file" : '.*\.\(.*\)'`</text:p>
      <text:p text:style-name="Preformatted_20_Text"><text:s text:c="7"/>break;;</text:p>
      <text:p text:style-name="Preformatted_20_Text"><text:s text:c="2"/>esac</text:p>
      <text:p text:style-name="Preformatted_20_Text">done</text:p>
      <text:p text:style-name="Preformatted_20_Text">else</text:p>
      <text:p text:style-name="Preformatted_20_Text"><text:soft-page-break/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{ { echo "$as_me:$LINENO: error: cannot compute suffix of object files: cannot compile</text:p>
      <text:p text:style-name="Preformatted_20_Text">See \`config.log' for more details." &gt;&amp;5</text:p>
      <text:p text:style-name="Preformatted_20_Text">echo "$as_me: error: cannot compute suffix of object files: cannot compile</text:p>
      <text:p text:style-name="Preformatted_20_Text">See \`config.log' for more details." &gt;&amp;2;}</text:p>
      <text:p text:style-name="Preformatted_20_Text"><text:s text:c="3"/>{ (exit 1); exit 1; }; }</text:p>
      <text:p text:style-name="Preformatted_20_Text">fi</text:p>
      <text:p text:style-name="Preformatted_20_Text"/>
      <text:p text:style-name="Preformatted_20_Text">rm -f conftest.$ac_cv_objext conftest.$ac_ext</text:p>
      <text:p text:style-name="Preformatted_20_Text">fi</text:p>
      <text:p text:style-name="Preformatted_20_Text">echo "$as_me:$LINENO: result: $ac_cv_objext" &gt;&amp;5</text:p>
      <text:p text:style-name="Preformatted_20_Text">echo "${ECHO_T}$ac_cv_objext" &gt;&amp;6</text:p>
      <text:p text:style-name="Preformatted_20_Text">OBJEXT=$ac_cv_objext</text:p>
      <text:p text:style-name="Preformatted_20_Text">ac_objext=$OBJEXT</text:p>
      <text:p text:style-name="Preformatted_20_Text">echo "$as_me:$LINENO: checking whether we are using the GNU C compiler" &gt;&amp;5</text:p>
      <text:p text:style-name="Preformatted_20_Text">echo $ECHO_N "checking whether we are using the GNU C compiler... $ECHO_C" &gt;&amp;6</text:p>
      <text:p text:style-name="Preformatted_20_Text">if test "${ac_cv_c_compiler_gnu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/>
      <text:p text:style-name="Preformatted_20_Text">int</text:p>
      <text:p text:style-name="Preformatted_20_Text">main ()</text:p>
      <text:p text:style-name="Preformatted_20_Text">{</text:p>
      <text:p text:style-name="Preformatted_20_Text">#ifndef __GNUC__</text:p>
      <text:p text:style-name="Preformatted_20_Text"><text:s text:c="7"/>choke me</text:p>
      <text:p text:style-name="Preformatted_20_Text">#endif</text:p>
      <text:p text:style-name="Preformatted_20_Text"/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oft-page-break/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ac_compiler_gnu=yes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ac_compiler_gnu=no</text:p>
      <text:p text:style-name="Preformatted_20_Text">fi</text:p>
      <text:p text:style-name="Preformatted_20_Text">rm -f conftest.err conftest.$ac_objext conftest.$ac_ext</text:p>
      <text:p text:style-name="Preformatted_20_Text">ac_cv_c_compiler_gnu=$ac_compiler_gnu</text:p>
      <text:p text:style-name="Preformatted_20_Text"/>
      <text:p text:style-name="Preformatted_20_Text">fi</text:p>
      <text:p text:style-name="Preformatted_20_Text">echo "$as_me:$LINENO: result: $ac_cv_c_compiler_gnu" &gt;&amp;5</text:p>
      <text:p text:style-name="Preformatted_20_Text">echo "${ECHO_T}$ac_cv_c_compiler_gnu" &gt;&amp;6</text:p>
      <text:p text:style-name="Preformatted_20_Text">GCC=`test $ac_compiler_gnu = yes &amp;&amp; echo yes`</text:p>
      <text:p text:style-name="Preformatted_20_Text">ac_test_CFLAGS=${CFLAGS+set}</text:p>
      <text:p text:style-name="Preformatted_20_Text">ac_save_CFLAGS=$CFLAGS</text:p>
      <text:p text:style-name="Preformatted_20_Text">CFLAGS="-g"</text:p>
      <text:p text:style-name="Preformatted_20_Text">echo "$as_me:$LINENO: checking whether $CC accepts -g" &gt;&amp;5</text:p>
      <text:p text:style-name="Preformatted_20_Text">echo $ECHO_N "checking whether $CC accepts -g... $ECHO_C" &gt;&amp;6</text:p>
      <text:p text:style-name="Preformatted_20_Text">if test "${ac_cv_prog_cc_g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<text:soft-page-break/></text:p>
      <text:p text:style-name="Preformatted_20_Text">int</text:p>
      <text:p text:style-name="Preformatted_20_Text">main ()</text:p>
      <text:p text:style-name="Preformatted_20_Text">{</text:p>
      <text:p text:style-name="Preformatted_20_Text"/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ac_cv_prog_cc_g=yes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ac_cv_prog_cc_g=no</text:p>
      <text:p text:style-name="Preformatted_20_Text">fi</text:p>
      <text:p text:style-name="Preformatted_20_Text">rm -f conftest.err conftest.$ac_objext conftest.$ac_ext</text:p>
      <text:p text:style-name="Preformatted_20_Text">fi</text:p>
      <text:p text:style-name="Preformatted_20_Text">echo "$as_me:$LINENO: result: $ac_cv_prog_cc_g" &gt;&amp;5</text:p>
      <text:p text:style-name="Preformatted_20_Text">echo "${ECHO_T}$ac_cv_prog_cc_g" &gt;&amp;6</text:p>
      <text:p text:style-name="Preformatted_20_Text">if test "$ac_test_CFLAGS" = set; then</text:p>
      <text:p text:style-name="Preformatted_20_Text"><text:s text:c="2"/>CFLAGS=$ac_save_CFLAGS</text:p>
      <text:p text:style-name="Preformatted_20_Text">elif test $ac_cv_prog_cc_g = yes; then</text:p>
      <text:p text:style-name="Preformatted_20_Text"><text:soft-page-break/><text:s text:c="2"/>if test "$GCC" = yes; then</text:p>
      <text:p text:style-name="Preformatted_20_Text"><text:s text:c="4"/>CFLAGS="-g -O0"</text:p>
      <text:p text:style-name="Preformatted_20_Text"><text:s text:c="2"/>else</text:p>
      <text:p text:style-name="Preformatted_20_Text"><text:s text:c="4"/>CFLAGS="-g"</text:p>
      <text:p text:style-name="Preformatted_20_Text"><text:s text:c="2"/>fi</text:p>
      <text:p text:style-name="Preformatted_20_Text">else</text:p>
      <text:p text:style-name="Preformatted_20_Text"><text:s text:c="2"/>if test "$GCC" = yes; then</text:p>
      <text:p text:style-name="Preformatted_20_Text"><text:s text:c="4"/>CFLAGS="-O2"</text:p>
      <text:p text:style-name="Preformatted_20_Text"><text:s text:c="2"/>else</text:p>
      <text:p text:style-name="Preformatted_20_Text"><text:s text:c="4"/>CFLAGS=</text:p>
      <text:p text:style-name="Preformatted_20_Text"><text:s text:c="2"/>fi</text:p>
      <text:p text:style-name="Preformatted_20_Text">fi</text:p>
      <text:p text:style-name="Preformatted_20_Text">echo "$as_me:$LINENO: checking for $CC option to accept ANSI C" &gt;&amp;5</text:p>
      <text:p text:style-name="Preformatted_20_Text">echo $ECHO_N "checking for $CC option to accept ANSI C... $ECHO_C" &gt;&amp;6</text:p>
      <text:p text:style-name="Preformatted_20_Text">if test "${ac_cv_prog_cc_stdc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ac_cv_prog_cc_stdc=no</text:p>
      <text:p text:style-name="Preformatted_20_Text">ac_save_CC=$CC</text:p>
      <text:p text:style-name="Preformatted_20_Text"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nclude &lt;stdarg.h&gt;</text:p>
      <text:p text:style-name="Preformatted_20_Text">#include &lt;stdio.h&gt;</text:p>
      <text:p text:style-name="Preformatted_20_Text">#include &lt;sys/types.h&gt;</text:p>
      <text:p text:style-name="Preformatted_20_Text">#include &lt;sys/stat.h&gt;</text:p>
      <text:p text:style-name="Preformatted_20_Text">/* Most of the following tests are stolen from RCS 5.7's src/conf.sh. <text:s/>*/</text:p>
      <text:p text:style-name="Preformatted_20_Text">struct buf { int x; };</text:p>
      <text:p text:style-name="Preformatted_20_Text">FILE * (*rcsopen) (struct buf *, struct stat *, int);</text:p>
      <text:p text:style-name="Preformatted_20_Text">static char *e (p, i)</text:p>
      <text:p text:style-name="Preformatted_20_Text"><text:s text:c="5"/>char **p;</text:p>
      <text:p text:style-name="Preformatted_20_Text"><text:s text:c="5"/>int i;</text:p>
      <text:p text:style-name="Preformatted_20_Text">{</text:p>
      <text:p text:style-name="Preformatted_20_Text"><text:s text:c="2"/>return p[i];</text:p>
      <text:p text:style-name="Preformatted_20_Text">}</text:p>
      <text:p text:style-name="Preformatted_20_Text">static char *f (char * (*g) (char **, int), char **p, ...)</text:p>
      <text:p text:style-name="Preformatted_20_Text">{</text:p>
      <text:p text:style-name="Preformatted_20_Text"><text:s text:c="2"/>char *s;</text:p>
      <text:p text:style-name="Preformatted_20_Text"><text:s text:c="2"/>va_list v;</text:p>
      <text:p text:style-name="Preformatted_20_Text"><text:s text:c="2"/>va_start (v,p);</text:p>
      <text:p text:style-name="Preformatted_20_Text"><text:s text:c="2"/>s = g (p, va_arg (v,int));</text:p>
      <text:p text:style-name="Preformatted_20_Text"><text:soft-page-break/><text:s text:c="2"/>va_end (v);</text:p>
      <text:p text:style-name="Preformatted_20_Text"><text:s text:c="2"/>return s;</text:p>
      <text:p text:style-name="Preformatted_20_Text">}</text:p>
      <text:p text:style-name="Preformatted_20_Text"/>
      <text:p text:style-name="Preformatted_20_Text">/* OSF 4.0 Compaq cc is some sort of almost-ANSI by default. <text:s/>It has</text:p>
      <text:p text:style-name="Preformatted_20_Text"><text:s text:c="3"/>function prototypes and stuff, but not '\xHH' hex character constants.</text:p>
      <text:p text:style-name="Preformatted_20_Text"><text:s text:c="3"/>These don't provoke an error unfortunately, instead are silently treated</text:p>
      <text:p text:style-name="Preformatted_20_Text"><text:s text:c="3"/>as 'x'. <text:s/>The following induces an error, until -std1 is added to get</text:p>
      <text:p text:style-name="Preformatted_20_Text"><text:s text:c="3"/>proper ANSI mode. <text:s/>Curiously '\x00'!='x' always comes out true, for an</text:p>
      <text:p text:style-name="Preformatted_20_Text"><text:s text:c="3"/>array size at least. <text:s/>It's necessary to write '\x00'==0 to get something</text:p>
      <text:p text:style-name="Preformatted_20_Text"><text:s text:c="3"/>that's true only with -std1. <text:s/>*/</text:p>
      <text:p text:style-name="Preformatted_20_Text">int osf4_cc_array ['\x00' == 0 ? 1 : -1];</text:p>
      <text:p text:style-name="Preformatted_20_Text"/>
      <text:p text:style-name="Preformatted_20_Text">int test (int i, double x);</text:p>
      <text:p text:style-name="Preformatted_20_Text">struct s1 {int (*f) (int a);};</text:p>
      <text:p text:style-name="Preformatted_20_Text">struct s2 {int (*f) (double a);};</text:p>
      <text:p text:style-name="Preformatted_20_Text">int pairnames (int, char **, FILE *(*)(struct buf *, struct stat *, int), int, int);</text:p>
      <text:p text:style-name="Preformatted_20_Text">int argc;</text:p>
      <text:p text:style-name="Preformatted_20_Text">char **argv;</text:p>
      <text:p text:style-name="Preformatted_20_Text">int</text:p>
      <text:p text:style-name="Preformatted_20_Text">main ()</text:p>
      <text:p text:style-name="Preformatted_20_Text">{</text:p>
      <text:p text:style-name="Preformatted_20_Text">return f (e, argv, 0) != argv[0] <text:s/>|| <text:s/>f (e, argv, 1) != argv[1];</text:p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# Don't try gcc -ansi; that turns off useful extensions and</text:p>
      <text:p text:style-name="Preformatted_20_Text"># breaks some systems' header files.</text:p>
      <text:p text:style-name="Preformatted_20_Text"># AIX<text:tab/><text:tab/><text:tab/>-qlanglvl=ansi</text:p>
      <text:p text:style-name="Preformatted_20_Text"># Ultrix and OSF/1<text:tab/>-std1</text:p>
      <text:p text:style-name="Preformatted_20_Text"># HP-UX 10.20 and later<text:tab/>-Ae</text:p>
      <text:p text:style-name="Preformatted_20_Text"># HP-UX older versions<text:tab/>-Aa -D_HPUX_SOURCE</text:p>
      <text:p text:style-name="Preformatted_20_Text"># SVR4<text:tab/><text:tab/><text:tab/>-Xc -D__EXTENSIONS__</text:p>
      <text:p text:style-name="Preformatted_20_Text">for ac_arg in "" -qlanglvl=ansi -std1 -Ae "-Aa -D_HPUX_SOURCE" "-Xc -D__EXTENSIONS__"</text:p>
      <text:p text:style-name="Preformatted_20_Text">do</text:p>
      <text:p text:style-name="Preformatted_20_Text"><text:s text:c="2"/>CC="$ac_save_CC $ac_arg"</text:p>
      <text:p text:style-name="Preformatted_20_Text"><text:s text:c="2"/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oft-page-break/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ac_cv_prog_cc_stdc=$ac_arg</text:p>
      <text:p text:style-name="Preformatted_20_Text">break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fi</text:p>
      <text:p text:style-name="Preformatted_20_Text">rm -f conftest.err conftest.$ac_objext</text:p>
      <text:p text:style-name="Preformatted_20_Text">done</text:p>
      <text:p text:style-name="Preformatted_20_Text">rm -f conftest.$ac_ext conftest.$ac_objext</text:p>
      <text:p text:style-name="Preformatted_20_Text">CC=$ac_save_CC</text:p>
      <text:p text:style-name="Preformatted_20_Text"/>
      <text:p text:style-name="Preformatted_20_Text">fi</text:p>
      <text:p text:style-name="Preformatted_20_Text"/>
      <text:p text:style-name="Preformatted_20_Text">case "x$ac_cv_prog_cc_stdc" in</text:p>
      <text:p text:style-name="Preformatted_20_Text"><text:s text:c="2"/>x|xno)</text:p>
      <text:p text:style-name="Preformatted_20_Text"><text:s text:c="4"/>echo "$as_me:$LINENO: result: none needed" &gt;&amp;5</text:p>
      <text:p text:style-name="Preformatted_20_Text">echo "${ECHO_T}none needed" &gt;&amp;6 ;;</text:p>
      <text:p text:style-name="Preformatted_20_Text"><text:s text:c="2"/>*)</text:p>
      <text:p text:style-name="Preformatted_20_Text"><text:s text:c="4"/>echo "$as_me:$LINENO: result: $ac_cv_prog_cc_stdc" &gt;&amp;5</text:p>
      <text:p text:style-name="Preformatted_20_Text">echo "${ECHO_T}$ac_cv_prog_cc_stdc" &gt;&amp;6</text:p>
      <text:p text:style-name="Preformatted_20_Text"><text:s text:c="4"/>CC="$CC $ac_cv_prog_cc_stdc" ;;</text:p>
      <text:p text:style-name="Preformatted_20_Text">esac</text:p>
      <text:p text:style-name="Preformatted_20_Text"/>
      <text:p text:style-name="Preformatted_20_Text"># Some people use a C++ compiler to compile C. <text:s/>Since we use `exit',</text:p>
      <text:p text:style-name="Preformatted_20_Text"># in C++ we need to declare it. <text:s/>In case someone uses the same compiler</text:p>
      <text:p text:style-name="Preformatted_20_Text"># for both compiling C and C++ we need to have the C++ compiler decide</text:p>
      <text:p text:style-name="Preformatted_20_Text"># the declaration of exit, since it's the most demanding environment.</text:p>
      <text:p text:style-name="Preformatted_20_Text">cat &gt;conftest.$ac_ext &lt;&lt;_ACEOF</text:p>
      <text:p text:style-name="Preformatted_20_Text">#ifndef __cplusplus</text:p>
      <text:p text:style-name="Preformatted_20_Text"><text:soft-page-break/><text:s text:c="2"/>choke me</text:p>
      <text:p text:style-name="Preformatted_20_Text">#endif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for ac_declaration in \</text:p>
      <text:p text:style-name="Preformatted_20_Text"><text:s text:c="3"/>'' \</text:p>
      <text:p text:style-name="Preformatted_20_Text"><text:s text:c="3"/>'extern "C" void std::exit (int) throw (); using std::exit;' \</text:p>
      <text:p text:style-name="Preformatted_20_Text"><text:s text:c="3"/>'extern "C" void std::exit (int); using std::exit;' \</text:p>
      <text:p text:style-name="Preformatted_20_Text"><text:s text:c="3"/>'extern "C" void exit (int) throw ();' \</text:p>
      <text:p text:style-name="Preformatted_20_Text"><text:s text:c="3"/>'extern "C" void exit (int);' \</text:p>
      <text:p text:style-name="Preformatted_20_Text"><text:s text:c="3"/>'void exit (int);'</text:p>
      <text:p text:style-name="Preformatted_20_Text">do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$ac_declaration</text:p>
      <text:p text:style-name="Preformatted_20_Text">#include &lt;stdlib.h&gt;</text:p>
      <text:p text:style-name="Preformatted_20_Text">int</text:p>
      <text:p text:style-name="Preformatted_20_Text">main ()</text:p>
      <text:p text:style-name="Preformatted_20_Text">{</text:p>
      <text:p text:style-name="Preformatted_20_Text">exit (42);</text:p>
      <text:p text:style-name="Preformatted_20_Text"><text:soft-page-break/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: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continue</text:p>
      <text:p text:style-name="Preformatted_20_Text">fi</text:p>
      <text:p text:style-name="Preformatted_20_Text">rm -f conftest.err conftest.$ac_objext conftest.$ac_ext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$ac_declaration</text:p>
      <text:p text:style-name="Preformatted_20_Text">int</text:p>
      <text:p text:style-name="Preformatted_20_Text">main ()</text:p>
      <text:p text:style-name="Preformatted_20_Text">{</text:p>
      <text:p text:style-name="Preformatted_20_Text">exit (42);</text:p>
      <text:p text:style-name="Preformatted_20_Text"><text:soft-page-break/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break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fi</text:p>
      <text:p text:style-name="Preformatted_20_Text">rm -f conftest.err conftest.$ac_objext conftest.$ac_ext</text:p>
      <text:p text:style-name="Preformatted_20_Text">done</text:p>
      <text:p text:style-name="Preformatted_20_Text">rm -f conftest*</text:p>
      <text:p text:style-name="Preformatted_20_Text">if test -n "$ac_declaration"; then</text:p>
      <text:p text:style-name="Preformatted_20_Text"><text:s text:c="2"/>echo '#ifdef __cplusplus' &gt;&gt;confdefs.h</text:p>
      <text:p text:style-name="Preformatted_20_Text"><text:s text:c="2"/>echo $ac_declaration <text:s text:c="5"/>&gt;&gt;confdefs.h</text:p>
      <text:p text:style-name="Preformatted_20_Text"><text:s text:c="2"/>echo '#endif' <text:s text:c="12"/>&gt;&gt;confdefs.h</text:p>
      <text:p text:style-name="Preformatted_20_Text">fi</text:p>
      <text:p text:style-name="Preformatted_20_Text"/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<text:soft-page-break/>fi</text:p>
      <text:p text:style-name="Preformatted_20_Text">rm -f conftest.err conftest.$ac_objext conftest.$ac_ext</text:p>
      <text:p text:style-name="Preformatted_20_Text">ac_ext=c</text:p>
      <text:p text:style-name="Preformatted_20_Text">ac_cpp='$CPP $CPPFLAGS'</text:p>
      <text:p text:style-name="Preformatted_20_Text">ac_compile='$CC -c $CFLAGS $CPPFLAGS conftest.$ac_ext &gt;&amp;5'</text:p>
      <text:p text:style-name="Preformatted_20_Text">ac_link='$CC -o conftest$ac_exeext $CFLAGS $CPPFLAGS $LDFLAGS conftest.$ac_ext $LIBS &gt;&amp;5'</text:p>
      <text:p text:style-name="Preformatted_20_Text">ac_compiler_gnu=$ac_cv_c_compiler_gnu</text:p>
      <text:p text:style-name="Preformatted_20_Text"/>
      <text:p text:style-name="Preformatted_20_Text">if test -n "$ac_tool_prefix"; then</text:p>
      <text:p text:style-name="Preformatted_20_Text"><text:s text:c="2"/># Extract the first word of "${ac_tool_prefix}ranlib", so it can be a program name with args.</text:p>
      <text:p text:style-name="Preformatted_20_Text">set dummy ${ac_tool_prefix}ranlib; ac_word=$2</text:p>
      <text:p text:style-name="Preformatted_20_Text">echo "$as_me:$LINENO: checking for $ac_word" &gt;&amp;5</text:p>
      <text:p text:style-name="Preformatted_20_Text">echo $ECHO_N "checking for $ac_word... $ECHO_C" &gt;&amp;6</text:p>
      <text:p text:style-name="Preformatted_20_Text">if test "${ac_cv_prog_RANLIB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if test -n "$RANLIB"; then</text:p>
      <text:p text:style-name="Preformatted_20_Text"><text:s text:c="2"/>ac_cv_prog_RANLIB="$RANLIB" # Let the user override the test.</text:p>
      <text:p text:style-name="Preformatted_20_Text">else</text:p>
      <text:p text:style-name="Preformatted_20_Text">as_save_IFS=$IFS; IFS=$PATH_SEPARATOR</text:p>
      <text:p text:style-name="Preformatted_20_Text">for as_dir in 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for ac_exec_ext in '' $ac_executable_extensions; do</text:p>
      <text:p text:style-name="Preformatted_20_Text"><text:s text:c="2"/>if $as_executable_p "$as_dir/$ac_word$ac_exec_ext"; then</text:p>
      <text:p text:style-name="Preformatted_20_Text"><text:s text:c="4"/>ac_cv_prog_RANLIB="${ac_tool_prefix}ranlib"</text:p>
      <text:p text:style-name="Preformatted_20_Text"><text:s text:c="4"/>echo "$as_me:$LINENO: found $as_dir/$ac_word$ac_exec_ext" &gt;&amp;5</text:p>
      <text:p text:style-name="Preformatted_20_Text"><text:s text:c="4"/>break 2</text:p>
      <text:p text:style-name="Preformatted_20_Text"><text:s text:c="2"/>fi</text:p>
      <text:p text:style-name="Preformatted_20_Text">done</text:p>
      <text:p text:style-name="Preformatted_20_Text">done</text:p>
      <text:p text:style-name="Preformatted_20_Text"/>
      <text:p text:style-name="Preformatted_20_Text">fi</text:p>
      <text:p text:style-name="Preformatted_20_Text">fi</text:p>
      <text:p text:style-name="Preformatted_20_Text">RANLIB=$ac_cv_prog_RANLIB</text:p>
      <text:p text:style-name="Preformatted_20_Text">if test -n "$RANLIB"; then</text:p>
      <text:p text:style-name="Preformatted_20_Text"><text:s text:c="2"/>echo "$as_me:$LINENO: result: $RANLIB" &gt;&amp;5</text:p>
      <text:p text:style-name="Preformatted_20_Text">echo "${ECHO_T}$RANLIB" &gt;&amp;6</text:p>
      <text:p text:style-name="Preformatted_20_Text">else</text:p>
      <text:p text:style-name="Preformatted_20_Text"><text:s text:c="2"/>echo "$as_me:$LINENO: result: no" &gt;&amp;5</text:p>
      <text:p text:style-name="Preformatted_20_Text">echo "${ECHO_T}no" &gt;&amp;6</text:p>
      <text:p text:style-name="Preformatted_20_Text">fi</text:p>
      <text:p text:style-name="Preformatted_20_Text"/>
      <text:p text:style-name="Preformatted_20_Text"><text:soft-page-break/>fi</text:p>
      <text:p text:style-name="Preformatted_20_Text">if test -z "$ac_cv_prog_RANLIB"; then</text:p>
      <text:p text:style-name="Preformatted_20_Text"><text:s text:c="2"/>ac_ct_RANLIB=$RANLIB</text:p>
      <text:p text:style-name="Preformatted_20_Text"><text:s text:c="2"/># Extract the first word of "ranlib", so it can be a program name with args.</text:p>
      <text:p text:style-name="Preformatted_20_Text">set dummy ranlib; ac_word=$2</text:p>
      <text:p text:style-name="Preformatted_20_Text">echo "$as_me:$LINENO: checking for $ac_word" &gt;&amp;5</text:p>
      <text:p text:style-name="Preformatted_20_Text">echo $ECHO_N "checking for $ac_word... $ECHO_C" &gt;&amp;6</text:p>
      <text:p text:style-name="Preformatted_20_Text">if test "${ac_cv_prog_ac_ct_RANLIB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if test -n "$ac_ct_RANLIB"; then</text:p>
      <text:p text:style-name="Preformatted_20_Text"><text:s text:c="2"/>ac_cv_prog_ac_ct_RANLIB="$ac_ct_RANLIB" # Let the user override the test.</text:p>
      <text:p text:style-name="Preformatted_20_Text">else</text:p>
      <text:p text:style-name="Preformatted_20_Text">as_save_IFS=$IFS; IFS=$PATH_SEPARATOR</text:p>
      <text:p text:style-name="Preformatted_20_Text">for as_dir in 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for ac_exec_ext in '' $ac_executable_extensions; do</text:p>
      <text:p text:style-name="Preformatted_20_Text"><text:s text:c="2"/>if $as_executable_p "$as_dir/$ac_word$ac_exec_ext"; then</text:p>
      <text:p text:style-name="Preformatted_20_Text"><text:s text:c="4"/>ac_cv_prog_ac_ct_RANLIB="ranlib"</text:p>
      <text:p text:style-name="Preformatted_20_Text"><text:s text:c="4"/>echo "$as_me:$LINENO: found $as_dir/$ac_word$ac_exec_ext" &gt;&amp;5</text:p>
      <text:p text:style-name="Preformatted_20_Text"><text:s text:c="4"/>break 2</text:p>
      <text:p text:style-name="Preformatted_20_Text"><text:s text:c="2"/>fi</text:p>
      <text:p text:style-name="Preformatted_20_Text">done</text:p>
      <text:p text:style-name="Preformatted_20_Text">done</text:p>
      <text:p text:style-name="Preformatted_20_Text"/>
      <text:p text:style-name="Preformatted_20_Text"><text:s text:c="2"/>test -z "$ac_cv_prog_ac_ct_RANLIB" &amp;&amp; ac_cv_prog_ac_ct_RANLIB=":"</text:p>
      <text:p text:style-name="Preformatted_20_Text">fi</text:p>
      <text:p text:style-name="Preformatted_20_Text">fi</text:p>
      <text:p text:style-name="Preformatted_20_Text">ac_ct_RANLIB=$ac_cv_prog_ac_ct_RANLIB</text:p>
      <text:p text:style-name="Preformatted_20_Text">if test -n "$ac_ct_RANLIB"; then</text:p>
      <text:p text:style-name="Preformatted_20_Text"><text:s text:c="2"/>echo "$as_me:$LINENO: result: $ac_ct_RANLIB" &gt;&amp;5</text:p>
      <text:p text:style-name="Preformatted_20_Text">echo "${ECHO_T}$ac_ct_RANLIB" &gt;&amp;6</text:p>
      <text:p text:style-name="Preformatted_20_Text">else</text:p>
      <text:p text:style-name="Preformatted_20_Text"><text:s text:c="2"/>echo "$as_me:$LINENO: result: no" &gt;&amp;5</text:p>
      <text:p text:style-name="Preformatted_20_Text">echo "${ECHO_T}no" &gt;&amp;6</text:p>
      <text:p text:style-name="Preformatted_20_Text">fi</text:p>
      <text:p text:style-name="Preformatted_20_Text"/>
      <text:p text:style-name="Preformatted_20_Text"><text:s text:c="2"/>RANLIB=$ac_ct_RANLIB</text:p>
      <text:p text:style-name="Preformatted_20_Text">else</text:p>
      <text:p text:style-name="Preformatted_20_Text"><text:s text:c="2"/>RANLIB="$ac_cv_prog_RANLIB"</text:p>
      <text:p text:style-name="Preformatted_20_Text">fi</text:p>
      <text:p text:style-name="Preformatted_20_Text"/>
      <text:p text:style-name="Preformatted_20_Text"><text:soft-page-break/># Find a good install program. <text:s/>We prefer a C program (faster),</text:p>
      <text:p text:style-name="Preformatted_20_Text"># so one script is as good as another. <text:s/>But avoid the broken or</text:p>
      <text:p text:style-name="Preformatted_20_Text"># incompatible versions:</text:p>
      <text:p text:style-name="Preformatted_20_Text"># SysV /etc/install, /usr/sbin/install</text:p>
      <text:p text:style-name="Preformatted_20_Text"># SunOS /usr/etc/install</text:p>
      <text:p text:style-name="Preformatted_20_Text"># IRIX /sbin/install</text:p>
      <text:p text:style-name="Preformatted_20_Text"># AIX /bin/install</text:p>
      <text:p text:style-name="Preformatted_20_Text"># AmigaOS /C/install, which installs bootblocks on floppy discs</text:p>
      <text:p text:style-name="Preformatted_20_Text"># AIX 4 /usr/bin/installbsd, which doesn't work without a -g flag</text:p>
      <text:p text:style-name="Preformatted_20_Text"># AFS /usr/afsws/bin/install, which mishandles nonexistent args</text:p>
      <text:p text:style-name="Preformatted_20_Text"># SVR4 /usr/ucb/install, which tries to use the nonexistent group "staff"</text:p>
      <text:p text:style-name="Preformatted_20_Text"># OS/2's system install, which has a completely different semantic</text:p>
      <text:p text:style-name="Preformatted_20_Text"># ./install, which can be erroneously created by make from ./install.sh.</text:p>
      <text:p text:style-name="Preformatted_20_Text">echo "$as_me:$LINENO: checking for a BSD-compatible install" &gt;&amp;5</text:p>
      <text:p text:style-name="Preformatted_20_Text">echo $ECHO_N "checking for a BSD-compatible install... $ECHO_C" &gt;&amp;6</text:p>
      <text:p text:style-name="Preformatted_20_Text">if test -z "$INSTALL"; then</text:p>
      <text:p text:style-name="Preformatted_20_Text">if test "${ac_cv_path_install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as_save_IFS=$IFS; IFS=$PATH_SEPARATOR</text:p>
      <text:p text:style-name="Preformatted_20_Text">for as_dir in 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# Account for people who put trailing slashes in PATH elements.</text:p>
      <text:p text:style-name="Preformatted_20_Text">case $as_dir/ in</text:p>
      <text:p text:style-name="Preformatted_20_Text"><text:s text:c="2"/>./ | .// | /cC/* | \</text:p>
      <text:p text:style-name="Preformatted_20_Text"><text:s text:c="2"/>/etc/* | /usr/sbin/* | /usr/etc/* | /sbin/* | /usr/afsws/bin/* | \</text:p>
      <text:p text:style-name="Preformatted_20_Text"><text:s text:c="2"/>?:\\/os2\\/install\\/* | ?:\\/OS2\\/INSTALL\\/* | \</text:p>
      <text:p text:style-name="Preformatted_20_Text"><text:s text:c="2"/>/usr/ucb/* ) ;;</text:p>
      <text:p text:style-name="Preformatted_20_Text"><text:s text:c="2"/>*)</text:p>
      <text:p text:style-name="Preformatted_20_Text"><text:s text:c="4"/># OSF1 and SCO ODT 3.0 have their own names for install.</text:p>
      <text:p text:style-name="Preformatted_20_Text"><text:s text:c="4"/># Don't use installbsd from OSF since it installs stuff as root</text:p>
      <text:p text:style-name="Preformatted_20_Text"><text:s text:c="4"/># by default.</text:p>
      <text:p text:style-name="Preformatted_20_Text"><text:s text:c="4"/>for ac_prog in ginstall scoinst install; do</text:p>
      <text:p text:style-name="Preformatted_20_Text"><text:s text:c="6"/>for ac_exec_ext in '' $ac_executable_extensions; do</text:p>
      <text:p text:style-name="Preformatted_20_Text"><text:tab/>if $as_executable_p "$as_dir/$ac_prog$ac_exec_ext"; then</text:p>
      <text:p text:style-name="Preformatted_20_Text"><text:tab/> <text:s/>if test $ac_prog = install &amp;&amp;</text:p>
      <text:p text:style-name="Preformatted_20_Text"><text:tab/> <text:s text:c="3"/>grep dspmsg "$as_dir/$ac_prog$ac_exec_ext" &gt;/dev/null 2&gt;&amp;1; then</text:p>
      <text:p text:style-name="Preformatted_20_Text"><text:tab/> <text:s text:c="3"/># AIX install. <text:s/>It has an incompatible calling convention.</text:p>
      <text:p text:style-name="Preformatted_20_Text"><text:tab/> <text:s text:c="3"/>:</text:p>
      <text:p text:style-name="Preformatted_20_Text"><text:tab/> <text:s/>elif test $ac_prog = install &amp;&amp;</text:p>
      <text:p text:style-name="Preformatted_20_Text"><text:tab/> <text:s text:c="3"/>grep pwplus "$as_dir/$ac_prog$ac_exec_ext" &gt;/dev/null 2&gt;&amp;1; then</text:p>
      <text:p text:style-name="Preformatted_20_Text"><text:tab/> <text:s text:c="3"/># program-specific install script used by HP pwplus--don't use.</text:p>
      <text:p text:style-name="Preformatted_20_Text"><text:soft-page-break/><text:tab/> <text:s text:c="3"/>:</text:p>
      <text:p text:style-name="Preformatted_20_Text"><text:tab/> <text:s/>else</text:p>
      <text:p text:style-name="Preformatted_20_Text"><text:tab/> <text:s text:c="3"/>ac_cv_path_install="$as_dir/$ac_prog$ac_exec_ext -c"</text:p>
      <text:p text:style-name="Preformatted_20_Text"><text:tab/> <text:s text:c="3"/>break 3</text:p>
      <text:p text:style-name="Preformatted_20_Text"><text:tab/> <text:s/>fi</text:p>
      <text:p text:style-name="Preformatted_20_Text"><text:tab/>fi</text:p>
      <text:p text:style-name="Preformatted_20_Text"><text:s text:c="6"/>done</text:p>
      <text:p text:style-name="Preformatted_20_Text"><text:s text:c="4"/>done</text:p>
      <text:p text:style-name="Preformatted_20_Text"><text:s text:c="4"/>;;</text:p>
      <text:p text:style-name="Preformatted_20_Text">esac</text:p>
      <text:p text:style-name="Preformatted_20_Text">done</text:p>
      <text:p text:style-name="Preformatted_20_Text"/>
      <text:p text:style-name="Preformatted_20_Text"/>
      <text:p text:style-name="Preformatted_20_Text">fi</text:p>
      <text:p text:style-name="Preformatted_20_Text"><text:s text:c="2"/>if test "${ac_cv_path_install+set}" = set; then</text:p>
      <text:p text:style-name="Preformatted_20_Text"><text:s text:c="4"/>INSTALL=$ac_cv_path_install</text:p>
      <text:p text:style-name="Preformatted_20_Text"><text:s text:c="2"/>else</text:p>
      <text:p text:style-name="Preformatted_20_Text"><text:s text:c="4"/># As a last resort, use the slow shell script. <text:s/>We don't cache a</text:p>
      <text:p text:style-name="Preformatted_20_Text"><text:s text:c="4"/># path for INSTALL within a source directory, because that will</text:p>
      <text:p text:style-name="Preformatted_20_Text"><text:s text:c="4"/># break other packages using the cache if that directory is</text:p>
      <text:p text:style-name="Preformatted_20_Text"><text:s text:c="4"/># removed, or if the path is relative.</text:p>
      <text:p text:style-name="Preformatted_20_Text"><text:s text:c="4"/>INSTALL=$ac_install_sh</text:p>
      <text:p text:style-name="Preformatted_20_Text"><text:s text:c="2"/>fi</text:p>
      <text:p text:style-name="Preformatted_20_Text">fi</text:p>
      <text:p text:style-name="Preformatted_20_Text">echo "$as_me:$LINENO: result: $INSTALL" &gt;&amp;5</text:p>
      <text:p text:style-name="Preformatted_20_Text">echo "${ECHO_T}$INSTALL" &gt;&amp;6</text:p>
      <text:p text:style-name="Preformatted_20_Text"/>
      <text:p text:style-name="Preformatted_20_Text"># Use test -z because SunOS4 sh mishandles braces in ${var-val}.</text:p>
      <text:p text:style-name="Preformatted_20_Text"># It thinks the first close brace ends the variable substitution.</text:p>
      <text:p text:style-name="Preformatted_20_Text">test -z "$INSTALL_PROGRAM" &amp;&amp; INSTALL_PROGRAM='${INSTALL}'</text:p>
      <text:p text:style-name="Preformatted_20_Text"/>
      <text:p text:style-name="Preformatted_20_Text">test -z "$INSTALL_SCRIPT" &amp;&amp; INSTALL_SCRIPT='${INSTALL}'</text:p>
      <text:p text:style-name="Preformatted_20_Text"/>
      <text:p text:style-name="Preformatted_20_Text">test -z "$INSTALL_DATA" &amp;&amp; INSTALL_DATA='${INSTALL} -m 644'</text:p>
      <text:p text:style-name="Preformatted_20_Text"/>
      <text:p text:style-name="Preformatted_20_Text"/>
      <text:p text:style-name="Preformatted_20_Text"/>
      <text:p text:style-name="Preformatted_20_Text">ac_ext=c</text:p>
      <text:p text:style-name="Preformatted_20_Text">ac_cpp='$CPP $CPPFLAGS'</text:p>
      <text:p text:style-name="Preformatted_20_Text">ac_compile='$CC -c $CFLAGS $CPPFLAGS conftest.$ac_ext &gt;&amp;5'</text:p>
      <text:p text:style-name="Preformatted_20_Text">ac_link='$CC -o conftest$ac_exeext $CFLAGS $CPPFLAGS $LDFLAGS conftest.$ac_ext $LIBS &gt;&amp;5'</text:p>
      <text:p text:style-name="Preformatted_20_Text">ac_compiler_gnu=$ac_cv_c_compiler_gnu</text:p>
      <text:p text:style-name="Preformatted_20_Text">echo "$as_me:$LINENO: checking how to run the C preprocessor" &gt;&amp;5</text:p>
      <text:p text:style-name="Preformatted_20_Text">echo $ECHO_N "checking how to run the C preprocessor... $ECHO_C" &gt;&amp;6</text:p>
      <text:p text:style-name="Preformatted_20_Text"><text:soft-page-break/># On Suns, sometimes $CPP names a directory.</text:p>
      <text:p text:style-name="Preformatted_20_Text">if test -n "$CPP" &amp;&amp; test -d "$CPP"; then</text:p>
      <text:p text:style-name="Preformatted_20_Text"><text:s text:c="2"/>CPP=</text:p>
      <text:p text:style-name="Preformatted_20_Text">fi</text:p>
      <text:p text:style-name="Preformatted_20_Text">if test -z "$CPP"; then</text:p>
      <text:p text:style-name="Preformatted_20_Text"><text:s text:c="2"/>if test "${ac_cv_prog_CPP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6"/># Double quotes because CPP needs to be expanded</text:p>
      <text:p text:style-name="Preformatted_20_Text"><text:s text:c="4"/>for CPP in "$CC -E" "$CC -E -traditional-cpp" "/lib/cpp"</text:p>
      <text:p text:style-name="Preformatted_20_Text"><text:s text:c="4"/>do</text:p>
      <text:p text:style-name="Preformatted_20_Text"><text:s text:c="6"/>ac_preproc_ok=false</text:p>
      <text:p text:style-name="Preformatted_20_Text">for ac_c_preproc_warn_flag in '' yes</text:p>
      <text:p text:style-name="Preformatted_20_Text">do</text:p>
      <text:p text:style-name="Preformatted_20_Text"><text:s text:c="2"/># Use a header file that comes with gcc, so configuring glibc</text:p>
      <text:p text:style-name="Preformatted_20_Text"><text:s text:c="2"/># with a fresh cross-compiler works.</text:p>
      <text:p text:style-name="Preformatted_20_Text"><text:s text:c="2"/># Prefer &lt;limits.h&gt; to &lt;assert.h&gt; if __STDC__ is defined, since</text:p>
      <text:p text:style-name="Preformatted_20_Text"><text:s text:c="2"/># &lt;limits.h&gt; exists even on freestanding compilers.</text:p>
      <text:p text:style-name="Preformatted_20_Text"><text:s text:c="2"/># On the NeXT, cc -E runs the code through the compiler's parser,</text:p>
      <text:p text:style-name="Preformatted_20_Text"><text:s text:c="2"/># not just through cpp. "Syntax error" is here to catch this case.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fdef __STDC__</text:p>
      <text:p text:style-name="Preformatted_20_Text"># include &lt;limits.h&gt;</text:p>
      <text:p text:style-name="Preformatted_20_Text">#else</text:p>
      <text:p text:style-name="Preformatted_20_Text"># include &lt;assert.h&gt;</text:p>
      <text:p text:style-name="Preformatted_20_Text">#endif</text:p>
      <text:p text:style-name="Preformatted_20_Text"><text:tab/><text:tab/> <text:s text:c="4"/>Syntax error</text:p>
      <text:p text:style-name="Preformatted_20_Text">_ACEOF</text:p>
      <text:p text:style-name="Preformatted_20_Text">if { (eval echo "$as_me:$LINENO: \"$ac_cpp conftest.$ac_ext\"") &gt;&amp;5</text:p>
      <text:p text:style-name="Preformatted_20_Text"><text:s text:c="2"/>(eval $ac_cpp conftest.$ac_ext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gt;/dev/null; then</text:p>
      <text:p text:style-name="Preformatted_20_Text"><text:s text:c="2"/>if test -s conftest.err; then</text:p>
      <text:p text:style-name="Preformatted_20_Text"><text:s text:c="4"/>ac_cpp_err=$ac_c_preproc_warn_flag</text:p>
      <text:p text:style-name="Preformatted_20_Text"><text:s text:c="4"/>ac_cpp_err=$ac_cpp_err$ac_c_werror_flag</text:p>
      <text:p text:style-name="Preformatted_20_Text"><text:soft-page-break/><text:s text:c="2"/>else</text:p>
      <text:p text:style-name="Preformatted_20_Text"><text:s text:c="4"/>ac_cpp_err=</text:p>
      <text:p text:style-name="Preformatted_20_Text"><text:s text:c="2"/>fi</text:p>
      <text:p text:style-name="Preformatted_20_Text">else</text:p>
      <text:p text:style-name="Preformatted_20_Text"><text:s text:c="2"/>ac_cpp_err=yes</text:p>
      <text:p text:style-name="Preformatted_20_Text">fi</text:p>
      <text:p text:style-name="Preformatted_20_Text">if test -z "$ac_cpp_err"; then</text:p>
      <text:p text:style-name="Preformatted_20_Text"><text:s text:c="2"/>: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<text:s text:c="2"/># Broken: fails on valid input.</text:p>
      <text:p text:style-name="Preformatted_20_Text">continue</text:p>
      <text:p text:style-name="Preformatted_20_Text">fi</text:p>
      <text:p text:style-name="Preformatted_20_Text">rm -f conftest.err conftest.$ac_ext</text:p>
      <text:p text:style-name="Preformatted_20_Text"/>
      <text:p text:style-name="Preformatted_20_Text"><text:s text:c="2"/># OK, works on sane cases. <text:s/>Now check whether non-existent headers</text:p>
      <text:p text:style-name="Preformatted_20_Text"><text:s text:c="2"/># can be detected and how.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nclude &lt;ac_nonexistent.h&gt;</text:p>
      <text:p text:style-name="Preformatted_20_Text">_ACEOF</text:p>
      <text:p text:style-name="Preformatted_20_Text">if { (eval echo "$as_me:$LINENO: \"$ac_cpp conftest.$ac_ext\"") &gt;&amp;5</text:p>
      <text:p text:style-name="Preformatted_20_Text"><text:s text:c="2"/>(eval $ac_cpp conftest.$ac_ext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gt;/dev/null; then</text:p>
      <text:p text:style-name="Preformatted_20_Text"><text:s text:c="2"/>if test -s conftest.err; then</text:p>
      <text:p text:style-name="Preformatted_20_Text"><text:s text:c="4"/>ac_cpp_err=$ac_c_preproc_warn_flag</text:p>
      <text:p text:style-name="Preformatted_20_Text"><text:s text:c="4"/>ac_cpp_err=$ac_cpp_err$ac_c_werror_flag</text:p>
      <text:p text:style-name="Preformatted_20_Text"><text:s text:c="2"/>else</text:p>
      <text:p text:style-name="Preformatted_20_Text"><text:s text:c="4"/>ac_cpp_err=</text:p>
      <text:p text:style-name="Preformatted_20_Text"><text:s text:c="2"/>fi</text:p>
      <text:p text:style-name="Preformatted_20_Text">else</text:p>
      <text:p text:style-name="Preformatted_20_Text"><text:s text:c="2"/>ac_cpp_err=yes</text:p>
      <text:p text:style-name="Preformatted_20_Text">fi</text:p>
      <text:p text:style-name="Preformatted_20_Text"><text:soft-page-break/>if test -z "$ac_cpp_err"; then</text:p>
      <text:p text:style-name="Preformatted_20_Text"><text:s text:c="2"/># Broken: success on invalid input.</text:p>
      <text:p text:style-name="Preformatted_20_Text">continue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<text:s text:c="2"/># Passes both tests.</text:p>
      <text:p text:style-name="Preformatted_20_Text">ac_preproc_ok=:</text:p>
      <text:p text:style-name="Preformatted_20_Text">break</text:p>
      <text:p text:style-name="Preformatted_20_Text">fi</text:p>
      <text:p text:style-name="Preformatted_20_Text">rm -f conftest.err conftest.$ac_ext</text:p>
      <text:p text:style-name="Preformatted_20_Text"/>
      <text:p text:style-name="Preformatted_20_Text">done</text:p>
      <text:p text:style-name="Preformatted_20_Text"># Because of `break', _AC_PREPROC_IFELSE's cleaning code was skipped.</text:p>
      <text:p text:style-name="Preformatted_20_Text">rm -f conftest.err conftest.$ac_ext</text:p>
      <text:p text:style-name="Preformatted_20_Text">if $ac_preproc_ok; then</text:p>
      <text:p text:style-name="Preformatted_20_Text"><text:s text:c="2"/>break</text:p>
      <text:p text:style-name="Preformatted_20_Text">fi</text:p>
      <text:p text:style-name="Preformatted_20_Text"/>
      <text:p text:style-name="Preformatted_20_Text"><text:s text:c="4"/>done</text:p>
      <text:p text:style-name="Preformatted_20_Text"><text:s text:c="4"/>ac_cv_prog_CPP=$CPP</text:p>
      <text:p text:style-name="Preformatted_20_Text"/>
      <text:p text:style-name="Preformatted_20_Text">fi</text:p>
      <text:p text:style-name="Preformatted_20_Text"><text:s text:c="2"/>CPP=$ac_cv_prog_CPP</text:p>
      <text:p text:style-name="Preformatted_20_Text">else</text:p>
      <text:p text:style-name="Preformatted_20_Text"><text:s text:c="2"/>ac_cv_prog_CPP=$CPP</text:p>
      <text:p text:style-name="Preformatted_20_Text">fi</text:p>
      <text:p text:style-name="Preformatted_20_Text">echo "$as_me:$LINENO: result: $CPP" &gt;&amp;5</text:p>
      <text:p text:style-name="Preformatted_20_Text">echo "${ECHO_T}$CPP" &gt;&amp;6</text:p>
      <text:p text:style-name="Preformatted_20_Text">ac_preproc_ok=false</text:p>
      <text:p text:style-name="Preformatted_20_Text">for ac_c_preproc_warn_flag in '' yes</text:p>
      <text:p text:style-name="Preformatted_20_Text">do</text:p>
      <text:p text:style-name="Preformatted_20_Text"><text:s text:c="2"/># Use a header file that comes with gcc, so configuring glibc</text:p>
      <text:p text:style-name="Preformatted_20_Text"><text:s text:c="2"/># with a fresh cross-compiler works.</text:p>
      <text:p text:style-name="Preformatted_20_Text"><text:s text:c="2"/># Prefer &lt;limits.h&gt; to &lt;assert.h&gt; if __STDC__ is defined, since</text:p>
      <text:p text:style-name="Preformatted_20_Text"><text:s text:c="2"/># &lt;limits.h&gt; exists even on freestanding compilers.</text:p>
      <text:p text:style-name="Preformatted_20_Text"><text:s text:c="2"/># On the NeXT, cc -E runs the code through the compiler's parser,</text:p>
      <text:p text:style-name="Preformatted_20_Text"><text:s text:c="2"/># not just through cpp. "Syntax error" is here to catch this case.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<text:soft-page-break/>/* end confdefs.h. <text:s/>*/</text:p>
      <text:p text:style-name="Preformatted_20_Text">#ifdef __STDC__</text:p>
      <text:p text:style-name="Preformatted_20_Text"># include &lt;limits.h&gt;</text:p>
      <text:p text:style-name="Preformatted_20_Text">#else</text:p>
      <text:p text:style-name="Preformatted_20_Text"># include &lt;assert.h&gt;</text:p>
      <text:p text:style-name="Preformatted_20_Text">#endif</text:p>
      <text:p text:style-name="Preformatted_20_Text"><text:tab/><text:tab/> <text:s text:c="4"/>Syntax error</text:p>
      <text:p text:style-name="Preformatted_20_Text">_ACEOF</text:p>
      <text:p text:style-name="Preformatted_20_Text">if { (eval echo "$as_me:$LINENO: \"$ac_cpp conftest.$ac_ext\"") &gt;&amp;5</text:p>
      <text:p text:style-name="Preformatted_20_Text"><text:s text:c="2"/>(eval $ac_cpp conftest.$ac_ext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gt;/dev/null; then</text:p>
      <text:p text:style-name="Preformatted_20_Text"><text:s text:c="2"/>if test -s conftest.err; then</text:p>
      <text:p text:style-name="Preformatted_20_Text"><text:s text:c="4"/>ac_cpp_err=$ac_c_preproc_warn_flag</text:p>
      <text:p text:style-name="Preformatted_20_Text"><text:s text:c="4"/>ac_cpp_err=$ac_cpp_err$ac_c_werror_flag</text:p>
      <text:p text:style-name="Preformatted_20_Text"><text:s text:c="2"/>else</text:p>
      <text:p text:style-name="Preformatted_20_Text"><text:s text:c="4"/>ac_cpp_err=</text:p>
      <text:p text:style-name="Preformatted_20_Text"><text:s text:c="2"/>fi</text:p>
      <text:p text:style-name="Preformatted_20_Text">else</text:p>
      <text:p text:style-name="Preformatted_20_Text"><text:s text:c="2"/>ac_cpp_err=yes</text:p>
      <text:p text:style-name="Preformatted_20_Text">fi</text:p>
      <text:p text:style-name="Preformatted_20_Text">if test -z "$ac_cpp_err"; then</text:p>
      <text:p text:style-name="Preformatted_20_Text"><text:s text:c="2"/>: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<text:s text:c="2"/># Broken: fails on valid input.</text:p>
      <text:p text:style-name="Preformatted_20_Text">continue</text:p>
      <text:p text:style-name="Preformatted_20_Text">fi</text:p>
      <text:p text:style-name="Preformatted_20_Text">rm -f conftest.err conftest.$ac_ext</text:p>
      <text:p text:style-name="Preformatted_20_Text"/>
      <text:p text:style-name="Preformatted_20_Text"><text:s text:c="2"/># OK, works on sane cases. <text:s/>Now check whether non-existent headers</text:p>
      <text:p text:style-name="Preformatted_20_Text"><text:s text:c="2"/># can be detected and how.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<text:soft-page-break/>#include &lt;ac_nonexistent.h&gt;</text:p>
      <text:p text:style-name="Preformatted_20_Text">_ACEOF</text:p>
      <text:p text:style-name="Preformatted_20_Text">if { (eval echo "$as_me:$LINENO: \"$ac_cpp conftest.$ac_ext\"") &gt;&amp;5</text:p>
      <text:p text:style-name="Preformatted_20_Text"><text:s text:c="2"/>(eval $ac_cpp conftest.$ac_ext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gt;/dev/null; then</text:p>
      <text:p text:style-name="Preformatted_20_Text"><text:s text:c="2"/>if test -s conftest.err; then</text:p>
      <text:p text:style-name="Preformatted_20_Text"><text:s text:c="4"/>ac_cpp_err=$ac_c_preproc_warn_flag</text:p>
      <text:p text:style-name="Preformatted_20_Text"><text:s text:c="4"/>ac_cpp_err=$ac_cpp_err$ac_c_werror_flag</text:p>
      <text:p text:style-name="Preformatted_20_Text"><text:s text:c="2"/>else</text:p>
      <text:p text:style-name="Preformatted_20_Text"><text:s text:c="4"/>ac_cpp_err=</text:p>
      <text:p text:style-name="Preformatted_20_Text"><text:s text:c="2"/>fi</text:p>
      <text:p text:style-name="Preformatted_20_Text">else</text:p>
      <text:p text:style-name="Preformatted_20_Text"><text:s text:c="2"/>ac_cpp_err=yes</text:p>
      <text:p text:style-name="Preformatted_20_Text">fi</text:p>
      <text:p text:style-name="Preformatted_20_Text">if test -z "$ac_cpp_err"; then</text:p>
      <text:p text:style-name="Preformatted_20_Text"><text:s text:c="2"/># Broken: success on invalid input.</text:p>
      <text:p text:style-name="Preformatted_20_Text">continue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<text:s text:c="2"/># Passes both tests.</text:p>
      <text:p text:style-name="Preformatted_20_Text">ac_preproc_ok=:</text:p>
      <text:p text:style-name="Preformatted_20_Text">break</text:p>
      <text:p text:style-name="Preformatted_20_Text">fi</text:p>
      <text:p text:style-name="Preformatted_20_Text">rm -f conftest.err conftest.$ac_ext</text:p>
      <text:p text:style-name="Preformatted_20_Text"/>
      <text:p text:style-name="Preformatted_20_Text">done</text:p>
      <text:p text:style-name="Preformatted_20_Text"># Because of `break', _AC_PREPROC_IFELSE's cleaning code was skipped.</text:p>
      <text:p text:style-name="Preformatted_20_Text">rm -f conftest.err conftest.$ac_ext</text:p>
      <text:p text:style-name="Preformatted_20_Text">if $ac_preproc_ok; then</text:p>
      <text:p text:style-name="Preformatted_20_Text"><text:s text:c="2"/>:</text:p>
      <text:p text:style-name="Preformatted_20_Text">else</text:p>
      <text:p text:style-name="Preformatted_20_Text"><text:s text:c="2"/>{ { echo "$as_me:$LINENO: error: C preprocessor \"$CPP\" fails sanity check</text:p>
      <text:p text:style-name="Preformatted_20_Text">See \`config.log' for more details." &gt;&amp;5</text:p>
      <text:p text:style-name="Preformatted_20_Text">echo "$as_me: error: C preprocessor \"$CPP\" fails sanity check</text:p>
      <text:p text:style-name="Preformatted_20_Text">See \`config.log' for more details." &gt;&amp;2;}</text:p>
      <text:p text:style-name="Preformatted_20_Text"><text:s text:c="3"/>{ (exit 1); exit 1; }; }</text:p>
      <text:p text:style-name="Preformatted_20_Text">fi</text:p>
      <text:p text:style-name="Preformatted_20_Text"><text:soft-page-break/></text:p>
      <text:p text:style-name="Preformatted_20_Text">ac_ext=c</text:p>
      <text:p text:style-name="Preformatted_20_Text">ac_cpp='$CPP $CPPFLAGS'</text:p>
      <text:p text:style-name="Preformatted_20_Text">ac_compile='$CC -c $CFLAGS $CPPFLAGS conftest.$ac_ext &gt;&amp;5'</text:p>
      <text:p text:style-name="Preformatted_20_Text">ac_link='$CC -o conftest$ac_exeext $CFLAGS $CPPFLAGS $LDFLAGS conftest.$ac_ext $LIBS &gt;&amp;5'</text:p>
      <text:p text:style-name="Preformatted_20_Text">ac_compiler_gnu=$ac_cv_c_compiler_gnu</text:p>
      <text:p text:style-name="Preformatted_20_Text"/>
      <text:p text:style-name="Preformatted_20_Text"/>
      <text:p text:style-name="Preformatted_20_Text">echo "$as_me:$LINENO: checking for egrep" &gt;&amp;5</text:p>
      <text:p text:style-name="Preformatted_20_Text">echo $ECHO_N "checking for egrep... $ECHO_C" &gt;&amp;6</text:p>
      <text:p text:style-name="Preformatted_20_Text">if test "${ac_cv_prog_egrep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if echo a | (grep -E '(a|b)') &gt;/dev/null 2&gt;&amp;1</text:p>
      <text:p text:style-name="Preformatted_20_Text"><text:s text:c="4"/>then ac_cv_prog_egrep='grep -E'</text:p>
      <text:p text:style-name="Preformatted_20_Text"><text:s text:c="4"/>else ac_cv_prog_egrep='egrep'</text:p>
      <text:p text:style-name="Preformatted_20_Text"><text:s text:c="4"/>fi</text:p>
      <text:p text:style-name="Preformatted_20_Text">fi</text:p>
      <text:p text:style-name="Preformatted_20_Text">echo "$as_me:$LINENO: result: $ac_cv_prog_egrep" &gt;&amp;5</text:p>
      <text:p text:style-name="Preformatted_20_Text">echo "${ECHO_T}$ac_cv_prog_egrep" &gt;&amp;6</text:p>
      <text:p text:style-name="Preformatted_20_Text"><text:s/>EGREP=$ac_cv_prog_egrep</text:p>
      <text:p text:style-name="Preformatted_20_Text"/>
      <text:p text:style-name="Preformatted_20_Text"/>
      <text:p text:style-name="Preformatted_20_Text">echo "$as_me:$LINENO: checking for ANSI C header files" &gt;&amp;5</text:p>
      <text:p text:style-name="Preformatted_20_Text">echo $ECHO_N "checking for ANSI C header files... $ECHO_C" &gt;&amp;6</text:p>
      <text:p text:style-name="Preformatted_20_Text">if test "${ac_cv_header_stdc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nclude &lt;stdlib.h&gt;</text:p>
      <text:p text:style-name="Preformatted_20_Text">#include &lt;stdarg.h&gt;</text:p>
      <text:p text:style-name="Preformatted_20_Text">#include &lt;string.h&gt;</text:p>
      <text:p text:style-name="Preformatted_20_Text">#include &lt;float.h&gt;</text:p>
      <text:p text:style-name="Preformatted_20_Text"/>
      <text:p text:style-name="Preformatted_20_Text">int</text:p>
      <text:p text:style-name="Preformatted_20_Text">main ()</text:p>
      <text:p text:style-name="Preformatted_20_Text">{</text:p>
      <text:p text:style-name="Preformatted_20_Text"/>
      <text:p text:style-name="Preformatted_20_Text"><text:s text:c="2"/>;</text:p>
      <text:p text:style-name="Preformatted_20_Text"><text:soft-page-break/><text:s text:c="2"/>return 0;</text:p>
      <text:p text:style-name="Preformatted_20_Text">}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ac_cv_header_stdc=yes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ac_cv_header_stdc=no</text:p>
      <text:p text:style-name="Preformatted_20_Text">fi</text:p>
      <text:p text:style-name="Preformatted_20_Text">rm -f conftest.err conftest.$ac_objext conftest.$ac_ext</text:p>
      <text:p text:style-name="Preformatted_20_Text"/>
      <text:p text:style-name="Preformatted_20_Text">if test $ac_cv_header_stdc = yes; then</text:p>
      <text:p text:style-name="Preformatted_20_Text"><text:s text:c="2"/># SunOS 4.x string.h does not declare mem*, contrary to ANSI.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nclude &lt;string.h&gt;</text:p>
      <text:p text:style-name="Preformatted_20_Text"/>
      <text:p text:style-name="Preformatted_20_Text">_ACEOF</text:p>
      <text:p text:style-name="Preformatted_20_Text"><text:soft-page-break/>if (eval "$ac_cpp conftest.$ac_ext") 2&gt;&amp;5 |</text:p>
      <text:p text:style-name="Preformatted_20_Text"><text:s text:c="2"/>$EGREP "memchr" &gt;/dev/null 2&gt;&amp;1; then</text:p>
      <text:p text:style-name="Preformatted_20_Text"><text:s text:c="2"/>:</text:p>
      <text:p text:style-name="Preformatted_20_Text">else</text:p>
      <text:p text:style-name="Preformatted_20_Text"><text:s text:c="2"/>ac_cv_header_stdc=no</text:p>
      <text:p text:style-name="Preformatted_20_Text">fi</text:p>
      <text:p text:style-name="Preformatted_20_Text">rm -f conftest*</text:p>
      <text:p text:style-name="Preformatted_20_Text"/>
      <text:p text:style-name="Preformatted_20_Text">fi</text:p>
      <text:p text:style-name="Preformatted_20_Text"/>
      <text:p text:style-name="Preformatted_20_Text">if test $ac_cv_header_stdc = yes; then</text:p>
      <text:p text:style-name="Preformatted_20_Text"><text:s text:c="2"/># ISC 2.0.2 stdlib.h does not declare free, contrary to ANSI.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nclude &lt;stdlib.h&gt;</text:p>
      <text:p text:style-name="Preformatted_20_Text"/>
      <text:p text:style-name="Preformatted_20_Text">_ACEOF</text:p>
      <text:p text:style-name="Preformatted_20_Text">if (eval "$ac_cpp conftest.$ac_ext") 2&gt;&amp;5 |</text:p>
      <text:p text:style-name="Preformatted_20_Text"><text:s text:c="2"/>$EGREP "free" &gt;/dev/null 2&gt;&amp;1; then</text:p>
      <text:p text:style-name="Preformatted_20_Text"><text:s text:c="2"/>:</text:p>
      <text:p text:style-name="Preformatted_20_Text">else</text:p>
      <text:p text:style-name="Preformatted_20_Text"><text:s text:c="2"/>ac_cv_header_stdc=no</text:p>
      <text:p text:style-name="Preformatted_20_Text">fi</text:p>
      <text:p text:style-name="Preformatted_20_Text">rm -f conftest*</text:p>
      <text:p text:style-name="Preformatted_20_Text"/>
      <text:p text:style-name="Preformatted_20_Text">fi</text:p>
      <text:p text:style-name="Preformatted_20_Text"/>
      <text:p text:style-name="Preformatted_20_Text">if test $ac_cv_header_stdc = yes; then</text:p>
      <text:p text:style-name="Preformatted_20_Text"><text:s text:c="2"/># /bin/cc in Irix-4.0.5 gets non-ANSI ctype macros unless using -ansi.</text:p>
      <text:p text:style-name="Preformatted_20_Text"><text:s text:c="2"/>if test "$cross_compiling" = yes; then</text:p>
      <text:p text:style-name="Preformatted_20_Text"><text:s text:c="2"/>:</text:p>
      <text:p text:style-name="Preformatted_20_Text">else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nclude &lt;ctype.h&gt;</text:p>
      <text:p text:style-name="Preformatted_20_Text">#if ((' ' &amp; 0x0FF) == 0x020)</text:p>
      <text:p text:style-name="Preformatted_20_Text"><text:soft-page-break/># define ISLOWER(c) ('a' &lt;= (c) &amp;&amp; (c) &lt;= 'z')</text:p>
      <text:p text:style-name="Preformatted_20_Text"># define TOUPPER(c) (ISLOWER(c) ? 'A' + ((c) - 'a') : (c))</text:p>
      <text:p text:style-name="Preformatted_20_Text">#else</text:p>
      <text:p text:style-name="Preformatted_20_Text"># define ISLOWER(c) \</text:p>
      <text:p text:style-name="Preformatted_20_Text"><text:tab/><text:tab/> <text:s text:c="2"/>(('a' &lt;= (c) &amp;&amp; (c) &lt;= 'i') \</text:p>
      <text:p text:style-name="Preformatted_20_Text"><text:tab/><text:tab/> <text:s text:c="4"/>|| ('j' &lt;= (c) &amp;&amp; (c) &lt;= 'r') \</text:p>
      <text:p text:style-name="Preformatted_20_Text"><text:tab/><text:tab/> <text:s text:c="4"/>|| ('s' &lt;= (c) &amp;&amp; (c) &lt;= 'z'))</text:p>
      <text:p text:style-name="Preformatted_20_Text"># define TOUPPER(c) (ISLOWER(c) ? ((c) | 0x40) : (c))</text:p>
      <text:p text:style-name="Preformatted_20_Text">#endif</text:p>
      <text:p text:style-name="Preformatted_20_Text"/>
      <text:p text:style-name="Preformatted_20_Text">#define XOR(e, f) (((e) &amp;&amp; !(f)) || (!(e) &amp;&amp; (f)))</text:p>
      <text:p text:style-name="Preformatted_20_Text">int</text:p>
      <text:p text:style-name="Preformatted_20_Text">main ()</text:p>
      <text:p text:style-name="Preformatted_20_Text">{</text:p>
      <text:p text:style-name="Preformatted_20_Text"><text:s text:c="2"/>int i;</text:p>
      <text:p text:style-name="Preformatted_20_Text"><text:s text:c="2"/>for (i = 0; i &lt; 256; i++)</text:p>
      <text:p text:style-name="Preformatted_20_Text"><text:s text:c="4"/>if (XOR (islower (i), ISLOWER (i))</text:p>
      <text:p text:style-name="Preformatted_20_Text"><text:tab/>|| toupper (i) != TOUPPER (i))</text:p>
      <text:p text:style-name="Preformatted_20_Text"><text:s text:c="6"/>exit(2);</text:p>
      <text:p text:style-name="Preformatted_20_Text"><text:s text:c="2"/>exit (0);</text:p>
      <text:p text:style-name="Preformatted_20_Text">}</text:p>
      <text:p text:style-name="Preformatted_20_Text">_ACEOF</text:p>
      <text:p text:style-name="Preformatted_20_Text">rm -f conftest$ac_exeext</text:p>
      <text:p text:style-name="Preformatted_20_Text">if { (eval echo "$as_me:$LINENO: \"$ac_link\"") &gt;&amp;5</text:p>
      <text:p text:style-name="Preformatted_20_Text"><text:s text:c="2"/>(eval $ac_link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 &amp;&amp; { ac_try='./conftest$ac_exe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:</text:p>
      <text:p text:style-name="Preformatted_20_Text">else</text:p>
      <text:p text:style-name="Preformatted_20_Text"><text:s text:c="2"/>echo "$as_me: program exited with status $ac_status" &gt;&amp;5</text:p>
      <text:p text:style-name="Preformatted_20_Text">echo "$as_me: failed program was:" &gt;&amp;5</text:p>
      <text:p text:style-name="Preformatted_20_Text">sed 's/^/| /' conftest.$ac_ext &gt;&amp;5</text:p>
      <text:p text:style-name="Preformatted_20_Text"/>
      <text:p text:style-name="Preformatted_20_Text">( exit $ac_status )</text:p>
      <text:p text:style-name="Preformatted_20_Text">ac_cv_header_stdc=no</text:p>
      <text:p text:style-name="Preformatted_20_Text">fi</text:p>
      <text:p text:style-name="Preformatted_20_Text">rm -f core *.core gmon.out bb.out conftest$ac_exeext conftest.$ac_objext conftest.$ac_ext</text:p>
      <text:p text:style-name="Preformatted_20_Text">fi</text:p>
      <text:p text:style-name="Preformatted_20_Text"><text:soft-page-break/>fi</text:p>
      <text:p text:style-name="Preformatted_20_Text">fi</text:p>
      <text:p text:style-name="Preformatted_20_Text">echo "$as_me:$LINENO: result: $ac_cv_header_stdc" &gt;&amp;5</text:p>
      <text:p text:style-name="Preformatted_20_Text">echo "${ECHO_T}$ac_cv_header_stdc" &gt;&amp;6</text:p>
      <text:p text:style-name="Preformatted_20_Text">if test $ac_cv_header_stdc = yes; then</text:p>
      <text:p text:style-name="Preformatted_20_Text"/>
      <text:p text:style-name="Preformatted_20_Text">cat &gt;&gt;confdefs.h &lt;&lt;\_ACEOF</text:p>
      <text:p text:style-name="Preformatted_20_Text">#define STDC_HEADERS 1</text:p>
      <text:p text:style-name="Preformatted_20_Text">_ACEOF</text:p>
      <text:p text:style-name="Preformatted_20_Text"/>
      <text:p text:style-name="Preformatted_20_Text">fi</text:p>
      <text:p text:style-name="Preformatted_20_Text"/>
      <text:p text:style-name="Preformatted_20_Text"># On IRIX 5.3, sys/types and inttypes.h are conflicting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or ac_header in sys/types.h sys/stat.h stdlib.h string.h memory.h strings.h \</text:p>
      <text:p text:style-name="Preformatted_20_Text"><text:tab/><text:tab/> <text:s/>inttypes.h stdint.h unistd.h</text:p>
      <text:p text:style-name="Preformatted_20_Text">do</text:p>
      <text:p text:style-name="Preformatted_20_Text">as_ac_Header=`echo "ac_cv_header_$ac_header" | $as_tr_sh`</text:p>
      <text:p text:style-name="Preformatted_20_Text">echo "$as_me:$LINENO: checking for $ac_header" &gt;&amp;5</text:p>
      <text:p text:style-name="Preformatted_20_Text">echo $ECHO_N "checking for $ac_header... $ECHO_C" &gt;&amp;6</text:p>
      <text:p text:style-name="Preformatted_20_Text">if eval "test \"\${$as_ac_Header+set}\" = set"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$ac_includes_default</text:p>
      <text:p text:style-name="Preformatted_20_Text"/>
      <text:p text:style-name="Preformatted_20_Text">#include &lt;$ac_header&gt;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oft-page-break/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eval "$as_ac_Header=yes"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eval "$as_ac_Header=no"</text:p>
      <text:p text:style-name="Preformatted_20_Text">fi</text:p>
      <text:p text:style-name="Preformatted_20_Text">rm -f conftest.err conftest.$ac_objext conftest.$ac_ext</text:p>
      <text:p text:style-name="Preformatted_20_Text">fi</text:p>
      <text:p text:style-name="Preformatted_20_Text">echo "$as_me:$LINENO: result: `eval echo '${'$as_ac_Header'}'`" &gt;&amp;5</text:p>
      <text:p text:style-name="Preformatted_20_Text">echo "${ECHO_T}`eval echo '${'$as_ac_Header'}'`" &gt;&amp;6</text:p>
      <text:p text:style-name="Preformatted_20_Text">if test `eval echo '${'$as_ac_Header'}'` = yes; then</text:p>
      <text:p text:style-name="Preformatted_20_Text"><text:s text:c="2"/>cat &gt;&gt;confdefs.h &lt;&lt;_ACEOF</text:p>
      <text:p text:style-name="Preformatted_20_Text">#define `echo "HAVE_$ac_header" | $as_tr_cpp` 1</text:p>
      <text:p text:style-name="Preformatted_20_Text">_ACEOF</text:p>
      <text:p text:style-name="Preformatted_20_Text"/>
      <text:p text:style-name="Preformatted_20_Text">fi</text:p>
      <text:p text:style-name="Preformatted_20_Text"/>
      <text:p text:style-name="Preformatted_20_Text">don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or ac_header in sys/time.h syslog.h unistd.h</text:p>
      <text:p text:style-name="Preformatted_20_Text">do</text:p>
      <text:p text:style-name="Preformatted_20_Text"><text:soft-page-break/>as_ac_Header=`echo "ac_cv_header_$ac_header" | $as_tr_sh`</text:p>
      <text:p text:style-name="Preformatted_20_Text">if eval "test \"\${$as_ac_Header+set}\" = set"; then</text:p>
      <text:p text:style-name="Preformatted_20_Text"><text:s text:c="2"/>echo "$as_me:$LINENO: checking for $ac_header" &gt;&amp;5</text:p>
      <text:p text:style-name="Preformatted_20_Text">echo $ECHO_N "checking for $ac_header... $ECHO_C" &gt;&amp;6</text:p>
      <text:p text:style-name="Preformatted_20_Text">if eval "test \"\${$as_ac_Header+set}\" = set"; then</text:p>
      <text:p text:style-name="Preformatted_20_Text"><text:s text:c="2"/>echo $ECHO_N "(cached) $ECHO_C" &gt;&amp;6</text:p>
      <text:p text:style-name="Preformatted_20_Text">fi</text:p>
      <text:p text:style-name="Preformatted_20_Text">echo "$as_me:$LINENO: result: `eval echo '${'$as_ac_Header'}'`" &gt;&amp;5</text:p>
      <text:p text:style-name="Preformatted_20_Text">echo "${ECHO_T}`eval echo '${'$as_ac_Header'}'`" &gt;&amp;6</text:p>
      <text:p text:style-name="Preformatted_20_Text">else</text:p>
      <text:p text:style-name="Preformatted_20_Text"><text:s text:c="2"/># Is the header compilable?</text:p>
      <text:p text:style-name="Preformatted_20_Text">echo "$as_me:$LINENO: checking $ac_header usability" &gt;&amp;5</text:p>
      <text:p text:style-name="Preformatted_20_Text">echo $ECHO_N "checking $ac_header usability... $ECHO_C" &gt;&amp;6</text:p>
      <text:p text:style-name="Preformatted_20_Text"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$ac_includes_default</text:p>
      <text:p text:style-name="Preformatted_20_Text">#include &lt;$ac_header&gt;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ac_header_compiler=yes</text:p>
      <text:p text:style-name="Preformatted_20_Text"><text:soft-page-break/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ac_header_compiler=no</text:p>
      <text:p text:style-name="Preformatted_20_Text">fi</text:p>
      <text:p text:style-name="Preformatted_20_Text">rm -f conftest.err conftest.$ac_objext conftest.$ac_ext</text:p>
      <text:p text:style-name="Preformatted_20_Text">echo "$as_me:$LINENO: result: $ac_header_compiler" &gt;&amp;5</text:p>
      <text:p text:style-name="Preformatted_20_Text">echo "${ECHO_T}$ac_header_compiler" &gt;&amp;6</text:p>
      <text:p text:style-name="Preformatted_20_Text"/>
      <text:p text:style-name="Preformatted_20_Text"># Is the header present?</text:p>
      <text:p text:style-name="Preformatted_20_Text">echo "$as_me:$LINENO: checking $ac_header presence" &gt;&amp;5</text:p>
      <text:p text:style-name="Preformatted_20_Text">echo $ECHO_N "checking $ac_header presence... $ECHO_C" &gt;&amp;6</text:p>
      <text:p text:style-name="Preformatted_20_Text"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nclude &lt;$ac_header&gt;</text:p>
      <text:p text:style-name="Preformatted_20_Text">_ACEOF</text:p>
      <text:p text:style-name="Preformatted_20_Text">if { (eval echo "$as_me:$LINENO: \"$ac_cpp conftest.$ac_ext\"") &gt;&amp;5</text:p>
      <text:p text:style-name="Preformatted_20_Text"><text:s text:c="2"/>(eval $ac_cpp conftest.$ac_ext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gt;/dev/null; then</text:p>
      <text:p text:style-name="Preformatted_20_Text"><text:s text:c="2"/>if test -s conftest.err; then</text:p>
      <text:p text:style-name="Preformatted_20_Text"><text:s text:c="4"/>ac_cpp_err=$ac_c_preproc_warn_flag</text:p>
      <text:p text:style-name="Preformatted_20_Text"><text:s text:c="4"/>ac_cpp_err=$ac_cpp_err$ac_c_werror_flag</text:p>
      <text:p text:style-name="Preformatted_20_Text"><text:s text:c="2"/>else</text:p>
      <text:p text:style-name="Preformatted_20_Text"><text:s text:c="4"/>ac_cpp_err=</text:p>
      <text:p text:style-name="Preformatted_20_Text"><text:s text:c="2"/>fi</text:p>
      <text:p text:style-name="Preformatted_20_Text">else</text:p>
      <text:p text:style-name="Preformatted_20_Text"><text:s text:c="2"/>ac_cpp_err=yes</text:p>
      <text:p text:style-name="Preformatted_20_Text">fi</text:p>
      <text:p text:style-name="Preformatted_20_Text">if test -z "$ac_cpp_err"; then</text:p>
      <text:p text:style-name="Preformatted_20_Text"><text:s text:c="2"/>ac_header_preproc=yes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<text:soft-page-break/><text:s text:c="2"/>ac_header_preproc=no</text:p>
      <text:p text:style-name="Preformatted_20_Text">fi</text:p>
      <text:p text:style-name="Preformatted_20_Text">rm -f conftest.err conftest.$ac_ext</text:p>
      <text:p text:style-name="Preformatted_20_Text">echo "$as_me:$LINENO: result: $ac_header_preproc" &gt;&amp;5</text:p>
      <text:p text:style-name="Preformatted_20_Text">echo "${ECHO_T}$ac_header_preproc" &gt;&amp;6</text:p>
      <text:p text:style-name="Preformatted_20_Text"/>
      <text:p text:style-name="Preformatted_20_Text"># So? <text:s/>What about this header?</text:p>
      <text:p text:style-name="Preformatted_20_Text">case $ac_header_compiler:$ac_header_preproc:$ac_c_preproc_warn_flag in</text:p>
      <text:p text:style-name="Preformatted_20_Text"><text:s text:c="2"/>yes:no: )</text:p>
      <text:p text:style-name="Preformatted_20_Text"><text:s text:c="4"/>{ echo "$as_me:$LINENO: WARNING: $ac_header: accepted by the compiler, rejected by the preprocessor!" &gt;&amp;5</text:p>
      <text:p text:style-name="Preformatted_20_Text">echo "$as_me: WARNING: $ac_header: accepted by the compiler, rejected by the preprocessor!" &gt;&amp;2;}</text:p>
      <text:p text:style-name="Preformatted_20_Text"><text:s text:c="4"/>{ echo "$as_me:$LINENO: WARNING: $ac_header: proceeding with the compiler's result" &gt;&amp;5</text:p>
      <text:p text:style-name="Preformatted_20_Text">echo "$as_me: WARNING: $ac_header: proceeding with the compiler's result" &gt;&amp;2;}</text:p>
      <text:p text:style-name="Preformatted_20_Text"><text:s text:c="4"/>ac_header_preproc=yes</text:p>
      <text:p text:style-name="Preformatted_20_Text"><text:s text:c="4"/>;;</text:p>
      <text:p text:style-name="Preformatted_20_Text"><text:s text:c="2"/>no:yes:* )</text:p>
      <text:p text:style-name="Preformatted_20_Text"><text:s text:c="4"/>{ echo "$as_me:$LINENO: WARNING: $ac_header: present but cannot be compiled" &gt;&amp;5</text:p>
      <text:p text:style-name="Preformatted_20_Text">echo "$as_me: WARNING: $ac_header: present but cannot be compiled" &gt;&amp;2;}</text:p>
      <text:p text:style-name="Preformatted_20_Text"><text:s text:c="4"/>{ echo "$as_me:$LINENO: WARNING: $ac_header: <text:s text:c="4"/>check for missing prerequisite headers?" &gt;&amp;5</text:p>
      <text:p text:style-name="Preformatted_20_Text">echo "$as_me: WARNING: $ac_header: <text:s text:c="4"/>check for missing prerequisite headers?" &gt;&amp;2;}</text:p>
      <text:p text:style-name="Preformatted_20_Text"><text:s text:c="4"/>{ echo "$as_me:$LINENO: WARNING: $ac_header: see the Autoconf documentation" &gt;&amp;5</text:p>
      <text:p text:style-name="Preformatted_20_Text">echo "$as_me: WARNING: $ac_header: see the Autoconf documentation" &gt;&amp;2;}</text:p>
      <text:p text:style-name="Preformatted_20_Text"><text:s text:c="4"/>{ echo "$as_me:$LINENO: WARNING: $ac_header: <text:s text:c="4"/>section \"Present But Cannot Be Compiled\"" &gt;&amp;5</text:p>
      <text:p text:style-name="Preformatted_20_Text">echo "$as_me: WARNING: $ac_header: <text:s text:c="4"/>section \"Present But Cannot Be Compiled\"" &gt;&amp;2;}</text:p>
      <text:p text:style-name="Preformatted_20_Text"><text:s text:c="4"/>{ echo "$as_me:$LINENO: WARNING: $ac_header: proceeding with the preprocessor's result" &gt;&amp;5</text:p>
      <text:p text:style-name="Preformatted_20_Text">echo "$as_me: WARNING: $ac_header: proceeding with the preprocessor's result" &gt;&amp;2;}</text:p>
      <text:p text:style-name="Preformatted_20_Text"><text:s text:c="4"/>{ echo "$as_me:$LINENO: WARNING: $ac_header: in the future, the compiler will take precedence" &gt;&amp;5</text:p>
      <text:p text:style-name="Preformatted_20_Text">echo "$as_me: WARNING: $ac_header: in the future, the compiler will take precedence" &gt;&amp;2;}</text:p>
      <text:p text:style-name="Preformatted_20_Text"><text:s text:c="4"/>(</text:p>
      <text:p text:style-name="Preformatted_20_Text"><text:s text:c="6"/>cat &lt;&lt;\_ASBOX</text:p>
      <text:p text:style-name="Preformatted_20_Text">## ------------------------------------------ ##</text:p>
      <text:p text:style-name="Preformatted_20_Text">## Report this to the AC_PACKAGE_NAME lists. <text:s/>##</text:p>
      <text:p text:style-name="Preformatted_20_Text">## ------------------------------------------ ##</text:p>
      <text:p text:style-name="Preformatted_20_Text">_ASBOX</text:p>
      <text:p text:style-name="Preformatted_20_Text"><text:s text:c="4"/>) |</text:p>
      <text:p text:style-name="Preformatted_20_Text"><text:s text:c="6"/>sed "s/^/$as_me: WARNING: <text:s text:c="4"/>/" &gt;&amp;2</text:p>
      <text:p text:style-name="Preformatted_20_Text"><text:s text:c="4"/>;;</text:p>
      <text:p text:style-name="Preformatted_20_Text">esac</text:p>
      <text:p text:style-name="Preformatted_20_Text">echo "$as_me:$LINENO: checking for $ac_header" &gt;&amp;5</text:p>
      <text:p text:style-name="Preformatted_20_Text">echo $ECHO_N "checking for $ac_header... $ECHO_C" &gt;&amp;6</text:p>
      <text:p text:style-name="Preformatted_20_Text">if eval "test \"\${$as_ac_Header+set}\" = set"; then</text:p>
      <text:p text:style-name="Preformatted_20_Text"><text:s text:c="2"/>echo $ECHO_N "(cached) $ECHO_C" &gt;&amp;6</text:p>
      <text:p text:style-name="Preformatted_20_Text">else</text:p>
      <text:p text:style-name="Preformatted_20_Text"><text:soft-page-break/><text:s text:c="2"/>eval "$as_ac_Header=\$ac_header_preproc"</text:p>
      <text:p text:style-name="Preformatted_20_Text">fi</text:p>
      <text:p text:style-name="Preformatted_20_Text">echo "$as_me:$LINENO: result: `eval echo '${'$as_ac_Header'}'`" &gt;&amp;5</text:p>
      <text:p text:style-name="Preformatted_20_Text">echo "${ECHO_T}`eval echo '${'$as_ac_Header'}'`" &gt;&amp;6</text:p>
      <text:p text:style-name="Preformatted_20_Text"/>
      <text:p text:style-name="Preformatted_20_Text">fi</text:p>
      <text:p text:style-name="Preformatted_20_Text">if test `eval echo '${'$as_ac_Header'}'` = yes; then</text:p>
      <text:p text:style-name="Preformatted_20_Text"><text:s text:c="2"/>cat &gt;&gt;confdefs.h &lt;&lt;_ACEOF</text:p>
      <text:p text:style-name="Preformatted_20_Text">#define `echo "HAVE_$ac_header" | $as_tr_cpp` 1</text:p>
      <text:p text:style-name="Preformatted_20_Text">_ACEOF</text:p>
      <text:p text:style-name="Preformatted_20_Text"/>
      <text:p text:style-name="Preformatted_20_Text">fi</text:p>
      <text:p text:style-name="Preformatted_20_Text"/>
      <text:p text:style-name="Preformatted_20_Text">done</text:p>
      <text:p text:style-name="Preformatted_20_Text"/>
      <text:p text:style-name="Preformatted_20_Text"/>
      <text:p text:style-name="Preformatted_20_Text">echo "$as_me:$LINENO: checking for an ANSI C-conforming const" &gt;&amp;5</text:p>
      <text:p text:style-name="Preformatted_20_Text">echo $ECHO_N "checking for an ANSI C-conforming const... $ECHO_C" &gt;&amp;6</text:p>
      <text:p text:style-name="Preformatted_20_Text">if test "${ac_cv_c_const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/>
      <text:p text:style-name="Preformatted_20_Text">int</text:p>
      <text:p text:style-name="Preformatted_20_Text">main ()</text:p>
      <text:p text:style-name="Preformatted_20_Text">{</text:p>
      <text:p text:style-name="Preformatted_20_Text">/* FIXME: Include the comments suggested by Paul. */</text:p>
      <text:p text:style-name="Preformatted_20_Text">#ifndef __cplusplus</text:p>
      <text:p text:style-name="Preformatted_20_Text"><text:s text:c="2"/>/* Ultrix mips cc rejects this. <text:s/>*/</text:p>
      <text:p text:style-name="Preformatted_20_Text"><text:s text:c="2"/>typedef int charset[2];</text:p>
      <text:p text:style-name="Preformatted_20_Text"><text:s text:c="2"/>const charset x;</text:p>
      <text:p text:style-name="Preformatted_20_Text"><text:s text:c="2"/>/* SunOS 4.1.1 cc rejects this. <text:s/>*/</text:p>
      <text:p text:style-name="Preformatted_20_Text"><text:s text:c="2"/>char const *const *ccp;</text:p>
      <text:p text:style-name="Preformatted_20_Text"><text:s text:c="2"/>char **p;</text:p>
      <text:p text:style-name="Preformatted_20_Text"><text:s text:c="2"/>/* NEC SVR4.0.2 mips cc rejects this. <text:s/>*/</text:p>
      <text:p text:style-name="Preformatted_20_Text"><text:s text:c="2"/>struct point {int x, y;};</text:p>
      <text:p text:style-name="Preformatted_20_Text"><text:s text:c="2"/>static struct point const zero = {0,0};</text:p>
      <text:p text:style-name="Preformatted_20_Text"><text:s text:c="2"/>/* AIX XL C 1.02.0.0 rejects this.</text:p>
      <text:p text:style-name="Preformatted_20_Text"><text:s text:c="5"/>It does not let you subtract one const X* pointer from another in</text:p>
      <text:p text:style-name="Preformatted_20_Text"><text:soft-page-break/><text:s text:c="5"/>an arm of an if-expression whose if-part is not a constant</text:p>
      <text:p text:style-name="Preformatted_20_Text"><text:s text:c="5"/>expression */</text:p>
      <text:p text:style-name="Preformatted_20_Text"><text:s text:c="2"/>const char *g = "string";</text:p>
      <text:p text:style-name="Preformatted_20_Text"><text:s text:c="2"/>ccp = &amp;g + (g ? g-g : 0);</text:p>
      <text:p text:style-name="Preformatted_20_Text"><text:s text:c="2"/>/* HPUX 7.0 cc rejects these. */</text:p>
      <text:p text:style-name="Preformatted_20_Text"><text:s text:c="2"/>++ccp;</text:p>
      <text:p text:style-name="Preformatted_20_Text"><text:s text:c="2"/>p = (char**) ccp;</text:p>
      <text:p text:style-name="Preformatted_20_Text"><text:s text:c="2"/>ccp = (char const *const *) p;</text:p>
      <text:p text:style-name="Preformatted_20_Text"><text:s text:c="2"/>{ /* SCO 3.2v4 cc rejects this. <text:s/>*/</text:p>
      <text:p text:style-name="Preformatted_20_Text"><text:s text:c="4"/>char *t;</text:p>
      <text:p text:style-name="Preformatted_20_Text"><text:s text:c="4"/>char const *s = 0 ? (char *) 0 : (char const *) 0;</text:p>
      <text:p text:style-name="Preformatted_20_Text"/>
      <text:p text:style-name="Preformatted_20_Text"><text:s text:c="4"/>*t++ = 0;</text:p>
      <text:p text:style-name="Preformatted_20_Text"><text:s text:c="2"/>}</text:p>
      <text:p text:style-name="Preformatted_20_Text"><text:s text:c="2"/>{ /* Someone thinks the Sun supposedly-ANSI compiler will reject this. <text:s/>*/</text:p>
      <text:p text:style-name="Preformatted_20_Text"><text:s text:c="4"/>int x[] = {25, 17};</text:p>
      <text:p text:style-name="Preformatted_20_Text"><text:s text:c="4"/>const int *foo = &amp;x[0];</text:p>
      <text:p text:style-name="Preformatted_20_Text"><text:s text:c="4"/>++foo;</text:p>
      <text:p text:style-name="Preformatted_20_Text"><text:s text:c="2"/>}</text:p>
      <text:p text:style-name="Preformatted_20_Text"><text:s text:c="2"/>{ /* Sun SC1.0 ANSI compiler rejects this -- but not the above. */</text:p>
      <text:p text:style-name="Preformatted_20_Text"><text:s text:c="4"/>typedef const int *iptr;</text:p>
      <text:p text:style-name="Preformatted_20_Text"><text:s text:c="4"/>iptr p = 0;</text:p>
      <text:p text:style-name="Preformatted_20_Text"><text:s text:c="4"/>++p;</text:p>
      <text:p text:style-name="Preformatted_20_Text"><text:s text:c="2"/>}</text:p>
      <text:p text:style-name="Preformatted_20_Text"><text:s text:c="2"/>{ /* AIX XL C 1.02.0.0 rejects this saying</text:p>
      <text:p text:style-name="Preformatted_20_Text"><text:s text:c="7"/>"k.c", line 2.27: 1506-025 (S) Operand must be a modifiable lvalue. */</text:p>
      <text:p text:style-name="Preformatted_20_Text"><text:s text:c="4"/>struct s { int j; const int *ap[3]; };</text:p>
      <text:p text:style-name="Preformatted_20_Text"><text:s text:c="4"/>struct s *b; b-&gt;j = 5;</text:p>
      <text:p text:style-name="Preformatted_20_Text"><text:s text:c="2"/>}</text:p>
      <text:p text:style-name="Preformatted_20_Text"><text:s text:c="2"/>{ /* ULTRIX-32 V3.1 (Rev 9) vcc rejects this */</text:p>
      <text:p text:style-name="Preformatted_20_Text"><text:s text:c="4"/>const int foo = 10;</text:p>
      <text:p text:style-name="Preformatted_20_Text"><text:s text:c="2"/>}</text:p>
      <text:p text:style-name="Preformatted_20_Text">#endif</text:p>
      <text:p text:style-name="Preformatted_20_Text"/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oft-page-break/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ac_cv_c_const=yes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ac_cv_c_const=no</text:p>
      <text:p text:style-name="Preformatted_20_Text">fi</text:p>
      <text:p text:style-name="Preformatted_20_Text">rm -f conftest.err conftest.$ac_objext conftest.$ac_ext</text:p>
      <text:p text:style-name="Preformatted_20_Text">fi</text:p>
      <text:p text:style-name="Preformatted_20_Text">echo "$as_me:$LINENO: result: $ac_cv_c_const" &gt;&amp;5</text:p>
      <text:p text:style-name="Preformatted_20_Text">echo "${ECHO_T}$ac_cv_c_const" &gt;&amp;6</text:p>
      <text:p text:style-name="Preformatted_20_Text">if test $ac_cv_c_const = no; then</text:p>
      <text:p text:style-name="Preformatted_20_Text"/>
      <text:p text:style-name="Preformatted_20_Text">cat &gt;&gt;confdefs.h &lt;&lt;\_ACEOF</text:p>
      <text:p text:style-name="Preformatted_20_Text">#define const</text:p>
      <text:p text:style-name="Preformatted_20_Text">_ACEOF</text:p>
      <text:p text:style-name="Preformatted_20_Text"/>
      <text:p text:style-name="Preformatted_20_Text">fi</text:p>
      <text:p text:style-name="Preformatted_20_Text"/>
      <text:p text:style-name="Preformatted_20_Text">echo "$as_me:$LINENO: checking for inline" &gt;&amp;5</text:p>
      <text:p text:style-name="Preformatted_20_Text">echo $ECHO_N "checking for inline... $ECHO_C" &gt;&amp;6</text:p>
      <text:p text:style-name="Preformatted_20_Text">if test "${ac_cv_c_inline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ac_cv_c_inline=no</text:p>
      <text:p text:style-name="Preformatted_20_Text">for ac_kw in inline __inline__ __inline; do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<text:soft-page-break/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fndef __cplusplus</text:p>
      <text:p text:style-name="Preformatted_20_Text">typedef int foo_t;</text:p>
      <text:p text:style-name="Preformatted_20_Text">static $ac_kw foo_t static_foo () {return 0; }</text:p>
      <text:p text:style-name="Preformatted_20_Text">$ac_kw foo_t foo () {return 0; }</text:p>
      <text:p text:style-name="Preformatted_20_Text">#endif</text:p>
      <text:p text:style-name="Preformatted_20_Text"/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ac_cv_c_inline=$ac_kw; break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fi</text:p>
      <text:p text:style-name="Preformatted_20_Text">rm -f conftest.err conftest.$ac_objext conftest.$ac_ext</text:p>
      <text:p text:style-name="Preformatted_20_Text">done</text:p>
      <text:p text:style-name="Preformatted_20_Text"/>
      <text:p text:style-name="Preformatted_20_Text">fi</text:p>
      <text:p text:style-name="Preformatted_20_Text">echo "$as_me:$LINENO: result: $ac_cv_c_inline" &gt;&amp;5</text:p>
      <text:p text:style-name="Preformatted_20_Text">echo "${ECHO_T}$ac_cv_c_inline" &gt;&amp;6</text:p>
      <text:p text:style-name="Preformatted_20_Text"/>
      <text:p text:style-name="Preformatted_20_Text"><text:soft-page-break/></text:p>
      <text:p text:style-name="Preformatted_20_Text">case $ac_cv_c_inline in</text:p>
      <text:p text:style-name="Preformatted_20_Text"><text:s text:c="2"/>inline | yes) ;;</text:p>
      <text:p text:style-name="Preformatted_20_Text"><text:s text:c="2"/>*)</text:p>
      <text:p text:style-name="Preformatted_20_Text"><text:s text:c="4"/>case $ac_cv_c_inline in</text:p>
      <text:p text:style-name="Preformatted_20_Text"><text:s text:c="6"/>no) ac_val=;;</text:p>
      <text:p text:style-name="Preformatted_20_Text"><text:s text:c="6"/>*) ac_val=$ac_cv_c_inline;;</text:p>
      <text:p text:style-name="Preformatted_20_Text"><text:s text:c="4"/>esac</text:p>
      <text:p text:style-name="Preformatted_20_Text"><text:s text:c="4"/>cat &gt;&gt;confdefs.h &lt;&lt;_ACEOF</text:p>
      <text:p text:style-name="Preformatted_20_Text">#ifndef __cplusplus</text:p>
      <text:p text:style-name="Preformatted_20_Text">#define inline $ac_val</text:p>
      <text:p text:style-name="Preformatted_20_Text">#endif</text:p>
      <text:p text:style-name="Preformatted_20_Text">_ACEOF</text:p>
      <text:p text:style-name="Preformatted_20_Text"><text:s text:c="4"/>;;</text:p>
      <text:p text:style-name="Preformatted_20_Text">esac</text:p>
      <text:p text:style-name="Preformatted_20_Text"/>
      <text:p text:style-name="Preformatted_20_Text">echo "$as_me:$LINENO: checking whether time.h and sys/time.h may both be included" &gt;&amp;5</text:p>
      <text:p text:style-name="Preformatted_20_Text">echo $ECHO_N "checking whether time.h and sys/time.h may both be included... $ECHO_C" &gt;&amp;6</text:p>
      <text:p text:style-name="Preformatted_20_Text">if test "${ac_cv_header_time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nclude &lt;sys/types.h&gt;</text:p>
      <text:p text:style-name="Preformatted_20_Text">#include &lt;sys/time.h&gt;</text:p>
      <text:p text:style-name="Preformatted_20_Text">#include &lt;time.h&gt;</text:p>
      <text:p text:style-name="Preformatted_20_Text"/>
      <text:p text:style-name="Preformatted_20_Text">int</text:p>
      <text:p text:style-name="Preformatted_20_Text">main ()</text:p>
      <text:p text:style-name="Preformatted_20_Text">{</text:p>
      <text:p text:style-name="Preformatted_20_Text">if ((struct tm *) 0)</text:p>
      <text:p text:style-name="Preformatted_20_Text">return 0;</text:p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oft-page-break/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ac_cv_header_time=yes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ac_cv_header_time=no</text:p>
      <text:p text:style-name="Preformatted_20_Text">fi</text:p>
      <text:p text:style-name="Preformatted_20_Text">rm -f conftest.err conftest.$ac_objext conftest.$ac_ext</text:p>
      <text:p text:style-name="Preformatted_20_Text">fi</text:p>
      <text:p text:style-name="Preformatted_20_Text">echo "$as_me:$LINENO: result: $ac_cv_header_time" &gt;&amp;5</text:p>
      <text:p text:style-name="Preformatted_20_Text">echo "${ECHO_T}$ac_cv_header_time" &gt;&amp;6</text:p>
      <text:p text:style-name="Preformatted_20_Text">if test $ac_cv_header_time = yes; then</text:p>
      <text:p text:style-name="Preformatted_20_Text"/>
      <text:p text:style-name="Preformatted_20_Text">cat &gt;&gt;confdefs.h &lt;&lt;\_ACEOF</text:p>
      <text:p text:style-name="Preformatted_20_Text">#define TIME_WITH_SYS_TIME 1</text:p>
      <text:p text:style-name="Preformatted_20_Text">_ACEOF</text:p>
      <text:p text:style-name="Preformatted_20_Text"/>
      <text:p text:style-name="Preformatted_20_Text">fi</text:p>
      <text:p text:style-name="Preformatted_20_Text"/>
      <text:p text:style-name="Preformatted_20_Text">echo "$as_me:$LINENO: checking whether byte ordering is bigendian" &gt;&amp;5</text:p>
      <text:p text:style-name="Preformatted_20_Text">echo $ECHO_N "checking whether byte ordering is bigendian... $ECHO_C" &gt;&amp;6</text:p>
      <text:p text:style-name="Preformatted_20_Text">if test "${ac_cv_c_bigendian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# See if sys/param.h defines the BYTE_ORDER macro.</text:p>
      <text:p text:style-name="Preformatted_20_Text">cat &gt;conftest.$ac_ext &lt;&lt;_ACEOF</text:p>
      <text:p text:style-name="Preformatted_20_Text">/* confdefs.h. <text:s/>*/</text:p>
      <text:p text:style-name="Preformatted_20_Text"><text:soft-page-break/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nclude &lt;sys/types.h&gt;</text:p>
      <text:p text:style-name="Preformatted_20_Text">#include &lt;sys/param.h&gt;</text:p>
      <text:p text:style-name="Preformatted_20_Text"/>
      <text:p text:style-name="Preformatted_20_Text">int</text:p>
      <text:p text:style-name="Preformatted_20_Text">main ()</text:p>
      <text:p text:style-name="Preformatted_20_Text">{</text:p>
      <text:p text:style-name="Preformatted_20_Text">#if !BYTE_ORDER || !BIG_ENDIAN || !LITTLE_ENDIAN</text:p>
      <text:p text:style-name="Preformatted_20_Text"><text:s/>bogus endian macros</text:p>
      <text:p text:style-name="Preformatted_20_Text">#endif</text:p>
      <text:p text:style-name="Preformatted_20_Text"/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# It does; now see whether it defined to BIG_ENDIAN or not.</text:p>
      <text:p text:style-name="Preformatted_20_Text"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<text:soft-page-break/>cat &gt;&gt;conftest.$ac_ext &lt;&lt;_ACEOF</text:p>
      <text:p text:style-name="Preformatted_20_Text">/* end confdefs.h. <text:s/>*/</text:p>
      <text:p text:style-name="Preformatted_20_Text">#include &lt;sys/types.h&gt;</text:p>
      <text:p text:style-name="Preformatted_20_Text">#include &lt;sys/param.h&gt;</text:p>
      <text:p text:style-name="Preformatted_20_Text"/>
      <text:p text:style-name="Preformatted_20_Text">int</text:p>
      <text:p text:style-name="Preformatted_20_Text">main ()</text:p>
      <text:p text:style-name="Preformatted_20_Text">{</text:p>
      <text:p text:style-name="Preformatted_20_Text">#if BYTE_ORDER != BIG_ENDIAN</text:p>
      <text:p text:style-name="Preformatted_20_Text"><text:s/>not big endian</text:p>
      <text:p text:style-name="Preformatted_20_Text">#endif</text:p>
      <text:p text:style-name="Preformatted_20_Text"/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ac_cv_c_bigendian=yes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ac_cv_c_bigendian=no</text:p>
      <text:p text:style-name="Preformatted_20_Text">fi</text:p>
      <text:p text:style-name="Preformatted_20_Text"><text:soft-page-break/>rm -f conftest.err conftest.$ac_objext conftest.$ac_ext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# It does not; compile a test program.</text:p>
      <text:p text:style-name="Preformatted_20_Text">if test "$cross_compiling" = yes; then</text:p>
      <text:p text:style-name="Preformatted_20_Text"><text:s text:c="2"/># try to guess the endianness by grepping values into an object file</text:p>
      <text:p text:style-name="Preformatted_20_Text"><text:s text:c="2"/>ac_cv_c_bigendian=unknown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short ascii_mm[] = { 0x4249, 0x4765, 0x6E44, 0x6961, 0x6E53, 0x7953, 0 };</text:p>
      <text:p text:style-name="Preformatted_20_Text">short ascii_ii[] = { 0x694C, 0x5454, 0x656C, 0x6E45, 0x6944, 0x6E61, 0 };</text:p>
      <text:p text:style-name="Preformatted_20_Text">void _ascii () { char *s = (char *) ascii_mm; s = (char *) ascii_ii; }</text:p>
      <text:p text:style-name="Preformatted_20_Text">short ebcdic_ii[] = { 0x89D3, 0xE3E3, 0x8593, 0x95C5, 0x89C4, 0x9581, 0 };</text:p>
      <text:p text:style-name="Preformatted_20_Text">short ebcdic_mm[] = { 0xC2C9, 0xC785, 0x95C4, 0x8981, 0x95E2, 0xA8E2, 0 };</text:p>
      <text:p text:style-name="Preformatted_20_Text">void _ebcdic () { char *s = (char *) ebcdic_mm; s = (char *) ebcdic_ii; }</text:p>
      <text:p text:style-name="Preformatted_20_Text">int</text:p>
      <text:p text:style-name="Preformatted_20_Text">main ()</text:p>
      <text:p text:style-name="Preformatted_20_Text">{</text:p>
      <text:p text:style-name="Preformatted_20_Text"><text:s/>_ascii (); _ebcdic ();</text:p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soft-page-break/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if grep BIGenDianSyS conftest.$ac_objext &gt;/dev/null ; then</text:p>
      <text:p text:style-name="Preformatted_20_Text"><text:s text:c="2"/>ac_cv_c_bigendian=yes</text:p>
      <text:p text:style-name="Preformatted_20_Text">fi</text:p>
      <text:p text:style-name="Preformatted_20_Text">if grep LiTTleEnDian conftest.$ac_objext &gt;/dev/null ; then</text:p>
      <text:p text:style-name="Preformatted_20_Text"><text:s text:c="2"/>if test "$ac_cv_c_bigendian" = unknown; then</text:p>
      <text:p text:style-name="Preformatted_20_Text"><text:s text:c="4"/>ac_cv_c_bigendian=no</text:p>
      <text:p text:style-name="Preformatted_20_Text"><text:s text:c="2"/>else</text:p>
      <text:p text:style-name="Preformatted_20_Text"><text:s text:c="4"/># finding both strings is unlikely to happen, but who knows?</text:p>
      <text:p text:style-name="Preformatted_20_Text"><text:s text:c="4"/>ac_cv_c_bigendian=unknown</text:p>
      <text:p text:style-name="Preformatted_20_Text"><text:s text:c="2"/>fi</text:p>
      <text:p text:style-name="Preformatted_20_Text">fi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fi</text:p>
      <text:p text:style-name="Preformatted_20_Text">rm -f conftest.err conftest.$ac_objext conftest.$ac_ext</text:p>
      <text:p text:style-name="Preformatted_20_Text">else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int</text:p>
      <text:p text:style-name="Preformatted_20_Text">main ()</text:p>
      <text:p text:style-name="Preformatted_20_Text">{</text:p>
      <text:p text:style-name="Preformatted_20_Text"><text:s text:c="2"/>/* Are we little or big endian? <text:s/>From Harbison&amp;Steele. <text:s/>*/</text:p>
      <text:p text:style-name="Preformatted_20_Text"><text:s text:c="2"/>union</text:p>
      <text:p text:style-name="Preformatted_20_Text"><text:s text:c="2"/>{</text:p>
      <text:p text:style-name="Preformatted_20_Text"><text:s text:c="4"/>long l;</text:p>
      <text:p text:style-name="Preformatted_20_Text"><text:s text:c="4"/>char c[sizeof (long)];</text:p>
      <text:p text:style-name="Preformatted_20_Text"><text:s text:c="2"/>} u;</text:p>
      <text:p text:style-name="Preformatted_20_Text"><text:s text:c="2"/>u.l = 1;</text:p>
      <text:p text:style-name="Preformatted_20_Text"><text:s text:c="2"/>exit (u.c[sizeof (long) - 1] == 1);</text:p>
      <text:p text:style-name="Preformatted_20_Text">}</text:p>
      <text:p text:style-name="Preformatted_20_Text">_ACEOF</text:p>
      <text:p text:style-name="Preformatted_20_Text">rm -f conftest$ac_exeext</text:p>
      <text:p text:style-name="Preformatted_20_Text"><text:soft-page-break/>if { (eval echo "$as_me:$LINENO: \"$ac_link\"") &gt;&amp;5</text:p>
      <text:p text:style-name="Preformatted_20_Text"><text:s text:c="2"/>(eval $ac_link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 &amp;&amp; { ac_try='./conftest$ac_exe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ac_cv_c_bigendian=no</text:p>
      <text:p text:style-name="Preformatted_20_Text">else</text:p>
      <text:p text:style-name="Preformatted_20_Text"><text:s text:c="2"/>echo "$as_me: program exited with status $ac_status" &gt;&amp;5</text:p>
      <text:p text:style-name="Preformatted_20_Text">echo "$as_me: failed program was:" &gt;&amp;5</text:p>
      <text:p text:style-name="Preformatted_20_Text">sed 's/^/| /' conftest.$ac_ext &gt;&amp;5</text:p>
      <text:p text:style-name="Preformatted_20_Text"/>
      <text:p text:style-name="Preformatted_20_Text">( exit $ac_status )</text:p>
      <text:p text:style-name="Preformatted_20_Text">ac_cv_c_bigendian=yes</text:p>
      <text:p text:style-name="Preformatted_20_Text">fi</text:p>
      <text:p text:style-name="Preformatted_20_Text">rm -f core *.core gmon.out bb.out conftest$ac_exeext conftest.$ac_objext conftest.$ac_ext</text:p>
      <text:p text:style-name="Preformatted_20_Text">fi</text:p>
      <text:p text:style-name="Preformatted_20_Text">fi</text:p>
      <text:p text:style-name="Preformatted_20_Text">rm -f conftest.err conftest.$ac_objext conftest.$ac_ext</text:p>
      <text:p text:style-name="Preformatted_20_Text">fi</text:p>
      <text:p text:style-name="Preformatted_20_Text">echo "$as_me:$LINENO: result: $ac_cv_c_bigendian" &gt;&amp;5</text:p>
      <text:p text:style-name="Preformatted_20_Text">echo "${ECHO_T}$ac_cv_c_bigendian" &gt;&amp;6</text:p>
      <text:p text:style-name="Preformatted_20_Text">case $ac_cv_c_bigendian in</text:p>
      <text:p text:style-name="Preformatted_20_Text"><text:s text:c="2"/>yes)</text:p>
      <text:p text:style-name="Preformatted_20_Text"/>
      <text:p text:style-name="Preformatted_20_Text">cat &gt;&gt;confdefs.h &lt;&lt;\_ACEOF</text:p>
      <text:p text:style-name="Preformatted_20_Text">#define WORDS_BIGENDIAN 1</text:p>
      <text:p text:style-name="Preformatted_20_Text">_ACEOF</text:p>
      <text:p text:style-name="Preformatted_20_Text"><text:s/>;;</text:p>
      <text:p text:style-name="Preformatted_20_Text"><text:s text:c="2"/>no)</text:p>
      <text:p text:style-name="Preformatted_20_Text"><text:s text:c="5"/>;;</text:p>
      <text:p text:style-name="Preformatted_20_Text"><text:s text:c="2"/>*)</text:p>
      <text:p text:style-name="Preformatted_20_Text"><text:s text:c="4"/>{ { echo "$as_me:$LINENO: error: unknown endianness</text:p>
      <text:p text:style-name="Preformatted_20_Text">presetting ac_cv_c_bigendian=no (or yes) will help" &gt;&amp;5</text:p>
      <text:p text:style-name="Preformatted_20_Text">echo "$as_me: error: unknown endianness</text:p>
      <text:p text:style-name="Preformatted_20_Text">presetting ac_cv_c_bigendian=no (or yes) will help" &gt;&amp;2;}</text:p>
      <text:p text:style-name="Preformatted_20_Text"><text:s text:c="3"/>{ (exit 1); exit 1; }; } ;;</text:p>
      <text:p text:style-name="Preformatted_20_Text">esac</text:p>
      <text:p text:style-name="Preformatted_20_Text"/>
      <text:p text:style-name="Preformatted_20_Text"/>
      <text:p text:style-name="Preformatted_20_Text"><text:soft-page-break/>CFLAGS="$CFLAGS -D_BSD_SOURCE"</text:p>
      <text:p text:style-name="Preformatted_20_Text"/>
      <text:p text:style-name="Preformatted_20_Text">for ac_func in gettimeofday</text:p>
      <text:p text:style-name="Preformatted_20_Text">do</text:p>
      <text:p text:style-name="Preformatted_20_Text">as_ac_var=`echo "ac_cv_func_$ac_func" | $as_tr_sh`</text:p>
      <text:p text:style-name="Preformatted_20_Text">echo "$as_me:$LINENO: checking for $ac_func" &gt;&amp;5</text:p>
      <text:p text:style-name="Preformatted_20_Text">echo $ECHO_N "checking for $ac_func... $ECHO_C" &gt;&amp;6</text:p>
      <text:p text:style-name="Preformatted_20_Text">if eval "test \"\${$as_ac_var+set}\" = set"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/* Define $ac_func to an innocuous variant, in case &lt;limits.h&gt; declares $ac_func.</text:p>
      <text:p text:style-name="Preformatted_20_Text"><text:s text:c="3"/>For example, HP-UX 11i &lt;limits.h&gt; declares gettimeofday. <text:s/>*/</text:p>
      <text:p text:style-name="Preformatted_20_Text">#define $ac_func innocuous_$ac_func</text:p>
      <text:p text:style-name="Preformatted_20_Text"/>
      <text:p text:style-name="Preformatted_20_Text">/* System header to define __stub macros and hopefully few prototypes,</text:p>
      <text:p text:style-name="Preformatted_20_Text"><text:s text:c="4"/>which can conflict with char $ac_func (); below.</text:p>
      <text:p text:style-name="Preformatted_20_Text"><text:s text:c="4"/>Prefer &lt;limits.h&gt; to &lt;assert.h&gt; if __STDC__ is defined, since</text:p>
      <text:p text:style-name="Preformatted_20_Text"><text:s text:c="4"/>&lt;limits.h&gt; exists even on freestanding compilers. <text:s/>*/</text:p>
      <text:p text:style-name="Preformatted_20_Text"/>
      <text:p text:style-name="Preformatted_20_Text">#ifdef __STDC__</text:p>
      <text:p text:style-name="Preformatted_20_Text"># include &lt;limits.h&gt;</text:p>
      <text:p text:style-name="Preformatted_20_Text">#else</text:p>
      <text:p text:style-name="Preformatted_20_Text"># include &lt;assert.h&gt;</text:p>
      <text:p text:style-name="Preformatted_20_Text">#endif</text:p>
      <text:p text:style-name="Preformatted_20_Text"/>
      <text:p text:style-name="Preformatted_20_Text">#undef $ac_func</text:p>
      <text:p text:style-name="Preformatted_20_Text"/>
      <text:p text:style-name="Preformatted_20_Text">/* Override any gcc2 internal prototype to avoid an error. <text:s/>*/</text:p>
      <text:p text:style-name="Preformatted_20_Text">#ifdef __cplusplus</text:p>
      <text:p text:style-name="Preformatted_20_Text">extern "C"</text:p>
      <text:p text:style-name="Preformatted_20_Text">{</text:p>
      <text:p text:style-name="Preformatted_20_Text">#endif</text:p>
      <text:p text:style-name="Preformatted_20_Text">/* We use char because int might match the return type of a gcc2</text:p>
      <text:p text:style-name="Preformatted_20_Text"><text:s text:c="3"/>builtin and then its argument prototype would still apply. <text:s/>*/</text:p>
      <text:p text:style-name="Preformatted_20_Text">char $ac_func ();</text:p>
      <text:p text:style-name="Preformatted_20_Text">/* The GNU C library defines this for functions which it implements</text:p>
      <text:p text:style-name="Preformatted_20_Text"><text:s text:c="4"/>to always fail with ENOSYS. <text:s/>Some functions are actually named</text:p>
      <text:p text:style-name="Preformatted_20_Text"><text:s text:c="4"/>something starting with __ and the normal name is an alias. <text:s/>*/</text:p>
      <text:p text:style-name="Preformatted_20_Text"><text:soft-page-break/>#if defined (__stub_$ac_func) || defined (__stub___$ac_func)</text:p>
      <text:p text:style-name="Preformatted_20_Text">choke me</text:p>
      <text:p text:style-name="Preformatted_20_Text">#else</text:p>
      <text:p text:style-name="Preformatted_20_Text">char (*f) () = $ac_func;</text:p>
      <text:p text:style-name="Preformatted_20_Text">#endif</text:p>
      <text:p text:style-name="Preformatted_20_Text">#ifdef __cplusplus</text:p>
      <text:p text:style-name="Preformatted_20_Text">}</text:p>
      <text:p text:style-name="Preformatted_20_Text">#endif</text:p>
      <text:p text:style-name="Preformatted_20_Text"/>
      <text:p text:style-name="Preformatted_20_Text">int</text:p>
      <text:p text:style-name="Preformatted_20_Text">main ()</text:p>
      <text:p text:style-name="Preformatted_20_Text">{</text:p>
      <text:p text:style-name="Preformatted_20_Text">return f != $ac_func;</text:p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 conftest$ac_exeext</text:p>
      <text:p text:style-name="Preformatted_20_Text">if { (eval echo "$as_me:$LINENO: \"$ac_link\"") &gt;&amp;5</text:p>
      <text:p text:style-name="Preformatted_20_Text"><text:s text:c="2"/>(eval $ac_link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$ac_exe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eval "$as_ac_var=yes"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eval "$as_ac_var=no"</text:p>
      <text:p text:style-name="Preformatted_20_Text"><text:soft-page-break/>fi</text:p>
      <text:p text:style-name="Preformatted_20_Text">rm -f conftest.err conftest.$ac_objext \</text:p>
      <text:p text:style-name="Preformatted_20_Text"><text:s text:c="6"/>conftest$ac_exeext conftest.$ac_ext</text:p>
      <text:p text:style-name="Preformatted_20_Text">fi</text:p>
      <text:p text:style-name="Preformatted_20_Text">echo "$as_me:$LINENO: result: `eval echo '${'$as_ac_var'}'`" &gt;&amp;5</text:p>
      <text:p text:style-name="Preformatted_20_Text">echo "${ECHO_T}`eval echo '${'$as_ac_var'}'`" &gt;&amp;6</text:p>
      <text:p text:style-name="Preformatted_20_Text">if test `eval echo '${'$as_ac_var'}'` = yes; then</text:p>
      <text:p text:style-name="Preformatted_20_Text"><text:s text:c="2"/>cat &gt;&gt;confdefs.h &lt;&lt;_ACEOF</text:p>
      <text:p text:style-name="Preformatted_20_Text">#define `echo "HAVE_$ac_func" | $as_tr_cpp` 1</text:p>
      <text:p text:style-name="Preformatted_20_Text">_ACEOF</text:p>
      <text:p text:style-name="Preformatted_20_Text"/>
      <text:p text:style-name="Preformatted_20_Text">fi</text:p>
      <text:p text:style-name="Preformatted_20_Text">done</text:p>
      <text:p text:style-name="Preformatted_20_Text"/>
      <text:p text:style-name="Preformatted_20_Text"/>
      <text:p text:style-name="Preformatted_20_Text">echo "$as_me:$LINENO: checking for socket in -lsocket" &gt;&amp;5</text:p>
      <text:p text:style-name="Preformatted_20_Text">echo $ECHO_N "checking for socket in -lsocket... $ECHO_C" &gt;&amp;6</text:p>
      <text:p text:style-name="Preformatted_20_Text">if test "${ac_cv_lib_socket_socket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ac_check_lib_save_LIBS=$LIBS</text:p>
      <text:p text:style-name="Preformatted_20_Text">LIBS="-lsocket <text:s/>$LIBS"</text:p>
      <text:p text:style-name="Preformatted_20_Text"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/>
      <text:p text:style-name="Preformatted_20_Text">/* Override any gcc2 internal prototype to avoid an error. <text:s/>*/</text:p>
      <text:p text:style-name="Preformatted_20_Text">#ifdef __cplusplus</text:p>
      <text:p text:style-name="Preformatted_20_Text">extern "C"</text:p>
      <text:p text:style-name="Preformatted_20_Text">#endif</text:p>
      <text:p text:style-name="Preformatted_20_Text">/* We use char because int might match the return type of a gcc2</text:p>
      <text:p text:style-name="Preformatted_20_Text"><text:s text:c="3"/>builtin and then its argument prototype would still apply. <text:s/>*/</text:p>
      <text:p text:style-name="Preformatted_20_Text">char socket ();</text:p>
      <text:p text:style-name="Preformatted_20_Text">int</text:p>
      <text:p text:style-name="Preformatted_20_Text">main ()</text:p>
      <text:p text:style-name="Preformatted_20_Text">{</text:p>
      <text:p text:style-name="Preformatted_20_Text">socket ();</text:p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<text:soft-page-break/>rm -f conftest.$ac_objext conftest$ac_exeext</text:p>
      <text:p text:style-name="Preformatted_20_Text">if { (eval echo "$as_me:$LINENO: \"$ac_link\"") &gt;&amp;5</text:p>
      <text:p text:style-name="Preformatted_20_Text"><text:s text:c="2"/>(eval $ac_link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$ac_exe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ac_cv_lib_socket_socket=yes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ac_cv_lib_socket_socket=no</text:p>
      <text:p text:style-name="Preformatted_20_Text">fi</text:p>
      <text:p text:style-name="Preformatted_20_Text">rm -f conftest.err conftest.$ac_objext \</text:p>
      <text:p text:style-name="Preformatted_20_Text"><text:s text:c="6"/>conftest$ac_exeext conftest.$ac_ext</text:p>
      <text:p text:style-name="Preformatted_20_Text">LIBS=$ac_check_lib_save_LIBS</text:p>
      <text:p text:style-name="Preformatted_20_Text">fi</text:p>
      <text:p text:style-name="Preformatted_20_Text">echo "$as_me:$LINENO: result: $ac_cv_lib_socket_socket" &gt;&amp;5</text:p>
      <text:p text:style-name="Preformatted_20_Text">echo "${ECHO_T}$ac_cv_lib_socket_socket" &gt;&amp;6</text:p>
      <text:p text:style-name="Preformatted_20_Text">if test $ac_cv_lib_socket_socket = yes; then</text:p>
      <text:p text:style-name="Preformatted_20_Text"><text:s text:c="2"/>cat &gt;&gt;confdefs.h &lt;&lt;_ACEOF</text:p>
      <text:p text:style-name="Preformatted_20_Text">#define HAVE_LIBSOCKET 1</text:p>
      <text:p text:style-name="Preformatted_20_Text">_ACEOF</text:p>
      <text:p text:style-name="Preformatted_20_Text"/>
      <text:p text:style-name="Preformatted_20_Text"><text:s text:c="2"/>LIBS="-lsocket $LIBS"</text:p>
      <text:p text:style-name="Preformatted_20_Text"/>
      <text:p text:style-name="Preformatted_20_Text">fi</text:p>
      <text:p text:style-name="Preformatted_20_Text"/>
      <text:p text:style-name="Preformatted_20_Text"/>
      <text:p text:style-name="Preformatted_20_Text"><text:soft-page-break/>echo "$as_me:$LINENO: checking for gethostbyname in -lnsl" &gt;&amp;5</text:p>
      <text:p text:style-name="Preformatted_20_Text">echo $ECHO_N "checking for gethostbyname in -lnsl... $ECHO_C" &gt;&amp;6</text:p>
      <text:p text:style-name="Preformatted_20_Text">if test "${ac_cv_lib_nsl_gethostbyname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ac_check_lib_save_LIBS=$LIBS</text:p>
      <text:p text:style-name="Preformatted_20_Text">LIBS="-lnsl <text:s/>$LIBS"</text:p>
      <text:p text:style-name="Preformatted_20_Text"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/>
      <text:p text:style-name="Preformatted_20_Text">/* Override any gcc2 internal prototype to avoid an error. <text:s/>*/</text:p>
      <text:p text:style-name="Preformatted_20_Text">#ifdef __cplusplus</text:p>
      <text:p text:style-name="Preformatted_20_Text">extern "C"</text:p>
      <text:p text:style-name="Preformatted_20_Text">#endif</text:p>
      <text:p text:style-name="Preformatted_20_Text">/* We use char because int might match the return type of a gcc2</text:p>
      <text:p text:style-name="Preformatted_20_Text"><text:s text:c="3"/>builtin and then its argument prototype would still apply. <text:s/>*/</text:p>
      <text:p text:style-name="Preformatted_20_Text">char gethostbyname ();</text:p>
      <text:p text:style-name="Preformatted_20_Text">int</text:p>
      <text:p text:style-name="Preformatted_20_Text">main ()</text:p>
      <text:p text:style-name="Preformatted_20_Text">{</text:p>
      <text:p text:style-name="Preformatted_20_Text">gethostbyname ();</text:p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 conftest$ac_exeext</text:p>
      <text:p text:style-name="Preformatted_20_Text">if { (eval echo "$as_me:$LINENO: \"$ac_link\"") &gt;&amp;5</text:p>
      <text:p text:style-name="Preformatted_20_Text"><text:s text:c="2"/>(eval $ac_link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soft-page-break/><text:tab/> { ac_try='test -s conftest$ac_exe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ac_cv_lib_nsl_gethostbyname=yes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ac_cv_lib_nsl_gethostbyname=no</text:p>
      <text:p text:style-name="Preformatted_20_Text">fi</text:p>
      <text:p text:style-name="Preformatted_20_Text">rm -f conftest.err conftest.$ac_objext \</text:p>
      <text:p text:style-name="Preformatted_20_Text"><text:s text:c="6"/>conftest$ac_exeext conftest.$ac_ext</text:p>
      <text:p text:style-name="Preformatted_20_Text">LIBS=$ac_check_lib_save_LIBS</text:p>
      <text:p text:style-name="Preformatted_20_Text">fi</text:p>
      <text:p text:style-name="Preformatted_20_Text">echo "$as_me:$LINENO: result: $ac_cv_lib_nsl_gethostbyname" &gt;&amp;5</text:p>
      <text:p text:style-name="Preformatted_20_Text">echo "${ECHO_T}$ac_cv_lib_nsl_gethostbyname" &gt;&amp;6</text:p>
      <text:p text:style-name="Preformatted_20_Text">if test $ac_cv_lib_nsl_gethostbyname = yes; then</text:p>
      <text:p text:style-name="Preformatted_20_Text"><text:s text:c="2"/>cat &gt;&gt;confdefs.h &lt;&lt;_ACEOF</text:p>
      <text:p text:style-name="Preformatted_20_Text">#define HAVE_LIBNSL 1</text:p>
      <text:p text:style-name="Preformatted_20_Text">_ACEOF</text:p>
      <text:p text:style-name="Preformatted_20_Text"/>
      <text:p text:style-name="Preformatted_20_Text"><text:s text:c="2"/>LIBS="-lnsl $LIBS"</text:p>
      <text:p text:style-name="Preformatted_20_Text"/>
      <text:p text:style-name="Preformatted_20_Text">fi</text:p>
      <text:p text:style-name="Preformatted_20_Text"/>
      <text:p text:style-name="Preformatted_20_Text"/>
      <text:p text:style-name="Preformatted_20_Text">case "$target_cpu" in</text:p>
      <text:p text:style-name="Preformatted_20_Text"><text:tab/>alpha*|arm*|hp*|mips*|sparc*)</text:p>
      <text:p text:style-name="Preformatted_20_Text"><text:tab/><text:tab/>ac_cv_lbl_unaligned_fail=yes</text:p>
      <text:p text:style-name="Preformatted_20_Text"><text:tab/><text:tab/>;;</text:p>
      <text:p text:style-name="Preformatted_20_Text"><text:tab/>*)</text:p>
      <text:p text:style-name="Preformatted_20_Text"><text:tab/><text:tab/>ac_cv_lbl_unaligned_fail=no</text:p>
      <text:p text:style-name="Preformatted_20_Text"><text:tab/><text:tab/>;;</text:p>
      <text:p text:style-name="Preformatted_20_Text">esac</text:p>
      <text:p text:style-name="Preformatted_20_Text">if test $ac_cv_lbl_unaligned_fail = yes ; then</text:p>
      <text:p text:style-name="Preformatted_20_Text"/>
      <text:p text:style-name="Preformatted_20_Text">cat &gt;&gt;confdefs.h &lt;&lt;\_ACEOF</text:p>
      <text:p text:style-name="Preformatted_20_Text">#define LBL_ALIGN 1</text:p>
      <text:p text:style-name="Preformatted_20_Text">_ACEOF</text:p>
      <text:p text:style-name="Preformatted_20_Text"/>
      <text:p text:style-name="Preformatted_20_Text">fi</text:p>
      <text:p text:style-name="Preformatted_20_Text"><text:soft-page-break/></text:p>
      <text:p text:style-name="Preformatted_20_Text">echo "$as_me:$LINENO: checking for libpcap" &gt;&amp;5</text:p>
      <text:p text:style-name="Preformatted_20_Text">echo $ECHO_N "checking for libpcap... $ECHO_C" &gt;&amp;6</text:p>
      <text:p text:style-name="Preformatted_20_Text"/>
      <text:p text:style-name="Preformatted_20_Text"># Check whether --with-libpcap or --without-libpcap was given.</text:p>
      <text:p text:style-name="Preformatted_20_Text">if test "${with_libpcap+set}" = set; then</text:p>
      <text:p text:style-name="Preformatted_20_Text"><text:s text:c="2"/>withval="$with_libpcap"</text:p>
      <text:p text:style-name="Preformatted_20_Text"><text:s text:c="3"/>case "$withval" in</text:p>
      <text:p text:style-name="Preformatted_20_Text"><text:s text:c="2"/>yes|no)</text:p>
      <text:p text:style-name="Preformatted_20_Text"><text:s text:c="5"/>echo "$as_me:$LINENO: result: no" &gt;&amp;5</text:p>
      <text:p text:style-name="Preformatted_20_Text">echo "${ECHO_T}no" &gt;&amp;6</text:p>
      <text:p text:style-name="Preformatted_20_Text"><text:s text:c="5"/>;;</text:p>
      <text:p text:style-name="Preformatted_20_Text"><text:s text:c="2"/>*)</text:p>
      <text:p text:style-name="Preformatted_20_Text"><text:s text:c="5"/>echo "$as_me:$LINENO: result: $withval" &gt;&amp;5</text:p>
      <text:p text:style-name="Preformatted_20_Text">echo "${ECHO_T}$withval" &gt;&amp;6</text:p>
      <text:p text:style-name="Preformatted_20_Text"><text:s text:c="5"/>if test -f $withval/pcap.h -a -f $withval/libpcap.a; then</text:p>
      <text:p text:style-name="Preformatted_20_Text"><text:s text:c="8"/>owd=`pwd`</text:p>
      <text:p text:style-name="Preformatted_20_Text"><text:s text:c="8"/>if cd $withval; then withval=`pwd`; cd $owd; fi</text:p>
      <text:p text:style-name="Preformatted_20_Text"><text:tab/>PCAP_CFLAGS="-I$withval -I$withval/bpf"</text:p>
      <text:p text:style-name="Preformatted_20_Text"><text:tab/>PCAPLIB="-L$withval -lpcap"</text:p>
      <text:p text:style-name="Preformatted_20_Text"><text:s text:c="5"/>else</text:p>
      <text:p text:style-name="Preformatted_20_Text"><text:s text:c="8"/>{ { echo "$as_me:$LINENO: error: pcap.h or libpcap.a not found in $withval" &gt;&amp;5</text:p>
      <text:p text:style-name="Preformatted_20_Text">echo "$as_me: error: pcap.h or libpcap.a not found in $withval" &gt;&amp;2;}</text:p>
      <text:p text:style-name="Preformatted_20_Text"><text:s text:c="3"/>{ (exit 1); exit 1; }; }</text:p>
      <text:p text:style-name="Preformatted_20_Text"><text:s text:c="5"/>fi</text:p>
      <text:p text:style-name="Preformatted_20_Text"><text:s text:c="5"/>;;</text:p>
      <text:p text:style-name="Preformatted_20_Text"><text:s text:c="2"/>esac</text:p>
      <text:p text:style-name="Preformatted_20_Text">else</text:p>
      <text:p text:style-name="Preformatted_20_Text"><text:s text:c="3"/>if test -f ${prefix}/include/pcap.h; then</text:p>
      <text:p text:style-name="Preformatted_20_Text"><text:s text:c="5"/>PCAP_CFLAGS="-I${prefix}/include"</text:p>
      <text:p text:style-name="Preformatted_20_Text"><text:s text:c="5"/>PCAPLIB="-L${exec_prefix}/lib -lpcap"</text:p>
      <text:p text:style-name="Preformatted_20_Text"><text:s text:c="2"/>elif test -f /usr/include/pcap/pcap.h; then</text:p>
      <text:p text:style-name="Preformatted_20_Text"><text:s text:c="5"/>PCAP_CFLAGS="-I/usr/include/pcap"</text:p>
      <text:p text:style-name="Preformatted_20_Text"><text:s text:c="5"/>PCAPLIB="-lpcap"</text:p>
      <text:p text:style-name="Preformatted_20_Text"><text:s text:c="2"/>else</text:p>
      <text:p text:style-name="Preformatted_20_Text"><text:tab/>TMP=$LIBS</text:p>
      <text:p text:style-name="Preformatted_20_Text"><text:tab/>LIBS="-lpcap $LIBS"</text:p>
      <text:p text:style-name="Preformatted_20_Text"><text:tab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nclude &lt;pcap.h&gt;</text:p>
      <text:p text:style-name="Preformatted_20_Text"><text:soft-page-break/>int</text:p>
      <text:p text:style-name="Preformatted_20_Text">main ()</text:p>
      <text:p text:style-name="Preformatted_20_Text">{</text:p>
      <text:p text:style-name="Preformatted_20_Text">pcap_open_offline("","")</text:p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 conftest$ac_exeext</text:p>
      <text:p text:style-name="Preformatted_20_Text">if { (eval echo "$as_me:$LINENO: \"$ac_link\"") &gt;&amp;5</text:p>
      <text:p text:style-name="Preformatted_20_Text"><text:s text:c="2"/>(eval $ac_link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$ac_exe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LIBPCAP_FOUND=1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LIBPCAP_FOUND=0</text:p>
      <text:p text:style-name="Preformatted_20_Text">fi</text:p>
      <text:p text:style-name="Preformatted_20_Text">rm -f conftest.err conftest.$ac_objext \</text:p>
      <text:p text:style-name="Preformatted_20_Text"><text:s text:c="6"/>conftest$ac_exeext conftest.$ac_ext</text:p>
      <text:p text:style-name="Preformatted_20_Text"><text:tab/>LIBS=$TMP</text:p>
      <text:p text:style-name="Preformatted_20_Text"><text:tab/>if test $LIBPCAP_FOUND = 1 ; then</text:p>
      <text:p text:style-name="Preformatted_20_Text"><text:tab/><text:tab/>PCAPLIB="-lpcap"</text:p>
      <text:p text:style-name="Preformatted_20_Text"><text:tab/>else</text:p>
      <text:p text:style-name="Preformatted_20_Text"><text:tab/><text:tab/>{ { echo "$as_me:$LINENO: error: libpcap not found" &gt;&amp;5</text:p>
      <text:p text:style-name="Preformatted_20_Text">echo "$as_me: error: libpcap not found" &gt;&amp;2;}</text:p>
      <text:p text:style-name="Preformatted_20_Text"><text:soft-page-break/><text:s text:c="3"/>{ (exit 1); exit 1; }; }</text:p>
      <text:p text:style-name="Preformatted_20_Text"><text:tab/>fi</text:p>
      <text:p text:style-name="Preformatted_20_Text"><text:s text:c="2"/>fi</text:p>
      <text:p text:style-name="Preformatted_20_Text"><text:s text:c="2"/>echo "$as_me:$LINENO: result: yes" &gt;&amp;5</text:p>
      <text:p text:style-name="Preformatted_20_Text">echo "${ECHO_T}yes" &gt;&amp;6</text:p>
      <text:p text:style-name="Preformatted_20_Text"/>
      <text:p text:style-name="Preformatted_20_Text">fi;</text:p>
      <text:p text:style-name="Preformatted_20_Text"/>
      <text:p text:style-name="Preformatted_20_Text"/>
      <text:p text:style-name="Preformatted_20_Text"/>
      <text:p text:style-name="Preformatted_20_Text"># Check whether --enable-libglib or --disable-libglib was given.</text:p>
      <text:p text:style-name="Preformatted_20_Text">if test "${enable_libglib+set}" = set; then</text:p>
      <text:p text:style-name="Preformatted_20_Text"><text:s text:c="2"/>enableval="$enable_libglib"</text:p>
      <text:p text:style-name="Preformatted_20_Text"/>
      <text:p text:style-name="Preformatted_20_Text"><text:s text:c="4"/>echo "$as_me:$LINENO: result: skipping glib2 support" &gt;&amp;5</text:p>
      <text:p text:style-name="Preformatted_20_Text">echo "${ECHO_T}skipping glib2 support" &gt;&amp;6</text:p>
      <text:p text:style-name="Preformatted_20_Text"/>
      <text:p text:style-name="Preformatted_20_Text">else</text:p>
      <text:p text:style-name="Preformatted_20_Text"/>
      <text:p text:style-name="Preformatted_20_Text"/>
      <text:p text:style-name="Preformatted_20_Text"/>
      <text:p text:style-name="Preformatted_20_Text">if test "x$ac_cv_env_PKG_CONFIG_set" != "xset"; then</text:p>
      <text:p text:style-name="Preformatted_20_Text"><text:tab/>if test -n "$ac_tool_prefix"; then</text:p>
      <text:p text:style-name="Preformatted_20_Text"><text:s text:c="2"/># Extract the first word of "${ac_tool_prefix}pkg-config", so it can be a program name with args.</text:p>
      <text:p text:style-name="Preformatted_20_Text">set dummy ${ac_tool_prefix}pkg-config; ac_word=$2</text:p>
      <text:p text:style-name="Preformatted_20_Text">echo "$as_me:$LINENO: checking for $ac_word" &gt;&amp;5</text:p>
      <text:p text:style-name="Preformatted_20_Text">echo $ECHO_N "checking for $ac_word... $ECHO_C" &gt;&amp;6</text:p>
      <text:p text:style-name="Preformatted_20_Text">if test "${ac_cv_path_PKG_CONFIG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case $PKG_CONFIG in</text:p>
      <text:p text:style-name="Preformatted_20_Text"><text:s text:c="2"/>[\\/]* | ?:[\\/]*)</text:p>
      <text:p text:style-name="Preformatted_20_Text"><text:s text:c="2"/>ac_cv_path_PKG_CONFIG="$PKG_CONFIG" # Let the user override the test with a path.</text:p>
      <text:p text:style-name="Preformatted_20_Text"><text:s text:c="2"/>;;</text:p>
      <text:p text:style-name="Preformatted_20_Text"><text:s text:c="2"/>*)</text:p>
      <text:p text:style-name="Preformatted_20_Text"><text:s text:c="2"/>as_save_IFS=$IFS; IFS=$PATH_SEPARATOR</text:p>
      <text:p text:style-name="Preformatted_20_Text">for as_dir in 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for ac_exec_ext in '' $ac_executable_extensions; do</text:p>
      <text:p text:style-name="Preformatted_20_Text"><text:s text:c="2"/>if $as_executable_p "$as_dir/$ac_word$ac_exec_ext"; then</text:p>
      <text:p text:style-name="Preformatted_20_Text"><text:s text:c="4"/>ac_cv_path_PKG_CONFIG="$as_dir/$ac_word$ac_exec_ext"</text:p>
      <text:p text:style-name="Preformatted_20_Text"><text:s text:c="4"/>echo "$as_me:$LINENO: found $as_dir/$ac_word$ac_exec_ext" &gt;&amp;5</text:p>
      <text:p text:style-name="Preformatted_20_Text"><text:soft-page-break/><text:s text:c="4"/>break 2</text:p>
      <text:p text:style-name="Preformatted_20_Text"><text:s text:c="2"/>fi</text:p>
      <text:p text:style-name="Preformatted_20_Text">done</text:p>
      <text:p text:style-name="Preformatted_20_Text">done</text:p>
      <text:p text:style-name="Preformatted_20_Text"/>
      <text:p text:style-name="Preformatted_20_Text"><text:s text:c="2"/>;;</text:p>
      <text:p text:style-name="Preformatted_20_Text">esac</text:p>
      <text:p text:style-name="Preformatted_20_Text">fi</text:p>
      <text:p text:style-name="Preformatted_20_Text">PKG_CONFIG=$ac_cv_path_PKG_CONFIG</text:p>
      <text:p text:style-name="Preformatted_20_Text"/>
      <text:p text:style-name="Preformatted_20_Text">if test -n "$PKG_CONFIG"; then</text:p>
      <text:p text:style-name="Preformatted_20_Text"><text:s text:c="2"/>echo "$as_me:$LINENO: result: $PKG_CONFIG" &gt;&amp;5</text:p>
      <text:p text:style-name="Preformatted_20_Text">echo "${ECHO_T}$PKG_CONFIG" &gt;&amp;6</text:p>
      <text:p text:style-name="Preformatted_20_Text">else</text:p>
      <text:p text:style-name="Preformatted_20_Text"><text:s text:c="2"/>echo "$as_me:$LINENO: result: no" &gt;&amp;5</text:p>
      <text:p text:style-name="Preformatted_20_Text">echo "${ECHO_T}no" &gt;&amp;6</text:p>
      <text:p text:style-name="Preformatted_20_Text">fi</text:p>
      <text:p text:style-name="Preformatted_20_Text"/>
      <text:p text:style-name="Preformatted_20_Text">fi</text:p>
      <text:p text:style-name="Preformatted_20_Text">if test -z "$ac_cv_path_PKG_CONFIG"; then</text:p>
      <text:p text:style-name="Preformatted_20_Text"><text:s text:c="2"/>ac_pt_PKG_CONFIG=$PKG_CONFIG</text:p>
      <text:p text:style-name="Preformatted_20_Text"><text:s text:c="2"/># Extract the first word of "pkg-config", so it can be a program name with args.</text:p>
      <text:p text:style-name="Preformatted_20_Text">set dummy pkg-config; ac_word=$2</text:p>
      <text:p text:style-name="Preformatted_20_Text">echo "$as_me:$LINENO: checking for $ac_word" &gt;&amp;5</text:p>
      <text:p text:style-name="Preformatted_20_Text">echo $ECHO_N "checking for $ac_word... $ECHO_C" &gt;&amp;6</text:p>
      <text:p text:style-name="Preformatted_20_Text">if test "${ac_cv_path_ac_pt_PKG_CONFIG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case $ac_pt_PKG_CONFIG in</text:p>
      <text:p text:style-name="Preformatted_20_Text"><text:s text:c="2"/>[\\/]* | ?:[\\/]*)</text:p>
      <text:p text:style-name="Preformatted_20_Text"><text:s text:c="2"/>ac_cv_path_ac_pt_PKG_CONFIG="$ac_pt_PKG_CONFIG" # Let the user override the test with a path.</text:p>
      <text:p text:style-name="Preformatted_20_Text"><text:s text:c="2"/>;;</text:p>
      <text:p text:style-name="Preformatted_20_Text"><text:s text:c="2"/>*)</text:p>
      <text:p text:style-name="Preformatted_20_Text"><text:s text:c="2"/>as_save_IFS=$IFS; IFS=$PATH_SEPARATOR</text:p>
      <text:p text:style-name="Preformatted_20_Text">for as_dir in 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for ac_exec_ext in '' $ac_executable_extensions; do</text:p>
      <text:p text:style-name="Preformatted_20_Text"><text:s text:c="2"/>if $as_executable_p "$as_dir/$ac_word$ac_exec_ext"; then</text:p>
      <text:p text:style-name="Preformatted_20_Text"><text:s text:c="4"/>ac_cv_path_ac_pt_PKG_CONFIG="$as_dir/$ac_word$ac_exec_ext"</text:p>
      <text:p text:style-name="Preformatted_20_Text"><text:s text:c="4"/>echo "$as_me:$LINENO: found $as_dir/$ac_word$ac_exec_ext" &gt;&amp;5</text:p>
      <text:p text:style-name="Preformatted_20_Text"><text:s text:c="4"/>break 2</text:p>
      <text:p text:style-name="Preformatted_20_Text"><text:s text:c="2"/>fi</text:p>
      <text:p text:style-name="Preformatted_20_Text"><text:soft-page-break/>done</text:p>
      <text:p text:style-name="Preformatted_20_Text">done</text:p>
      <text:p text:style-name="Preformatted_20_Text"/>
      <text:p text:style-name="Preformatted_20_Text"><text:s text:c="2"/>;;</text:p>
      <text:p text:style-name="Preformatted_20_Text">esac</text:p>
      <text:p text:style-name="Preformatted_20_Text">fi</text:p>
      <text:p text:style-name="Preformatted_20_Text">ac_pt_PKG_CONFIG=$ac_cv_path_ac_pt_PKG_CONFIG</text:p>
      <text:p text:style-name="Preformatted_20_Text"/>
      <text:p text:style-name="Preformatted_20_Text">if test -n "$ac_pt_PKG_CONFIG"; then</text:p>
      <text:p text:style-name="Preformatted_20_Text"><text:s text:c="2"/>echo "$as_me:$LINENO: result: $ac_pt_PKG_CONFIG" &gt;&amp;5</text:p>
      <text:p text:style-name="Preformatted_20_Text">echo "${ECHO_T}$ac_pt_PKG_CONFIG" &gt;&amp;6</text:p>
      <text:p text:style-name="Preformatted_20_Text">else</text:p>
      <text:p text:style-name="Preformatted_20_Text"><text:s text:c="2"/>echo "$as_me:$LINENO: result: no" &gt;&amp;5</text:p>
      <text:p text:style-name="Preformatted_20_Text">echo "${ECHO_T}no" &gt;&amp;6</text:p>
      <text:p text:style-name="Preformatted_20_Text">fi</text:p>
      <text:p text:style-name="Preformatted_20_Text"/>
      <text:p text:style-name="Preformatted_20_Text"><text:s text:c="2"/>PKG_CONFIG=$ac_pt_PKG_CONFIG</text:p>
      <text:p text:style-name="Preformatted_20_Text">else</text:p>
      <text:p text:style-name="Preformatted_20_Text"><text:s text:c="2"/>PKG_CONFIG="$ac_cv_path_PKG_CONFIG"</text:p>
      <text:p text:style-name="Preformatted_20_Text">fi</text:p>
      <text:p text:style-name="Preformatted_20_Text"/>
      <text:p text:style-name="Preformatted_20_Text">fi</text:p>
      <text:p text:style-name="Preformatted_20_Text">if test -n "$PKG_CONFIG"; then</text:p>
      <text:p text:style-name="Preformatted_20_Text"><text:tab/>_pkg_min_version=0.9.0</text:p>
      <text:p text:style-name="Preformatted_20_Text"><text:tab/>echo "$as_me:$LINENO: checking pkg-config is at least version $_pkg_min_version" &gt;&amp;5</text:p>
      <text:p text:style-name="Preformatted_20_Text">echo $ECHO_N "checking pkg-config is at least version $_pkg_min_version... $ECHO_C" &gt;&amp;6</text:p>
      <text:p text:style-name="Preformatted_20_Text"><text:tab/>if $PKG_CONFIG --atleast-pkgconfig-version $_pkg_min_version; then</text:p>
      <text:p text:style-name="Preformatted_20_Text"><text:tab/><text:tab/>echo "$as_me:$LINENO: result: yes" &gt;&amp;5</text:p>
      <text:p text:style-name="Preformatted_20_Text">echo "${ECHO_T}yes" &gt;&amp;6</text:p>
      <text:p text:style-name="Preformatted_20_Text"><text:tab/>else</text:p>
      <text:p text:style-name="Preformatted_20_Text"><text:tab/><text:tab/>echo "$as_me:$LINENO: result: no" &gt;&amp;5</text:p>
      <text:p text:style-name="Preformatted_20_Text">echo "${ECHO_T}no" &gt;&amp;6</text:p>
      <text:p text:style-name="Preformatted_20_Text"><text:tab/><text:tab/>PKG_CONFIG=""</text:p>
      <text:p text:style-name="Preformatted_20_Text"><text:tab/>fi</text:p>
      <text:p text:style-name="Preformatted_20_Text"/>
      <text:p text:style-name="Preformatted_20_Text">fi</text:p>
      <text:p text:style-name="Preformatted_20_Text"/>
      <text:p text:style-name="Preformatted_20_Text">pkg_failed=no</text:p>
      <text:p text:style-name="Preformatted_20_Text">echo "$as_me:$LINENO: checking for GLIB" &gt;&amp;5</text:p>
      <text:p text:style-name="Preformatted_20_Text">echo $ECHO_N "checking for GLIB... $ECHO_C" &gt;&amp;6</text:p>
      <text:p text:style-name="Preformatted_20_Text"/>
      <text:p text:style-name="Preformatted_20_Text">if test -n "$PKG_CONFIG"; then</text:p>
      <text:p text:style-name="Preformatted_20_Text"><text:s text:c="8"/>if test -n "$PKG_CONFIG" &amp;&amp; \</text:p>
      <text:p text:style-name="Preformatted_20_Text"><text:s text:c="4"/>{ (echo "$as_me:$LINENO: \$PKG_CONFIG --exists --print-errors \"glib-2.0 &gt;= 2.2.0\"") &gt;&amp;5</text:p>
      <text:p text:style-name="Preformatted_20_Text"><text:soft-page-break/><text:s text:c="2"/>($PKG_CONFIG --exists --print-errors "glib-2.0 &gt;= 2.2.0"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then</text:p>
      <text:p text:style-name="Preformatted_20_Text"><text:s text:c="2"/>pkg_cv_GLIB_CFLAGS=`$PKG_CONFIG --cflags "glib-2.0 &gt;= 2.2.0" 2&gt;/dev/null`</text:p>
      <text:p text:style-name="Preformatted_20_Text">else</text:p>
      <text:p text:style-name="Preformatted_20_Text"><text:s text:c="2"/>pkg_failed=yes</text:p>
      <text:p text:style-name="Preformatted_20_Text">fi</text:p>
      <text:p text:style-name="Preformatted_20_Text">else</text:p>
      <text:p text:style-name="Preformatted_20_Text"><text:tab/>pkg_failed=untried</text:p>
      <text:p text:style-name="Preformatted_20_Text">fi</text:p>
      <text:p text:style-name="Preformatted_20_Text">if test -n "$PKG_CONFIG"; then</text:p>
      <text:p text:style-name="Preformatted_20_Text"><text:s text:c="8"/>if test -n "$PKG_CONFIG" &amp;&amp; \</text:p>
      <text:p text:style-name="Preformatted_20_Text"><text:s text:c="4"/>{ (echo "$as_me:$LINENO: \$PKG_CONFIG --exists --print-errors \"glib-2.0 &gt;= 2.2.0\"") &gt;&amp;5</text:p>
      <text:p text:style-name="Preformatted_20_Text"><text:s text:c="2"/>($PKG_CONFIG --exists --print-errors "glib-2.0 &gt;= 2.2.0"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then</text:p>
      <text:p text:style-name="Preformatted_20_Text"><text:s text:c="2"/>pkg_cv_GLIB_LIBS=`$PKG_CONFIG --libs "glib-2.0 &gt;= 2.2.0" 2&gt;/dev/null`</text:p>
      <text:p text:style-name="Preformatted_20_Text">else</text:p>
      <text:p text:style-name="Preformatted_20_Text"><text:s text:c="2"/>pkg_failed=yes</text:p>
      <text:p text:style-name="Preformatted_20_Text">fi</text:p>
      <text:p text:style-name="Preformatted_20_Text">else</text:p>
      <text:p text:style-name="Preformatted_20_Text"><text:tab/>pkg_failed=untried</text:p>
      <text:p text:style-name="Preformatted_20_Text">fi</text:p>
      <text:p text:style-name="Preformatted_20_Text"/>
      <text:p text:style-name="Preformatted_20_Text">if test $pkg_failed = yes; then</text:p>
      <text:p text:style-name="Preformatted_20_Text"><text:tab/>GLIB_PKG_ERRORS=`$PKG_CONFIG --errors-to-stdout --print-errors "glib-2.0 &gt;= 2.2.0"`</text:p>
      <text:p text:style-name="Preformatted_20_Text"><text:tab/># Put the nasty error message in config.log where it belongs</text:p>
      <text:p text:style-name="Preformatted_20_Text"><text:tab/>echo "$GLIB_PKG_ERRORS" 1&gt;&amp;5</text:p>
      <text:p text:style-name="Preformatted_20_Text"/>
      <text:p text:style-name="Preformatted_20_Text"><text:tab/>{ { echo "$as_me:$LINENO: error: Package requirements (glib-2.0 &gt;= 2.2.0) were not met.</text:p>
      <text:p text:style-name="Preformatted_20_Text">Consider adjusting the PKG_CONFIG_PATH environment variable if you</text:p>
      <text:p text:style-name="Preformatted_20_Text">installed software in a non-standard prefix.</text:p>
      <text:p text:style-name="Preformatted_20_Text"/>
      <text:p text:style-name="Preformatted_20_Text">Alternatively you may set the GLIB_CFLAGS and GLIB_LIBS environment variables</text:p>
      <text:p text:style-name="Preformatted_20_Text">to avoid the need to call pkg-config. <text:s/>See the pkg-config man page for</text:p>
      <text:p text:style-name="Preformatted_20_Text">more details." &gt;&amp;5</text:p>
      <text:p text:style-name="Preformatted_20_Text">echo "$as_me: error: Package requirements (glib-2.0 &gt;= 2.2.0) were not met.</text:p>
      <text:p text:style-name="Preformatted_20_Text">Consider adjusting the PKG_CONFIG_PATH environment variable if you</text:p>
      <text:p text:style-name="Preformatted_20_Text">installed software in a non-standard prefix.</text:p>
      <text:p text:style-name="Preformatted_20_Text"/>
      <text:p text:style-name="Preformatted_20_Text">Alternatively you may set the GLIB_CFLAGS and GLIB_LIBS environment variables</text:p>
      <text:p text:style-name="Preformatted_20_Text">to avoid the need to call pkg-config. <text:s/>See the pkg-config man page for</text:p>
      <text:p text:style-name="Preformatted_20_Text"><text:soft-page-break/>more details." &gt;&amp;2;}</text:p>
      <text:p text:style-name="Preformatted_20_Text"><text:s text:c="3"/>{ (exit 1); exit 1; }; }</text:p>
      <text:p text:style-name="Preformatted_20_Text">elif test $pkg_failed = untried; then</text:p>
      <text:p text:style-name="Preformatted_20_Text"><text:tab/>{ { echo "$as_me:$LINENO: error: The pkg-config script could not be found or is too old. <text:s/>Make sure it</text:p>
      <text:p text:style-name="Preformatted_20_Text">is in your PATH or set the PKG_CONFIG environment variable to the full</text:p>
      <text:p text:style-name="Preformatted_20_Text">path to pkg-config.</text:p>
      <text:p text:style-name="Preformatted_20_Text"/>
      <text:p text:style-name="Preformatted_20_Text">Alternatively you may set the GLIB_CFLAGS and GLIB_LIBS environment variables</text:p>
      <text:p text:style-name="Preformatted_20_Text">to avoid the need to call pkg-config. <text:s/>See the pkg-config man page for</text:p>
      <text:p text:style-name="Preformatted_20_Text">more details.</text:p>
      <text:p text:style-name="Preformatted_20_Text"/>
      <text:p text:style-name="Preformatted_20_Text">To get pkg-config, see &lt;http://www.freedesktop.org/software/pkgconfig&gt;.</text:p>
      <text:p text:style-name="Preformatted_20_Text">See \`config.log' for more details." &gt;&amp;5</text:p>
      <text:p text:style-name="Preformatted_20_Text">echo "$as_me: error: The pkg-config script could not be found or is too old. <text:s/>Make sure it</text:p>
      <text:p text:style-name="Preformatted_20_Text">is in your PATH or set the PKG_CONFIG environment variable to the full</text:p>
      <text:p text:style-name="Preformatted_20_Text">path to pkg-config.</text:p>
      <text:p text:style-name="Preformatted_20_Text"/>
      <text:p text:style-name="Preformatted_20_Text">Alternatively you may set the GLIB_CFLAGS and GLIB_LIBS environment variables</text:p>
      <text:p text:style-name="Preformatted_20_Text">to avoid the need to call pkg-config. <text:s/>See the pkg-config man page for</text:p>
      <text:p text:style-name="Preformatted_20_Text">more details.</text:p>
      <text:p text:style-name="Preformatted_20_Text"/>
      <text:p text:style-name="Preformatted_20_Text">To get pkg-config, see &lt;http://www.freedesktop.org/software/pkgconfig&gt;.</text:p>
      <text:p text:style-name="Preformatted_20_Text">See \`config.log' for more details." &gt;&amp;2;}</text:p>
      <text:p text:style-name="Preformatted_20_Text"><text:s text:c="3"/>{ (exit 1); exit 1; }; }</text:p>
      <text:p text:style-name="Preformatted_20_Text">else</text:p>
      <text:p text:style-name="Preformatted_20_Text"><text:tab/>GLIB_CFLAGS=$pkg_cv_GLIB_CFLAGS</text:p>
      <text:p text:style-name="Preformatted_20_Text"><text:tab/>GLIB_LIBS=$pkg_cv_GLIB_LIBS</text:p>
      <text:p text:style-name="Preformatted_20_Text"><text:s text:c="8"/>echo "$as_me:$LINENO: result: yes" &gt;&amp;5</text:p>
      <text:p text:style-name="Preformatted_20_Text">echo "${ECHO_T}yes" &gt;&amp;6</text:p>
      <text:p text:style-name="Preformatted_20_Text"/>
      <text:p text:style-name="Preformatted_20_Text"/>
      <text:p text:style-name="Preformatted_20_Text">pkg_failed=no</text:p>
      <text:p text:style-name="Preformatted_20_Text">echo "$as_me:$LINENO: checking for GTHREAD" &gt;&amp;5</text:p>
      <text:p text:style-name="Preformatted_20_Text">echo $ECHO_N "checking for GTHREAD... $ECHO_C" &gt;&amp;6</text:p>
      <text:p text:style-name="Preformatted_20_Text"/>
      <text:p text:style-name="Preformatted_20_Text">if test -n "$PKG_CONFIG"; then</text:p>
      <text:p text:style-name="Preformatted_20_Text"><text:s text:c="8"/>if test -n "$PKG_CONFIG" &amp;&amp; \</text:p>
      <text:p text:style-name="Preformatted_20_Text"><text:s text:c="4"/>{ (echo "$as_me:$LINENO: \$PKG_CONFIG --exists --print-errors \"gthread-2.0 &gt;= 2.2.0\"") &gt;&amp;5</text:p>
      <text:p text:style-name="Preformatted_20_Text"><text:s text:c="2"/>($PKG_CONFIG --exists --print-errors "gthread-2.0 &gt;= 2.2.0"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then</text:p>
      <text:p text:style-name="Preformatted_20_Text"><text:s text:c="2"/>pkg_cv_GTHREAD_CFLAGS=`$PKG_CONFIG --cflags "gthread-2.0 &gt;= 2.2.0" 2&gt;/dev/null`</text:p>
      <text:p text:style-name="Preformatted_20_Text">else</text:p>
      <text:p text:style-name="Preformatted_20_Text"><text:soft-page-break/><text:s text:c="2"/>pkg_failed=yes</text:p>
      <text:p text:style-name="Preformatted_20_Text">fi</text:p>
      <text:p text:style-name="Preformatted_20_Text">else</text:p>
      <text:p text:style-name="Preformatted_20_Text"><text:tab/>pkg_failed=untried</text:p>
      <text:p text:style-name="Preformatted_20_Text">fi</text:p>
      <text:p text:style-name="Preformatted_20_Text">if test -n "$PKG_CONFIG"; then</text:p>
      <text:p text:style-name="Preformatted_20_Text"><text:s text:c="8"/>if test -n "$PKG_CONFIG" &amp;&amp; \</text:p>
      <text:p text:style-name="Preformatted_20_Text"><text:s text:c="4"/>{ (echo "$as_me:$LINENO: \$PKG_CONFIG --exists --print-errors \"gthread-2.0 &gt;= 2.2.0\"") &gt;&amp;5</text:p>
      <text:p text:style-name="Preformatted_20_Text"><text:s text:c="2"/>($PKG_CONFIG --exists --print-errors "gthread-2.0 &gt;= 2.2.0"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then</text:p>
      <text:p text:style-name="Preformatted_20_Text"><text:s text:c="2"/>pkg_cv_GTHREAD_LIBS=`$PKG_CONFIG --libs "gthread-2.0 &gt;= 2.2.0" 2&gt;/dev/null`</text:p>
      <text:p text:style-name="Preformatted_20_Text">else</text:p>
      <text:p text:style-name="Preformatted_20_Text"><text:s text:c="2"/>pkg_failed=yes</text:p>
      <text:p text:style-name="Preformatted_20_Text">fi</text:p>
      <text:p text:style-name="Preformatted_20_Text">else</text:p>
      <text:p text:style-name="Preformatted_20_Text"><text:tab/>pkg_failed=untried</text:p>
      <text:p text:style-name="Preformatted_20_Text">fi</text:p>
      <text:p text:style-name="Preformatted_20_Text"/>
      <text:p text:style-name="Preformatted_20_Text">if test $pkg_failed = yes; then</text:p>
      <text:p text:style-name="Preformatted_20_Text"><text:tab/>GTHREAD_PKG_ERRORS=`$PKG_CONFIG --errors-to-stdout --print-errors "gthread-2.0 &gt;= 2.2.0"`</text:p>
      <text:p text:style-name="Preformatted_20_Text"><text:tab/># Put the nasty error message in config.log where it belongs</text:p>
      <text:p text:style-name="Preformatted_20_Text"><text:tab/>echo "$GTHREAD_PKG_ERRORS" 1&gt;&amp;5</text:p>
      <text:p text:style-name="Preformatted_20_Text"/>
      <text:p text:style-name="Preformatted_20_Text"><text:tab/>{ { echo "$as_me:$LINENO: error: Package requirements (gthread-2.0 &gt;= 2.2.0) were not met.</text:p>
      <text:p text:style-name="Preformatted_20_Text">Consider adjusting the PKG_CONFIG_PATH environment variable if you</text:p>
      <text:p text:style-name="Preformatted_20_Text">installed software in a non-standard prefix.</text:p>
      <text:p text:style-name="Preformatted_20_Text"/>
      <text:p text:style-name="Preformatted_20_Text">Alternatively you may set the GTHREAD_CFLAGS and GTHREAD_LIBS environment variables</text:p>
      <text:p text:style-name="Preformatted_20_Text">to avoid the need to call pkg-config. <text:s/>See the pkg-config man page for</text:p>
      <text:p text:style-name="Preformatted_20_Text">more details." &gt;&amp;5</text:p>
      <text:p text:style-name="Preformatted_20_Text">echo "$as_me: error: Package requirements (gthread-2.0 &gt;= 2.2.0) were not met.</text:p>
      <text:p text:style-name="Preformatted_20_Text">Consider adjusting the PKG_CONFIG_PATH environment variable if you</text:p>
      <text:p text:style-name="Preformatted_20_Text">installed software in a non-standard prefix.</text:p>
      <text:p text:style-name="Preformatted_20_Text"/>
      <text:p text:style-name="Preformatted_20_Text">Alternatively you may set the GTHREAD_CFLAGS and GTHREAD_LIBS environment variables</text:p>
      <text:p text:style-name="Preformatted_20_Text">to avoid the need to call pkg-config. <text:s/>See the pkg-config man page for</text:p>
      <text:p text:style-name="Preformatted_20_Text">more details." &gt;&amp;2;}</text:p>
      <text:p text:style-name="Preformatted_20_Text"><text:s text:c="3"/>{ (exit 1); exit 1; }; }</text:p>
      <text:p text:style-name="Preformatted_20_Text">elif test $pkg_failed = untried; then</text:p>
      <text:p text:style-name="Preformatted_20_Text"><text:tab/>{ { echo "$as_me:$LINENO: error: The pkg-config script could not be found or is too old. <text:s/>Make sure it</text:p>
      <text:p text:style-name="Preformatted_20_Text">is in your PATH or set the PKG_CONFIG environment variable to the full</text:p>
      <text:p text:style-name="Preformatted_20_Text">path to pkg-config.</text:p>
      <text:p text:style-name="Preformatted_20_Text"><text:soft-page-break/></text:p>
      <text:p text:style-name="Preformatted_20_Text">Alternatively you may set the GTHREAD_CFLAGS and GTHREAD_LIBS environment variables</text:p>
      <text:p text:style-name="Preformatted_20_Text">to avoid the need to call pkg-config. <text:s/>See the pkg-config man page for</text:p>
      <text:p text:style-name="Preformatted_20_Text">more details.</text:p>
      <text:p text:style-name="Preformatted_20_Text"/>
      <text:p text:style-name="Preformatted_20_Text">To get pkg-config, see &lt;http://www.freedesktop.org/software/pkgconfig&gt;.</text:p>
      <text:p text:style-name="Preformatted_20_Text">See \`config.log' for more details." &gt;&amp;5</text:p>
      <text:p text:style-name="Preformatted_20_Text">echo "$as_me: error: The pkg-config script could not be found or is too old. <text:s/>Make sure it</text:p>
      <text:p text:style-name="Preformatted_20_Text">is in your PATH or set the PKG_CONFIG environment variable to the full</text:p>
      <text:p text:style-name="Preformatted_20_Text">path to pkg-config.</text:p>
      <text:p text:style-name="Preformatted_20_Text"/>
      <text:p text:style-name="Preformatted_20_Text">Alternatively you may set the GTHREAD_CFLAGS and GTHREAD_LIBS environment variables</text:p>
      <text:p text:style-name="Preformatted_20_Text">to avoid the need to call pkg-config. <text:s/>See the pkg-config man page for</text:p>
      <text:p text:style-name="Preformatted_20_Text">more details.</text:p>
      <text:p text:style-name="Preformatted_20_Text"/>
      <text:p text:style-name="Preformatted_20_Text">To get pkg-config, see &lt;http://www.freedesktop.org/software/pkgconfig&gt;.</text:p>
      <text:p text:style-name="Preformatted_20_Text">See \`config.log' for more details." &gt;&amp;2;}</text:p>
      <text:p text:style-name="Preformatted_20_Text"><text:s text:c="3"/>{ (exit 1); exit 1; }; }</text:p>
      <text:p text:style-name="Preformatted_20_Text">else</text:p>
      <text:p text:style-name="Preformatted_20_Text"><text:tab/>GTHREAD_CFLAGS=$pkg_cv_GTHREAD_CFLAGS</text:p>
      <text:p text:style-name="Preformatted_20_Text"><text:tab/>GTHREAD_LIBS=$pkg_cv_GTHREAD_LIBS</text:p>
      <text:p text:style-name="Preformatted_20_Text"><text:s text:c="8"/>echo "$as_me:$LINENO: result: yes" &gt;&amp;5</text:p>
      <text:p text:style-name="Preformatted_20_Text">echo "${ECHO_T}yes" &gt;&amp;6</text:p>
      <text:p text:style-name="Preformatted_20_Text"><text:tab/>:</text:p>
      <text:p text:style-name="Preformatted_20_Text">fi</text:p>
      <text:p text:style-name="Preformatted_20_Text"/>
      <text:p text:style-name="Preformatted_20_Text">echo "$as_me:$LINENO: checking for g_thread_init in -lgthread-2.0" &gt;&amp;5</text:p>
      <text:p text:style-name="Preformatted_20_Text">echo $ECHO_N "checking for g_thread_init in -lgthread-2.0... $ECHO_C" &gt;&amp;6</text:p>
      <text:p text:style-name="Preformatted_20_Text">if test "${ac_cv_lib_gthread_2_0_g_thread_init+set}" = set; then</text:p>
      <text:p text:style-name="Preformatted_20_Text"><text:s text:c="2"/>echo $ECHO_N "(cached) $ECHO_C" &gt;&amp;6</text:p>
      <text:p text:style-name="Preformatted_20_Text">else</text:p>
      <text:p text:style-name="Preformatted_20_Text"><text:s text:c="2"/>ac_check_lib_save_LIBS=$LIBS</text:p>
      <text:p text:style-name="Preformatted_20_Text">LIBS="-lgthread-2.0 $GTHREAD_LIBS $LIBS"</text:p>
      <text:p text:style-name="Preformatted_20_Text"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/>
      <text:p text:style-name="Preformatted_20_Text">/* Override any gcc2 internal prototype to avoid an error. <text:s/>*/</text:p>
      <text:p text:style-name="Preformatted_20_Text">#ifdef __cplusplus</text:p>
      <text:p text:style-name="Preformatted_20_Text">extern "C"</text:p>
      <text:p text:style-name="Preformatted_20_Text">#endif</text:p>
      <text:p text:style-name="Preformatted_20_Text"><text:soft-page-break/>/* We use char because int might match the return type of a gcc2</text:p>
      <text:p text:style-name="Preformatted_20_Text"><text:s text:c="3"/>builtin and then its argument prototype would still apply. <text:s/>*/</text:p>
      <text:p text:style-name="Preformatted_20_Text">char g_thread_init ();</text:p>
      <text:p text:style-name="Preformatted_20_Text">int</text:p>
      <text:p text:style-name="Preformatted_20_Text">main ()</text:p>
      <text:p text:style-name="Preformatted_20_Text">{</text:p>
      <text:p text:style-name="Preformatted_20_Text">g_thread_init ();</text:p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 conftest$ac_exeext</text:p>
      <text:p text:style-name="Preformatted_20_Text">if { (eval echo "$as_me:$LINENO: \"$ac_link\"") &gt;&amp;5</text:p>
      <text:p text:style-name="Preformatted_20_Text"><text:s text:c="2"/>(eval $ac_link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$ac_exe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ac_cv_lib_gthread_2_0_g_thread_init=yes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ac_cv_lib_gthread_2_0_g_thread_init=no</text:p>
      <text:p text:style-name="Preformatted_20_Text">fi</text:p>
      <text:p text:style-name="Preformatted_20_Text">rm -f conftest.err conftest.$ac_objext \</text:p>
      <text:p text:style-name="Preformatted_20_Text"><text:s text:c="6"/>conftest$ac_exeext conftest.$ac_ext</text:p>
      <text:p text:style-name="Preformatted_20_Text">LIBS=$ac_check_lib_save_LIBS</text:p>
      <text:p text:style-name="Preformatted_20_Text">fi</text:p>
      <text:p text:style-name="Preformatted_20_Text">echo "$as_me:$LINENO: result: $ac_cv_lib_gthread_2_0_g_thread_init" &gt;&amp;5</text:p>
      <text:p text:style-name="Preformatted_20_Text"><text:soft-page-break/>echo "${ECHO_T}$ac_cv_lib_gthread_2_0_g_thread_init" &gt;&amp;6</text:p>
      <text:p text:style-name="Preformatted_20_Text">if test $ac_cv_lib_gthread_2_0_g_thread_init = yes; then</text:p>
      <text:p text:style-name="Preformatted_20_Text"><text:s text:c="2"/>cat &gt;&gt;confdefs.h &lt;&lt;_ACEOF</text:p>
      <text:p text:style-name="Preformatted_20_Text">#define HAVE_LIBGTHREAD_2_0 1</text:p>
      <text:p text:style-name="Preformatted_20_Text">_ACEOF</text:p>
      <text:p text:style-name="Preformatted_20_Text"/>
      <text:p text:style-name="Preformatted_20_Text"><text:s text:c="2"/>LIBS="-lgthread-2.0 $LIBS"</text:p>
      <text:p text:style-name="Preformatted_20_Text"/>
      <text:p text:style-name="Preformatted_20_Text">fi</text:p>
      <text:p text:style-name="Preformatted_20_Text"/>
      <text:p text:style-name="Preformatted_20_Text"/>
      <text:p text:style-name="Preformatted_20_Text">fi</text:p>
      <text:p text:style-name="Preformatted_20_Text"/>
      <text:p text:style-name="Preformatted_20_Text"/>
      <text:p text:style-name="Preformatted_20_Text">fi;</text:p>
      <text:p text:style-name="Preformatted_20_Text"/>
      <text:p text:style-name="Preformatted_20_Text">echo "$as_me:$LINENO: checking for libnet" &gt;&amp;5</text:p>
      <text:p text:style-name="Preformatted_20_Text">echo $ECHO_N "checking for libnet... $ECHO_C" &gt;&amp;6</text:p>
      <text:p text:style-name="Preformatted_20_Text"># Check whether --enable-libnet or --disable-libnet was given.</text:p>
      <text:p text:style-name="Preformatted_20_Text">if test "${enable_libnet+set}" = set; then</text:p>
      <text:p text:style-name="Preformatted_20_Text"><text:s text:c="2"/>enableval="$enable_libnet"</text:p>
      <text:p text:style-name="Preformatted_20_Text"><text:s text:c="3"/>case "$enableval" in</text:p>
      <text:p text:style-name="Preformatted_20_Text"><text:s text:c="2"/>yes)</text:p>
      <text:p text:style-name="Preformatted_20_Text"><text:s text:c="5"/>echo "$as_me:$LINENO: result: yes" &gt;&amp;5</text:p>
      <text:p text:style-name="Preformatted_20_Text">echo "${ECHO_T}yes" &gt;&amp;6</text:p>
      <text:p text:style-name="Preformatted_20_Text"><text:s text:c="5"/>;;</text:p>
      <text:p text:style-name="Preformatted_20_Text"><text:s text:c="2"/>no)</text:p>
      <text:p text:style-name="Preformatted_20_Text"><text:s text:c="5"/>echo "$as_me:$LINENO: result: no" &gt;&amp;5</text:p>
      <text:p text:style-name="Preformatted_20_Text">echo "${ECHO_T}no" &gt;&amp;6</text:p>
      <text:p text:style-name="Preformatted_20_Text"><text:s text:c="5"/>LIBNET_VER=-1</text:p>
      <text:p text:style-name="Preformatted_20_Text"><text:s text:c="5"/>;;</text:p>
      <text:p text:style-name="Preformatted_20_Text"><text:s text:c="2"/>*)</text:p>
      <text:p text:style-name="Preformatted_20_Text"><text:s text:c="8"/>{ { echo "$as_me:$LINENO: error: no arguments expected for --disable-libnet" &gt;&amp;5</text:p>
      <text:p text:style-name="Preformatted_20_Text">echo "$as_me: error: no arguments expected for --disable-libnet" &gt;&amp;2;}</text:p>
      <text:p text:style-name="Preformatted_20_Text"><text:s text:c="3"/>{ (exit 1); exit 1; }; }</text:p>
      <text:p text:style-name="Preformatted_20_Text"><text:s text:c="5"/>;;</text:p>
      <text:p text:style-name="Preformatted_20_Text"><text:s text:c="2"/>esac</text:p>
      <text:p text:style-name="Preformatted_20_Text"/>
      <text:p text:style-name="Preformatted_20_Text">fi;</text:p>
      <text:p text:style-name="Preformatted_20_Text"/>
      <text:p text:style-name="Preformatted_20_Text"/>
      <text:p text:style-name="Preformatted_20_Text"># Check whether --with-libnet or --without-libnet was given.</text:p>
      <text:p text:style-name="Preformatted_20_Text">if test "${with_libnet+set}" = set; then</text:p>
      <text:p text:style-name="Preformatted_20_Text"><text:s text:c="2"/>withval="$with_libnet"</text:p>
      <text:p text:style-name="Preformatted_20_Text"><text:soft-page-break/><text:s text:c="3"/>case "$withval" in</text:p>
      <text:p text:style-name="Preformatted_20_Text"><text:s text:c="2"/>yes)</text:p>
      <text:p text:style-name="Preformatted_20_Text"><text:s text:c="5"/>;;</text:p>
      <text:p text:style-name="Preformatted_20_Text"><text:s text:c="2"/>no)</text:p>
      <text:p text:style-name="Preformatted_20_Text"><text:s text:c="5"/>LIBNET_VER=-1</text:p>
      <text:p text:style-name="Preformatted_20_Text"><text:s text:c="5"/>echo "$as_me:$LINENO: result: no" &gt;&amp;5</text:p>
      <text:p text:style-name="Preformatted_20_Text">echo "${ECHO_T}no" &gt;&amp;6</text:p>
      <text:p text:style-name="Preformatted_20_Text"><text:s text:c="5"/>;;</text:p>
      <text:p text:style-name="Preformatted_20_Text"><text:s text:c="2"/>*)</text:p>
      <text:p text:style-name="Preformatted_20_Text"><text:s text:c="5"/>echo "$as_me:$LINENO: result: $withval" &gt;&amp;5</text:p>
      <text:p text:style-name="Preformatted_20_Text">echo "${ECHO_T}$withval" &gt;&amp;6</text:p>
      <text:p text:style-name="Preformatted_20_Text"><text:s text:c="5"/>if test -f $withval/include/libnet.h -a -f $withval/lib/libnet.a -a -f $withval/libnet-config ; then</text:p>
      <text:p text:style-name="Preformatted_20_Text"><text:s text:c="8"/>owd=`pwd`</text:p>
      <text:p text:style-name="Preformatted_20_Text"><text:s text:c="8"/>if cd $withval; then withval=`pwd`; cd $owd; fi</text:p>
      <text:p text:style-name="Preformatted_20_Text"><text:tab/>LNET_CFLAGS="-I$withval/include `$withval/libnet-config --defines`"</text:p>
      <text:p text:style-name="Preformatted_20_Text"><text:tab/>LNETLIB="-L$withval/lib -lnet"</text:p>
      <text:p text:style-name="Preformatted_20_Text"><text:s text:c="5"/>elif test -f $withval/include/libnet.h -a -f $withval/src/libnet.a; then</text:p>
      <text:p text:style-name="Preformatted_20_Text"><text:s text:c="8"/>owd=`pwd`</text:p>
      <text:p text:style-name="Preformatted_20_Text"><text:s text:c="8"/>if cd $withval; then withval=`pwd`; cd $owd; fi</text:p>
      <text:p text:style-name="Preformatted_20_Text"><text:tab/>LNET_CFLAGS="-I$withval/include"</text:p>
      <text:p text:style-name="Preformatted_20_Text"><text:tab/>LNETLIB="-L$withval/src -lnet"</text:p>
      <text:p text:style-name="Preformatted_20_Text"><text:s text:c="5"/>else</text:p>
      <text:p text:style-name="Preformatted_20_Text"><text:tab/>echo "A working combination of libnet.h, libnet.a and libnet-config not found in $withval; get libnet from www.packetfactory.net/projects/libnet and reinstall"</text:p>
      <text:p text:style-name="Preformatted_20_Text"><text:s text:c="8"/>{ { echo "$as_me:$LINENO: error: libnet" &gt;&amp;5</text:p>
      <text:p text:style-name="Preformatted_20_Text">echo "$as_me: error: libnet" &gt;&amp;2;}</text:p>
      <text:p text:style-name="Preformatted_20_Text"><text:s text:c="3"/>{ (exit 1); exit 1; }; }</text:p>
      <text:p text:style-name="Preformatted_20_Text"><text:s text:c="5"/>fi</text:p>
      <text:p text:style-name="Preformatted_20_Text"><text:s text:c="5"/>;;</text:p>
      <text:p text:style-name="Preformatted_20_Text"><text:s text:c="2"/>esac</text:p>
      <text:p text:style-name="Preformatted_20_Text">else</text:p>
      <text:p text:style-name="Preformatted_20_Text"><text:s text:c="3"/>if test "x"$LIBNET_VER = "x"-1 ; then</text:p>
      <text:p text:style-name="Preformatted_20_Text"><text:tab/>echo "$as_me:$LINENO: result: skipping libnet" &gt;&amp;5</text:p>
      <text:p text:style-name="Preformatted_20_Text">echo "${ECHO_T}skipping libnet" &gt;&amp;6</text:p>
      <text:p text:style-name="Preformatted_20_Text"><text:s text:c="2"/>else</text:p>
      <text:p text:style-name="Preformatted_20_Text"><text:tab/>if test -f ${prefix}/include/libnet.h -a ${exec_prefix}/lib/libnet.a ; then</text:p>
      <text:p text:style-name="Preformatted_20_Text"><text:tab/> <text:s text:c="4"/>LNET_CFLAGS="-I${prefix}/include `${exec_prefix}/bin/libnet-config --defines 2&gt;/dev/null`"</text:p>
      <text:p text:style-name="Preformatted_20_Text"><text:tab/> <text:s text:c="4"/>LNETLIB="-L${exec_prefix}/lib -lnet"</text:p>
      <text:p text:style-name="Preformatted_20_Text"><text:tab/>else</text:p>
      <text:p text:style-name="Preformatted_20_Text"><text:tab/> <text:s text:c="4"/>LNET_CFLAGS="`libnet-config --defines 2&gt;/dev/null`"</text:p>
      <text:p text:style-name="Preformatted_20_Text"><text:tab/> <text:s text:c="4"/>LNETLIB="-lnet"</text:p>
      <text:p text:style-name="Preformatted_20_Text"><text:tab/>fi</text:p>
      <text:p text:style-name="Preformatted_20_Text"><text:s text:c="2"/>fi</text:p>
      <text:p text:style-name="Preformatted_20_Text"/>
      <text:p text:style-name="Preformatted_20_Text"><text:soft-page-break/>fi;</text:p>
      <text:p text:style-name="Preformatted_20_Text"/>
      <text:p text:style-name="Preformatted_20_Text">if test "x"$LIBNET_VER != "x"-1 ; then</text:p>
      <text:p text:style-name="Preformatted_20_Text"><text:tab/>TMPC="$CFLAGS"</text:p>
      <text:p text:style-name="Preformatted_20_Text"><text:tab/>TMPL="$LIBS"</text:p>
      <text:p text:style-name="Preformatted_20_Text"><text:tab/>CFLAGS="$CFLAGS $LNET_CFLAGS"</text:p>
      <text:p text:style-name="Preformatted_20_Text"><text:tab/>LIBS="$LNETLIB $LIBS"</text:p>
      <text:p text:style-name="Preformatted_20_Text"><text:tab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nclude &lt;libnet.h&gt;</text:p>
      <text:p text:style-name="Preformatted_20_Text">int</text:p>
      <text:p text:style-name="Preformatted_20_Text">main ()</text:p>
      <text:p text:style-name="Preformatted_20_Text">{</text:p>
      <text:p text:style-name="Preformatted_20_Text">libnet_get_prand(0)</text:p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 conftest$ac_exeext</text:p>
      <text:p text:style-name="Preformatted_20_Text">if { (eval echo "$as_me:$LINENO: \"$ac_link\"") &gt;&amp;5</text:p>
      <text:p text:style-name="Preformatted_20_Text"><text:s text:c="2"/>(eval $ac_link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$ac_exe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LIBNET_FOUND=1</text:p>
      <text:p text:style-name="Preformatted_20_Text"><text:soft-page-break/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LIBNET_FOUND=0</text:p>
      <text:p text:style-name="Preformatted_20_Text">fi</text:p>
      <text:p text:style-name="Preformatted_20_Text">rm -f conftest.err conftest.$ac_objext \</text:p>
      <text:p text:style-name="Preformatted_20_Text"><text:s text:c="6"/>conftest$ac_exeext conftest.$ac_ext</text:p>
      <text:p text:style-name="Preformatted_20_Text"><text:tab/>CFLAGS="$TMPC"</text:p>
      <text:p text:style-name="Preformatted_20_Text"><text:tab/>LIBS="$TMPL"</text:p>
      <text:p text:style-name="Preformatted_20_Text"><text:tab/>if test $LIBNET_FOUND = 1 ; then</text:p>
      <text:p text:style-name="Preformatted_20_Text"><text:tab/><text:tab/>LNETLIB="-lnet"</text:p>
      <text:p text:style-name="Preformatted_20_Text"><text:tab/><text:tab/>echo "$as_me:$LINENO: result: yes" &gt;&amp;5</text:p>
      <text:p text:style-name="Preformatted_20_Text">echo "${ECHO_T}yes" &gt;&amp;6</text:p>
      <text:p text:style-name="Preformatted_20_Text"><text:tab/>else</text:p>
      <text:p text:style-name="Preformatted_20_Text"><text:tab/><text:tab/>echo "Working libnet not found; get it from www.packetfactory.net/projects/libnet and reinstall"</text:p>
      <text:p text:style-name="Preformatted_20_Text"><text:tab/><text:tab/>{ { echo "$as_me:$LINENO: error: libnet" &gt;&amp;5</text:p>
      <text:p text:style-name="Preformatted_20_Text">echo "$as_me: error: libnet" &gt;&amp;2;}</text:p>
      <text:p text:style-name="Preformatted_20_Text"><text:s text:c="3"/>{ (exit 1); exit 1; }; }</text:p>
      <text:p text:style-name="Preformatted_20_Text"><text:tab/>fi</text:p>
      <text:p text:style-name="Preformatted_20_Text">fi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BUILD_SHARED=</text:p>
      <text:p text:style-name="Preformatted_20_Text">echo "$as_me:$LINENO: checking whether to build shared library" &gt;&amp;5</text:p>
      <text:p text:style-name="Preformatted_20_Text">echo $ECHO_N "checking whether to build shared library... $ECHO_C" &gt;&amp;6</text:p>
      <text:p text:style-name="Preformatted_20_Text"># Check whether --enable-shared or --disable-shared was given.</text:p>
      <text:p text:style-name="Preformatted_20_Text">if test "${enable_shared+set}" = set; then</text:p>
      <text:p text:style-name="Preformatted_20_Text"><text:s text:c="2"/>enableval="$enable_shared"</text:p>
      <text:p text:style-name="Preformatted_20_Text"><text:s text:c="3"/>case "$enableval" in</text:p>
      <text:p text:style-name="Preformatted_20_Text"><text:s text:c="2"/>yes)</text:p>
      <text:p text:style-name="Preformatted_20_Text"><text:s text:c="5"/>echo "$as_me:$LINENO: result: yes" &gt;&amp;5</text:p>
      <text:p text:style-name="Preformatted_20_Text">echo "${ECHO_T}yes" &gt;&amp;6</text:p>
      <text:p text:style-name="Preformatted_20_Text"><text:s text:c="5"/>BUILD_SHARED=shared</text:p>
      <text:p text:style-name="Preformatted_20_Text"><text:s text:c="5"/>;;</text:p>
      <text:p text:style-name="Preformatted_20_Text"><text:s text:c="2"/>no)</text:p>
      <text:p text:style-name="Preformatted_20_Text"><text:s text:c="5"/>echo "$as_me:$LINENO: result: no" &gt;&amp;5</text:p>
      <text:p text:style-name="Preformatted_20_Text">echo "${ECHO_T}no" &gt;&amp;6</text:p>
      <text:p text:style-name="Preformatted_20_Text"><text:s text:c="5"/>;;</text:p>
      <text:p text:style-name="Preformatted_20_Text"><text:s text:c="2"/>*)</text:p>
      <text:p text:style-name="Preformatted_20_Text"><text:s text:c="8"/>{ { echo "$as_me:$LINENO: error: no arguments expected for --enable-shared" &gt;&amp;5</text:p>
      <text:p text:style-name="Preformatted_20_Text">echo "$as_me: error: no arguments expected for --enable-shared" &gt;&amp;2;}</text:p>
      <text:p text:style-name="Preformatted_20_Text"><text:soft-page-break/><text:s text:c="3"/>{ (exit 1); exit 1; }; }</text:p>
      <text:p text:style-name="Preformatted_20_Text"><text:s text:c="5"/>;;</text:p>
      <text:p text:style-name="Preformatted_20_Text"><text:s text:c="2"/>esac</text:p>
      <text:p text:style-name="Preformatted_20_Text">else</text:p>
      <text:p text:style-name="Preformatted_20_Text"><text:s text:c="2"/>echo "$as_me:$LINENO: result: no" &gt;&amp;5</text:p>
      <text:p text:style-name="Preformatted_20_Text">echo "${ECHO_T}no" &gt;&amp;6</text:p>
      <text:p text:style-name="Preformatted_20_Text"/>
      <text:p text:style-name="Preformatted_20_Text">fi;</text:p>
      <text:p text:style-name="Preformatted_20_Text"/>
      <text:p text:style-name="Preformatted_20_Text"/>
      <text:p text:style-name="Preformatted_20_Text">echo "$as_me:$LINENO: checking the name of struct icmp" &gt;&amp;5</text:p>
      <text:p text:style-name="Preformatted_20_Text">echo $ECHO_N "checking the name of struct icmp... $ECHO_C" &gt;&amp;6</text:p>
      <text:p text:style-name="Preformatted_20_Text"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nclude &lt;sys/types.h&gt;</text:p>
      <text:p text:style-name="Preformatted_20_Text">#include &lt;netinet/in.h&gt;</text:p>
      <text:p text:style-name="Preformatted_20_Text">#include &lt;netinet/ip.h&gt;</text:p>
      <text:p text:style-name="Preformatted_20_Text">#include &lt;netinet/ip_icmp.h&gt;</text:p>
      <text:p text:style-name="Preformatted_20_Text">int</text:p>
      <text:p text:style-name="Preformatted_20_Text">main ()</text:p>
      <text:p text:style-name="Preformatted_20_Text">{</text:p>
      <text:p text:style-name="Preformatted_20_Text">struct icmphdr h;int c=h.type</text:p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oft-page-break/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ICMPHEADER=1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ICMPHEADER=0</text:p>
      <text:p text:style-name="Preformatted_20_Text">fi</text:p>
      <text:p text:style-name="Preformatted_20_Text">rm -f conftest.err conftest.$ac_objext conftest.$ac_ext</text:p>
      <text:p text:style-name="Preformatted_20_Text"/>
      <text:p text:style-name="Preformatted_20_Text">if test $ICMPHEADER = 1 ; then</text:p>
      <text:p text:style-name="Preformatted_20_Text"><text:tab/>echo "$as_me:$LINENO: result: struct icmphdr" &gt;&amp;5</text:p>
      <text:p text:style-name="Preformatted_20_Text">echo "${ECHO_T}struct icmphdr" &gt;&amp;6 ; else echo "$as_me:$LINENO: result: struct icmp" &gt;&amp;5</text:p>
      <text:p text:style-name="Preformatted_20_Text">echo "${ECHO_T}struct icmp" &gt;&amp;6</text:p>
      <text:p text:style-name="Preformatted_20_Text">fi</text:p>
      <text:p text:style-name="Preformatted_20_Text">echo "$as_me:$LINENO: checking if tcp states are defined" &gt;&amp;5</text:p>
      <text:p text:style-name="Preformatted_20_Text">echo $ECHO_N "checking if tcp states are defined... $ECHO_C" &gt;&amp;6</text:p>
      <text:p text:style-name="Preformatted_20_Text"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nclude &lt;sys/types.h&gt;</text:p>
      <text:p text:style-name="Preformatted_20_Text">#include &lt;netinet/in.h&gt;</text:p>
      <text:p text:style-name="Preformatted_20_Text">#include &lt;netinet/tcp.h&gt;</text:p>
      <text:p text:style-name="Preformatted_20_Text">int</text:p>
      <text:p text:style-name="Preformatted_20_Text">main ()</text:p>
      <text:p text:style-name="Preformatted_20_Text">{</text:p>
      <text:p text:style-name="Preformatted_20_Text">int c=TCP_ESTABLISHED</text:p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oft-page-break/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TCPSTATES=1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TCPSTATES=0</text:p>
      <text:p text:style-name="Preformatted_20_Text">fi</text:p>
      <text:p text:style-name="Preformatted_20_Text">rm -f conftest.err conftest.$ac_objext conftest.$ac_ext</text:p>
      <text:p text:style-name="Preformatted_20_Text"/>
      <text:p text:style-name="Preformatted_20_Text">if test $TCPSTATES = 1 ; then</text:p>
      <text:p text:style-name="Preformatted_20_Text"><text:tab/>echo "$as_me:$LINENO: result: yes" &gt;&amp;5</text:p>
      <text:p text:style-name="Preformatted_20_Text">echo "${ECHO_T}yes" &gt;&amp;6 ; else echo "$as_me:$LINENO: result: no" &gt;&amp;5</text:p>
      <text:p text:style-name="Preformatted_20_Text">echo "${ECHO_T}no" &gt;&amp;6</text:p>
      <text:p text:style-name="Preformatted_20_Text">fi</text:p>
      <text:p text:style-name="Preformatted_20_Text"/>
      <text:p text:style-name="Preformatted_20_Text">echo "$as_me:$LINENO: checking for bsd-ish struct udphdr" &gt;&amp;5</text:p>
      <text:p text:style-name="Preformatted_20_Text">echo $ECHO_N "checking for bsd-ish struct udphdr... $ECHO_C" &gt;&amp;6</text:p>
      <text:p text:style-name="Preformatted_20_Text"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nclude &lt;sys/types.h&gt;</text:p>
      <text:p text:style-name="Preformatted_20_Text">#include &lt;netinet/in.h&gt;</text:p>
      <text:p text:style-name="Preformatted_20_Text">#include &lt;netinet/udp.h&gt;</text:p>
      <text:p text:style-name="Preformatted_20_Text">int</text:p>
      <text:p text:style-name="Preformatted_20_Text"><text:soft-page-break/>main ()</text:p>
      <text:p text:style-name="Preformatted_20_Text">{</text:p>
      <text:p text:style-name="Preformatted_20_Text">struct udphdr h;int c=h.uh_ulen</text:p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HAVE_BSD_UDPHDR=1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HAVE_BSD_UDPHDR=0</text:p>
      <text:p text:style-name="Preformatted_20_Text">fi</text:p>
      <text:p text:style-name="Preformatted_20_Text">rm -f conftest.err conftest.$ac_objext conftest.$ac_ext</text:p>
      <text:p text:style-name="Preformatted_20_Text"/>
      <text:p text:style-name="Preformatted_20_Text">if test $HAVE_BSD_UDPHDR = 1 ; then</text:p>
      <text:p text:style-name="Preformatted_20_Text"><text:tab/>echo "$as_me:$LINENO: result: yes" &gt;&amp;5</text:p>
      <text:p text:style-name="Preformatted_20_Text">echo "${ECHO_T}yes" &gt;&amp;6 ; else echo "$as_me:$LINENO: result: no" &gt;&amp;5</text:p>
      <text:p text:style-name="Preformatted_20_Text">echo "${ECHO_T}no" &gt;&amp;6</text:p>
      <text:p text:style-name="Preformatted_20_Text">fi</text:p>
      <text:p text:style-name="Preformatted_20_Text">if test "x"$LIBNET_VER != "x"-1 ; then</text:p>
      <text:p text:style-name="Preformatted_20_Text"><text:tab/>TMP=$CFLAGS</text:p>
      <text:p text:style-name="Preformatted_20_Text"><text:soft-page-break/><text:tab/>CFLAGS="$CFLAGS $LNET_CFLAGS"</text:p>
      <text:p text:style-name="Preformatted_20_Text"><text:tab/>echo "$as_me:$LINENO: checking libnet version" &gt;&amp;5</text:p>
      <text:p text:style-name="Preformatted_20_Text">echo $ECHO_N "checking libnet version... $ECHO_C" &gt;&amp;6</text:p>
      <text:p text:style-name="Preformatted_20_Text"><text:tab/>cat &gt;conftest.$ac_ext &lt;&lt;_ACEOF</text:p>
      <text:p text:style-name="Preformatted_20_Text">/* confdefs.h. <text:s/>*/</text:p>
      <text:p text:style-name="Preformatted_20_Text">_ACEOF</text:p>
      <text:p text:style-name="Preformatted_20_Text">cat confdefs.h &gt;&gt;conftest.$ac_ext</text:p>
      <text:p text:style-name="Preformatted_20_Text">cat &gt;&gt;conftest.$ac_ext &lt;&lt;_ACEOF</text:p>
      <text:p text:style-name="Preformatted_20_Text">/* end confdefs.h. <text:s/>*/</text:p>
      <text:p text:style-name="Preformatted_20_Text">#include &lt;libnet.h&gt;</text:p>
      <text:p text:style-name="Preformatted_20_Text">int</text:p>
      <text:p text:style-name="Preformatted_20_Text">main ()</text:p>
      <text:p text:style-name="Preformatted_20_Text">{</text:p>
      <text:p text:style-name="Preformatted_20_Text">int c=LIBNET_PTAG_INITIALIZER</text:p>
      <text:p text:style-name="Preformatted_20_Text"><text:s text:c="2"/>;</text:p>
      <text:p text:style-name="Preformatted_20_Text"><text:s text:c="2"/>return 0;</text:p>
      <text:p text:style-name="Preformatted_20_Text">}</text:p>
      <text:p text:style-name="Preformatted_20_Text">_ACEOF</text:p>
      <text:p text:style-name="Preformatted_20_Text">rm -f conftest.$ac_objext</text:p>
      <text:p text:style-name="Preformatted_20_Text">if { (eval echo "$as_me:$LINENO: \"$ac_compile\"") &gt;&amp;5</text:p>
      <text:p text:style-name="Preformatted_20_Text"><text:s text:c="2"/>(eval $ac_compile) 2&gt;conftest.er1</text:p>
      <text:p text:style-name="Preformatted_20_Text"><text:s text:c="2"/>ac_status=$?</text:p>
      <text:p text:style-name="Preformatted_20_Text"><text:s text:c="2"/>grep -v '^ *+' conftest.er1 &gt;conftest.err</text:p>
      <text:p text:style-name="Preformatted_20_Text"><text:s text:c="2"/>rm -f conftest.er1</text:p>
      <text:p text:style-name="Preformatted_20_Text"><text:s text:c="2"/>cat conftest.err &gt;&amp;5</text:p>
      <text:p text:style-name="Preformatted_20_Text"><text:s text:c="2"/>echo "$as_me:$LINENO: \$? = $ac_status" &gt;&amp;5</text:p>
      <text:p text:style-name="Preformatted_20_Text"><text:s text:c="2"/>(exit $ac_status); } &amp;&amp;</text:p>
      <text:p text:style-name="Preformatted_20_Text"><text:tab/> { ac_try='test -z "$ac_c_werror_flag"<text:tab/><text:tab/><text:tab/> || test ! -s conftest.err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 &amp;&amp;</text:p>
      <text:p text:style-name="Preformatted_20_Text"><text:tab/> { ac_try='test -s conftest.$ac_objext'</text:p>
      <text:p text:style-name="Preformatted_20_Text"><text:s text:c="2"/>{ (eval echo "$as_me:$LINENO: \"$ac_try\"") &gt;&amp;5</text:p>
      <text:p text:style-name="Preformatted_20_Text"><text:s text:c="2"/>(eval $ac_try) 2&gt;&amp;5</text:p>
      <text:p text:style-name="Preformatted_20_Text"><text:s text:c="2"/>ac_status=$?</text:p>
      <text:p text:style-name="Preformatted_20_Text"><text:s text:c="2"/>echo "$as_me:$LINENO: \$? = $ac_status" &gt;&amp;5</text:p>
      <text:p text:style-name="Preformatted_20_Text"><text:s text:c="2"/>(exit $ac_status); }; }; then</text:p>
      <text:p text:style-name="Preformatted_20_Text"><text:s text:c="2"/>LIBNET_VER=1</text:p>
      <text:p text:style-name="Preformatted_20_Text">else</text:p>
      <text:p text:style-name="Preformatted_20_Text"><text:s text:c="2"/>echo "$as_me: failed program was:" &gt;&amp;5</text:p>
      <text:p text:style-name="Preformatted_20_Text">sed 's/^/| /' conftest.$ac_ext &gt;&amp;5</text:p>
      <text:p text:style-name="Preformatted_20_Text"/>
      <text:p text:style-name="Preformatted_20_Text"><text:soft-page-break/>LIBNET_VER=0</text:p>
      <text:p text:style-name="Preformatted_20_Text">fi</text:p>
      <text:p text:style-name="Preformatted_20_Text">rm -f conftest.err conftest.$ac_objext conftest.$ac_ext</text:p>
      <text:p text:style-name="Preformatted_20_Text"><text:tab/>CFLAGS=$TMP</text:p>
      <text:p text:style-name="Preformatted_20_Text"><text:tab/>if test $LIBNET_VER = 1 ; then</text:p>
      <text:p text:style-name="Preformatted_20_Text"><text:tab/><text:tab/>echo "$as_me:$LINENO: result: looks new" &gt;&amp;5</text:p>
      <text:p text:style-name="Preformatted_20_Text">echo "${ECHO_T}looks new" &gt;&amp;6 ; else echo "$as_me:$LINENO: result: looks old" &gt;&amp;5</text:p>
      <text:p text:style-name="Preformatted_20_Text">echo "${ECHO_T}looks old" &gt;&amp;6</text:p>
      <text:p text:style-name="Preformatted_20_Text"><text:tab/>fi</text:p>
      <text:p text:style-name="Preformatted_20_Text">fi</text:p>
      <text:p text:style-name="Preformatted_20_Text"/>
      <text:p text:style-name="Preformatted_20_Text"><text:s text:c="30"/>ac_config_files="$ac_config_files Makefile src/Makefile samples/Makefile"</text:p>
      <text:p text:style-name="Preformatted_20_Text">cat &gt;confcache &lt;&lt;\_ACEOF</text:p>
      <text:p text:style-name="Preformatted_20_Text"># This file is a shell script that caches the results of configure</text:p>
      <text:p text:style-name="Preformatted_20_Text"># tests run on this system so they can be shared between configure</text:p>
      <text:p text:style-name="Preformatted_20_Text"># scripts and configure runs, see configure's option --config-cache.</text:p>
      <text:p text:style-name="Preformatted_20_Text"># It is not useful on other systems. <text:s/>If it contains results you don't</text:p>
      <text:p text:style-name="Preformatted_20_Text"># want to keep, you may remove or edit it.</text:p>
      <text:p text:style-name="Preformatted_20_Text">#</text:p>
      <text:p text:style-name="Preformatted_20_Text"># config.status only pays attention to the cache file if you give it</text:p>
      <text:p text:style-name="Preformatted_20_Text"># the --recheck option to rerun configure.</text:p>
      <text:p text:style-name="Preformatted_20_Text">#</text:p>
      <text:p text:style-name="Preformatted_20_Text"># `ac_cv_env_foo' variables (set or unset) will be overridden when</text:p>
      <text:p text:style-name="Preformatted_20_Text"># loading this file, other *unset* `ac_cv_foo' will be assigned the</text:p>
      <text:p text:style-name="Preformatted_20_Text"># following values.</text:p>
      <text:p text:style-name="Preformatted_20_Text"/>
      <text:p text:style-name="Preformatted_20_Text">_ACEOF</text:p>
      <text:p text:style-name="Preformatted_20_Text"/>
      <text:p text:style-name="Preformatted_20_Text"># The following way of writing the cache mishandles newlines in values,</text:p>
      <text:p text:style-name="Preformatted_20_Text"># but we know of no workaround that is simple, portable, and efficient.</text:p>
      <text:p text:style-name="Preformatted_20_Text"># So, don't put newlines in cache variables' values.</text:p>
      <text:p text:style-name="Preformatted_20_Text"># Ultrix sh set writes to stderr and can't be redirected directly,</text:p>
      <text:p text:style-name="Preformatted_20_Text"># and sets the high bit in the cache file unless we assign to the vars.</text:p>
      <text:p text:style-name="Preformatted_20_Text">{</text:p>
      <text:p text:style-name="Preformatted_20_Text"><text:s text:c="2"/>(set) 2&gt;&amp;1 |</text:p>
      <text:p text:style-name="Preformatted_20_Text"><text:s text:c="4"/>case `(ac_space=' '; set | grep ac_space) 2&gt;&amp;1` in</text:p>
      <text:p text:style-name="Preformatted_20_Text"><text:s text:c="4"/>*ac_space=\ *)</text:p>
      <text:p text:style-name="Preformatted_20_Text"><text:s text:c="6"/># `set' does not quote correctly, so add quotes (double-quote</text:p>
      <text:p text:style-name="Preformatted_20_Text"><text:s text:c="6"/># substitution turns \\\\ into \\, and sed turns \\ into \).</text:p>
      <text:p text:style-name="Preformatted_20_Text"><text:s text:c="6"/>sed -n \</text:p>
      <text:p text:style-name="Preformatted_20_Text"><text:tab/>"s/'/'\\\\''/g;</text:p>
      <text:p text:style-name="Preformatted_20_Text"><text:tab/> <text:s/>s/^\\([_$as_cr_alnum]*_cv_[_$as_cr_alnum]*\\)=\\(.*\\)/\\1='\\2'/p"</text:p>
      <text:p text:style-name="Preformatted_20_Text"><text:s text:c="6"/>;;</text:p>
      <text:p text:style-name="Preformatted_20_Text"><text:s text:c="4"/>*)</text:p>
      <text:p text:style-name="Preformatted_20_Text"><text:soft-page-break/><text:s text:c="6"/># `set' quotes correctly as required by POSIX, so do not add quotes.</text:p>
      <text:p text:style-name="Preformatted_20_Text"><text:s text:c="6"/>sed -n \</text:p>
      <text:p text:style-name="Preformatted_20_Text"><text:tab/>"s/^\\([_$as_cr_alnum]*_cv_[_$as_cr_alnum]*\\)=\\(.*\\)/\\1=\\2/p"</text:p>
      <text:p text:style-name="Preformatted_20_Text"><text:s text:c="6"/>;;</text:p>
      <text:p text:style-name="Preformatted_20_Text"><text:s text:c="4"/>esac;</text:p>
      <text:p text:style-name="Preformatted_20_Text">} |</text:p>
      <text:p text:style-name="Preformatted_20_Text"><text:s text:c="2"/>sed '</text:p>
      <text:p text:style-name="Preformatted_20_Text"><text:s text:c="5"/>t clear</text:p>
      <text:p text:style-name="Preformatted_20_Text"><text:s text:c="5"/>: clear</text:p>
      <text:p text:style-name="Preformatted_20_Text"><text:s text:c="5"/>s/^\([^=]*\)=\(.*[{}].*\)$/test "${\1+set}" = set || &amp;/</text:p>
      <text:p text:style-name="Preformatted_20_Text"><text:s text:c="5"/>t end</text:p>
      <text:p text:style-name="Preformatted_20_Text"><text:s text:c="5"/>/^ac_cv_env/!s/^\([^=]*\)=\(.*\)$/\1=${\1=\2}/</text:p>
      <text:p text:style-name="Preformatted_20_Text"><text:s text:c="5"/>: end' &gt;&gt;confcache</text:p>
      <text:p text:style-name="Preformatted_20_Text">if diff $cache_file confcache &gt;/dev/null 2&gt;&amp;1; then :; else</text:p>
      <text:p text:style-name="Preformatted_20_Text"><text:s text:c="2"/>if test -w $cache_file; then</text:p>
      <text:p text:style-name="Preformatted_20_Text"><text:s text:c="4"/>test "x$cache_file" != "x/dev/null" &amp;&amp; echo "updating cache $cache_file"</text:p>
      <text:p text:style-name="Preformatted_20_Text"><text:s text:c="4"/>cat confcache &gt;$cache_file</text:p>
      <text:p text:style-name="Preformatted_20_Text"><text:s text:c="2"/>else</text:p>
      <text:p text:style-name="Preformatted_20_Text"><text:s text:c="4"/>echo "not updating unwritable cache $cache_file"</text:p>
      <text:p text:style-name="Preformatted_20_Text"><text:s text:c="2"/>fi</text:p>
      <text:p text:style-name="Preformatted_20_Text">fi</text:p>
      <text:p text:style-name="Preformatted_20_Text">rm -f confcache</text:p>
      <text:p text:style-name="Preformatted_20_Text"/>
      <text:p text:style-name="Preformatted_20_Text">test "x$prefix" = xNONE &amp;&amp; prefix=$ac_default_prefix</text:p>
      <text:p text:style-name="Preformatted_20_Text"># Let make expand exec_prefix.</text:p>
      <text:p text:style-name="Preformatted_20_Text">test "x$exec_prefix" = xNONE &amp;&amp; exec_prefix='${prefix}'</text:p>
      <text:p text:style-name="Preformatted_20_Text"/>
      <text:p text:style-name="Preformatted_20_Text"># VPATH may cause trouble with some makes, so we remove $(srcdir),</text:p>
      <text:p text:style-name="Preformatted_20_Text"># ${srcdir} and @srcdir@ from VPATH if srcdir is ".", strip leading and</text:p>
      <text:p text:style-name="Preformatted_20_Text"># trailing colons and then remove the whole line if VPATH becomes empty</text:p>
      <text:p text:style-name="Preformatted_20_Text"># (actually we leave an empty line to preserve line numbers).</text:p>
      <text:p text:style-name="Preformatted_20_Text">if test "x$srcdir" = x.; then</text:p>
      <text:p text:style-name="Preformatted_20_Text"><text:s text:c="2"/>ac_vpsub='/^[<text:tab/> ]*VPATH[<text:tab/> ]*=/{</text:p>
      <text:p text:style-name="Preformatted_20_Text">s/:*\$(srcdir):*/:/;</text:p>
      <text:p text:style-name="Preformatted_20_Text">s/:*\${srcdir}:*/:/;</text:p>
      <text:p text:style-name="Preformatted_20_Text">s/:*@srcdir@:*/:/;</text:p>
      <text:p text:style-name="Preformatted_20_Text">s/^\([^=]*=[<text:tab/> ]*\):*/\1/;</text:p>
      <text:p text:style-name="Preformatted_20_Text">s/:*$//;</text:p>
      <text:p text:style-name="Preformatted_20_Text">s/^[^=]*=[<text:tab/> ]*$//;</text:p>
      <text:p text:style-name="Preformatted_20_Text">}'</text:p>
      <text:p text:style-name="Preformatted_20_Text">fi</text:p>
      <text:p text:style-name="Preformatted_20_Text"/>
      <text:p text:style-name="Preformatted_20_Text">DEFS=-DHAVE_CONFIG_H</text:p>
      <text:p text:style-name="Preformatted_20_Text"/>
      <text:p text:style-name="Preformatted_20_Text"><text:soft-page-break/>ac_libobjs=</text:p>
      <text:p text:style-name="Preformatted_20_Text">ac_ltlibobjs=</text:p>
      <text:p text:style-name="Preformatted_20_Text">for ac_i in : $LIBOBJS; do test "x$ac_i" = x: &amp;&amp; continue</text:p>
      <text:p text:style-name="Preformatted_20_Text"><text:s text:c="2"/># 1. Remove the extension, and $U if already installed.</text:p>
      <text:p text:style-name="Preformatted_20_Text"><text:s text:c="2"/>ac_i=`echo "$ac_i" |</text:p>
      <text:p text:style-name="Preformatted_20_Text"><text:tab/> sed 's/\$U\././;s/\.o$//;s/\.obj$//'`</text:p>
      <text:p text:style-name="Preformatted_20_Text"><text:s text:c="2"/># 2. Add them.</text:p>
      <text:p text:style-name="Preformatted_20_Text"><text:s text:c="2"/>ac_libobjs="$ac_libobjs $ac_i\$U.$ac_objext"</text:p>
      <text:p text:style-name="Preformatted_20_Text"><text:s text:c="2"/>ac_ltlibobjs="$ac_ltlibobjs $ac_i"'$U.lo'</text:p>
      <text:p text:style-name="Preformatted_20_Text">done</text:p>
      <text:p text:style-name="Preformatted_20_Text">LIBOBJS=$ac_libobjs</text:p>
      <text:p text:style-name="Preformatted_20_Text"/>
      <text:p text:style-name="Preformatted_20_Text">LTLIBOBJS=$ac_ltlibobjs</text:p>
      <text:p text:style-name="Preformatted_20_Text"/>
      <text:p text:style-name="Preformatted_20_Text"/>
      <text:p text:style-name="Preformatted_20_Text"/>
      <text:p text:style-name="Preformatted_20_Text">: ${CONFIG_STATUS=./config.status}</text:p>
      <text:p text:style-name="Preformatted_20_Text">ac_clean_files_save=$ac_clean_files</text:p>
      <text:p text:style-name="Preformatted_20_Text">ac_clean_files="$ac_clean_files $CONFIG_STATUS"</text:p>
      <text:p text:style-name="Preformatted_20_Text">{ echo "$as_me:$LINENO: creating $CONFIG_STATUS" &gt;&amp;5</text:p>
      <text:p text:style-name="Preformatted_20_Text">echo "$as_me: creating $CONFIG_STATUS" &gt;&amp;6;}</text:p>
      <text:p text:style-name="Preformatted_20_Text">cat &gt;$CONFIG_STATUS &lt;&lt;_ACEOF</text:p>
      <text:p text:style-name="Preformatted_20_Text">#! $SHELL</text:p>
      <text:p text:style-name="Preformatted_20_Text"># Generated by $as_me.</text:p>
      <text:p text:style-name="Preformatted_20_Text"># Run this file to recreate the current configuration.</text:p>
      <text:p text:style-name="Preformatted_20_Text"># Compiler output produced by configure, useful for debugging</text:p>
      <text:p text:style-name="Preformatted_20_Text"># configure, is in config.log if it exists.</text:p>
      <text:p text:style-name="Preformatted_20_Text"/>
      <text:p text:style-name="Preformatted_20_Text">debug=false</text:p>
      <text:p text:style-name="Preformatted_20_Text">ac_cs_recheck=false</text:p>
      <text:p text:style-name="Preformatted_20_Text">ac_cs_silent=false</text:p>
      <text:p text:style-name="Preformatted_20_Text">SHELL=\${CONFIG_SHELL-$SHELL}</text:p>
      <text:p text:style-name="Preformatted_20_Text">_ACEOF</text:p>
      <text:p text:style-name="Preformatted_20_Text"/>
      <text:p text:style-name="Preformatted_20_Text">cat &gt;&gt;$CONFIG_STATUS &lt;&lt;\_ACEOF</text:p>
      <text:p text:style-name="Preformatted_20_Text">## --------------------- ##</text:p>
      <text:p text:style-name="Preformatted_20_Text">## M4sh Initialization. <text:s/>##</text:p>
      <text:p text:style-name="Preformatted_20_Text">## --------------------- ##</text:p>
      <text:p text:style-name="Preformatted_20_Text"/>
      <text:p text:style-name="Preformatted_20_Text"># Be Bourne compatible</text:p>
      <text:p text:style-name="Preformatted_20_Text">if test -n "${ZSH_VERSION+set}" &amp;&amp; (emulate sh) &gt;/dev/null 2&gt;&amp;1; then</text:p>
      <text:p text:style-name="Preformatted_20_Text"><text:s text:c="2"/>emulate sh</text:p>
      <text:p text:style-name="Preformatted_20_Text"><text:s text:c="2"/>NULLCMD=:</text:p>
      <text:p text:style-name="Preformatted_20_Text"><text:s text:c="2"/># Zsh 3.x and 4.x performs word splitting on ${1+"$@"}, which</text:p>
      <text:p text:style-name="Preformatted_20_Text"><text:soft-page-break/><text:s text:c="2"/># is contrary to our usage. <text:s/>Disable this feature.</text:p>
      <text:p text:style-name="Preformatted_20_Text"><text:s text:c="2"/>alias -g '${1+"$@"}'='"$@"'</text:p>
      <text:p text:style-name="Preformatted_20_Text">elif test -n "${BASH_VERSION+set}" &amp;&amp; (set -o posix) &gt;/dev/null 2&gt;&amp;1; then</text:p>
      <text:p text:style-name="Preformatted_20_Text"><text:s text:c="2"/>set -o posix</text:p>
      <text:p text:style-name="Preformatted_20_Text">fi</text:p>
      <text:p text:style-name="Preformatted_20_Text">DUALCASE=1; export DUALCASE # for MKS sh</text:p>
      <text:p text:style-name="Preformatted_20_Text"/>
      <text:p text:style-name="Preformatted_20_Text"># Support unset when possible.</text:p>
      <text:p text:style-name="Preformatted_20_Text">if ( (MAIL=60; unset MAIL) || exit) &gt;/dev/null 2&gt;&amp;1; then</text:p>
      <text:p text:style-name="Preformatted_20_Text"><text:s text:c="2"/>as_unset=unset</text:p>
      <text:p text:style-name="Preformatted_20_Text">else</text:p>
      <text:p text:style-name="Preformatted_20_Text"><text:s text:c="2"/>as_unset=false</text:p>
      <text:p text:style-name="Preformatted_20_Text">fi</text:p>
      <text:p text:style-name="Preformatted_20_Text"/>
      <text:p text:style-name="Preformatted_20_Text"/>
      <text:p text:style-name="Preformatted_20_Text"># Work around bugs in pre-3.0 UWIN ksh.</text:p>
      <text:p text:style-name="Preformatted_20_Text">$as_unset ENV MAIL MAILPATH</text:p>
      <text:p text:style-name="Preformatted_20_Text">PS1='$ '</text:p>
      <text:p text:style-name="Preformatted_20_Text">PS2='&gt; '</text:p>
      <text:p text:style-name="Preformatted_20_Text">PS4='+ '</text:p>
      <text:p text:style-name="Preformatted_20_Text"/>
      <text:p text:style-name="Preformatted_20_Text"># NLS nuisances.</text:p>
      <text:p text:style-name="Preformatted_20_Text">for as_var in \</text:p>
      <text:p text:style-name="Preformatted_20_Text"><text:s text:c="2"/>LANG LANGUAGE LC_ADDRESS LC_ALL LC_COLLATE LC_CTYPE LC_IDENTIFICATION \</text:p>
      <text:p text:style-name="Preformatted_20_Text"><text:s text:c="2"/>LC_MEASUREMENT LC_MESSAGES LC_MONETARY LC_NAME LC_NUMERIC LC_PAPER \</text:p>
      <text:p text:style-name="Preformatted_20_Text"><text:s text:c="2"/>LC_TELEPHONE LC_TIME</text:p>
      <text:p text:style-name="Preformatted_20_Text">do</text:p>
      <text:p text:style-name="Preformatted_20_Text"><text:s text:c="2"/>if (set +x; test -z "`(eval $as_var=C; export $as_var) 2&gt;&amp;1`"); then</text:p>
      <text:p text:style-name="Preformatted_20_Text"><text:s text:c="4"/>eval $as_var=C; export $as_var</text:p>
      <text:p text:style-name="Preformatted_20_Text"><text:s text:c="2"/>else</text:p>
      <text:p text:style-name="Preformatted_20_Text"><text:s text:c="4"/>$as_unset $as_var</text:p>
      <text:p text:style-name="Preformatted_20_Text"><text:s text:c="2"/>fi</text:p>
      <text:p text:style-name="Preformatted_20_Text">done</text:p>
      <text:p text:style-name="Preformatted_20_Text"/>
      <text:p text:style-name="Preformatted_20_Text"># Required to use basename.</text:p>
      <text:p text:style-name="Preformatted_20_Text">if expr a : '\(a\)' &gt;/dev/null 2&gt;&amp;1; then</text:p>
      <text:p text:style-name="Preformatted_20_Text"><text:s text:c="2"/>as_expr=expr</text:p>
      <text:p text:style-name="Preformatted_20_Text">else</text:p>
      <text:p text:style-name="Preformatted_20_Text"><text:s text:c="2"/>as_expr=false</text:p>
      <text:p text:style-name="Preformatted_20_Text">fi</text:p>
      <text:p text:style-name="Preformatted_20_Text"/>
      <text:p text:style-name="Preformatted_20_Text">if (basename /) &gt;/dev/null 2&gt;&amp;1 &amp;&amp; test "X`basename / 2&gt;&amp;1`" = "X/"; then</text:p>
      <text:p text:style-name="Preformatted_20_Text"><text:s text:c="2"/>as_basename=basename</text:p>
      <text:p text:style-name="Preformatted_20_Text">else</text:p>
      <text:p text:style-name="Preformatted_20_Text"><text:soft-page-break/><text:s text:c="2"/>as_basename=false</text:p>
      <text:p text:style-name="Preformatted_20_Text">fi</text:p>
      <text:p text:style-name="Preformatted_20_Text"/>
      <text:p text:style-name="Preformatted_20_Text"/>
      <text:p text:style-name="Preformatted_20_Text"># Name of the executable.</text:p>
      <text:p text:style-name="Preformatted_20_Text">as_me=`$as_basename "$0" ||</text:p>
      <text:p text:style-name="Preformatted_20_Text">$as_expr X/"$0" : '.*/\([^/][^/]*\)/*$' \| \</text:p>
      <text:p text:style-name="Preformatted_20_Text"><text:tab/> X"$0" : 'X\(//\)$' \| \</text:p>
      <text:p text:style-name="Preformatted_20_Text"><text:tab/> X"$0" : 'X\(/\)$' \| \</text:p>
      <text:p text:style-name="Preformatted_20_Text"><text:tab/> . <text:s text:c="4"/>: '\(.\)' 2&gt;/dev/null ||</text:p>
      <text:p text:style-name="Preformatted_20_Text">echo X/"$0" |</text:p>
      <text:p text:style-name="Preformatted_20_Text"><text:s text:c="4"/>sed '/^.*\/\([^/][^/]*\)\/*$/{ s//\1/; q; }</text:p>
      <text:p text:style-name="Preformatted_20_Text"><text:s text:c="2"/><text:tab/> <text:s/>/^X\/\(\/\/\)$/{ s//\1/; q; }</text:p>
      <text:p text:style-name="Preformatted_20_Text"><text:s text:c="2"/><text:tab/> <text:s/>/^X\/\(\/\).*/{ s//\1/; q; }</text:p>
      <text:p text:style-name="Preformatted_20_Text"><text:s text:c="2"/><text:tab/> <text:s/>s/.*/./; q'`</text:p>
      <text:p text:style-name="Preformatted_20_Text"/>
      <text:p text:style-name="Preformatted_20_Text"/>
      <text:p text:style-name="Preformatted_20_Text"># PATH needs CR, and LINENO needs CR and PATH.</text:p>
      <text:p text:style-name="Preformatted_20_Text"># Avoid depending upon Character Ranges.</text:p>
      <text:p text:style-name="Preformatted_20_Text">as_cr_letters='abcdefghijklmnopqrstuvwxyz'</text:p>
      <text:p text:style-name="Preformatted_20_Text">as_cr_LETTERS='ABCDEFGHIJKLMNOPQRSTUVWXYZ'</text:p>
      <text:p text:style-name="Preformatted_20_Text">as_cr_Letters=$as_cr_letters$as_cr_LETTERS</text:p>
      <text:p text:style-name="Preformatted_20_Text">as_cr_digits='0123456789'</text:p>
      <text:p text:style-name="Preformatted_20_Text">as_cr_alnum=$as_cr_Letters$as_cr_digits</text:p>
      <text:p text:style-name="Preformatted_20_Text"/>
      <text:p text:style-name="Preformatted_20_Text"># The user is always right.</text:p>
      <text:p text:style-name="Preformatted_20_Text">if test "${PATH_SEPARATOR+set}" != set; then</text:p>
      <text:p text:style-name="Preformatted_20_Text"><text:s text:c="2"/>echo "#! /bin/sh" &gt;conf$$.sh</text:p>
      <text:p text:style-name="Preformatted_20_Text"><text:s text:c="2"/>echo <text:s/>"exit 0" <text:s text:c="2"/>&gt;&gt;conf$$.sh</text:p>
      <text:p text:style-name="Preformatted_20_Text"><text:s text:c="2"/>chmod +x conf$$.sh</text:p>
      <text:p text:style-name="Preformatted_20_Text"><text:s text:c="2"/>if (PATH="/nonexistent;."; conf$$.sh) &gt;/dev/null 2&gt;&amp;1; then</text:p>
      <text:p text:style-name="Preformatted_20_Text"><text:s text:c="4"/>PATH_SEPARATOR=';'</text:p>
      <text:p text:style-name="Preformatted_20_Text"><text:s text:c="2"/>else</text:p>
      <text:p text:style-name="Preformatted_20_Text"><text:s text:c="4"/>PATH_SEPARATOR=:</text:p>
      <text:p text:style-name="Preformatted_20_Text"><text:s text:c="2"/>fi</text:p>
      <text:p text:style-name="Preformatted_20_Text"><text:s text:c="2"/>rm -f conf$$.sh</text:p>
      <text:p text:style-name="Preformatted_20_Text">fi</text:p>
      <text:p text:style-name="Preformatted_20_Text"/>
      <text:p text:style-name="Preformatted_20_Text"/>
      <text:p text:style-name="Preformatted_20_Text"><text:s text:c="2"/>as_lineno_1=$LINENO</text:p>
      <text:p text:style-name="Preformatted_20_Text"><text:s text:c="2"/>as_lineno_2=$LINENO</text:p>
      <text:p text:style-name="Preformatted_20_Text"><text:s text:c="2"/>as_lineno_3=`(expr $as_lineno_1 + 1) 2&gt;/dev/null`</text:p>
      <text:p text:style-name="Preformatted_20_Text"><text:s text:c="2"/>test "x$as_lineno_1" != "x$as_lineno_2" &amp;&amp;</text:p>
      <text:p text:style-name="Preformatted_20_Text"><text:s text:c="2"/>test "x$as_lineno_3" <text:s/>= "x$as_lineno_2" <text:s/>|| {</text:p>
      <text:p text:style-name="Preformatted_20_Text"><text:soft-page-break/><text:s text:c="2"/># Find who we are. <text:s/>Look in the path if we contain no path at all</text:p>
      <text:p text:style-name="Preformatted_20_Text"><text:s text:c="2"/># relative or not.</text:p>
      <text:p text:style-name="Preformatted_20_Text"><text:s text:c="2"/>case $0 in</text:p>
      <text:p text:style-name="Preformatted_20_Text"><text:s text:c="4"/>*[\\/]* ) as_myself=$0 ;;</text:p>
      <text:p text:style-name="Preformatted_20_Text"><text:s text:c="4"/>*) as_save_IFS=$IFS; IFS=$PATH_SEPARATOR</text:p>
      <text:p text:style-name="Preformatted_20_Text">for as_dir in 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test -r "$as_dir/$0" &amp;&amp; as_myself=$as_dir/$0 &amp;&amp; break</text:p>
      <text:p text:style-name="Preformatted_20_Text">done</text:p>
      <text:p text:style-name="Preformatted_20_Text"/>
      <text:p text:style-name="Preformatted_20_Text"><text:s text:c="7"/>;;</text:p>
      <text:p text:style-name="Preformatted_20_Text"><text:s text:c="2"/>esac</text:p>
      <text:p text:style-name="Preformatted_20_Text"><text:s text:c="2"/># We did not find ourselves, most probably we were run as `sh COMMAND'</text:p>
      <text:p text:style-name="Preformatted_20_Text"><text:s text:c="2"/># in which case we are not to be found in the path.</text:p>
      <text:p text:style-name="Preformatted_20_Text"><text:s text:c="2"/>if test "x$as_myself" = x; then</text:p>
      <text:p text:style-name="Preformatted_20_Text"><text:s text:c="4"/>as_myself=$0</text:p>
      <text:p text:style-name="Preformatted_20_Text"><text:s text:c="2"/>fi</text:p>
      <text:p text:style-name="Preformatted_20_Text"><text:s text:c="2"/>if test ! -f "$as_myself"; then</text:p>
      <text:p text:style-name="Preformatted_20_Text"><text:s text:c="4"/>{ { echo "$as_me:$LINENO: error: cannot find myself; rerun with an absolute path" &gt;&amp;5</text:p>
      <text:p text:style-name="Preformatted_20_Text">echo "$as_me: error: cannot find myself; rerun with an absolute path" &gt;&amp;2;}</text:p>
      <text:p text:style-name="Preformatted_20_Text"><text:s text:c="3"/>{ (exit 1); exit 1; }; }</text:p>
      <text:p text:style-name="Preformatted_20_Text"><text:s text:c="2"/>fi</text:p>
      <text:p text:style-name="Preformatted_20_Text"><text:s text:c="2"/>case $CONFIG_SHELL in</text:p>
      <text:p text:style-name="Preformatted_20_Text"><text:s text:c="2"/>'')</text:p>
      <text:p text:style-name="Preformatted_20_Text"><text:s text:c="4"/>as_save_IFS=$IFS; IFS=$PATH_SEPARATOR</text:p>
      <text:p text:style-name="Preformatted_20_Text">for as_dir in /bin$PATH_SEPARATOR/usr/bin$PATH_SEPARATOR$PATH</text:p>
      <text:p text:style-name="Preformatted_20_Text">do</text:p>
      <text:p text:style-name="Preformatted_20_Text"><text:s text:c="2"/>IFS=$as_save_IFS</text:p>
      <text:p text:style-name="Preformatted_20_Text"><text:s text:c="2"/>test -z "$as_dir" &amp;&amp; as_dir=.</text:p>
      <text:p text:style-name="Preformatted_20_Text"><text:s text:c="2"/>for as_base in sh bash ksh sh5; do</text:p>
      <text:p text:style-name="Preformatted_20_Text"><text:tab/> case $as_dir in</text:p>
      <text:p text:style-name="Preformatted_20_Text"><text:tab/> /*)</text:p>
      <text:p text:style-name="Preformatted_20_Text"><text:tab/> <text:s text:c="2"/>if ("$as_dir/$as_base" -c '</text:p>
      <text:p text:style-name="Preformatted_20_Text"><text:s text:c="2"/>as_lineno_1=$LINENO</text:p>
      <text:p text:style-name="Preformatted_20_Text"><text:s text:c="2"/>as_lineno_2=$LINENO</text:p>
      <text:p text:style-name="Preformatted_20_Text"><text:s text:c="2"/>as_lineno_3=`(expr $as_lineno_1 + 1) 2&gt;/dev/null`</text:p>
      <text:p text:style-name="Preformatted_20_Text"><text:s text:c="2"/>test "x$as_lineno_1" != "x$as_lineno_2" &amp;&amp;</text:p>
      <text:p text:style-name="Preformatted_20_Text"><text:s text:c="2"/>test "x$as_lineno_3" <text:s/>= "x$as_lineno_2" ') 2&gt;/dev/null; then</text:p>
      <text:p text:style-name="Preformatted_20_Text"><text:tab/> <text:s text:c="4"/>$as_unset BASH_ENV || test "${BASH_ENV+set}" != set || { BASH_ENV=; export BASH_ENV; }</text:p>
      <text:p text:style-name="Preformatted_20_Text"><text:tab/> <text:s text:c="4"/>$as_unset ENV || test "${ENV+set}" != set || { ENV=; export ENV; }</text:p>
      <text:p text:style-name="Preformatted_20_Text"><text:tab/> <text:s text:c="4"/>CONFIG_SHELL=$as_dir/$as_base</text:p>
      <text:p text:style-name="Preformatted_20_Text"><text:tab/> <text:s text:c="4"/>export CONFIG_SHELL</text:p>
      <text:p text:style-name="Preformatted_20_Text"><text:soft-page-break/><text:tab/> <text:s text:c="4"/>exec "$CONFIG_SHELL" "$0" ${1+"$@"}</text:p>
      <text:p text:style-name="Preformatted_20_Text"><text:tab/> <text:s text:c="2"/>fi;;</text:p>
      <text:p text:style-name="Preformatted_20_Text"><text:tab/> esac</text:p>
      <text:p text:style-name="Preformatted_20_Text"><text:s text:c="7"/>done</text:p>
      <text:p text:style-name="Preformatted_20_Text">done</text:p>
      <text:p text:style-name="Preformatted_20_Text">;;</text:p>
      <text:p text:style-name="Preformatted_20_Text"><text:s text:c="2"/>esac</text:p>
      <text:p text:style-name="Preformatted_20_Text"/>
      <text:p text:style-name="Preformatted_20_Text"><text:s text:c="2"/># Create $as_me.lineno as a copy of $as_myself, but with $LINENO</text:p>
      <text:p text:style-name="Preformatted_20_Text"><text:s text:c="2"/># uniformly replaced by the line number. <text:s/>The first 'sed' inserts a</text:p>
      <text:p text:style-name="Preformatted_20_Text"><text:s text:c="2"/># line-number line before each line; the second 'sed' does the real</text:p>
      <text:p text:style-name="Preformatted_20_Text"><text:s text:c="2"/># work. <text:s/>The second script uses 'N' to pair each line-number line</text:p>
      <text:p text:style-name="Preformatted_20_Text"><text:s text:c="2"/># with the numbered line, and appends trailing '-' during</text:p>
      <text:p text:style-name="Preformatted_20_Text"><text:s text:c="2"/># substitution so that $LINENO is not a special case at line end.</text:p>
      <text:p text:style-name="Preformatted_20_Text"><text:s text:c="2"/># (Raja R Harinath suggested sed '=', and Paul Eggert wrote the</text:p>
      <text:p text:style-name="Preformatted_20_Text"><text:s text:c="2"/># second 'sed' script. <text:s/>Blame Lee E. McMahon for sed's syntax. <text:s/>:-)</text:p>
      <text:p text:style-name="Preformatted_20_Text"><text:s text:c="2"/>sed '=' &lt;$as_myself |</text:p>
      <text:p text:style-name="Preformatted_20_Text"><text:s text:c="4"/>sed '</text:p>
      <text:p text:style-name="Preformatted_20_Text"><text:s text:c="6"/>N</text:p>
      <text:p text:style-name="Preformatted_20_Text"><text:s text:c="6"/>s,$,-,</text:p>
      <text:p text:style-name="Preformatted_20_Text"><text:s text:c="6"/>: loop</text:p>
      <text:p text:style-name="Preformatted_20_Text"><text:s text:c="6"/>s,^\(['$as_cr_digits']*\)\(.*\)[$]LINENO\([^'$as_cr_alnum'_]\),\1\2\1\3,</text:p>
      <text:p text:style-name="Preformatted_20_Text"><text:s text:c="6"/>t loop</text:p>
      <text:p text:style-name="Preformatted_20_Text"><text:s text:c="6"/>s,-$,,</text:p>
      <text:p text:style-name="Preformatted_20_Text"><text:s text:c="6"/>s,^['$as_cr_digits']*\n,,</text:p>
      <text:p text:style-name="Preformatted_20_Text"><text:s text:c="4"/>' &gt;$as_me.lineno &amp;&amp;</text:p>
      <text:p text:style-name="Preformatted_20_Text"><text:s text:c="2"/>chmod +x $as_me.lineno ||</text:p>
      <text:p text:style-name="Preformatted_20_Text"><text:s text:c="4"/>{ { echo "$as_me:$LINENO: error: cannot create $as_me.lineno; rerun with a POSIX shell" &gt;&amp;5</text:p>
      <text:p text:style-name="Preformatted_20_Text">echo "$as_me: error: cannot create $as_me.lineno; rerun with a POSIX shell" &gt;&amp;2;}</text:p>
      <text:p text:style-name="Preformatted_20_Text"><text:s text:c="3"/>{ (exit 1); exit 1; }; }</text:p>
      <text:p text:style-name="Preformatted_20_Text"/>
      <text:p text:style-name="Preformatted_20_Text"><text:s text:c="2"/># Don't try to exec as it changes $[0], causing all sort of problems</text:p>
      <text:p text:style-name="Preformatted_20_Text"><text:s text:c="2"/># (the dirname of $[0] is not the place where we might find the</text:p>
      <text:p text:style-name="Preformatted_20_Text"><text:s text:c="2"/># original and so on. <text:s/>Autoconf is especially sensible to this).</text:p>
      <text:p text:style-name="Preformatted_20_Text"><text:s text:c="2"/>. ./$as_me.lineno</text:p>
      <text:p text:style-name="Preformatted_20_Text"><text:s text:c="2"/># Exit status is that of the last command.</text:p>
      <text:p text:style-name="Preformatted_20_Text"><text:s text:c="2"/>exit</text:p>
      <text:p text:style-name="Preformatted_20_Text">}</text:p>
      <text:p text:style-name="Preformatted_20_Text"/>
      <text:p text:style-name="Preformatted_20_Text"/>
      <text:p text:style-name="Preformatted_20_Text">case `echo "testing\c"; echo 1,2,3`,`echo -n testing; echo 1,2,3` in</text:p>
      <text:p text:style-name="Preformatted_20_Text"><text:s text:c="2"/>*c*,-n*) ECHO_N= ECHO_C='</text:p>
      <text:p text:style-name="Preformatted_20_Text">' ECHO_T='<text:tab/>' ;;</text:p>
      <text:p text:style-name="Preformatted_20_Text"><text:s text:c="2"/>*c*,* <text:s/>) ECHO_N=-n ECHO_C= ECHO_T= ;;</text:p>
      <text:p text:style-name="Preformatted_20_Text"><text:soft-page-break/><text:s text:c="2"/>*) <text:s text:c="6"/>ECHO_N= ECHO_C='\c' ECHO_T= ;;</text:p>
      <text:p text:style-name="Preformatted_20_Text">esac</text:p>
      <text:p text:style-name="Preformatted_20_Text"/>
      <text:p text:style-name="Preformatted_20_Text">if expr a : '\(a\)' &gt;/dev/null 2&gt;&amp;1; then</text:p>
      <text:p text:style-name="Preformatted_20_Text"><text:s text:c="2"/>as_expr=expr</text:p>
      <text:p text:style-name="Preformatted_20_Text">else</text:p>
      <text:p text:style-name="Preformatted_20_Text"><text:s text:c="2"/>as_expr=false</text:p>
      <text:p text:style-name="Preformatted_20_Text">fi</text:p>
      <text:p text:style-name="Preformatted_20_Text"/>
      <text:p text:style-name="Preformatted_20_Text">rm -f conf$$ conf$$.exe conf$$.file</text:p>
      <text:p text:style-name="Preformatted_20_Text">echo &gt;conf$$.file</text:p>
      <text:p text:style-name="Preformatted_20_Text">if ln -s conf$$.file conf$$ 2&gt;/dev/null; then</text:p>
      <text:p text:style-name="Preformatted_20_Text"><text:s text:c="2"/># We could just check for DJGPP; but this test a) works b) is more generic</text:p>
      <text:p text:style-name="Preformatted_20_Text"><text:s text:c="2"/># and c) will remain valid once DJGPP supports symlinks (DJGPP 2.04).</text:p>
      <text:p text:style-name="Preformatted_20_Text"><text:s text:c="2"/>if test -f conf$$.exe; then</text:p>
      <text:p text:style-name="Preformatted_20_Text"><text:s text:c="4"/># Don't use ln at all; we don't have any links</text:p>
      <text:p text:style-name="Preformatted_20_Text"><text:s text:c="4"/>as_ln_s='cp -p'</text:p>
      <text:p text:style-name="Preformatted_20_Text"><text:s text:c="2"/>else</text:p>
      <text:p text:style-name="Preformatted_20_Text"><text:s text:c="4"/>as_ln_s='ln -s'</text:p>
      <text:p text:style-name="Preformatted_20_Text"><text:s text:c="2"/>fi</text:p>
      <text:p text:style-name="Preformatted_20_Text">elif ln conf$$.file conf$$ 2&gt;/dev/null; then</text:p>
      <text:p text:style-name="Preformatted_20_Text"><text:s text:c="2"/>as_ln_s=ln</text:p>
      <text:p text:style-name="Preformatted_20_Text">else</text:p>
      <text:p text:style-name="Preformatted_20_Text"><text:s text:c="2"/>as_ln_s='cp -p'</text:p>
      <text:p text:style-name="Preformatted_20_Text">fi</text:p>
      <text:p text:style-name="Preformatted_20_Text">rm -f conf$$ conf$$.exe conf$$.file</text:p>
      <text:p text:style-name="Preformatted_20_Text"/>
      <text:p text:style-name="Preformatted_20_Text">if mkdir -p . 2&gt;/dev/null; then</text:p>
      <text:p text:style-name="Preformatted_20_Text"><text:s text:c="2"/>as_mkdir_p=:</text:p>
      <text:p text:style-name="Preformatted_20_Text">else</text:p>
      <text:p text:style-name="Preformatted_20_Text"><text:s text:c="2"/>test -d ./-p &amp;&amp; rmdir ./-p</text:p>
      <text:p text:style-name="Preformatted_20_Text"><text:s text:c="2"/>as_mkdir_p=false</text:p>
      <text:p text:style-name="Preformatted_20_Text">fi</text:p>
      <text:p text:style-name="Preformatted_20_Text"/>
      <text:p text:style-name="Preformatted_20_Text">as_executable_p="test -f"</text:p>
      <text:p text:style-name="Preformatted_20_Text"/>
      <text:p text:style-name="Preformatted_20_Text"># Sed expression to map a string onto a valid CPP name.</text:p>
      <text:p text:style-name="Preformatted_20_Text">as_tr_cpp="eval sed 'y%*$as_cr_letters%P$as_cr_LETTERS%;s%[^_$as_cr_alnum]%_%g'"</text:p>
      <text:p text:style-name="Preformatted_20_Text"/>
      <text:p text:style-name="Preformatted_20_Text"># Sed expression to map a string onto a valid variable name.</text:p>
      <text:p text:style-name="Preformatted_20_Text">as_tr_sh="eval sed 'y%*+%pp%;s%[^_$as_cr_alnum]%_%g'"</text:p>
      <text:p text:style-name="Preformatted_20_Text"/>
      <text:p text:style-name="Preformatted_20_Text"/>
      <text:p text:style-name="Preformatted_20_Text"># IFS</text:p>
      <text:p text:style-name="Preformatted_20_Text"><text:soft-page-break/># We need space, tab and new line, in precisely that order.</text:p>
      <text:p text:style-name="Preformatted_20_Text">as_nl='</text:p>
      <text:p text:style-name="Preformatted_20_Text">'</text:p>
      <text:p text:style-name="Preformatted_20_Text">IFS=" <text:tab/>$as_nl"</text:p>
      <text:p text:style-name="Preformatted_20_Text"/>
      <text:p text:style-name="Preformatted_20_Text"># CDPATH.</text:p>
      <text:p text:style-name="Preformatted_20_Text">$as_unset CDPATH</text:p>
      <text:p text:style-name="Preformatted_20_Text"/>
      <text:p text:style-name="Preformatted_20_Text">exec 6&gt;&amp;1</text:p>
      <text:p text:style-name="Preformatted_20_Text"/>
      <text:p text:style-name="Preformatted_20_Text"># Open the log real soon, to keep \$[0] and so on meaningful, and to</text:p>
      <text:p text:style-name="Preformatted_20_Text"># report actual input values of CONFIG_FILES etc. instead of their</text:p>
      <text:p text:style-name="Preformatted_20_Text"># values after options handling. <text:s/>Logging --version etc. is OK.</text:p>
      <text:p text:style-name="Preformatted_20_Text">exec 5&gt;&gt;config.log</text:p>
      <text:p text:style-name="Preformatted_20_Text">{</text:p>
      <text:p text:style-name="Preformatted_20_Text"><text:s text:c="2"/>echo</text:p>
      <text:p text:style-name="Preformatted_20_Text"><text:s text:c="2"/>sed 'h;s/./-/g;s/^.../## /;s/...$/ ##/;p;x;p;x' &lt;&lt;_ASBOX</text:p>
      <text:p text:style-name="Preformatted_20_Text">## Running $as_me. ##</text:p>
      <text:p text:style-name="Preformatted_20_Text">_ASBOX</text:p>
      <text:p text:style-name="Preformatted_20_Text">} &gt;&amp;5</text:p>
      <text:p text:style-name="Preformatted_20_Text">cat &gt;&amp;5 &lt;&lt;_CSEOF</text:p>
      <text:p text:style-name="Preformatted_20_Text"/>
      <text:p text:style-name="Preformatted_20_Text">This file was extended by $as_me, which was</text:p>
      <text:p text:style-name="Preformatted_20_Text">generated by GNU Autoconf 2.59. <text:s/>Invocation command line was</text:p>
      <text:p text:style-name="Preformatted_20_Text"/>
      <text:p text:style-name="Preformatted_20_Text"><text:s text:c="2"/>CONFIG_FILES <text:s text:c="3"/>= $CONFIG_FILES</text:p>
      <text:p text:style-name="Preformatted_20_Text"><text:s text:c="2"/>CONFIG_HEADERS <text:s/>= $CONFIG_HEADERS</text:p>
      <text:p text:style-name="Preformatted_20_Text"><text:s text:c="2"/>CONFIG_LINKS <text:s text:c="3"/>= $CONFIG_LINKS</text:p>
      <text:p text:style-name="Preformatted_20_Text"><text:s text:c="2"/>CONFIG_COMMANDS = $CONFIG_COMMANDS</text:p>
      <text:p text:style-name="Preformatted_20_Text"><text:s text:c="2"/>$ $0 $@</text:p>
      <text:p text:style-name="Preformatted_20_Text"/>
      <text:p text:style-name="Preformatted_20_Text">_CSEOF</text:p>
      <text:p text:style-name="Preformatted_20_Text">echo "on `(hostname || uname -n) 2&gt;/dev/null | sed 1q`" &gt;&amp;5</text:p>
      <text:p text:style-name="Preformatted_20_Text">echo &gt;&amp;5</text:p>
      <text:p text:style-name="Preformatted_20_Text">_ACEOF</text:p>
      <text:p text:style-name="Preformatted_20_Text"/>
      <text:p text:style-name="Preformatted_20_Text"># Files that config.status was made for.</text:p>
      <text:p text:style-name="Preformatted_20_Text">if test -n "$ac_config_files"; then</text:p>
      <text:p text:style-name="Preformatted_20_Text"><text:s text:c="2"/>echo "config_files=\"$ac_config_files\"" &gt;&gt;$CONFIG_STATUS</text:p>
      <text:p text:style-name="Preformatted_20_Text">fi</text:p>
      <text:p text:style-name="Preformatted_20_Text"/>
      <text:p text:style-name="Preformatted_20_Text">if test -n "$ac_config_headers"; then</text:p>
      <text:p text:style-name="Preformatted_20_Text"><text:s text:c="2"/>echo "config_headers=\"$ac_config_headers\"" &gt;&gt;$CONFIG_STATUS</text:p>
      <text:p text:style-name="Preformatted_20_Text">fi</text:p>
      <text:p text:style-name="Preformatted_20_Text"><text:soft-page-break/></text:p>
      <text:p text:style-name="Preformatted_20_Text">if test -n "$ac_config_links"; then</text:p>
      <text:p text:style-name="Preformatted_20_Text"><text:s text:c="2"/>echo "config_links=\"$ac_config_links\"" &gt;&gt;$CONFIG_STATUS</text:p>
      <text:p text:style-name="Preformatted_20_Text">fi</text:p>
      <text:p text:style-name="Preformatted_20_Text"/>
      <text:p text:style-name="Preformatted_20_Text">if test -n "$ac_config_commands"; then</text:p>
      <text:p text:style-name="Preformatted_20_Text"><text:s text:c="2"/>echo "config_commands=\"$ac_config_commands\"" &gt;&gt;$CONFIG_STATUS</text:p>
      <text:p text:style-name="Preformatted_20_Text">fi</text:p>
      <text:p text:style-name="Preformatted_20_Text"/>
      <text:p text:style-name="Preformatted_20_Text">cat &gt;&gt;$CONFIG_STATUS &lt;&lt;\_ACEOF</text:p>
      <text:p text:style-name="Preformatted_20_Text"/>
      <text:p text:style-name="Preformatted_20_Text">ac_cs_usage="\</text:p>
      <text:p text:style-name="Preformatted_20_Text">\`$as_me' instantiates files from templates according to the</text:p>
      <text:p text:style-name="Preformatted_20_Text">current configuration.</text:p>
      <text:p text:style-name="Preformatted_20_Text"/>
      <text:p text:style-name="Preformatted_20_Text">Usage: $0 [OPTIONS] [FILE]...</text:p>
      <text:p text:style-name="Preformatted_20_Text"/>
      <text:p text:style-name="Preformatted_20_Text"><text:s text:c="2"/>-h, --help <text:s text:c="6"/>print this help, then exit</text:p>
      <text:p text:style-name="Preformatted_20_Text"><text:s text:c="2"/>-V, --version <text:s text:c="3"/>print version number, then exit</text:p>
      <text:p text:style-name="Preformatted_20_Text"><text:s text:c="2"/>-q, --quiet <text:s text:c="5"/>do not print progress messages</text:p>
      <text:p text:style-name="Preformatted_20_Text"><text:s text:c="2"/>-d, --debug <text:s text:c="5"/>don't remove temporary files</text:p>
      <text:p text:style-name="Preformatted_20_Text"><text:s text:c="6"/>--recheck <text:s text:c="3"/>update $as_me by reconfiguring in the same conditions</text:p>
      <text:p text:style-name="Preformatted_20_Text"><text:s text:c="2"/>--file=FILE[:TEMPLATE]</text:p>
      <text:p text:style-name="Preformatted_20_Text"><text:tab/><text:tab/> <text:s text:c="2"/>instantiate the configuration file FILE</text:p>
      <text:p text:style-name="Preformatted_20_Text"><text:s text:c="2"/>--header=FILE[:TEMPLATE]</text:p>
      <text:p text:style-name="Preformatted_20_Text"><text:tab/><text:tab/> <text:s text:c="2"/>instantiate the configuration header FILE</text:p>
      <text:p text:style-name="Preformatted_20_Text"/>
      <text:p text:style-name="Preformatted_20_Text">Configuration files:</text:p>
      <text:p text:style-name="Preformatted_20_Text">$config_files</text:p>
      <text:p text:style-name="Preformatted_20_Text"/>
      <text:p text:style-name="Preformatted_20_Text">Configuration headers:</text:p>
      <text:p text:style-name="Preformatted_20_Text">$config_headers</text:p>
      <text:p text:style-name="Preformatted_20_Text"/>
      <text:p text:style-name="Preformatted_20_Text">Report bugs to &lt;bug-autoconf@gnu.org&gt;."</text:p>
      <text:p text:style-name="Preformatted_20_Text">_ACEOF</text:p>
      <text:p text:style-name="Preformatted_20_Text"/>
      <text:p text:style-name="Preformatted_20_Text">cat &gt;&gt;$CONFIG_STATUS &lt;&lt;_ACEOF</text:p>
      <text:p text:style-name="Preformatted_20_Text">ac_cs_version="\\</text:p>
      <text:p text:style-name="Preformatted_20_Text">config.status</text:p>
      <text:p text:style-name="Preformatted_20_Text">configured by $0, generated by GNU Autoconf 2.59,</text:p>
      <text:p text:style-name="Preformatted_20_Text"><text:s text:c="2"/>with options \\"`echo "$ac_configure_args" | sed 's/[\\""\`\$]/\\\\&amp;/g'`\\"</text:p>
      <text:p text:style-name="Preformatted_20_Text"/>
      <text:p text:style-name="Preformatted_20_Text">Copyright (C) 2003 Free Software Foundation, Inc.</text:p>
      <text:p text:style-name="Preformatted_20_Text">This config.status script is free software; the Free Software Foundation</text:p>
      <text:p text:style-name="Preformatted_20_Text"><text:soft-page-break/>gives unlimited permission to copy, distribute and modify it."</text:p>
      <text:p text:style-name="Preformatted_20_Text">srcdir=$srcdir</text:p>
      <text:p text:style-name="Preformatted_20_Text">INSTALL="$INSTALL"</text:p>
      <text:p text:style-name="Preformatted_20_Text">_ACEOF</text:p>
      <text:p text:style-name="Preformatted_20_Text"/>
      <text:p text:style-name="Preformatted_20_Text">cat &gt;&gt;$CONFIG_STATUS &lt;&lt;\_ACEOF</text:p>
      <text:p text:style-name="Preformatted_20_Text"># If no file are specified by the user, then we need to provide default</text:p>
      <text:p text:style-name="Preformatted_20_Text"># value. <text:s/>By we need to know if files were specified by the user.</text:p>
      <text:p text:style-name="Preformatted_20_Text">ac_need_defaults=:</text:p>
      <text:p text:style-name="Preformatted_20_Text">while test $# != 0</text:p>
      <text:p text:style-name="Preformatted_20_Text">do</text:p>
      <text:p text:style-name="Preformatted_20_Text"><text:s text:c="2"/>case $1 in</text:p>
      <text:p text:style-name="Preformatted_20_Text"><text:s text:c="2"/>--*=*)</text:p>
      <text:p text:style-name="Preformatted_20_Text"><text:s text:c="4"/>ac_option=`expr "x$1" : 'x\([^=]*\)='`</text:p>
      <text:p text:style-name="Preformatted_20_Text"><text:s text:c="4"/>ac_optarg=`expr "x$1" : 'x[^=]*=\(.*\)'`</text:p>
      <text:p text:style-name="Preformatted_20_Text"><text:s text:c="4"/>ac_shift=:</text:p>
      <text:p text:style-name="Preformatted_20_Text"><text:s text:c="4"/>;;</text:p>
      <text:p text:style-name="Preformatted_20_Text"><text:s text:c="2"/>-*)</text:p>
      <text:p text:style-name="Preformatted_20_Text"><text:s text:c="4"/>ac_option=$1</text:p>
      <text:p text:style-name="Preformatted_20_Text"><text:s text:c="4"/>ac_optarg=$2</text:p>
      <text:p text:style-name="Preformatted_20_Text"><text:s text:c="4"/>ac_shift=shift</text:p>
      <text:p text:style-name="Preformatted_20_Text"><text:s text:c="4"/>;;</text:p>
      <text:p text:style-name="Preformatted_20_Text"><text:s text:c="2"/>*) # This is not an option, so the user has probably given explicit</text:p>
      <text:p text:style-name="Preformatted_20_Text"><text:s text:c="5"/># arguments.</text:p>
      <text:p text:style-name="Preformatted_20_Text"><text:s text:c="5"/>ac_option=$1</text:p>
      <text:p text:style-name="Preformatted_20_Text"><text:s text:c="5"/>ac_need_defaults=false;;</text:p>
      <text:p text:style-name="Preformatted_20_Text"><text:s text:c="2"/>esac</text:p>
      <text:p text:style-name="Preformatted_20_Text"/>
      <text:p text:style-name="Preformatted_20_Text"><text:s text:c="2"/>case $ac_option in</text:p>
      <text:p text:style-name="Preformatted_20_Text"><text:s text:c="2"/># Handling of the options.</text:p>
      <text:p text:style-name="Preformatted_20_Text">_ACEOF</text:p>
      <text:p text:style-name="Preformatted_20_Text">cat &gt;&gt;$CONFIG_STATUS &lt;&lt;\_ACEOF</text:p>
      <text:p text:style-name="Preformatted_20_Text"><text:s text:c="2"/>-recheck | --recheck | --rechec | --reche | --rech | --rec | --re | --r)</text:p>
      <text:p text:style-name="Preformatted_20_Text"><text:s text:c="4"/>ac_cs_recheck=: ;;</text:p>
      <text:p text:style-name="Preformatted_20_Text"><text:s text:c="2"/>--version | --vers* | -V )</text:p>
      <text:p text:style-name="Preformatted_20_Text"><text:s text:c="4"/>echo "$ac_cs_version"; exit 0 ;;</text:p>
      <text:p text:style-name="Preformatted_20_Text"><text:s text:c="2"/>--he | --h)</text:p>
      <text:p text:style-name="Preformatted_20_Text"><text:s text:c="4"/># Conflict between --help and --header</text:p>
      <text:p text:style-name="Preformatted_20_Text"><text:s text:c="4"/>{ { echo "$as_me:$LINENO: error: ambiguous option: $1</text:p>
      <text:p text:style-name="Preformatted_20_Text">Try \`$0 --help' for more information." &gt;&amp;5</text:p>
      <text:p text:style-name="Preformatted_20_Text">echo "$as_me: error: ambiguous option: $1</text:p>
      <text:p text:style-name="Preformatted_20_Text">Try \`$0 --help' for more information." &gt;&amp;2;}</text:p>
      <text:p text:style-name="Preformatted_20_Text"><text:s text:c="3"/>{ (exit 1); exit 1; }; };;</text:p>
      <text:p text:style-name="Preformatted_20_Text"><text:s text:c="2"/>--help | --hel | -h )</text:p>
      <text:p text:style-name="Preformatted_20_Text"><text:soft-page-break/><text:s text:c="4"/>echo "$ac_cs_usage"; exit 0 ;;</text:p>
      <text:p text:style-name="Preformatted_20_Text"><text:s text:c="2"/>--debug | --d* | -d )</text:p>
      <text:p text:style-name="Preformatted_20_Text"><text:s text:c="4"/>debug=: ;;</text:p>
      <text:p text:style-name="Preformatted_20_Text"><text:s text:c="2"/>--file | --fil | --fi | --f )</text:p>
      <text:p text:style-name="Preformatted_20_Text"><text:s text:c="4"/>$ac_shift</text:p>
      <text:p text:style-name="Preformatted_20_Text"><text:s text:c="4"/>CONFIG_FILES="$CONFIG_FILES $ac_optarg"</text:p>
      <text:p text:style-name="Preformatted_20_Text"><text:s text:c="4"/>ac_need_defaults=false;;</text:p>
      <text:p text:style-name="Preformatted_20_Text"><text:s text:c="2"/>--header | --heade | --head | --hea )</text:p>
      <text:p text:style-name="Preformatted_20_Text"><text:s text:c="4"/>$ac_shift</text:p>
      <text:p text:style-name="Preformatted_20_Text"><text:s text:c="4"/>CONFIG_HEADERS="$CONFIG_HEADERS $ac_optarg"</text:p>
      <text:p text:style-name="Preformatted_20_Text"><text:s text:c="4"/>ac_need_defaults=false;;</text:p>
      <text:p text:style-name="Preformatted_20_Text"><text:s text:c="2"/>-q | -quiet | --quiet | --quie | --qui | --qu | --q \</text:p>
      <text:p text:style-name="Preformatted_20_Text"><text:s text:c="2"/>| -silent | --silent | --silen | --sile | --sil | --si | --s)</text:p>
      <text:p text:style-name="Preformatted_20_Text"><text:s text:c="4"/>ac_cs_silent=: ;;</text:p>
      <text:p text:style-name="Preformatted_20_Text"/>
      <text:p text:style-name="Preformatted_20_Text"><text:s text:c="2"/># This is an error.</text:p>
      <text:p text:style-name="Preformatted_20_Text"><text:s text:c="2"/>-*) { { echo "$as_me:$LINENO: error: unrecognized option: $1</text:p>
      <text:p text:style-name="Preformatted_20_Text">Try \`$0 --help' for more information." &gt;&amp;5</text:p>
      <text:p text:style-name="Preformatted_20_Text">echo "$as_me: error: unrecognized option: $1</text:p>
      <text:p text:style-name="Preformatted_20_Text">Try \`$0 --help' for more information." &gt;&amp;2;}</text:p>
      <text:p text:style-name="Preformatted_20_Text"><text:s text:c="3"/>{ (exit 1); exit 1; }; } ;;</text:p>
      <text:p text:style-name="Preformatted_20_Text"/>
      <text:p text:style-name="Preformatted_20_Text"><text:s text:c="2"/>*) ac_config_targets="$ac_config_targets $1" ;;</text:p>
      <text:p text:style-name="Preformatted_20_Text"/>
      <text:p text:style-name="Preformatted_20_Text"><text:s text:c="2"/>esac</text:p>
      <text:p text:style-name="Preformatted_20_Text"><text:s text:c="2"/>shift</text:p>
      <text:p text:style-name="Preformatted_20_Text">done</text:p>
      <text:p text:style-name="Preformatted_20_Text"/>
      <text:p text:style-name="Preformatted_20_Text">ac_configure_extra_args=</text:p>
      <text:p text:style-name="Preformatted_20_Text"/>
      <text:p text:style-name="Preformatted_20_Text">if $ac_cs_silent; then</text:p>
      <text:p text:style-name="Preformatted_20_Text"><text:s text:c="2"/>exec 6&gt;/dev/null</text:p>
      <text:p text:style-name="Preformatted_20_Text"><text:s text:c="2"/>ac_configure_extra_args="$ac_configure_extra_args --silent"</text:p>
      <text:p text:style-name="Preformatted_20_Text">fi</text:p>
      <text:p text:style-name="Preformatted_20_Text"/>
      <text:p text:style-name="Preformatted_20_Text">_ACEOF</text:p>
      <text:p text:style-name="Preformatted_20_Text">cat &gt;&gt;$CONFIG_STATUS &lt;&lt;_ACEOF</text:p>
      <text:p text:style-name="Preformatted_20_Text">if \$ac_cs_recheck; then</text:p>
      <text:p text:style-name="Preformatted_20_Text"><text:s text:c="2"/>echo "running $SHELL $0 " $ac_configure_args \$ac_configure_extra_args " --no-create --no-recursion" &gt;&amp;6</text:p>
      <text:p text:style-name="Preformatted_20_Text"><text:s text:c="2"/>exec $SHELL $0 $ac_configure_args \$ac_configure_extra_args --no-create --no-recursion</text:p>
      <text:p text:style-name="Preformatted_20_Text">fi</text:p>
      <text:p text:style-name="Preformatted_20_Text"/>
      <text:p text:style-name="Preformatted_20_Text">_ACEOF</text:p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>cat &gt;&gt;$CONFIG_STATUS &lt;&lt;\_ACEOF</text:p>
      <text:p text:style-name="Preformatted_20_Text">for ac_config_target in $ac_config_targets</text:p>
      <text:p text:style-name="Preformatted_20_Text">do</text:p>
      <text:p text:style-name="Preformatted_20_Text"><text:s text:c="2"/>case "$ac_config_target" in</text:p>
      <text:p text:style-name="Preformatted_20_Text"><text:s text:c="2"/># Handling of arguments.</text:p>
      <text:p text:style-name="Preformatted_20_Text"><text:s text:c="2"/>"Makefile" ) CONFIG_FILES="$CONFIG_FILES Makefile" ;;</text:p>
      <text:p text:style-name="Preformatted_20_Text"><text:s text:c="2"/>"src/Makefile" ) CONFIG_FILES="$CONFIG_FILES src/Makefile" ;;</text:p>
      <text:p text:style-name="Preformatted_20_Text"><text:s text:c="2"/>"samples/Makefile" ) CONFIG_FILES="$CONFIG_FILES samples/Makefile" ;;</text:p>
      <text:p text:style-name="Preformatted_20_Text"><text:s text:c="2"/>"src/config.h" ) CONFIG_HEADERS="$CONFIG_HEADERS src/config.h" ;;</text:p>
      <text:p text:style-name="Preformatted_20_Text"><text:s text:c="2"/>*) { { echo "$as_me:$LINENO: error: invalid argument: $ac_config_target" &gt;&amp;5</text:p>
      <text:p text:style-name="Preformatted_20_Text">echo "$as_me: error: invalid argument: $ac_config_target" &gt;&amp;2;}</text:p>
      <text:p text:style-name="Preformatted_20_Text"><text:s text:c="3"/>{ (exit 1); exit 1; }; };;</text:p>
      <text:p text:style-name="Preformatted_20_Text"><text:s text:c="2"/>esac</text:p>
      <text:p text:style-name="Preformatted_20_Text">done</text:p>
      <text:p text:style-name="Preformatted_20_Text"/>
      <text:p text:style-name="Preformatted_20_Text"># If the user did not use the arguments to specify the items to instantiate,</text:p>
      <text:p text:style-name="Preformatted_20_Text"># then the envvar interface is used. <text:s/>Set only those that are not.</text:p>
      <text:p text:style-name="Preformatted_20_Text"># We use the long form for the default assignment because of an extremely</text:p>
      <text:p text:style-name="Preformatted_20_Text"># bizarre bug on SunOS 4.1.3.</text:p>
      <text:p text:style-name="Preformatted_20_Text">if $ac_need_defaults; then</text:p>
      <text:p text:style-name="Preformatted_20_Text"><text:s text:c="2"/>test "${CONFIG_FILES+set}" = set || CONFIG_FILES=$config_files</text:p>
      <text:p text:style-name="Preformatted_20_Text"><text:s text:c="2"/>test "${CONFIG_HEADERS+set}" = set || CONFIG_HEADERS=$config_headers</text:p>
      <text:p text:style-name="Preformatted_20_Text">fi</text:p>
      <text:p text:style-name="Preformatted_20_Text"/>
      <text:p text:style-name="Preformatted_20_Text"># Have a temporary directory for convenience. <text:s/>Make it in the build tree</text:p>
      <text:p text:style-name="Preformatted_20_Text"># simply because there is no reason to put it here, and in addition,</text:p>
      <text:p text:style-name="Preformatted_20_Text"># creating and moving files from /tmp can sometimes cause problems.</text:p>
      <text:p text:style-name="Preformatted_20_Text"># Create a temporary directory, and hook for its removal unless debugging.</text:p>
      <text:p text:style-name="Preformatted_20_Text">$debug ||</text:p>
      <text:p text:style-name="Preformatted_20_Text">{</text:p>
      <text:p text:style-name="Preformatted_20_Text"><text:s text:c="2"/>trap 'exit_status=$?; rm -rf $tmp &amp;&amp; exit $exit_status' 0</text:p>
      <text:p text:style-name="Preformatted_20_Text"><text:s text:c="2"/>trap '{ (exit 1); exit 1; }' 1 2 13 15</text:p>
      <text:p text:style-name="Preformatted_20_Text">}</text:p>
      <text:p text:style-name="Preformatted_20_Text"/>
      <text:p text:style-name="Preformatted_20_Text"># Create a (secure) tmp directory for tmp files.</text:p>
      <text:p text:style-name="Preformatted_20_Text"/>
      <text:p text:style-name="Preformatted_20_Text">{</text:p>
      <text:p text:style-name="Preformatted_20_Text"><text:s text:c="2"/>tmp=`(umask 077 &amp;&amp; mktemp -d -q "./confstatXXXXXX") 2&gt;/dev/null` &amp;&amp;</text:p>
      <text:p text:style-name="Preformatted_20_Text"><text:s text:c="2"/>test -n "$tmp" &amp;&amp; test -d "$tmp"</text:p>
      <text:p text:style-name="Preformatted_20_Text">} <text:s/>||</text:p>
      <text:p text:style-name="Preformatted_20_Text"><text:soft-page-break/>{</text:p>
      <text:p text:style-name="Preformatted_20_Text"><text:s text:c="2"/>tmp=./confstat$$-$RANDOM</text:p>
      <text:p text:style-name="Preformatted_20_Text"><text:s text:c="2"/>(umask 077 &amp;&amp; mkdir $tmp)</text:p>
      <text:p text:style-name="Preformatted_20_Text">} ||</text:p>
      <text:p text:style-name="Preformatted_20_Text">{</text:p>
      <text:p text:style-name="Preformatted_20_Text"><text:s text:c="3"/>echo "$me: cannot create a temporary directory in ." &gt;&amp;2</text:p>
      <text:p text:style-name="Preformatted_20_Text"><text:s text:c="3"/>{ (exit 1); exit 1; }</text:p>
      <text:p text:style-name="Preformatted_20_Text">}</text:p>
      <text:p text:style-name="Preformatted_20_Text"/>
      <text:p text:style-name="Preformatted_20_Text">_ACEOF</text:p>
      <text:p text:style-name="Preformatted_20_Text"/>
      <text:p text:style-name="Preformatted_20_Text">cat &gt;&gt;$CONFIG_STATUS &lt;&lt;_ACEOF</text:p>
      <text:p text:style-name="Preformatted_20_Text"/>
      <text:p text:style-name="Preformatted_20_Text">#</text:p>
      <text:p text:style-name="Preformatted_20_Text"># CONFIG_FILES section.</text:p>
      <text:p text:style-name="Preformatted_20_Text">#</text:p>
      <text:p text:style-name="Preformatted_20_Text"/>
      <text:p text:style-name="Preformatted_20_Text"># No need to generate the scripts if there are no CONFIG_FILES.</text:p>
      <text:p text:style-name="Preformatted_20_Text"># This happens for instance when ./config.status config.h</text:p>
      <text:p text:style-name="Preformatted_20_Text">if test -n "\$CONFIG_FILES"; then</text:p>
      <text:p text:style-name="Preformatted_20_Text"><text:s text:c="2"/># Protect against being on the right side of a sed subst in config.status.</text:p>
      <text:p text:style-name="Preformatted_20_Text"><text:s text:c="2"/>sed 's/,@/@@/; s/@,/@@/; s/,;t t\$/@;t t/; /@;t t\$/s/[\\\\&amp;,]/\\\\&amp;/g;</text:p>
      <text:p text:style-name="Preformatted_20_Text"><text:s text:c="3"/>s/@@/,@/; s/@@/@,/; s/@;t t\$/,;t t/' &gt;\$tmp/subs.sed &lt;&lt;\\CEOF</text:p>
      <text:p text:style-name="Preformatted_20_Text">s,@SHELL@,$SHELL,;t t</text:p>
      <text:p text:style-name="Preformatted_20_Text">s,@PATH_SEPARATOR@,$PATH_SEPARATOR,;t t</text:p>
      <text:p text:style-name="Preformatted_20_Text">s,@PACKAGE_NAME@,$PACKAGE_NAME,;t t</text:p>
      <text:p text:style-name="Preformatted_20_Text">s,@PACKAGE_TARNAME@,$PACKAGE_TARNAME,;t t</text:p>
      <text:p text:style-name="Preformatted_20_Text">s,@PACKAGE_VERSION@,$PACKAGE_VERSION,;t t</text:p>
      <text:p text:style-name="Preformatted_20_Text">s,@PACKAGE_STRING@,$PACKAGE_STRING,;t t</text:p>
      <text:p text:style-name="Preformatted_20_Text">s,@PACKAGE_BUGREPORT@,$PACKAGE_BUGREPORT,;t t</text:p>
      <text:p text:style-name="Preformatted_20_Text">s,@exec_prefix@,$exec_prefix,;t t</text:p>
      <text:p text:style-name="Preformatted_20_Text">s,@prefix@,$prefix,;t t</text:p>
      <text:p text:style-name="Preformatted_20_Text">s,@program_transform_name@,$program_transform_name,;t t</text:p>
      <text:p text:style-name="Preformatted_20_Text">s,@bindir@,$bindir,;t t</text:p>
      <text:p text:style-name="Preformatted_20_Text">s,@sbindir@,$sbindir,;t t</text:p>
      <text:p text:style-name="Preformatted_20_Text">s,@libexecdir@,$libexecdir,;t t</text:p>
      <text:p text:style-name="Preformatted_20_Text">s,@datadir@,$datadir,;t t</text:p>
      <text:p text:style-name="Preformatted_20_Text">s,@sysconfdir@,$sysconfdir,;t t</text:p>
      <text:p text:style-name="Preformatted_20_Text">s,@sharedstatedir@,$sharedstatedir,;t t</text:p>
      <text:p text:style-name="Preformatted_20_Text">s,@localstatedir@,$localstatedir,;t t</text:p>
      <text:p text:style-name="Preformatted_20_Text">s,@libdir@,$libdir,;t t</text:p>
      <text:p text:style-name="Preformatted_20_Text">s,@includedir@,$includedir,;t t</text:p>
      <text:p text:style-name="Preformatted_20_Text">s,@oldincludedir@,$oldincludedir,;t t</text:p>
      <text:p text:style-name="Preformatted_20_Text">s,@infodir@,$infodir,;t t</text:p>
      <text:p text:style-name="Preformatted_20_Text"><text:soft-page-break/>s,@mandir@,$mandir,;t t</text:p>
      <text:p text:style-name="Preformatted_20_Text">s,@build_alias@,$build_alias,;t t</text:p>
      <text:p text:style-name="Preformatted_20_Text">s,@host_alias@,$host_alias,;t t</text:p>
      <text:p text:style-name="Preformatted_20_Text">s,@target_alias@,$target_alias,;t t</text:p>
      <text:p text:style-name="Preformatted_20_Text">s,@DEFS@,$DEFS,;t t</text:p>
      <text:p text:style-name="Preformatted_20_Text">s,@ECHO_C@,$ECHO_C,;t t</text:p>
      <text:p text:style-name="Preformatted_20_Text">s,@ECHO_N@,$ECHO_N,;t t</text:p>
      <text:p text:style-name="Preformatted_20_Text">s,@ECHO_T@,$ECHO_T,;t t</text:p>
      <text:p text:style-name="Preformatted_20_Text">s,@LIBS@,$LIBS,;t t</text:p>
      <text:p text:style-name="Preformatted_20_Text">s,@build@,$build,;t t</text:p>
      <text:p text:style-name="Preformatted_20_Text">s,@build_cpu@,$build_cpu,;t t</text:p>
      <text:p text:style-name="Preformatted_20_Text">s,@build_vendor@,$build_vendor,;t t</text:p>
      <text:p text:style-name="Preformatted_20_Text">s,@build_os@,$build_os,;t t</text:p>
      <text:p text:style-name="Preformatted_20_Text">s,@host@,$host,;t t</text:p>
      <text:p text:style-name="Preformatted_20_Text">s,@host_cpu@,$host_cpu,;t t</text:p>
      <text:p text:style-name="Preformatted_20_Text">s,@host_vendor@,$host_vendor,;t t</text:p>
      <text:p text:style-name="Preformatted_20_Text">s,@host_os@,$host_os,;t t</text:p>
      <text:p text:style-name="Preformatted_20_Text">s,@target@,$target,;t t</text:p>
      <text:p text:style-name="Preformatted_20_Text">s,@target_cpu@,$target_cpu,;t t</text:p>
      <text:p text:style-name="Preformatted_20_Text">s,@target_vendor@,$target_vendor,;t t</text:p>
      <text:p text:style-name="Preformatted_20_Text">s,@target_os@,$target_os,;t t</text:p>
      <text:p text:style-name="Preformatted_20_Text">s,@CC@,$CC,;t t</text:p>
      <text:p text:style-name="Preformatted_20_Text">s,@CFLAGS@,$CFLAGS,;t t</text:p>
      <text:p text:style-name="Preformatted_20_Text">s,@LDFLAGS@,$LDFLAGS,;t t</text:p>
      <text:p text:style-name="Preformatted_20_Text">s,@CPPFLAGS@,$CPPFLAGS,;t t</text:p>
      <text:p text:style-name="Preformatted_20_Text">s,@ac_ct_CC@,$ac_ct_CC,;t t</text:p>
      <text:p text:style-name="Preformatted_20_Text">s,@EXEEXT@,$EXEEXT,;t t</text:p>
      <text:p text:style-name="Preformatted_20_Text">s,@OBJEXT@,$OBJEXT,;t t</text:p>
      <text:p text:style-name="Preformatted_20_Text">s,@RANLIB@,$RANLIB,;t t</text:p>
      <text:p text:style-name="Preformatted_20_Text">s,@ac_ct_RANLIB@,$ac_ct_RANLIB,;t t</text:p>
      <text:p text:style-name="Preformatted_20_Text">s,@INSTALL_PROGRAM@,$INSTALL_PROGRAM,;t t</text:p>
      <text:p text:style-name="Preformatted_20_Text">s,@INSTALL_SCRIPT@,$INSTALL_SCRIPT,;t t</text:p>
      <text:p text:style-name="Preformatted_20_Text">s,@INSTALL_DATA@,$INSTALL_DATA,;t t</text:p>
      <text:p text:style-name="Preformatted_20_Text">s,@CPP@,$CPP,;t t</text:p>
      <text:p text:style-name="Preformatted_20_Text">s,@EGREP@,$EGREP,;t t</text:p>
      <text:p text:style-name="Preformatted_20_Text">s,@PCAP_CFLAGS@,$PCAP_CFLAGS,;t t</text:p>
      <text:p text:style-name="Preformatted_20_Text">s,@PCAPLIB@,$PCAPLIB,;t t</text:p>
      <text:p text:style-name="Preformatted_20_Text">s,@PKG_CONFIG@,$PKG_CONFIG,;t t</text:p>
      <text:p text:style-name="Preformatted_20_Text">s,@ac_pt_PKG_CONFIG@,$ac_pt_PKG_CONFIG,;t t</text:p>
      <text:p text:style-name="Preformatted_20_Text">s,@GLIB_CFLAGS@,$GLIB_CFLAGS,;t t</text:p>
      <text:p text:style-name="Preformatted_20_Text">s,@GLIB_LIBS@,$GLIB_LIBS,;t t</text:p>
      <text:p text:style-name="Preformatted_20_Text">s,@GTHREAD_CFLAGS@,$GTHREAD_CFLAGS,;t t</text:p>
      <text:p text:style-name="Preformatted_20_Text">s,@GTHREAD_LIBS@,$GTHREAD_LIBS,;t t</text:p>
      <text:p text:style-name="Preformatted_20_Text">s,@LNET_CFLAGS@,$LNET_CFLAGS,;t t</text:p>
      <text:p text:style-name="Preformatted_20_Text"><text:soft-page-break/>s,@LNETLIB@,$LNETLIB,;t t</text:p>
      <text:p text:style-name="Preformatted_20_Text">s,@BUILD_SHARED@,$BUILD_SHARED,;t t</text:p>
      <text:p text:style-name="Preformatted_20_Text">s,@ICMPHEADER@,$ICMPHEADER,;t t</text:p>
      <text:p text:style-name="Preformatted_20_Text">s,@TCPSTATES@,$TCPSTATES,;t t</text:p>
      <text:p text:style-name="Preformatted_20_Text">s,@HAVE_BSD_UDPHDR@,$HAVE_BSD_UDPHDR,;t t</text:p>
      <text:p text:style-name="Preformatted_20_Text">s,@LIBNET_VER@,$LIBNET_VER,;t t</text:p>
      <text:p text:style-name="Preformatted_20_Text">s,@LIBOBJS@,$LIBOBJS,;t t</text:p>
      <text:p text:style-name="Preformatted_20_Text">s,@LTLIBOBJS@,$LTLIBOBJS,;t t</text:p>
      <text:p text:style-name="Preformatted_20_Text">CEOF</text:p>
      <text:p text:style-name="Preformatted_20_Text"/>
      <text:p text:style-name="Preformatted_20_Text">_ACEOF</text:p>
      <text:p text:style-name="Preformatted_20_Text"/>
      <text:p text:style-name="Preformatted_20_Text"><text:s text:c="2"/>cat &gt;&gt;$CONFIG_STATUS &lt;&lt;\_ACEOF</text:p>
      <text:p text:style-name="Preformatted_20_Text"><text:s text:c="2"/># Split the substitutions into bite-sized pieces for seds with</text:p>
      <text:p text:style-name="Preformatted_20_Text"><text:s text:c="2"/># small command number limits, like on Digital OSF/1 and HP-UX.</text:p>
      <text:p text:style-name="Preformatted_20_Text"><text:s text:c="2"/>ac_max_sed_lines=48</text:p>
      <text:p text:style-name="Preformatted_20_Text"><text:s text:c="2"/>ac_sed_frag=1 # Number of current file.</text:p>
      <text:p text:style-name="Preformatted_20_Text"><text:s text:c="2"/>ac_beg=1 # First line for current file.</text:p>
      <text:p text:style-name="Preformatted_20_Text"><text:s text:c="2"/>ac_end=$ac_max_sed_lines # Line after last line for current file.</text:p>
      <text:p text:style-name="Preformatted_20_Text"><text:s text:c="2"/>ac_more_lines=:</text:p>
      <text:p text:style-name="Preformatted_20_Text"><text:s text:c="2"/>ac_sed_cmds=</text:p>
      <text:p text:style-name="Preformatted_20_Text"><text:s text:c="2"/>while $ac_more_lines; do</text:p>
      <text:p text:style-name="Preformatted_20_Text"><text:s text:c="4"/>if test $ac_beg -gt 1; then</text:p>
      <text:p text:style-name="Preformatted_20_Text"><text:s text:c="6"/>sed "1,${ac_beg}d; ${ac_end}q" $tmp/subs.sed &gt;$tmp/subs.frag</text:p>
      <text:p text:style-name="Preformatted_20_Text"><text:s text:c="4"/>else</text:p>
      <text:p text:style-name="Preformatted_20_Text"><text:s text:c="6"/>sed "${ac_end}q" $tmp/subs.sed &gt;$tmp/subs.frag</text:p>
      <text:p text:style-name="Preformatted_20_Text"><text:s text:c="4"/>fi</text:p>
      <text:p text:style-name="Preformatted_20_Text"><text:s text:c="4"/>if test ! -s $tmp/subs.frag; then</text:p>
      <text:p text:style-name="Preformatted_20_Text"><text:s text:c="6"/>ac_more_lines=false</text:p>
      <text:p text:style-name="Preformatted_20_Text"><text:s text:c="4"/>else</text:p>
      <text:p text:style-name="Preformatted_20_Text"><text:s text:c="6"/># The purpose of the label and of the branching condition is to</text:p>
      <text:p text:style-name="Preformatted_20_Text"><text:s text:c="6"/># speed up the sed processing (if there are no `@' at all, there</text:p>
      <text:p text:style-name="Preformatted_20_Text"><text:s text:c="6"/># is no need to browse any of the substitutions).</text:p>
      <text:p text:style-name="Preformatted_20_Text"><text:s text:c="6"/># These are the two extra sed commands mentioned above.</text:p>
      <text:p text:style-name="Preformatted_20_Text"><text:s text:c="6"/>(echo ':t</text:p>
      <text:p text:style-name="Preformatted_20_Text"><text:s text:c="2"/>/@[a-zA-Z_][a-zA-Z_0-9]*@/!b' &amp;&amp; cat $tmp/subs.frag) &gt;$tmp/subs-$ac_sed_frag.sed</text:p>
      <text:p text:style-name="Preformatted_20_Text"><text:s text:c="6"/>if test -z "$ac_sed_cmds"; then</text:p>
      <text:p text:style-name="Preformatted_20_Text"><text:tab/>ac_sed_cmds="sed -f $tmp/subs-$ac_sed_frag.sed"</text:p>
      <text:p text:style-name="Preformatted_20_Text"><text:s text:c="6"/>else</text:p>
      <text:p text:style-name="Preformatted_20_Text"><text:tab/>ac_sed_cmds="$ac_sed_cmds | sed -f $tmp/subs-$ac_sed_frag.sed"</text:p>
      <text:p text:style-name="Preformatted_20_Text"><text:s text:c="6"/>fi</text:p>
      <text:p text:style-name="Preformatted_20_Text"><text:s text:c="6"/>ac_sed_frag=`expr $ac_sed_frag + 1`</text:p>
      <text:p text:style-name="Preformatted_20_Text"><text:s text:c="6"/>ac_beg=$ac_end</text:p>
      <text:p text:style-name="Preformatted_20_Text"><text:s text:c="6"/>ac_end=`expr $ac_end + $ac_max_sed_lines`</text:p>
      <text:p text:style-name="Preformatted_20_Text"><text:soft-page-break/><text:s text:c="4"/>fi</text:p>
      <text:p text:style-name="Preformatted_20_Text"><text:s text:c="2"/>done</text:p>
      <text:p text:style-name="Preformatted_20_Text"><text:s text:c="2"/>if test -z "$ac_sed_cmds"; then</text:p>
      <text:p text:style-name="Preformatted_20_Text"><text:s text:c="4"/>ac_sed_cmds=cat</text:p>
      <text:p text:style-name="Preformatted_20_Text"><text:s text:c="2"/>fi</text:p>
      <text:p text:style-name="Preformatted_20_Text">fi # test -n "$CONFIG_FILES"</text:p>
      <text:p text:style-name="Preformatted_20_Text"/>
      <text:p text:style-name="Preformatted_20_Text">_ACEOF</text:p>
      <text:p text:style-name="Preformatted_20_Text">cat &gt;&gt;$CONFIG_STATUS &lt;&lt;\_ACEOF</text:p>
      <text:p text:style-name="Preformatted_20_Text">for ac_file in : $CONFIG_FILES; do test "x$ac_file" = x: &amp;&amp; continue</text:p>
      <text:p text:style-name="Preformatted_20_Text"><text:s text:c="2"/># Support "outfile[:infile[:infile...]]", defaulting infile="outfile.in".</text:p>
      <text:p text:style-name="Preformatted_20_Text"><text:s text:c="2"/>case $ac_file in</text:p>
      <text:p text:style-name="Preformatted_20_Text"><text:s text:c="2"/>- | *:- | *:-:* ) # input from stdin</text:p>
      <text:p text:style-name="Preformatted_20_Text"><text:tab/>cat &gt;$tmp/stdin</text:p>
      <text:p text:style-name="Preformatted_20_Text"><text:tab/>ac_file_in=`echo "$ac_file" | sed 's,[^:]*:,,'`</text:p>
      <text:p text:style-name="Preformatted_20_Text"><text:tab/>ac_file=`echo "$ac_file" | sed 's,:.*,,'` ;;</text:p>
      <text:p text:style-name="Preformatted_20_Text"><text:s text:c="2"/>*:* ) ac_file_in=`echo "$ac_file" | sed 's,[^:]*:,,'`</text:p>
      <text:p text:style-name="Preformatted_20_Text"><text:tab/>ac_file=`echo "$ac_file" | sed 's,:.*,,'` ;;</text:p>
      <text:p text:style-name="Preformatted_20_Text"><text:s text:c="2"/>* ) <text:s text:c="2"/>ac_file_in=$ac_file.in ;;</text:p>
      <text:p text:style-name="Preformatted_20_Text"><text:s text:c="2"/>esac</text:p>
      <text:p text:style-name="Preformatted_20_Text"/>
      <text:p text:style-name="Preformatted_20_Text"><text:s text:c="2"/># Compute @srcdir@, @top_srcdir@, and @INSTALL@ for subdirectories.</text:p>
      <text:p text:style-name="Preformatted_20_Text"><text:s text:c="2"/>ac_dir=`(dirname "$ac_file") 2&gt;/dev/null ||</text:p>
      <text:p text:style-name="Preformatted_20_Text">$as_expr X"$ac_file" : 'X\(.*[^/]\)//*[^/][^/]*/*$' \| \</text:p>
      <text:p text:style-name="Preformatted_20_Text"><text:tab/> X"$ac_file" : 'X\(//\)[^/]' \| \</text:p>
      <text:p text:style-name="Preformatted_20_Text"><text:tab/> X"$ac_file" : 'X\(//\)$' \| \</text:p>
      <text:p text:style-name="Preformatted_20_Text"><text:tab/> X"$ac_file" : 'X\(/\)' \| \</text:p>
      <text:p text:style-name="Preformatted_20_Text"><text:tab/> . <text:s text:c="4"/>: '\(.\)' 2&gt;/dev/null ||</text:p>
      <text:p text:style-name="Preformatted_20_Text">echo X"$ac_file" |</text:p>
      <text:p text:style-name="Preformatted_20_Text"><text:s text:c="4"/>sed '/^X\(.*[^/]\)\/\/*[^/][^/]*\/*$/{ s//\1/; q; }</text:p>
      <text:p text:style-name="Preformatted_20_Text"><text:s text:c="2"/><text:tab/> <text:s/>/^X\(\/\/\)[^/].*/{ s//\1/; q; }</text:p>
      <text:p text:style-name="Preformatted_20_Text"><text:s text:c="2"/><text:tab/> <text:s/>/^X\(\/\/\)$/{ s//\1/; q; }</text:p>
      <text:p text:style-name="Preformatted_20_Text"><text:s text:c="2"/><text:tab/> <text:s/>/^X\(\/\).*/{ s//\1/; q; }</text:p>
      <text:p text:style-name="Preformatted_20_Text"><text:s text:c="2"/><text:tab/> <text:s/>s/.*/./; q'`</text:p>
      <text:p text:style-name="Preformatted_20_Text"><text:s text:c="2"/>{ if $as_mkdir_p; then</text:p>
      <text:p text:style-name="Preformatted_20_Text"><text:s text:c="4"/>mkdir -p "$ac_dir"</text:p>
      <text:p text:style-name="Preformatted_20_Text"><text:s text:c="2"/>else</text:p>
      <text:p text:style-name="Preformatted_20_Text"><text:s text:c="4"/>as_dir="$ac_dir"</text:p>
      <text:p text:style-name="Preformatted_20_Text"><text:s text:c="4"/>as_dirs=</text:p>
      <text:p text:style-name="Preformatted_20_Text"><text:s text:c="4"/>while test ! -d "$as_dir"; do</text:p>
      <text:p text:style-name="Preformatted_20_Text"><text:s text:c="6"/>as_dirs="$as_dir $as_dirs"</text:p>
      <text:p text:style-name="Preformatted_20_Text"><text:s text:c="6"/>as_dir=`(dirname "$as_dir") 2&gt;/dev/null ||</text:p>
      <text:p text:style-name="Preformatted_20_Text">$as_expr X"$as_dir" : 'X\(.*[^/]\)//*[^/][^/]*/*$' \| \</text:p>
      <text:p text:style-name="Preformatted_20_Text"><text:tab/> X"$as_dir" : 'X\(//\)[^/]' \| \</text:p>
      <text:p text:style-name="Preformatted_20_Text"><text:soft-page-break/><text:tab/> X"$as_dir" : 'X\(//\)$' \| \</text:p>
      <text:p text:style-name="Preformatted_20_Text"><text:tab/> X"$as_dir" : 'X\(/\)' \| \</text:p>
      <text:p text:style-name="Preformatted_20_Text"><text:tab/> . <text:s text:c="4"/>: '\(.\)' 2&gt;/dev/null ||</text:p>
      <text:p text:style-name="Preformatted_20_Text">echo X"$as_dir" |</text:p>
      <text:p text:style-name="Preformatted_20_Text"><text:s text:c="4"/>sed '/^X\(.*[^/]\)\/\/*[^/][^/]*\/*$/{ s//\1/; q; }</text:p>
      <text:p text:style-name="Preformatted_20_Text"><text:s text:c="2"/><text:tab/> <text:s/>/^X\(\/\/\)[^/].*/{ s//\1/; q; }</text:p>
      <text:p text:style-name="Preformatted_20_Text"><text:s text:c="2"/><text:tab/> <text:s/>/^X\(\/\/\)$/{ s//\1/; q; }</text:p>
      <text:p text:style-name="Preformatted_20_Text"><text:s text:c="2"/><text:tab/> <text:s/>/^X\(\/\).*/{ s//\1/; q; }</text:p>
      <text:p text:style-name="Preformatted_20_Text"><text:s text:c="2"/><text:tab/> <text:s/>s/.*/./; q'`</text:p>
      <text:p text:style-name="Preformatted_20_Text"><text:s text:c="4"/>done</text:p>
      <text:p text:style-name="Preformatted_20_Text"><text:s text:c="4"/>test ! -n "$as_dirs" || mkdir $as_dirs</text:p>
      <text:p text:style-name="Preformatted_20_Text"><text:s text:c="2"/>fi || { { echo "$as_me:$LINENO: error: cannot create directory \"$ac_dir\"" &gt;&amp;5</text:p>
      <text:p text:style-name="Preformatted_20_Text">echo "$as_me: error: cannot create directory \"$ac_dir\"" &gt;&amp;2;}</text:p>
      <text:p text:style-name="Preformatted_20_Text"><text:s text:c="3"/>{ (exit 1); exit 1; }; }; }</text:p>
      <text:p text:style-name="Preformatted_20_Text"/>
      <text:p text:style-name="Preformatted_20_Text"><text:s text:c="2"/>ac_builddir=.</text:p>
      <text:p text:style-name="Preformatted_20_Text"/>
      <text:p text:style-name="Preformatted_20_Text">if test "$ac_dir" != .; then</text:p>
      <text:p text:style-name="Preformatted_20_Text"><text:s text:c="2"/>ac_dir_suffix=/`echo "$ac_dir" | sed 's,^\.[\\/],,'`</text:p>
      <text:p text:style-name="Preformatted_20_Text"><text:s text:c="2"/># A "../" for each directory in $ac_dir_suffix.</text:p>
      <text:p text:style-name="Preformatted_20_Text"><text:s text:c="2"/>ac_top_builddir=`echo "$ac_dir_suffix" | sed 's,/[^\\/]*,../,g'`</text:p>
      <text:p text:style-name="Preformatted_20_Text">else</text:p>
      <text:p text:style-name="Preformatted_20_Text"><text:s text:c="2"/>ac_dir_suffix= ac_top_builddir=</text:p>
      <text:p text:style-name="Preformatted_20_Text">fi</text:p>
      <text:p text:style-name="Preformatted_20_Text"/>
      <text:p text:style-name="Preformatted_20_Text">case $srcdir in</text:p>
      <text:p text:style-name="Preformatted_20_Text"><text:s text:c="2"/>.) <text:s/># No --srcdir option. <text:s/>We are building in place.</text:p>
      <text:p text:style-name="Preformatted_20_Text"><text:s text:c="4"/>ac_srcdir=.</text:p>
      <text:p text:style-name="Preformatted_20_Text"><text:s text:c="4"/>if test -z "$ac_top_builddir"; then</text:p>
      <text:p text:style-name="Preformatted_20_Text"><text:s text:c="7"/>ac_top_srcdir=.</text:p>
      <text:p text:style-name="Preformatted_20_Text"><text:s text:c="4"/>else</text:p>
      <text:p text:style-name="Preformatted_20_Text"><text:s text:c="7"/>ac_top_srcdir=`echo $ac_top_builddir | sed 's,/$,,'`</text:p>
      <text:p text:style-name="Preformatted_20_Text"><text:s text:c="4"/>fi ;;</text:p>
      <text:p text:style-name="Preformatted_20_Text"><text:s text:c="2"/>[\\/]* | ?:[\\/]* ) <text:s/># Absolute path.</text:p>
      <text:p text:style-name="Preformatted_20_Text"><text:s text:c="4"/>ac_srcdir=$srcdir$ac_dir_suffix;</text:p>
      <text:p text:style-name="Preformatted_20_Text"><text:s text:c="4"/>ac_top_srcdir=$srcdir ;;</text:p>
      <text:p text:style-name="Preformatted_20_Text"><text:s text:c="2"/>*) # Relative path.</text:p>
      <text:p text:style-name="Preformatted_20_Text"><text:s text:c="4"/>ac_srcdir=$ac_top_builddir$srcdir$ac_dir_suffix</text:p>
      <text:p text:style-name="Preformatted_20_Text"><text:s text:c="4"/>ac_top_srcdir=$ac_top_builddir$srcdir ;;</text:p>
      <text:p text:style-name="Preformatted_20_Text">esac</text:p>
      <text:p text:style-name="Preformatted_20_Text"/>
      <text:p text:style-name="Preformatted_20_Text"># Do not use `cd foo &amp;&amp; pwd` to compute absolute paths, because</text:p>
      <text:p text:style-name="Preformatted_20_Text"># the directories may not exist.</text:p>
      <text:p text:style-name="Preformatted_20_Text">case `pwd` in</text:p>
      <text:p text:style-name="Preformatted_20_Text"><text:soft-page-break/>.) ac_abs_builddir="$ac_dir";;</text:p>
      <text:p text:style-name="Preformatted_20_Text">*)</text:p>
      <text:p text:style-name="Preformatted_20_Text"><text:s text:c="2"/>case "$ac_dir" in</text:p>
      <text:p text:style-name="Preformatted_20_Text"><text:s text:c="2"/>.) ac_abs_builddir=`pwd`;;</text:p>
      <text:p text:style-name="Preformatted_20_Text"><text:s text:c="2"/>[\\/]* | ?:[\\/]* ) ac_abs_builddir="$ac_dir";;</text:p>
      <text:p text:style-name="Preformatted_20_Text"><text:s text:c="2"/>*) ac_abs_builddir=`pwd`/"$ac_dir";;</text:p>
      <text:p text:style-name="Preformatted_20_Text"><text:s text:c="2"/>esac;;</text:p>
      <text:p text:style-name="Preformatted_20_Text">esac</text:p>
      <text:p text:style-name="Preformatted_20_Text">case $ac_abs_builddir in</text:p>
      <text:p text:style-name="Preformatted_20_Text">.) ac_abs_top_builddir=${ac_top_builddir}.;;</text:p>
      <text:p text:style-name="Preformatted_20_Text">*)</text:p>
      <text:p text:style-name="Preformatted_20_Text"><text:s text:c="2"/>case ${ac_top_builddir}. in</text:p>
      <text:p text:style-name="Preformatted_20_Text"><text:s text:c="2"/>.) ac_abs_top_builddir=$ac_abs_builddir;;</text:p>
      <text:p text:style-name="Preformatted_20_Text"><text:s text:c="2"/>[\\/]* | ?:[\\/]* ) ac_abs_top_builddir=${ac_top_builddir}.;;</text:p>
      <text:p text:style-name="Preformatted_20_Text"><text:s text:c="2"/>*) ac_abs_top_builddir=$ac_abs_builddir/${ac_top_builddir}.;;</text:p>
      <text:p text:style-name="Preformatted_20_Text"><text:s text:c="2"/>esac;;</text:p>
      <text:p text:style-name="Preformatted_20_Text">esac</text:p>
      <text:p text:style-name="Preformatted_20_Text">case $ac_abs_builddir in</text:p>
      <text:p text:style-name="Preformatted_20_Text">.) ac_abs_srcdir=$ac_srcdir;;</text:p>
      <text:p text:style-name="Preformatted_20_Text">*)</text:p>
      <text:p text:style-name="Preformatted_20_Text"><text:s text:c="2"/>case $ac_srcdir in</text:p>
      <text:p text:style-name="Preformatted_20_Text"><text:s text:c="2"/>.) ac_abs_srcdir=$ac_abs_builddir;;</text:p>
      <text:p text:style-name="Preformatted_20_Text"><text:s text:c="2"/>[\\/]* | ?:[\\/]* ) ac_abs_srcdir=$ac_srcdir;;</text:p>
      <text:p text:style-name="Preformatted_20_Text"><text:s text:c="2"/>*) ac_abs_srcdir=$ac_abs_builddir/$ac_srcdir;;</text:p>
      <text:p text:style-name="Preformatted_20_Text"><text:s text:c="2"/>esac;;</text:p>
      <text:p text:style-name="Preformatted_20_Text">esac</text:p>
      <text:p text:style-name="Preformatted_20_Text">case $ac_abs_builddir in</text:p>
      <text:p text:style-name="Preformatted_20_Text">.) ac_abs_top_srcdir=$ac_top_srcdir;;</text:p>
      <text:p text:style-name="Preformatted_20_Text">*)</text:p>
      <text:p text:style-name="Preformatted_20_Text"><text:s text:c="2"/>case $ac_top_srcdir in</text:p>
      <text:p text:style-name="Preformatted_20_Text"><text:s text:c="2"/>.) ac_abs_top_srcdir=$ac_abs_builddir;;</text:p>
      <text:p text:style-name="Preformatted_20_Text"><text:s text:c="2"/>[\\/]* | ?:[\\/]* ) ac_abs_top_srcdir=$ac_top_srcdir;;</text:p>
      <text:p text:style-name="Preformatted_20_Text"><text:s text:c="2"/>*) ac_abs_top_srcdir=$ac_abs_builddir/$ac_top_srcdir;;</text:p>
      <text:p text:style-name="Preformatted_20_Text"><text:s text:c="2"/>esac;;</text:p>
      <text:p text:style-name="Preformatted_20_Text">esac</text:p>
      <text:p text:style-name="Preformatted_20_Text"/>
      <text:p text:style-name="Preformatted_20_Text"/>
      <text:p text:style-name="Preformatted_20_Text"><text:s text:c="2"/>case $INSTALL in</text:p>
      <text:p text:style-name="Preformatted_20_Text"><text:s text:c="2"/>[\\/$]* | ?:[\\/]* ) ac_INSTALL=$INSTALL ;;</text:p>
      <text:p text:style-name="Preformatted_20_Text"><text:s text:c="2"/>*) ac_INSTALL=$ac_top_builddir$INSTALL ;;</text:p>
      <text:p text:style-name="Preformatted_20_Text"><text:s text:c="2"/>esac</text:p>
      <text:p text:style-name="Preformatted_20_Text"/>
      <text:p text:style-name="Preformatted_20_Text"><text:s text:c="2"/># Let's still pretend it is `configure' which instantiates (i.e., don't</text:p>
      <text:p text:style-name="Preformatted_20_Text"><text:s text:c="2"/># use $as_me), people would be surprised to read:</text:p>
      <text:p text:style-name="Preformatted_20_Text"><text:soft-page-break/><text:s text:c="2"/># <text:s text:c="3"/>/* config.h. <text:s/>Generated by config.status. <text:s/>*/</text:p>
      <text:p text:style-name="Preformatted_20_Text"><text:s text:c="2"/>if test x"$ac_file" = x-; then</text:p>
      <text:p text:style-name="Preformatted_20_Text"><text:s text:c="4"/>configure_input=</text:p>
      <text:p text:style-name="Preformatted_20_Text"><text:s text:c="2"/>else</text:p>
      <text:p text:style-name="Preformatted_20_Text"><text:s text:c="4"/>configure_input="$ac_file. <text:s/>"</text:p>
      <text:p text:style-name="Preformatted_20_Text"><text:s text:c="2"/>fi</text:p>
      <text:p text:style-name="Preformatted_20_Text"><text:s text:c="2"/>configure_input=$configure_input"Generated from `echo $ac_file_in |</text:p>
      <text:p text:style-name="Preformatted_20_Text"><text:tab/><text:tab/><text:tab/><text:tab/> <text:s text:c="4"/>sed 's,.*/,,'` by configure."</text:p>
      <text:p text:style-name="Preformatted_20_Text"/>
      <text:p text:style-name="Preformatted_20_Text"><text:s text:c="2"/># First look for the input files in the build tree, otherwise in the</text:p>
      <text:p text:style-name="Preformatted_20_Text"><text:s text:c="2"/># src tree.</text:p>
      <text:p text:style-name="Preformatted_20_Text"><text:s text:c="2"/>ac_file_inputs=`IFS=:</text:p>
      <text:p text:style-name="Preformatted_20_Text"><text:s text:c="4"/>for f in $ac_file_in; do</text:p>
      <text:p text:style-name="Preformatted_20_Text"><text:s text:c="6"/>case $f in</text:p>
      <text:p text:style-name="Preformatted_20_Text"><text:s text:c="6"/>-) echo $tmp/stdin ;;</text:p>
      <text:p text:style-name="Preformatted_20_Text"><text:s text:c="6"/>[\\/$]*)</text:p>
      <text:p text:style-name="Preformatted_20_Text"><text:tab/> # Absolute (can't be DOS-style, as IFS=:)</text:p>
      <text:p text:style-name="Preformatted_20_Text"><text:tab/> test -f "$f" || { { echo "$as_me:$LINENO: error: cannot find input file: $f" &gt;&amp;5</text:p>
      <text:p text:style-name="Preformatted_20_Text">echo "$as_me: error: cannot find input file: $f" &gt;&amp;2;}</text:p>
      <text:p text:style-name="Preformatted_20_Text"><text:s text:c="3"/>{ (exit 1); exit 1; }; }</text:p>
      <text:p text:style-name="Preformatted_20_Text"><text:tab/> echo "$f";;</text:p>
      <text:p text:style-name="Preformatted_20_Text"><text:s text:c="6"/>*) # Relative</text:p>
      <text:p text:style-name="Preformatted_20_Text"><text:tab/> if test -f "$f"; then</text:p>
      <text:p text:style-name="Preformatted_20_Text"><text:tab/> <text:s text:c="2"/># Build tree</text:p>
      <text:p text:style-name="Preformatted_20_Text"><text:tab/> <text:s text:c="2"/>echo "$f"</text:p>
      <text:p text:style-name="Preformatted_20_Text"><text:tab/> elif test -f "$srcdir/$f"; then</text:p>
      <text:p text:style-name="Preformatted_20_Text"><text:tab/> <text:s text:c="2"/># Source tree</text:p>
      <text:p text:style-name="Preformatted_20_Text"><text:tab/> <text:s text:c="2"/>echo "$srcdir/$f"</text:p>
      <text:p text:style-name="Preformatted_20_Text"><text:tab/> else</text:p>
      <text:p text:style-name="Preformatted_20_Text"><text:tab/> <text:s text:c="2"/># /dev/null tree</text:p>
      <text:p text:style-name="Preformatted_20_Text"><text:tab/> <text:s text:c="2"/>{ { echo "$as_me:$LINENO: error: cannot find input file: $f" &gt;&amp;5</text:p>
      <text:p text:style-name="Preformatted_20_Text">echo "$as_me: error: cannot find input file: $f" &gt;&amp;2;}</text:p>
      <text:p text:style-name="Preformatted_20_Text"><text:s text:c="3"/>{ (exit 1); exit 1; }; }</text:p>
      <text:p text:style-name="Preformatted_20_Text"><text:tab/> fi;;</text:p>
      <text:p text:style-name="Preformatted_20_Text"><text:s text:c="6"/>esac</text:p>
      <text:p text:style-name="Preformatted_20_Text"><text:s text:c="4"/>done` || { (exit 1); exit 1; }</text:p>
      <text:p text:style-name="Preformatted_20_Text"/>
      <text:p text:style-name="Preformatted_20_Text"><text:s text:c="2"/>if test x"$ac_file" != x-; then</text:p>
      <text:p text:style-name="Preformatted_20_Text"><text:s text:c="4"/>{ echo "$as_me:$LINENO: creating $ac_file" &gt;&amp;5</text:p>
      <text:p text:style-name="Preformatted_20_Text">echo "$as_me: creating $ac_file" &gt;&amp;6;}</text:p>
      <text:p text:style-name="Preformatted_20_Text"><text:s text:c="4"/>rm -f "$ac_file"</text:p>
      <text:p text:style-name="Preformatted_20_Text"><text:s text:c="2"/>fi</text:p>
      <text:p text:style-name="Preformatted_20_Text">_ACEOF</text:p>
      <text:p text:style-name="Preformatted_20_Text">cat &gt;&gt;$CONFIG_STATUS &lt;&lt;_ACEOF</text:p>
      <text:p text:style-name="Preformatted_20_Text"><text:soft-page-break/><text:s text:c="2"/>sed "$ac_vpsub</text:p>
      <text:p text:style-name="Preformatted_20_Text">$extrasub</text:p>
      <text:p text:style-name="Preformatted_20_Text">_ACEOF</text:p>
      <text:p text:style-name="Preformatted_20_Text">cat &gt;&gt;$CONFIG_STATUS &lt;&lt;\_ACEOF</text:p>
      <text:p text:style-name="Preformatted_20_Text">:t</text:p>
      <text:p text:style-name="Preformatted_20_Text">/@[a-zA-Z_][a-zA-Z_0-9]*@/!b</text:p>
      <text:p text:style-name="Preformatted_20_Text">s,@configure_input@,$configure_input,;t t</text:p>
      <text:p text:style-name="Preformatted_20_Text">s,@srcdir@,$ac_srcdir,;t t</text:p>
      <text:p text:style-name="Preformatted_20_Text">s,@abs_srcdir@,$ac_abs_srcdir,;t t</text:p>
      <text:p text:style-name="Preformatted_20_Text">s,@top_srcdir@,$ac_top_srcdir,;t t</text:p>
      <text:p text:style-name="Preformatted_20_Text">s,@abs_top_srcdir@,$ac_abs_top_srcdir,;t t</text:p>
      <text:p text:style-name="Preformatted_20_Text">s,@builddir@,$ac_builddir,;t t</text:p>
      <text:p text:style-name="Preformatted_20_Text">s,@abs_builddir@,$ac_abs_builddir,;t t</text:p>
      <text:p text:style-name="Preformatted_20_Text">s,@top_builddir@,$ac_top_builddir,;t t</text:p>
      <text:p text:style-name="Preformatted_20_Text">s,@abs_top_builddir@,$ac_abs_top_builddir,;t t</text:p>
      <text:p text:style-name="Preformatted_20_Text">s,@INSTALL@,$ac_INSTALL,;t t</text:p>
      <text:p text:style-name="Preformatted_20_Text">" $ac_file_inputs | (eval "$ac_sed_cmds") &gt;$tmp/out</text:p>
      <text:p text:style-name="Preformatted_20_Text"><text:s text:c="2"/>rm -f $tmp/stdin</text:p>
      <text:p text:style-name="Preformatted_20_Text"><text:s text:c="2"/>if test x"$ac_file" != x-; then</text:p>
      <text:p text:style-name="Preformatted_20_Text"><text:s text:c="4"/>mv $tmp/out $ac_file</text:p>
      <text:p text:style-name="Preformatted_20_Text"><text:s text:c="2"/>else</text:p>
      <text:p text:style-name="Preformatted_20_Text"><text:s text:c="4"/>cat $tmp/out</text:p>
      <text:p text:style-name="Preformatted_20_Text"><text:s text:c="4"/>rm -f $tmp/out</text:p>
      <text:p text:style-name="Preformatted_20_Text"><text:s text:c="2"/>fi</text:p>
      <text:p text:style-name="Preformatted_20_Text"/>
      <text:p text:style-name="Preformatted_20_Text">done</text:p>
      <text:p text:style-name="Preformatted_20_Text">_ACEOF</text:p>
      <text:p text:style-name="Preformatted_20_Text">cat &gt;&gt;$CONFIG_STATUS &lt;&lt;\_ACEOF</text:p>
      <text:p text:style-name="Preformatted_20_Text"/>
      <text:p text:style-name="Preformatted_20_Text">#</text:p>
      <text:p text:style-name="Preformatted_20_Text"># CONFIG_HEADER section.</text:p>
      <text:p text:style-name="Preformatted_20_Text">#</text:p>
      <text:p text:style-name="Preformatted_20_Text"/>
      <text:p text:style-name="Preformatted_20_Text"># These sed commands are passed to sed as "A NAME B NAME C VALUE D", where</text:p>
      <text:p text:style-name="Preformatted_20_Text"># NAME is the cpp macro being defined and VALUE is the value it is being given.</text:p>
      <text:p text:style-name="Preformatted_20_Text">#</text:p>
      <text:p text:style-name="Preformatted_20_Text"># ac_d sets the value in "#define NAME VALUE" lines.</text:p>
      <text:p text:style-name="Preformatted_20_Text">ac_dA='s,^\([<text:tab/> ]*\)#\([<text:tab/> ]*define[<text:tab/> ][<text:tab/> ]*\)'</text:p>
      <text:p text:style-name="Preformatted_20_Text">ac_dB='[<text:tab/> ].*$,\1#\2'</text:p>
      <text:p text:style-name="Preformatted_20_Text">ac_dC=' '</text:p>
      <text:p text:style-name="Preformatted_20_Text">ac_dD=',;t'</text:p>
      <text:p text:style-name="Preformatted_20_Text"># ac_u turns "#undef NAME" without trailing blanks into "#define NAME VALUE".</text:p>
      <text:p text:style-name="Preformatted_20_Text">ac_uA='s,^\([<text:tab/> ]*\)#\([<text:tab/> ]*\)undef\([<text:tab/> ][<text:tab/> ]*\)'</text:p>
      <text:p text:style-name="Preformatted_20_Text">ac_uB='$,\1#\2define\3'</text:p>
      <text:p text:style-name="Preformatted_20_Text"><text:soft-page-break/>ac_uC=' '</text:p>
      <text:p text:style-name="Preformatted_20_Text">ac_uD=',;t'</text:p>
      <text:p text:style-name="Preformatted_20_Text"/>
      <text:p text:style-name="Preformatted_20_Text">for ac_file in : $CONFIG_HEADERS; do test "x$ac_file" = x: &amp;&amp; continue</text:p>
      <text:p text:style-name="Preformatted_20_Text"><text:s text:c="2"/># Support "outfile[:infile[:infile...]]", defaulting infile="outfile.in".</text:p>
      <text:p text:style-name="Preformatted_20_Text"><text:s text:c="2"/>case $ac_file in</text:p>
      <text:p text:style-name="Preformatted_20_Text"><text:s text:c="2"/>- | *:- | *:-:* ) # input from stdin</text:p>
      <text:p text:style-name="Preformatted_20_Text"><text:tab/>cat &gt;$tmp/stdin</text:p>
      <text:p text:style-name="Preformatted_20_Text"><text:tab/>ac_file_in=`echo "$ac_file" | sed 's,[^:]*:,,'`</text:p>
      <text:p text:style-name="Preformatted_20_Text"><text:tab/>ac_file=`echo "$ac_file" | sed 's,:.*,,'` ;;</text:p>
      <text:p text:style-name="Preformatted_20_Text"><text:s text:c="2"/>*:* ) ac_file_in=`echo "$ac_file" | sed 's,[^:]*:,,'`</text:p>
      <text:p text:style-name="Preformatted_20_Text"><text:tab/>ac_file=`echo "$ac_file" | sed 's,:.*,,'` ;;</text:p>
      <text:p text:style-name="Preformatted_20_Text"><text:s text:c="2"/>* ) <text:s text:c="2"/>ac_file_in=$ac_file.in ;;</text:p>
      <text:p text:style-name="Preformatted_20_Text"><text:s text:c="2"/>esac</text:p>
      <text:p text:style-name="Preformatted_20_Text"/>
      <text:p text:style-name="Preformatted_20_Text"><text:s text:c="2"/>test x"$ac_file" != x- &amp;&amp; { echo "$as_me:$LINENO: creating $ac_file" &gt;&amp;5</text:p>
      <text:p text:style-name="Preformatted_20_Text">echo "$as_me: creating $ac_file" &gt;&amp;6;}</text:p>
      <text:p text:style-name="Preformatted_20_Text"/>
      <text:p text:style-name="Preformatted_20_Text"><text:s text:c="2"/># First look for the input files in the build tree, otherwise in the</text:p>
      <text:p text:style-name="Preformatted_20_Text"><text:s text:c="2"/># src tree.</text:p>
      <text:p text:style-name="Preformatted_20_Text"><text:s text:c="2"/>ac_file_inputs=`IFS=:</text:p>
      <text:p text:style-name="Preformatted_20_Text"><text:s text:c="4"/>for f in $ac_file_in; do</text:p>
      <text:p text:style-name="Preformatted_20_Text"><text:s text:c="6"/>case $f in</text:p>
      <text:p text:style-name="Preformatted_20_Text"><text:s text:c="6"/>-) echo $tmp/stdin ;;</text:p>
      <text:p text:style-name="Preformatted_20_Text"><text:s text:c="6"/>[\\/$]*)</text:p>
      <text:p text:style-name="Preformatted_20_Text"><text:tab/> # Absolute (can't be DOS-style, as IFS=:)</text:p>
      <text:p text:style-name="Preformatted_20_Text"><text:tab/> test -f "$f" || { { echo "$as_me:$LINENO: error: cannot find input file: $f" &gt;&amp;5</text:p>
      <text:p text:style-name="Preformatted_20_Text">echo "$as_me: error: cannot find input file: $f" &gt;&amp;2;}</text:p>
      <text:p text:style-name="Preformatted_20_Text"><text:s text:c="3"/>{ (exit 1); exit 1; }; }</text:p>
      <text:p text:style-name="Preformatted_20_Text"><text:tab/> # Do quote $f, to prevent DOS paths from being IFS'd.</text:p>
      <text:p text:style-name="Preformatted_20_Text"><text:tab/> echo "$f";;</text:p>
      <text:p text:style-name="Preformatted_20_Text"><text:s text:c="6"/>*) # Relative</text:p>
      <text:p text:style-name="Preformatted_20_Text"><text:tab/> if test -f "$f"; then</text:p>
      <text:p text:style-name="Preformatted_20_Text"><text:tab/> <text:s text:c="2"/># Build tree</text:p>
      <text:p text:style-name="Preformatted_20_Text"><text:tab/> <text:s text:c="2"/>echo "$f"</text:p>
      <text:p text:style-name="Preformatted_20_Text"><text:tab/> elif test -f "$srcdir/$f"; then</text:p>
      <text:p text:style-name="Preformatted_20_Text"><text:tab/> <text:s text:c="2"/># Source tree</text:p>
      <text:p text:style-name="Preformatted_20_Text"><text:tab/> <text:s text:c="2"/>echo "$srcdir/$f"</text:p>
      <text:p text:style-name="Preformatted_20_Text"><text:tab/> else</text:p>
      <text:p text:style-name="Preformatted_20_Text"><text:tab/> <text:s text:c="2"/># /dev/null tree</text:p>
      <text:p text:style-name="Preformatted_20_Text"><text:tab/> <text:s text:c="2"/>{ { echo "$as_me:$LINENO: error: cannot find input file: $f" &gt;&amp;5</text:p>
      <text:p text:style-name="Preformatted_20_Text">echo "$as_me: error: cannot find input file: $f" &gt;&amp;2;}</text:p>
      <text:p text:style-name="Preformatted_20_Text"><text:s text:c="3"/>{ (exit 1); exit 1; }; }</text:p>
      <text:p text:style-name="Preformatted_20_Text"><text:tab/> fi;;</text:p>
      <text:p text:style-name="Preformatted_20_Text"><text:soft-page-break/><text:s text:c="6"/>esac</text:p>
      <text:p text:style-name="Preformatted_20_Text"><text:s text:c="4"/>done` || { (exit 1); exit 1; }</text:p>
      <text:p text:style-name="Preformatted_20_Text"><text:s text:c="2"/># Remove the trailing spaces.</text:p>
      <text:p text:style-name="Preformatted_20_Text"><text:s text:c="2"/>sed 's/[<text:tab/> ]*$//' $ac_file_inputs &gt;$tmp/in</text:p>
      <text:p text:style-name="Preformatted_20_Text"/>
      <text:p text:style-name="Preformatted_20_Text">_ACEOF</text:p>
      <text:p text:style-name="Preformatted_20_Text"/>
      <text:p text:style-name="Preformatted_20_Text"># Transform confdefs.h into two sed scripts, `conftest.defines' and</text:p>
      <text:p text:style-name="Preformatted_20_Text"># `conftest.undefs', that substitutes the proper values into</text:p>
      <text:p text:style-name="Preformatted_20_Text"># config.h.in to produce config.h. <text:s/>The first handles `#define'</text:p>
      <text:p text:style-name="Preformatted_20_Text"># templates, and the second `#undef' templates.</text:p>
      <text:p text:style-name="Preformatted_20_Text"># And first: Protect against being on the right side of a sed subst in</text:p>
      <text:p text:style-name="Preformatted_20_Text"># config.status. <text:s/>Protect against being in an unquoted here document</text:p>
      <text:p text:style-name="Preformatted_20_Text"># in config.status.</text:p>
      <text:p text:style-name="Preformatted_20_Text">rm -f conftest.defines conftest.undefs</text:p>
      <text:p text:style-name="Preformatted_20_Text"># Using a here document instead of a string reduces the quoting nightmare.</text:p>
      <text:p text:style-name="Preformatted_20_Text"># Putting comments in sed scripts is not portable.</text:p>
      <text:p text:style-name="Preformatted_20_Text">#</text:p>
      <text:p text:style-name="Preformatted_20_Text"># `end' is used to avoid that the second main sed command (meant for</text:p>
      <text:p text:style-name="Preformatted_20_Text"># 0-ary CPP macros) applies to n-ary macro definitions.</text:p>
      <text:p text:style-name="Preformatted_20_Text"># See the Autoconf documentation for `clear'.</text:p>
      <text:p text:style-name="Preformatted_20_Text">cat &gt;confdef2sed.sed &lt;&lt;\_ACEOF</text:p>
      <text:p text:style-name="Preformatted_20_Text">s/[\\&amp;,]/\\&amp;/g</text:p>
      <text:p text:style-name="Preformatted_20_Text">s,[\\$`],\\&amp;,g</text:p>
      <text:p text:style-name="Preformatted_20_Text">t clear</text:p>
      <text:p text:style-name="Preformatted_20_Text">: clear</text:p>
      <text:p text:style-name="Preformatted_20_Text">s,^[<text:tab/> ]*#[<text:tab/> ]*define[<text:tab/> ][<text:tab/> ]*\([^<text:tab/> (][^<text:tab/> (]*\)\(([^)]*)\)[<text:tab/> ]*\(.*\)$,${ac_dA}\1${ac_dB}\1\2${ac_dC}\3${ac_dD},gp</text:p>
      <text:p text:style-name="Preformatted_20_Text">t end</text:p>
      <text:p text:style-name="Preformatted_20_Text">s,^[<text:tab/> ]*#[<text:tab/> ]*define[<text:tab/> ][<text:tab/> ]*\([^<text:tab/> ][^<text:tab/> ]*\)[<text:tab/> ]*\(.*\)$,${ac_dA}\1${ac_dB}\1${ac_dC}\2${ac_dD},gp</text:p>
      <text:p text:style-name="Preformatted_20_Text">: end</text:p>
      <text:p text:style-name="Preformatted_20_Text">_ACEOF</text:p>
      <text:p text:style-name="Preformatted_20_Text"># If some macros were called several times there might be several times</text:p>
      <text:p text:style-name="Preformatted_20_Text"># the same #defines, which is useless. <text:s/>Nevertheless, we may not want to</text:p>
      <text:p text:style-name="Preformatted_20_Text"># sort them, since we want the *last* AC-DEFINE to be honored.</text:p>
      <text:p text:style-name="Preformatted_20_Text">uniq confdefs.h | sed -n -f confdef2sed.sed &gt;conftest.defines</text:p>
      <text:p text:style-name="Preformatted_20_Text">sed 's/ac_d/ac_u/g' conftest.defines &gt;conftest.undefs</text:p>
      <text:p text:style-name="Preformatted_20_Text">rm -f confdef2sed.sed</text:p>
      <text:p text:style-name="Preformatted_20_Text"/>
      <text:p text:style-name="Preformatted_20_Text"># This sed command replaces #undef with comments. <text:s/>This is necessary, for</text:p>
      <text:p text:style-name="Preformatted_20_Text"># example, in the case of _POSIX_SOURCE, which is predefined and required</text:p>
      <text:p text:style-name="Preformatted_20_Text"># on some systems where configure will not decide to define it.</text:p>
      <text:p text:style-name="Preformatted_20_Text">cat &gt;&gt;conftest.undefs &lt;&lt;\_ACEOF</text:p>
      <text:p text:style-name="Preformatted_20_Text">s,^[<text:tab/> ]*#[<text:tab/> ]*undef[<text:tab/> ][<text:tab/> ]*[a-zA-Z_][a-zA-Z_0-9]*,/* &amp; */,</text:p>
      <text:p text:style-name="Preformatted_20_Text"><text:soft-page-break/>_ACEOF</text:p>
      <text:p text:style-name="Preformatted_20_Text"/>
      <text:p text:style-name="Preformatted_20_Text"># Break up conftest.defines because some shells have a limit on the size</text:p>
      <text:p text:style-name="Preformatted_20_Text"># of here documents, and old seds have small limits too (100 cmds).</text:p>
      <text:p text:style-name="Preformatted_20_Text">echo ' <text:s/># Handle all the #define templates only if necessary.' &gt;&gt;$CONFIG_STATUS</text:p>
      <text:p text:style-name="Preformatted_20_Text">echo ' <text:s/>if grep "^[<text:tab/> ]*#[<text:tab/> ]*define" $tmp/in &gt;/dev/null; then' &gt;&gt;$CONFIG_STATUS</text:p>
      <text:p text:style-name="Preformatted_20_Text">echo ' <text:s/># If there are no defines, we may have an empty if/fi' &gt;&gt;$CONFIG_STATUS</text:p>
      <text:p text:style-name="Preformatted_20_Text">echo ' <text:s/>:' &gt;&gt;$CONFIG_STATUS</text:p>
      <text:p text:style-name="Preformatted_20_Text">rm -f conftest.tail</text:p>
      <text:p text:style-name="Preformatted_20_Text">while grep . conftest.defines &gt;/dev/null</text:p>
      <text:p text:style-name="Preformatted_20_Text">do</text:p>
      <text:p text:style-name="Preformatted_20_Text"><text:s text:c="2"/># Write a limited-size here document to $tmp/defines.sed.</text:p>
      <text:p text:style-name="Preformatted_20_Text"><text:s text:c="2"/>echo ' <text:s/>cat &gt;$tmp/defines.sed &lt;&lt;CEOF' &gt;&gt;$CONFIG_STATUS</text:p>
      <text:p text:style-name="Preformatted_20_Text"><text:s text:c="2"/># Speed up: don't consider the non `#define' lines.</text:p>
      <text:p text:style-name="Preformatted_20_Text"><text:s text:c="2"/>echo '/^[<text:tab/> ]*#[<text:tab/> ]*define/!b' &gt;&gt;$CONFIG_STATUS</text:p>
      <text:p text:style-name="Preformatted_20_Text"><text:s text:c="2"/># Work around the forget-to-reset-the-flag bug.</text:p>
      <text:p text:style-name="Preformatted_20_Text"><text:s text:c="2"/>echo 't clr' &gt;&gt;$CONFIG_STATUS</text:p>
      <text:p text:style-name="Preformatted_20_Text"><text:s text:c="2"/>echo ': clr' &gt;&gt;$CONFIG_STATUS</text:p>
      <text:p text:style-name="Preformatted_20_Text"><text:s text:c="2"/>sed ${ac_max_here_lines}q conftest.defines &gt;&gt;$CONFIG_STATUS</text:p>
      <text:p text:style-name="Preformatted_20_Text"><text:s text:c="2"/>echo 'CEOF</text:p>
      <text:p text:style-name="Preformatted_20_Text"><text:s text:c="2"/>sed -f $tmp/defines.sed $tmp/in &gt;$tmp/out</text:p>
      <text:p text:style-name="Preformatted_20_Text"><text:s text:c="2"/>rm -f $tmp/in</text:p>
      <text:p text:style-name="Preformatted_20_Text"><text:s text:c="2"/>mv $tmp/out $tmp/in</text:p>
      <text:p text:style-name="Preformatted_20_Text">' &gt;&gt;$CONFIG_STATUS</text:p>
      <text:p text:style-name="Preformatted_20_Text"><text:s text:c="2"/>sed 1,${ac_max_here_lines}d conftest.defines &gt;conftest.tail</text:p>
      <text:p text:style-name="Preformatted_20_Text"><text:s text:c="2"/>rm -f conftest.defines</text:p>
      <text:p text:style-name="Preformatted_20_Text"><text:s text:c="2"/>mv conftest.tail conftest.defines</text:p>
      <text:p text:style-name="Preformatted_20_Text">done</text:p>
      <text:p text:style-name="Preformatted_20_Text">rm -f conftest.defines</text:p>
      <text:p text:style-name="Preformatted_20_Text">echo ' <text:s/>fi # grep' &gt;&gt;$CONFIG_STATUS</text:p>
      <text:p text:style-name="Preformatted_20_Text">echo &gt;&gt;$CONFIG_STATUS</text:p>
      <text:p text:style-name="Preformatted_20_Text"/>
      <text:p text:style-name="Preformatted_20_Text"># Break up conftest.undefs because some shells have a limit on the size</text:p>
      <text:p text:style-name="Preformatted_20_Text"># of here documents, and old seds have small limits too (100 cmds).</text:p>
      <text:p text:style-name="Preformatted_20_Text">echo ' <text:s/># Handle all the #undef templates' &gt;&gt;$CONFIG_STATUS</text:p>
      <text:p text:style-name="Preformatted_20_Text">rm -f conftest.tail</text:p>
      <text:p text:style-name="Preformatted_20_Text">while grep . conftest.undefs &gt;/dev/null</text:p>
      <text:p text:style-name="Preformatted_20_Text">do</text:p>
      <text:p text:style-name="Preformatted_20_Text"><text:s text:c="2"/># Write a limited-size here document to $tmp/undefs.sed.</text:p>
      <text:p text:style-name="Preformatted_20_Text"><text:s text:c="2"/>echo ' <text:s/>cat &gt;$tmp/undefs.sed &lt;&lt;CEOF' &gt;&gt;$CONFIG_STATUS</text:p>
      <text:p text:style-name="Preformatted_20_Text"><text:s text:c="2"/># Speed up: don't consider the non `#undef'</text:p>
      <text:p text:style-name="Preformatted_20_Text"><text:s text:c="2"/>echo '/^[<text:tab/> ]*#[<text:tab/> ]*undef/!b' &gt;&gt;$CONFIG_STATUS</text:p>
      <text:p text:style-name="Preformatted_20_Text"><text:s text:c="2"/># Work around the forget-to-reset-the-flag bug.</text:p>
      <text:p text:style-name="Preformatted_20_Text"><text:s text:c="2"/>echo 't clr' &gt;&gt;$CONFIG_STATUS</text:p>
      <text:p text:style-name="Preformatted_20_Text"><text:soft-page-break/><text:s text:c="2"/>echo ': clr' &gt;&gt;$CONFIG_STATUS</text:p>
      <text:p text:style-name="Preformatted_20_Text"><text:s text:c="2"/>sed ${ac_max_here_lines}q conftest.undefs &gt;&gt;$CONFIG_STATUS</text:p>
      <text:p text:style-name="Preformatted_20_Text"><text:s text:c="2"/>echo 'CEOF</text:p>
      <text:p text:style-name="Preformatted_20_Text"><text:s text:c="2"/>sed -f $tmp/undefs.sed $tmp/in &gt;$tmp/out</text:p>
      <text:p text:style-name="Preformatted_20_Text"><text:s text:c="2"/>rm -f $tmp/in</text:p>
      <text:p text:style-name="Preformatted_20_Text"><text:s text:c="2"/>mv $tmp/out $tmp/in</text:p>
      <text:p text:style-name="Preformatted_20_Text">' &gt;&gt;$CONFIG_STATUS</text:p>
      <text:p text:style-name="Preformatted_20_Text"><text:s text:c="2"/>sed 1,${ac_max_here_lines}d conftest.undefs &gt;conftest.tail</text:p>
      <text:p text:style-name="Preformatted_20_Text"><text:s text:c="2"/>rm -f conftest.undefs</text:p>
      <text:p text:style-name="Preformatted_20_Text"><text:s text:c="2"/>mv conftest.tail conftest.undefs</text:p>
      <text:p text:style-name="Preformatted_20_Text">done</text:p>
      <text:p text:style-name="Preformatted_20_Text">rm -f conftest.undefs</text:p>
      <text:p text:style-name="Preformatted_20_Text"/>
      <text:p text:style-name="Preformatted_20_Text">cat &gt;&gt;$CONFIG_STATUS &lt;&lt;\_ACEOF</text:p>
      <text:p text:style-name="Preformatted_20_Text"><text:s text:c="2"/># Let's still pretend it is `configure' which instantiates (i.e., don't</text:p>
      <text:p text:style-name="Preformatted_20_Text"><text:s text:c="2"/># use $as_me), people would be surprised to read:</text:p>
      <text:p text:style-name="Preformatted_20_Text"><text:s text:c="2"/># <text:s text:c="3"/>/* config.h. <text:s/>Generated by config.status. <text:s/>*/</text:p>
      <text:p text:style-name="Preformatted_20_Text"><text:s text:c="2"/>if test x"$ac_file" = x-; then</text:p>
      <text:p text:style-name="Preformatted_20_Text"><text:s text:c="4"/>echo "/* Generated by configure. <text:s/>*/" &gt;$tmp/config.h</text:p>
      <text:p text:style-name="Preformatted_20_Text"><text:s text:c="2"/>else</text:p>
      <text:p text:style-name="Preformatted_20_Text"><text:s text:c="4"/>echo "/* $ac_file. <text:s/>Generated by configure. <text:s/>*/" &gt;$tmp/config.h</text:p>
      <text:p text:style-name="Preformatted_20_Text"><text:s text:c="2"/>fi</text:p>
      <text:p text:style-name="Preformatted_20_Text"><text:s text:c="2"/>cat $tmp/in &gt;&gt;$tmp/config.h</text:p>
      <text:p text:style-name="Preformatted_20_Text"><text:s text:c="2"/>rm -f $tmp/in</text:p>
      <text:p text:style-name="Preformatted_20_Text"><text:s text:c="2"/>if test x"$ac_file" != x-; then</text:p>
      <text:p text:style-name="Preformatted_20_Text"><text:s text:c="4"/>if diff $ac_file $tmp/config.h &gt;/dev/null 2&gt;&amp;1; then</text:p>
      <text:p text:style-name="Preformatted_20_Text"><text:s text:c="6"/>{ echo "$as_me:$LINENO: $ac_file is unchanged" &gt;&amp;5</text:p>
      <text:p text:style-name="Preformatted_20_Text">echo "$as_me: $ac_file is unchanged" &gt;&amp;6;}</text:p>
      <text:p text:style-name="Preformatted_20_Text"><text:s text:c="4"/>else</text:p>
      <text:p text:style-name="Preformatted_20_Text"><text:s text:c="6"/>ac_dir=`(dirname "$ac_file") 2&gt;/dev/null ||</text:p>
      <text:p text:style-name="Preformatted_20_Text">$as_expr X"$ac_file" : 'X\(.*[^/]\)//*[^/][^/]*/*$' \| \</text:p>
      <text:p text:style-name="Preformatted_20_Text"><text:tab/> X"$ac_file" : 'X\(//\)[^/]' \| \</text:p>
      <text:p text:style-name="Preformatted_20_Text"><text:tab/> X"$ac_file" : 'X\(//\)$' \| \</text:p>
      <text:p text:style-name="Preformatted_20_Text"><text:tab/> X"$ac_file" : 'X\(/\)' \| \</text:p>
      <text:p text:style-name="Preformatted_20_Text"><text:tab/> . <text:s text:c="4"/>: '\(.\)' 2&gt;/dev/null ||</text:p>
      <text:p text:style-name="Preformatted_20_Text">echo X"$ac_file" |</text:p>
      <text:p text:style-name="Preformatted_20_Text"><text:s text:c="4"/>sed '/^X\(.*[^/]\)\/\/*[^/][^/]*\/*$/{ s//\1/; q; }</text:p>
      <text:p text:style-name="Preformatted_20_Text"><text:s text:c="2"/><text:tab/> <text:s/>/^X\(\/\/\)[^/].*/{ s//\1/; q; }</text:p>
      <text:p text:style-name="Preformatted_20_Text"><text:s text:c="2"/><text:tab/> <text:s/>/^X\(\/\/\)$/{ s//\1/; q; }</text:p>
      <text:p text:style-name="Preformatted_20_Text"><text:s text:c="2"/><text:tab/> <text:s/>/^X\(\/\).*/{ s//\1/; q; }</text:p>
      <text:p text:style-name="Preformatted_20_Text"><text:s text:c="2"/><text:tab/> <text:s/>s/.*/./; q'`</text:p>
      <text:p text:style-name="Preformatted_20_Text"><text:s text:c="6"/>{ if $as_mkdir_p; then</text:p>
      <text:p text:style-name="Preformatted_20_Text"><text:s text:c="4"/>mkdir -p "$ac_dir"</text:p>
      <text:p text:style-name="Preformatted_20_Text"><text:s text:c="2"/>else</text:p>
      <text:p text:style-name="Preformatted_20_Text"><text:soft-page-break/><text:s text:c="4"/>as_dir="$ac_dir"</text:p>
      <text:p text:style-name="Preformatted_20_Text"><text:s text:c="4"/>as_dirs=</text:p>
      <text:p text:style-name="Preformatted_20_Text"><text:s text:c="4"/>while test ! -d "$as_dir"; do</text:p>
      <text:p text:style-name="Preformatted_20_Text"><text:s text:c="6"/>as_dirs="$as_dir $as_dirs"</text:p>
      <text:p text:style-name="Preformatted_20_Text"><text:s text:c="6"/>as_dir=`(dirname "$as_dir") 2&gt;/dev/null ||</text:p>
      <text:p text:style-name="Preformatted_20_Text">$as_expr X"$as_dir" : 'X\(.*[^/]\)//*[^/][^/]*/*$' \| \</text:p>
      <text:p text:style-name="Preformatted_20_Text"><text:tab/> X"$as_dir" : 'X\(//\)[^/]' \| \</text:p>
      <text:p text:style-name="Preformatted_20_Text"><text:tab/> X"$as_dir" : 'X\(//\)$' \| \</text:p>
      <text:p text:style-name="Preformatted_20_Text"><text:tab/> X"$as_dir" : 'X\(/\)' \| \</text:p>
      <text:p text:style-name="Preformatted_20_Text"><text:tab/> . <text:s text:c="4"/>: '\(.\)' 2&gt;/dev/null ||</text:p>
      <text:p text:style-name="Preformatted_20_Text">echo X"$as_dir" |</text:p>
      <text:p text:style-name="Preformatted_20_Text"><text:s text:c="4"/>sed '/^X\(.*[^/]\)\/\/*[^/][^/]*\/*$/{ s//\1/; q; }</text:p>
      <text:p text:style-name="Preformatted_20_Text"><text:s text:c="2"/><text:tab/> <text:s/>/^X\(\/\/\)[^/].*/{ s//\1/; q; }</text:p>
      <text:p text:style-name="Preformatted_20_Text"><text:s text:c="2"/><text:tab/> <text:s/>/^X\(\/\/\)$/{ s//\1/; q; }</text:p>
      <text:p text:style-name="Preformatted_20_Text"><text:s text:c="2"/><text:tab/> <text:s/>/^X\(\/\).*/{ s//\1/; q; }</text:p>
      <text:p text:style-name="Preformatted_20_Text"><text:s text:c="2"/><text:tab/> <text:s/>s/.*/./; q'`</text:p>
      <text:p text:style-name="Preformatted_20_Text"><text:s text:c="4"/>done</text:p>
      <text:p text:style-name="Preformatted_20_Text"><text:s text:c="4"/>test ! -n "$as_dirs" || mkdir $as_dirs</text:p>
      <text:p text:style-name="Preformatted_20_Text"><text:s text:c="2"/>fi || { { echo "$as_me:$LINENO: error: cannot create directory \"$ac_dir\"" &gt;&amp;5</text:p>
      <text:p text:style-name="Preformatted_20_Text">echo "$as_me: error: cannot create directory \"$ac_dir\"" &gt;&amp;2;}</text:p>
      <text:p text:style-name="Preformatted_20_Text"><text:s text:c="3"/>{ (exit 1); exit 1; }; }; }</text:p>
      <text:p text:style-name="Preformatted_20_Text"/>
      <text:p text:style-name="Preformatted_20_Text"><text:s text:c="6"/>rm -f $ac_file</text:p>
      <text:p text:style-name="Preformatted_20_Text"><text:s text:c="6"/>mv $tmp/config.h $ac_file</text:p>
      <text:p text:style-name="Preformatted_20_Text"><text:s text:c="4"/>fi</text:p>
      <text:p text:style-name="Preformatted_20_Text"><text:s text:c="2"/>else</text:p>
      <text:p text:style-name="Preformatted_20_Text"><text:s text:c="4"/>cat $tmp/config.h</text:p>
      <text:p text:style-name="Preformatted_20_Text"><text:s text:c="4"/>rm -f $tmp/config.h</text:p>
      <text:p text:style-name="Preformatted_20_Text"><text:s text:c="2"/>fi</text:p>
      <text:p text:style-name="Preformatted_20_Text">done</text:p>
      <text:p text:style-name="Preformatted_20_Text">_ACEOF</text:p>
      <text:p text:style-name="Preformatted_20_Text"/>
      <text:p text:style-name="Preformatted_20_Text">cat &gt;&gt;$CONFIG_STATUS &lt;&lt;\_ACEOF</text:p>
      <text:p text:style-name="Preformatted_20_Text"/>
      <text:p text:style-name="Preformatted_20_Text">{ (exit 0); exit 0; }</text:p>
      <text:p text:style-name="Preformatted_20_Text">_ACEOF</text:p>
      <text:p text:style-name="Preformatted_20_Text">chmod +x $CONFIG_STATUS</text:p>
      <text:p text:style-name="Preformatted_20_Text">ac_clean_files=$ac_clean_files_save</text:p>
      <text:p text:style-name="Preformatted_20_Text"/>
      <text:p text:style-name="Preformatted_20_Text"/>
      <text:p text:style-name="Preformatted_20_Text"># configure is writing to config.log, and then calls config.status.</text:p>
      <text:p text:style-name="Preformatted_20_Text"># config.status does its own redirection, appending to config.log.</text:p>
      <text:p text:style-name="Preformatted_20_Text"># Unfortunately, on DOS this fails, as config.log is still kept open</text:p>
      <text:p text:style-name="Preformatted_20_Text"># by configure, so config.status won't be able to write to it; its</text:p>
      <text:p text:style-name="Preformatted_20_Text"><text:soft-page-break/># output is simply discarded. <text:s/>So we exec the FD to /dev/null,</text:p>
      <text:p text:style-name="Preformatted_20_Text"># effectively closing config.log, so it can be properly (re)opened and</text:p>
      <text:p text:style-name="Preformatted_20_Text"># appended to by config.status. <text:s/>When coming back to configure, we</text:p>
      <text:p text:style-name="Preformatted_20_Text"># need to make the FD available again.</text:p>
      <text:p text:style-name="Preformatted_20_Text">if test "$no_create" != yes; then</text:p>
      <text:p text:style-name="Preformatted_20_Text"><text:s text:c="2"/>ac_cs_success=:</text:p>
      <text:p text:style-name="Preformatted_20_Text"><text:s text:c="2"/>ac_config_status_args=</text:p>
      <text:p text:style-name="Preformatted_20_Text"><text:s text:c="2"/>test "$silent" = yes &amp;&amp;</text:p>
      <text:p text:style-name="Preformatted_20_Text"><text:s text:c="4"/>ac_config_status_args="$ac_config_status_args --quiet"</text:p>
      <text:p text:style-name="Preformatted_20_Text"><text:s text:c="2"/>exec 5&gt;/dev/null</text:p>
      <text:p text:style-name="Preformatted_20_Text"><text:s text:c="2"/>$SHELL $CONFIG_STATUS $ac_config_status_args || ac_cs_success=false</text:p>
      <text:p text:style-name="Preformatted_20_Text"><text:s text:c="2"/>exec 5&gt;&gt;config.log</text:p>
      <text:p text:style-name="Preformatted_20_Text"><text:s text:c="2"/># Use ||, not &amp;&amp;, to avoid exiting from the if with $? = 1, which</text:p>
      <text:p text:style-name="Preformatted_20_Text"><text:s text:c="2"/># would make configure fail if this is the last instruction.</text:p>
      <text:p text:style-name="Preformatted_20_Text"><text:s text:c="2"/>$ac_cs_success || { (exit 1); exit 1; }</text:p>
      <text:p text:style-name="Preformatted_20_Text">fi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文泉驿正黑" svg:font-family="文泉驿正黑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1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h" fo:country="CN" style:font-size-asian="10.5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zh" fo:country="CN" style:font-name-asian="文泉驿正黑1" style:font-size-asian="10.5pt" style:language-asian="zh" style:country-asian="CN" style:font-name-complex="Lohit Hindi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文泉驿正黑" fo:font-size="10pt" style:font-name-asian="文泉驿正黑" style:font-size-asian="10pt" style:font-name-complex="文泉驿正黑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17:32:01</dc:date>
    <dc:creator>feng </dc:creator>
    <meta:document-statistic meta:table-count="0" meta:image-count="0" meta:object-count="0" meta:page-count="135" meta:paragraph-count="5348" meta:word-count="24506" meta:character-count="169673" meta:non-whitespace-character-count="147193"/>
    <meta:generator>LibreOffice/3.5$Linux_X86_64 LibreOffice_project/350m1$Build-2</meta:generator>
  </office:meta>
</office:document-meta>
</file>